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log_jaringan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set_id</text:p>
          </table:table-cell>
          <table:table-cell office:value-type="string" calcext:value-type="string">
            <text:p>NilaiPerolehan</text:p>
          </table:table-cell>
          <table:table-cell office:value-type="string" calcext:value-type="string">
            <text:p>UmurEkonomisSkrg</text:p>
          </table:table-cell>
          <table:table-cell office:value-type="string" calcext:value-type="string">
            <text:p>UmurEkonomisLama</text:p>
          </table:table-cell>
          <table:table-cell office:value-type="string" calcext:value-type="string">
            <text:p>selisihUmur</text:p>
          </table:table-cell>
          <table:table-cell office:value-type="string" calcext:value-type="string">
            <text:p>AkumulasiPenyusutanSkrg</text:p>
          </table:table-cell>
          <table:table-cell office:value-type="string" calcext:value-type="string">
            <text:p>AkumulasiPenyusutanLama</text:p>
          </table:table-cell>
          <table:table-cell office:value-type="string" calcext:value-type="string">
            <text:p>selisihAkm</text:p>
          </table:table-cell>
          <table:table-cell office:value-type="string" calcext:value-type="string">
            <text:p>PenyusutanPerTahunSkrg</text:p>
          </table:table-cell>
          <table:table-cell office:value-type="string" calcext:value-type="string">
            <text:p>PenyusutanPerTahunLama</text:p>
          </table:table-cell>
          <table:table-cell office:value-type="string" calcext:value-type="string">
            <text:p>SelisihPenyusutanPerTahun</text:p>
          </table:table-cell>
          <table:table-cell/>
        </table:table-row>
        <table:table-row table:style-name="ro1" table:visibility="filter">
          <table:table-cell office:value-type="float" office:value="204093" calcext:value-type="float">
            <text:p>204093</text:p>
          </table:table-cell>
          <table:table-cell office:value-type="float" office:value="3975400" calcext:value-type="float">
            <text:p>39754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97540" calcext:value-type="float">
            <text:p>397540</text:p>
          </table:table-cell>
          <table:table-cell office:value-type="float" office:value="298155" calcext:value-type="float">
            <text:p>298155</text:p>
          </table:table-cell>
          <table:table-cell table:number-columns-repeated="3" office:value-type="float" office:value="99385" calcext:value-type="float">
            <text:p>993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94" calcext:value-type="float">
            <text:p>204094</text:p>
          </table:table-cell>
          <table:table-cell office:value-type="float" office:value="3992760" calcext:value-type="float">
            <text:p>399276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99276" calcext:value-type="float">
            <text:p>399276</text:p>
          </table:table-cell>
          <table:table-cell office:value-type="float" office:value="299457" calcext:value-type="float">
            <text:p>299457</text:p>
          </table:table-cell>
          <table:table-cell table:number-columns-repeated="3" office:value-type="float" office:value="99819" calcext:value-type="float">
            <text:p>998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13863" calcext:value-type="float">
            <text:p>1713863</text:p>
          </table:table-cell>
          <table:table-cell office:value-type="float" office:value="6500800" calcext:value-type="float">
            <text:p>65008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650079" calcext:value-type="float">
            <text:p>650079</text:p>
          </table:table-cell>
          <table:table-cell office:value-type="float" office:value="433386" calcext:value-type="float">
            <text:p>433386</text:p>
          </table:table-cell>
          <table:table-cell table:number-columns-repeated="3" office:value-type="float" office:value="216693" calcext:value-type="float">
            <text:p>2166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52" calcext:value-type="float">
            <text:p>204152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250000" calcext:value-type="float">
            <text:p>2250000</text:p>
          </table:table-cell>
          <table:table-cell table:number-columns-repeated="3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53" calcext:value-type="float">
            <text:p>204153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250000" calcext:value-type="float">
            <text:p>3250000</text:p>
          </table:table-cell>
          <table:table-cell office:value-type="float" office:value="2925000" calcext:value-type="float">
            <text:p>2925000</text:p>
          </table:table-cell>
          <table:table-cell table:number-columns-repeated="3" office:value-type="float" office:value="325000" calcext:value-type="float">
            <text:p>3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54" calcext:value-type="float">
            <text:p>204154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5850000" calcext:value-type="float">
            <text:p>5850000</text:p>
          </table:table-cell>
          <table:table-cell table:number-columns-repeated="3"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55" calcext:value-type="float">
            <text:p>204155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00000" calcext:value-type="float">
            <text:p>54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56" calcext:value-type="float">
            <text:p>204156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1755000" calcext:value-type="float">
            <text:p>1755000</text:p>
          </table:table-cell>
          <table:table-cell table:number-columns-repeated="3" office:value-type="float" office:value="195000" calcext:value-type="float">
            <text:p>19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57" calcext:value-type="float">
            <text:p>204157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2025000" calcext:value-type="float">
            <text:p>2025000</text:p>
          </table:table-cell>
          <table:table-cell table:number-columns-repeated="3" office:value-type="float" office:value="225000" calcext:value-type="float">
            <text:p>2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58" calcext:value-type="float">
            <text:p>204158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00000" calcext:value-type="float">
            <text:p>54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59" calcext:value-type="float">
            <text:p>204159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4050000" calcext:value-type="float">
            <text:p>4050000</text:p>
          </table:table-cell>
          <table:table-cell table:number-columns-repeated="3" office:value-type="float" office:value="450000" calcext:value-type="float">
            <text:p>4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0" calcext:value-type="float">
            <text:p>20416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14400000" calcext:value-type="float">
            <text:p>14400000</text:p>
          </table:table-cell>
          <table:table-cell table:number-columns-repeated="3"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1" calcext:value-type="float">
            <text:p>20416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500000" calcext:value-type="float">
            <text:p>4500000</text:p>
          </table:table-cell>
          <table:table-cell table:number-columns-repeated="3"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2" calcext:value-type="float">
            <text:p>204162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8100000" calcext:value-type="float">
            <text:p>8100000</text:p>
          </table:table-cell>
          <table:table-cell table:number-columns-repeated="3"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3" calcext:value-type="float">
            <text:p>204163</text:p>
          </table:table-cell>
          <table:table-cell office:value-type="float" office:value="26400000" calcext:value-type="float">
            <text:p>264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4256000" calcext:value-type="float">
            <text:p>14256000</text:p>
          </table:table-cell>
          <table:table-cell office:value-type="float" office:value="13728000" calcext:value-type="float">
            <text:p>13728000</text:p>
          </table:table-cell>
          <table:table-cell table:number-columns-repeated="3" office:value-type="float" office:value="528000" calcext:value-type="float">
            <text:p>52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4" calcext:value-type="float">
            <text:p>204164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456000" calcext:value-type="float">
            <text:p>3456000</text:p>
          </table:table-cell>
          <table:table-cell office:value-type="float" office:value="3328000" calcext:value-type="float">
            <text:p>3328000</text:p>
          </table:table-cell>
          <table:table-cell table:number-columns-repeated="3" office:value-type="float" office:value="128000" calcext:value-type="float">
            <text:p>12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5" calcext:value-type="float">
            <text:p>204165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2340000" calcext:value-type="float">
            <text:p>2340000</text:p>
          </table:table-cell>
          <table:table-cell table:number-columns-repeated="3"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6" calcext:value-type="float">
            <text:p>204166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025000" calcext:value-type="float">
            <text:p>2025000</text:p>
          </table:table-cell>
          <table:table-cell office:value-type="float" office:value="1950000" calcext:value-type="float">
            <text:p>1950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7" calcext:value-type="float">
            <text:p>204167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1560000" calcext:value-type="float">
            <text:p>1560000</text:p>
          </table:table-cell>
          <table:table-cell table:number-columns-repeated="3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8" calcext:value-type="float">
            <text:p>204168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1170000" calcext:value-type="float">
            <text:p>1170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69" calcext:value-type="float">
            <text:p>204169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025000" calcext:value-type="float">
            <text:p>2025000</text:p>
          </table:table-cell>
          <table:table-cell office:value-type="float" office:value="1950000" calcext:value-type="float">
            <text:p>1950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0" calcext:value-type="float">
            <text:p>20417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1560000" calcext:value-type="float">
            <text:p>1560000</text:p>
          </table:table-cell>
          <table:table-cell table:number-columns-repeated="3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1" calcext:value-type="float">
            <text:p>204171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215000" calcext:value-type="float">
            <text:p>1215000</text:p>
          </table:table-cell>
          <table:table-cell office:value-type="float" office:value="1170000" calcext:value-type="float">
            <text:p>1170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2" calcext:value-type="float">
            <text:p>20417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19200000" calcext:value-type="float">
            <text:p>19200000</text:p>
          </table:table-cell>
          <table:table-cell office:value-type="float" office:value="17280000" calcext:value-type="float">
            <text:p>17280000</text:p>
          </table:table-cell>
          <table:table-cell table:number-columns-repeated="3" office:value-type="float" office:value="1920000" calcext:value-type="float">
            <text:p>19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3" calcext:value-type="float">
            <text:p>204173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2160000" calcext:value-type="float">
            <text:p>2160000</text:p>
          </table:table-cell>
          <table:table-cell table:number-columns-repeated="3" office:value-type="float" office:value="240000" calcext:value-type="float">
            <text:p>2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4" calcext:value-type="float">
            <text:p>204174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600000" calcext:value-type="float">
            <text:p>600000</text:p>
          </table:table-cell>
          <table:table-cell office:value-type="float" office:value="540000" calcext:value-type="float">
            <text:p>540000</text:p>
          </table:table-cell>
          <table:table-cell table:number-columns-repeated="3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5" calcext:value-type="float">
            <text:p>204175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2160000" calcext:value-type="float">
            <text:p>2160000</text:p>
          </table:table-cell>
          <table:table-cell table:number-columns-repeated="3" office:value-type="float" office:value="240000" calcext:value-type="float">
            <text:p>2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6" calcext:value-type="float">
            <text:p>20417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2160000" calcext:value-type="float">
            <text:p>2160000</text:p>
          </table:table-cell>
          <table:table-cell table:number-columns-repeated="3" office:value-type="float" office:value="240000" calcext:value-type="float">
            <text:p>2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7" calcext:value-type="float">
            <text:p>204177</text:p>
          </table:table-cell>
          <table:table-cell office:value-type="float" office:value="63000000" calcext:value-type="float">
            <text:p>63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2525000" calcext:value-type="float">
            <text:p>42525000</text:p>
          </table:table-cell>
          <table:table-cell office:value-type="float" office:value="40950000" calcext:value-type="float">
            <text:p>40950000</text:p>
          </table:table-cell>
          <table:table-cell table:number-columns-repeated="3" office:value-type="float" office:value="1575000" calcext:value-type="float">
            <text:p>15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8" calcext:value-type="float">
            <text:p>204178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3900000" calcext:value-type="float">
            <text:p>3900000</text:p>
          </table:table-cell>
          <table:table-cell table:number-columns-repeated="3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79" calcext:value-type="float">
            <text:p>20417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8100000" calcext:value-type="float">
            <text:p>8100000</text:p>
          </table:table-cell>
          <table:table-cell office:value-type="float" office:value="7800000" calcext:value-type="float">
            <text:p>78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80" calcext:value-type="float">
            <text:p>20418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3900000" calcext:value-type="float">
            <text:p>3900000</text:p>
          </table:table-cell>
          <table:table-cell table:number-columns-repeated="3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81" calcext:value-type="float">
            <text:p>20418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1040000" calcext:value-type="float">
            <text:p>1040000</text:p>
          </table:table-cell>
          <table:table-cell table:number-columns-repeated="3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04" calcext:value-type="float">
            <text:p>204204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1700000" calcext:value-type="float">
            <text:p>11700000</text:p>
          </table:table-cell>
          <table:table-cell table:number-columns-repeated="3"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05" calcext:value-type="float">
            <text:p>204205</text:p>
          </table:table-cell>
          <table:table-cell office:value-type="float" office:value="12750000" calcext:value-type="float">
            <text:p>127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750000" calcext:value-type="float">
            <text:p>12750000</text:p>
          </table:table-cell>
          <table:table-cell office:value-type="float" office:value="11475000" calcext:value-type="float">
            <text:p>11475000</text:p>
          </table:table-cell>
          <table:table-cell table:number-columns-repeated="3" office:value-type="float" office:value="1275000" calcext:value-type="float">
            <text:p>12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06" calcext:value-type="float">
            <text:p>204206</text:p>
          </table:table-cell>
          <table:table-cell office:value-type="float" office:value="11250000" calcext:value-type="float">
            <text:p>112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1250000" calcext:value-type="float">
            <text:p>11250000</text:p>
          </table:table-cell>
          <table:table-cell office:value-type="float" office:value="10125000" calcext:value-type="float">
            <text:p>10125000</text:p>
          </table:table-cell>
          <table:table-cell table:number-columns-repeated="3" office:value-type="float" office:value="1125000" calcext:value-type="float">
            <text:p>11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07" calcext:value-type="float">
            <text:p>204207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750000" calcext:value-type="float">
            <text:p>6750000</text:p>
          </table:table-cell>
          <table:table-cell office:value-type="float" office:value="6075000" calcext:value-type="float">
            <text:p>6075000</text:p>
          </table:table-cell>
          <table:table-cell table:number-columns-repeated="3" office:value-type="float" office:value="675000" calcext:value-type="float">
            <text:p>6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08" calcext:value-type="float">
            <text:p>204208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400000" calcext:value-type="float">
            <text:p>5400000</text:p>
          </table:table-cell>
          <table:table-cell table:number-columns-repeated="3" office:value-type="float" office:value="600000" calcext:value-type="float">
            <text:p>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10" calcext:value-type="float">
            <text:p>204210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8900000" calcext:value-type="float">
            <text:p>18900000</text:p>
          </table:table-cell>
          <table:table-cell office:value-type="float" office:value="18000000" calcext:value-type="float">
            <text:p>18000000</text:p>
          </table:table-cell>
          <table:table-cell table:number-columns-repeated="3"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12" calcext:value-type="float">
            <text:p>204212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13" calcext:value-type="float">
            <text:p>204213</text:p>
          </table:table-cell>
          <table:table-cell office:value-type="float" office:value="52500000" calcext:value-type="float">
            <text:p>525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2050000" calcext:value-type="float">
            <text:p>22050000</text:p>
          </table:table-cell>
          <table:table-cell office:value-type="float" office:value="21000000" calcext:value-type="float">
            <text:p>21000000</text:p>
          </table:table-cell>
          <table:table-cell table:number-columns-repeated="3" office:value-type="float" office:value="1050000" calcext:value-type="float">
            <text:p>10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14" calcext:value-type="float">
            <text:p>204214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1500000" calcext:value-type="float">
            <text:p>31500000</text:p>
          </table:table-cell>
          <table:table-cell office:value-type="float" office:value="30000000" calcext:value-type="float">
            <text:p>30000000</text:p>
          </table:table-cell>
          <table:table-cell table:number-columns-repeated="3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15" calcext:value-type="float">
            <text:p>204215</text:p>
          </table:table-cell>
          <table:table-cell office:value-type="float" office:value="90000" calcext:value-type="float">
            <text:p>9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6500" calcext:value-type="float">
            <text:p>76500</text:p>
          </table:table-cell>
          <table:table-cell office:value-type="float" office:value="74250" calcext:value-type="float">
            <text:p>74250</text:p>
          </table:table-cell>
          <table:table-cell table:number-columns-repeated="3"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16" calcext:value-type="float">
            <text:p>204216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40000" calcext:value-type="float">
            <text:p>840000</text:p>
          </table:table-cell>
          <table:table-cell office:value-type="float" office:value="780000" calcext:value-type="float">
            <text:p>780000</text:p>
          </table:table-cell>
          <table:table-cell table:number-columns-repeated="3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21" calcext:value-type="float">
            <text:p>204121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800000" calcext:value-type="float">
            <text:p>18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22" calcext:value-type="float">
            <text:p>204122</text:p>
          </table:table-cell>
          <table:table-cell office:value-type="float" office:value="53900000" calcext:value-type="float">
            <text:p>539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4822500" calcext:value-type="float">
            <text:p>14822500</text:p>
          </table:table-cell>
          <table:table-cell office:value-type="float" office:value="13475000" calcext:value-type="float">
            <text:p>13475000</text:p>
          </table:table-cell>
          <table:table-cell table:number-columns-repeated="3" office:value-type="float" office:value="1347500" calcext:value-type="float">
            <text:p>134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23" calcext:value-type="float">
            <text:p>2041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66661" calcext:value-type="float">
            <text:p>566661</text:p>
          </table:table-cell>
          <table:table-cell office:value-type="float" office:value="533328" calcext:value-type="float">
            <text:p>533328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24" calcext:value-type="float">
            <text:p>2041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0000" calcext:value-type="float">
            <text:p>95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14" calcext:value-type="float">
            <text:p>2041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700000" calcext:value-type="float">
            <text:p>700000</text:p>
          </table:table-cell>
          <table:table-cell office:value-type="float" office:value="675000" calcext:value-type="float">
            <text:p>6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15" calcext:value-type="float">
            <text:p>20411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18" calcext:value-type="float">
            <text:p>20411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975000" calcext:value-type="float">
            <text:p>975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04" calcext:value-type="float">
            <text:p>204104</text:p>
          </table:table-cell>
          <table:table-cell office:value-type="float" office:value="2250000" calcext:value-type="float">
            <text:p>225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15000" calcext:value-type="float">
            <text:p>2115000</text:p>
          </table:table-cell>
          <table:table-cell office:value-type="float" office:value="2070000" calcext:value-type="float">
            <text:p>2070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05" calcext:value-type="float">
            <text:p>204105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640000" calcext:value-type="float">
            <text:p>5640000</text:p>
          </table:table-cell>
          <table:table-cell office:value-type="float" office:value="5520000" calcext:value-type="float">
            <text:p>5520000</text:p>
          </table:table-cell>
          <table:table-cell table:number-columns-repeated="3" office:value-type="float" office:value="120000" calcext:value-type="float">
            <text:p>1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06" calcext:value-type="float">
            <text:p>204106</text:p>
          </table:table-cell>
          <table:table-cell office:value-type="float" office:value="456870" calcext:value-type="float">
            <text:p>45687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67519" calcext:value-type="float">
            <text:p>167519</text:p>
          </table:table-cell>
          <table:table-cell office:value-type="float" office:value="152290" calcext:value-type="float">
            <text:p>152290</text:p>
          </table:table-cell>
          <table:table-cell table:number-columns-repeated="3" office:value-type="float" office:value="15229" calcext:value-type="float">
            <text:p>15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07" calcext:value-type="float">
            <text:p>204107</text:p>
          </table:table-cell>
          <table:table-cell office:value-type="float" office:value="456870" calcext:value-type="float">
            <text:p>45687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67519" calcext:value-type="float">
            <text:p>167519</text:p>
          </table:table-cell>
          <table:table-cell office:value-type="float" office:value="152290" calcext:value-type="float">
            <text:p>152290</text:p>
          </table:table-cell>
          <table:table-cell table:number-columns-repeated="3" office:value-type="float" office:value="15229" calcext:value-type="float">
            <text:p>15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08" calcext:value-type="float">
            <text:p>2041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75000" calcext:value-type="float">
            <text:p>2750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09" calcext:value-type="float">
            <text:p>204109</text:p>
          </table:table-cell>
          <table:table-cell office:value-type="float" office:value="250000" calcext:value-type="float">
            <text:p>2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37500" calcext:value-type="float">
            <text:p>137500</text:p>
          </table:table-cell>
          <table:table-cell office:value-type="float" office:value="125000" calcext:value-type="float">
            <text:p>1250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11" calcext:value-type="float">
            <text:p>204111</text:p>
          </table:table-cell>
          <table:table-cell office:value-type="float" office:value="250000" calcext:value-type="float">
            <text:p>25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31250" calcext:value-type="float">
            <text:p>231250</text:p>
          </table:table-cell>
          <table:table-cell office:value-type="float" office:value="225000" calcext:value-type="float">
            <text:p>225000</text:p>
          </table:table-cell>
          <table:table-cell table:number-columns-repeated="3"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112" calcext:value-type="float">
            <text:p>204112</text:p>
          </table:table-cell>
          <table:table-cell office:value-type="float" office:value="150000" calcext:value-type="float">
            <text:p>15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05000" calcext:value-type="float">
            <text:p>105000</text:p>
          </table:table-cell>
          <table:table-cell office:value-type="float" office:value="97500" calcext:value-type="float">
            <text:p>97500</text:p>
          </table:table-cell>
          <table:table-cell table:number-columns-repeated="3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99" calcext:value-type="float">
            <text:p>204099</text:p>
          </table:table-cell>
          <table:table-cell office:value-type="float" office:value="10000" calcext:value-type="float">
            <text:p>1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659" calcext:value-type="float">
            <text:p>7659</text:p>
          </table:table-cell>
          <table:table-cell office:value-type="float" office:value="7326" calcext:value-type="float">
            <text:p>7326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218" calcext:value-type="float">
            <text:p>2042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350000" calcext:value-type="float">
            <text:p>350000</text:p>
          </table:table-cell>
          <table:table-cell office:value-type="float" office:value="325000" calcext:value-type="float">
            <text:p>3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68" calcext:value-type="float">
            <text:p>204068</text:p>
          </table:table-cell>
          <table:table-cell office:value-type="float" office:value="142524821.17" calcext:value-type="float">
            <text:p>142524821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2524821.17" calcext:value-type="float">
            <text:p>142524821.17</text:p>
          </table:table-cell>
          <table:table-cell office:value-type="float" office:value="128272338" calcext:value-type="float">
            <text:p>128272338</text:p>
          </table:table-cell>
          <table:table-cell office:value-type="float" office:value="14252483.17" calcext:value-type="float">
            <text:p>14252483.17</text:p>
          </table:table-cell>
          <table:table-cell table:number-columns-repeated="2" office:value-type="float" office:value="14252482" calcext:value-type="float">
            <text:p>142524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44" calcext:value-type="float">
            <text:p>204044</text:p>
          </table:table-cell>
          <table:table-cell office:value-type="float" office:value="84249516.71" calcext:value-type="float">
            <text:p>84249516.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4249516.71" calcext:value-type="float">
            <text:p>84249516.71</text:p>
          </table:table-cell>
          <table:table-cell office:value-type="float" office:value="75824568" calcext:value-type="float">
            <text:p>75824568</text:p>
          </table:table-cell>
          <table:table-cell office:value-type="float" office:value="8424948.71" calcext:value-type="float">
            <text:p>8424948.71</text:p>
          </table:table-cell>
          <table:table-cell table:number-columns-repeated="2" office:value-type="float" office:value="8424952" calcext:value-type="float">
            <text:p>8424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447" calcext:value-type="float">
            <text:p>721447</text:p>
          </table:table-cell>
          <table:table-cell office:value-type="float" office:value="445000" calcext:value-type="float">
            <text:p>445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6750" calcext:value-type="float">
            <text:p>66750</text:p>
          </table:table-cell>
          <table:table-cell office:value-type="float" office:value="44500" calcext:value-type="float">
            <text:p>44500</text:p>
          </table:table-cell>
          <table:table-cell table:number-columns-repeated="3" office:value-type="float" office:value="22250" calcext:value-type="float">
            <text:p>22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448" calcext:value-type="float">
            <text:p>721448</text:p>
          </table:table-cell>
          <table:table-cell office:value-type="float" office:value="445000" calcext:value-type="float">
            <text:p>445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6750" calcext:value-type="float">
            <text:p>66750</text:p>
          </table:table-cell>
          <table:table-cell office:value-type="float" office:value="44500" calcext:value-type="float">
            <text:p>44500</text:p>
          </table:table-cell>
          <table:table-cell table:number-columns-repeated="3" office:value-type="float" office:value="22250" calcext:value-type="float">
            <text:p>22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37" calcext:value-type="float">
            <text:p>20403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990000" calcext:value-type="float">
            <text:p>990000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41" calcext:value-type="float">
            <text:p>20404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55000" calcext:value-type="float">
            <text:p>55000</text:p>
          </table:table-cell>
          <table:table-cell office:value-type="float" office:value="50000" calcext:value-type="float">
            <text:p>50000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29" calcext:value-type="float">
            <text:p>204029</text:p>
          </table:table-cell>
          <table:table-cell office:value-type="float" office:value="216520985.91" calcext:value-type="float">
            <text:p>216520985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16520985.91" calcext:value-type="float">
            <text:p>216520985.91</text:p>
          </table:table-cell>
          <table:table-cell office:value-type="float" office:value="194868891" calcext:value-type="float">
            <text:p>194868891</text:p>
          </table:table-cell>
          <table:table-cell office:value-type="float" office:value="21652094.91" calcext:value-type="float">
            <text:p>21652094.91</text:p>
          </table:table-cell>
          <table:table-cell table:number-columns-repeated="2" office:value-type="float" office:value="21652099" calcext:value-type="float">
            <text:p>216520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30" calcext:value-type="float">
            <text:p>204030</text:p>
          </table:table-cell>
          <table:table-cell office:value-type="float" office:value="44352397.25" calcext:value-type="float">
            <text:p>44352397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4352397.25" calcext:value-type="float">
            <text:p>44352397.25</text:p>
          </table:table-cell>
          <table:table-cell office:value-type="float" office:value="39917160" calcext:value-type="float">
            <text:p>39917160</text:p>
          </table:table-cell>
          <table:table-cell office:value-type="float" office:value="4435237.25" calcext:value-type="float">
            <text:p>4435237.25</text:p>
          </table:table-cell>
          <table:table-cell table:number-columns-repeated="2" office:value-type="float" office:value="4435240" calcext:value-type="float">
            <text:p>4435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31" calcext:value-type="float">
            <text:p>204031</text:p>
          </table:table-cell>
          <table:table-cell office:value-type="float" office:value="150000" calcext:value-type="float">
            <text:p>1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32" calcext:value-type="float">
            <text:p>204032</text:p>
          </table:table-cell>
          <table:table-cell office:value-type="float" office:value="200000" calcext:value-type="float">
            <text:p>2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70000" calcext:value-type="float">
            <text:p>170000</text:p>
          </table:table-cell>
          <table:table-cell office:value-type="float" office:value="165000" calcext:value-type="float">
            <text:p>165000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33" calcext:value-type="float">
            <text:p>204033</text:p>
          </table:table-cell>
          <table:table-cell office:value-type="float" office:value="200000" calcext:value-type="float">
            <text:p>2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19" calcext:value-type="float">
            <text:p>204019</text:p>
          </table:table-cell>
          <table:table-cell office:value-type="float" office:value="650000" calcext:value-type="float">
            <text:p>65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68339" calcext:value-type="float">
            <text:p>368339</text:p>
          </table:table-cell>
          <table:table-cell office:value-type="float" office:value="346672" calcext:value-type="float">
            <text:p>346672</text:p>
          </table:table-cell>
          <table:table-cell table:number-columns-repeated="3" office:value-type="float" office:value="21667" calcext:value-type="float">
            <text:p>2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21" calcext:value-type="float">
            <text:p>20402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450000" calcext:value-type="float">
            <text:p>450000</text:p>
          </table:table-cell>
          <table:table-cell office:value-type="float" office:value="412500" calcext:value-type="float">
            <text:p>412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22" calcext:value-type="float">
            <text:p>204022</text:p>
          </table:table-cell>
          <table:table-cell office:value-type="float" office:value="400000" calcext:value-type="float">
            <text:p>4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40000" calcext:value-type="float">
            <text:p>240000</text:p>
          </table:table-cell>
          <table:table-cell office:value-type="float" office:value="220000" calcext:value-type="float">
            <text:p>22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07" calcext:value-type="float">
            <text:p>204007</text:p>
          </table:table-cell>
          <table:table-cell office:value-type="float" office:value="400000" calcext:value-type="float">
            <text:p>4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46658" calcext:value-type="float">
            <text:p>346658</text:p>
          </table:table-cell>
          <table:table-cell office:value-type="float" office:value="333325" calcext:value-type="float">
            <text:p>333325</text:p>
          </table:table-cell>
          <table:table-cell table:number-columns-repeated="3" office:value-type="float" office:value="13333" calcext:value-type="float">
            <text:p>1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08" calcext:value-type="float">
            <text:p>20400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1125000" calcext:value-type="float">
            <text:p>1125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9002" calcext:value-type="float">
            <text:p>2649002</text:p>
          </table:table-cell>
          <table:table-cell office:value-type="float" office:value="6100000" calcext:value-type="float">
            <text:p>61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610000" calcext:value-type="float">
            <text:p>610000</text:p>
          </table:table-cell>
          <table:table-cell table:number-columns-repeated="4" office:value-type="float" office:value="305000" calcext:value-type="float">
            <text:p>30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03" calcext:value-type="float">
            <text:p>2040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000000" calcext:value-type="float">
            <text:p>20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004" calcext:value-type="float">
            <text:p>204004</text:p>
          </table:table-cell>
          <table:table-cell office:value-type="float" office:value="125000000" calcext:value-type="float">
            <text:p>125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45833337" calcext:value-type="float">
            <text:p>45833337</text:p>
          </table:table-cell>
          <table:table-cell office:value-type="float" office:value="41666670" calcext:value-type="float">
            <text:p>41666670</text:p>
          </table:table-cell>
          <table:table-cell table:number-columns-repeated="3" office:value-type="float" office:value="4166667" calcext:value-type="float">
            <text:p>41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4380" calcext:value-type="float">
            <text:p>2644380</text:p>
          </table:table-cell>
          <table:table-cell office:value-type="float" office:value="330000" calcext:value-type="float">
            <text:p>33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3000" calcext:value-type="float">
            <text:p>33000</text:p>
          </table:table-cell>
          <table:table-cell table:number-columns-repeated="4"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81" calcext:value-type="float">
            <text:p>203981</text:p>
          </table:table-cell>
          <table:table-cell office:value-type="float" office:value="199384305.91" calcext:value-type="float">
            <text:p>199384305.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99384305.91" calcext:value-type="float">
            <text:p>199384305.91</text:p>
          </table:table-cell>
          <table:table-cell office:value-type="float" office:value="179445879" calcext:value-type="float">
            <text:p>179445879</text:p>
          </table:table-cell>
          <table:table-cell office:value-type="float" office:value="19938426.91" calcext:value-type="float">
            <text:p>19938426.91</text:p>
          </table:table-cell>
          <table:table-cell table:number-columns-repeated="2" office:value-type="float" office:value="19938431" calcext:value-type="float">
            <text:p>19938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97" calcext:value-type="float">
            <text:p>20399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66662" calcext:value-type="float">
            <text:p>466662</text:p>
          </table:table-cell>
          <table:table-cell office:value-type="float" office:value="433329" calcext:value-type="float">
            <text:p>433329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98" calcext:value-type="float">
            <text:p>20399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25000" calcext:value-type="float">
            <text:p>525000</text:p>
          </table:table-cell>
          <table:table-cell office:value-type="float" office:value="487500" calcext:value-type="float">
            <text:p>487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77" calcext:value-type="float">
            <text:p>203977</text:p>
          </table:table-cell>
          <table:table-cell office:value-type="float" office:value="900000" calcext:value-type="float">
            <text:p>9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30000" calcext:value-type="float">
            <text:p>33000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78" calcext:value-type="float">
            <text:p>203978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12500" calcext:value-type="float">
            <text:p>4125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75" calcext:value-type="float">
            <text:p>203975</text:p>
          </table:table-cell>
          <table:table-cell office:value-type="float" office:value="96877515.72" calcext:value-type="float">
            <text:p>96877515.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96877515.72" calcext:value-type="float">
            <text:p>96877515.72</text:p>
          </table:table-cell>
          <table:table-cell office:value-type="float" office:value="87189768" calcext:value-type="float">
            <text:p>87189768</text:p>
          </table:table-cell>
          <table:table-cell office:value-type="float" office:value="9687747.72" calcext:value-type="float">
            <text:p>9687747.72</text:p>
          </table:table-cell>
          <table:table-cell table:number-columns-repeated="2" office:value-type="float" office:value="9687752" calcext:value-type="float">
            <text:p>9687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22" calcext:value-type="float">
            <text:p>203222</text:p>
          </table:table-cell>
          <table:table-cell office:value-type="float" office:value="850000" calcext:value-type="float">
            <text:p>85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76250" calcext:value-type="float">
            <text:p>276250</text:p>
          </table:table-cell>
          <table:table-cell office:value-type="float" office:value="255000" calcext:value-type="float">
            <text:p>255000</text:p>
          </table:table-cell>
          <table:table-cell table:number-columns-repeated="3" office:value-type="float" office:value="21250" calcext:value-type="float">
            <text:p>2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40" calcext:value-type="float">
            <text:p>20394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59991" calcext:value-type="float">
            <text:p>359991</text:p>
          </table:table-cell>
          <table:table-cell office:value-type="float" office:value="346658" calcext:value-type="float">
            <text:p>346658</text:p>
          </table:table-cell>
          <table:table-cell table:number-columns-repeated="3" office:value-type="float" office:value="13333" calcext:value-type="float">
            <text:p>1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71" calcext:value-type="float">
            <text:p>20397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425000" calcext:value-type="float">
            <text:p>1425000</text:p>
          </table:table-cell>
          <table:table-cell office:value-type="float" office:value="1387500" calcext:value-type="float">
            <text:p>1387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36" calcext:value-type="float">
            <text:p>203936</text:p>
          </table:table-cell>
          <table:table-cell office:value-type="float" office:value="1802600" calcext:value-type="float">
            <text:p>18026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0260" calcext:value-type="float">
            <text:p>180260</text:p>
          </table:table-cell>
          <table:table-cell office:value-type="float" office:value="135195" calcext:value-type="float">
            <text:p>135195</text:p>
          </table:table-cell>
          <table:table-cell table:number-columns-repeated="3" office:value-type="float" office:value="45065" calcext:value-type="float">
            <text:p>450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62" calcext:value-type="float">
            <text:p>203862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80000" calcext:value-type="float">
            <text:p>3080000</text:p>
          </table:table-cell>
          <table:table-cell office:value-type="float" office:value="2860000" calcext:value-type="float">
            <text:p>2860000</text:p>
          </table:table-cell>
          <table:table-cell table:number-columns-repeated="3" office:value-type="float" office:value="220000" calcext:value-type="float">
            <text:p>2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63" calcext:value-type="float">
            <text:p>203863</text:p>
          </table:table-cell>
          <table:table-cell office:value-type="float" office:value="179000" calcext:value-type="float">
            <text:p>179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98450" calcext:value-type="float">
            <text:p>98450</text:p>
          </table:table-cell>
          <table:table-cell office:value-type="float" office:value="89500" calcext:value-type="float">
            <text:p>89500</text:p>
          </table:table-cell>
          <table:table-cell table:number-columns-repeated="3"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05" calcext:value-type="float">
            <text:p>2038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table:number-columns-repeated="3"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06" calcext:value-type="float">
            <text:p>203806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1250000" calcext:value-type="float">
            <text:p>11250000</text:p>
          </table:table-cell>
          <table:table-cell table:number-columns-repeated="3"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07" calcext:value-type="float">
            <text:p>203807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400000" calcext:value-type="float">
            <text:p>8400000</text:p>
          </table:table-cell>
          <table:table-cell office:value-type="float" office:value="7560000" calcext:value-type="float">
            <text:p>7560000</text:p>
          </table:table-cell>
          <table:table-cell table:number-columns-repeated="3" office:value-type="float" office:value="840000" calcext:value-type="float">
            <text:p>8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08" calcext:value-type="float">
            <text:p>203808</text:p>
          </table:table-cell>
          <table:table-cell office:value-type="float" office:value="5075000" calcext:value-type="float">
            <text:p>507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075000" calcext:value-type="float">
            <text:p>5075000</text:p>
          </table:table-cell>
          <table:table-cell office:value-type="float" office:value="4567500" calcext:value-type="float">
            <text:p>4567500</text:p>
          </table:table-cell>
          <table:table-cell table:number-columns-repeated="3" office:value-type="float" office:value="507500" calcext:value-type="float">
            <text:p>50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09" calcext:value-type="float">
            <text:p>203809</text:p>
          </table:table-cell>
          <table:table-cell office:value-type="float" office:value="7700000" calcext:value-type="float">
            <text:p>77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700000" calcext:value-type="float">
            <text:p>7700000</text:p>
          </table:table-cell>
          <table:table-cell office:value-type="float" office:value="6930000" calcext:value-type="float">
            <text:p>6930000</text:p>
          </table:table-cell>
          <table:table-cell table:number-columns-repeated="3" office:value-type="float" office:value="770000" calcext:value-type="float">
            <text:p>77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10" calcext:value-type="float">
            <text:p>203810</text:p>
          </table:table-cell>
          <table:table-cell office:value-type="float" office:value="7350000" calcext:value-type="float">
            <text:p>73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350000" calcext:value-type="float">
            <text:p>7350000</text:p>
          </table:table-cell>
          <table:table-cell office:value-type="float" office:value="6615000" calcext:value-type="float">
            <text:p>6615000</text:p>
          </table:table-cell>
          <table:table-cell table:number-columns-repeated="3" office:value-type="float" office:value="735000" calcext:value-type="float">
            <text:p>73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52" calcext:value-type="float">
            <text:p>203852</text:p>
          </table:table-cell>
          <table:table-cell office:value-type="float" office:value="139642690.34" calcext:value-type="float">
            <text:p>139642690.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39642690.34" calcext:value-type="float">
            <text:p>139642690.34</text:p>
          </table:table-cell>
          <table:table-cell office:value-type="float" office:value="125678421" calcext:value-type="float">
            <text:p>125678421</text:p>
          </table:table-cell>
          <table:table-cell office:value-type="float" office:value="13964269.34" calcext:value-type="float">
            <text:p>13964269.34</text:p>
          </table:table-cell>
          <table:table-cell table:number-columns-repeated="2" office:value-type="float" office:value="13964269" calcext:value-type="float">
            <text:p>139642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53" calcext:value-type="float">
            <text:p>20385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333330" calcext:value-type="float">
            <text:p>333330</text:p>
          </table:table-cell>
          <table:table-cell office:value-type="float" office:value="299997" calcext:value-type="float">
            <text:p>299997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54" calcext:value-type="float">
            <text:p>20385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5000" calcext:value-type="float">
            <text:p>2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84" calcext:value-type="float">
            <text:p>203884</text:p>
          </table:table-cell>
          <table:table-cell office:value-type="float" office:value="147558503.35" calcext:value-type="float">
            <text:p>147558503.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47558503.35" calcext:value-type="float">
            <text:p>147558503.35</text:p>
          </table:table-cell>
          <table:table-cell office:value-type="float" office:value="132802650" calcext:value-type="float">
            <text:p>132802650</text:p>
          </table:table-cell>
          <table:table-cell office:value-type="float" office:value="14755853.35" calcext:value-type="float">
            <text:p>14755853.35</text:p>
          </table:table-cell>
          <table:table-cell table:number-columns-repeated="2" office:value-type="float" office:value="14755850" calcext:value-type="float">
            <text:p>14755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85" calcext:value-type="float">
            <text:p>20388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66668" calcext:value-type="float">
            <text:p>266668</text:p>
          </table:table-cell>
          <table:table-cell office:value-type="float" office:value="200001" calcext:value-type="float">
            <text:p>200001</text:p>
          </table:table-cell>
          <table:table-cell table:number-columns-repeated="3" office:value-type="float" office:value="66667" calcext:value-type="float">
            <text:p>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86" calcext:value-type="float">
            <text:p>20388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850000" calcext:value-type="float">
            <text:p>850000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87" calcext:value-type="float">
            <text:p>203887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275000" calcext:value-type="float">
            <text:p>1275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88" calcext:value-type="float">
            <text:p>20388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0" calcext:value-type="float">
            <text:p>20389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8700000" calcext:value-type="float">
            <text:p>8700000</text:p>
          </table:table-cell>
          <table:table-cell office:value-type="float" office:value="8400000" calcext:value-type="float">
            <text:p>84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1" calcext:value-type="float">
            <text:p>203891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1600000" calcext:value-type="float">
            <text:p>11600000</text:p>
          </table:table-cell>
          <table:table-cell office:value-type="float" office:value="11200000" calcext:value-type="float">
            <text:p>1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2" calcext:value-type="float">
            <text:p>203892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1600000" calcext:value-type="float">
            <text:p>11600000</text:p>
          </table:table-cell>
          <table:table-cell office:value-type="float" office:value="11200000" calcext:value-type="float">
            <text:p>1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3" calcext:value-type="float">
            <text:p>203893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1600000" calcext:value-type="float">
            <text:p>11600000</text:p>
          </table:table-cell>
          <table:table-cell office:value-type="float" office:value="11200000" calcext:value-type="float">
            <text:p>1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4" calcext:value-type="float">
            <text:p>203894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1600000" calcext:value-type="float">
            <text:p>11600000</text:p>
          </table:table-cell>
          <table:table-cell office:value-type="float" office:value="11200000" calcext:value-type="float">
            <text:p>1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5" calcext:value-type="float">
            <text:p>20389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1600000" calcext:value-type="float">
            <text:p>11600000</text:p>
          </table:table-cell>
          <table:table-cell office:value-type="float" office:value="11200000" calcext:value-type="float">
            <text:p>1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6" calcext:value-type="float">
            <text:p>203896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1600000" calcext:value-type="float">
            <text:p>11600000</text:p>
          </table:table-cell>
          <table:table-cell office:value-type="float" office:value="11200000" calcext:value-type="float">
            <text:p>11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7" calcext:value-type="float">
            <text:p>2038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2600000" calcext:value-type="float">
            <text:p>26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8" calcext:value-type="float">
            <text:p>203898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7500000" calcext:value-type="float">
            <text:p>27500000</text:p>
          </table:table-cell>
          <table:table-cell office:value-type="float" office:value="26250000" calcext:value-type="float">
            <text:p>26250000</text:p>
          </table:table-cell>
          <table:table-cell table:number-columns-repeated="3"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99" calcext:value-type="float">
            <text:p>203899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20625000" calcext:value-type="float">
            <text:p>20625000</text:p>
          </table:table-cell>
          <table:table-cell office:value-type="float" office:value="18750000" calcext:value-type="float">
            <text:p>18750000</text:p>
          </table:table-cell>
          <table:table-cell table:number-columns-repeated="3" office:value-type="float" office:value="1875000" calcext:value-type="float">
            <text:p>18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04" calcext:value-type="float">
            <text:p>20390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2500000" calcext:value-type="float">
            <text:p>42500000</text:p>
          </table:table-cell>
          <table:table-cell office:value-type="float" office:value="40000000" calcext:value-type="float">
            <text:p>40000000</text:p>
          </table:table-cell>
          <table:table-cell table:number-columns-repeated="3"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05" calcext:value-type="float">
            <text:p>203905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6666674" calcext:value-type="float">
            <text:p>36666674</text:p>
          </table:table-cell>
          <table:table-cell office:value-type="float" office:value="35000007" calcext:value-type="float">
            <text:p>35000007</text:p>
          </table:table-cell>
          <table:table-cell table:number-columns-repeated="3" office:value-type="float" office:value="1666667" calcext:value-type="float">
            <text:p>16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06" calcext:value-type="float">
            <text:p>203906</text:p>
          </table:table-cell>
          <table:table-cell office:value-type="float" office:value="75000000" calcext:value-type="float">
            <text:p>75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7500000" calcext:value-type="float">
            <text:p>27500000</text:p>
          </table:table-cell>
          <table:table-cell office:value-type="float" office:value="25000000" calcext:value-type="float">
            <text:p>25000000</text:p>
          </table:table-cell>
          <table:table-cell table:number-columns-repeated="3" office:value-type="float" office:value="2500000" calcext:value-type="float">
            <text:p>2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07" calcext:value-type="float">
            <text:p>20390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1400000" calcext:value-type="float">
            <text:p>14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31" calcext:value-type="float">
            <text:p>203931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610000" calcext:value-type="float">
            <text:p>1610000</text:p>
          </table:table-cell>
          <table:table-cell office:value-type="float" office:value="1552500" calcext:value-type="float">
            <text:p>1552500</text:p>
          </table:table-cell>
          <table:table-cell table:number-columns-repeated="3" office:value-type="float" office:value="57500" calcext:value-type="float">
            <text:p>5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32" calcext:value-type="float">
            <text:p>203932</text:p>
          </table:table-cell>
          <table:table-cell office:value-type="float" office:value="950000" calcext:value-type="float">
            <text:p>95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65000" calcext:value-type="float">
            <text:p>665000</text:p>
          </table:table-cell>
          <table:table-cell office:value-type="float" office:value="617500" calcext:value-type="float">
            <text:p>617500</text:p>
          </table:table-cell>
          <table:table-cell table:number-columns-repeated="3"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4846" calcext:value-type="float">
            <text:p>1734846</text:p>
          </table:table-cell>
          <table:table-cell office:value-type="float" office:value="1409000" calcext:value-type="float">
            <text:p>1409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40901" calcext:value-type="float">
            <text:p>140901</text:p>
          </table:table-cell>
          <table:table-cell office:value-type="float" office:value="93934" calcext:value-type="float">
            <text:p>93934</text:p>
          </table:table-cell>
          <table:table-cell table:number-columns-repeated="3" office:value-type="float" office:value="46967" calcext:value-type="float">
            <text:p>46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55" calcext:value-type="float">
            <text:p>203755</text:p>
          </table:table-cell>
          <table:table-cell office:value-type="float" office:value="600000" calcext:value-type="float">
            <text:p>6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25000" calcext:value-type="float">
            <text:p>225000</text:p>
          </table:table-cell>
          <table:table-cell office:value-type="float" office:value="210000" calcext:value-type="float">
            <text:p>210000</text:p>
          </table:table-cell>
          <table:table-cell table:number-columns-repeated="3"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56" calcext:value-type="float">
            <text:p>203756</text:p>
          </table:table-cell>
          <table:table-cell office:value-type="float" office:value="600000" calcext:value-type="float">
            <text:p>6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80000" calcext:value-type="float">
            <text:p>4800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45" calcext:value-type="float">
            <text:p>203845</text:p>
          </table:table-cell>
          <table:table-cell office:value-type="float" office:value="450000" calcext:value-type="float">
            <text:p>45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16250" calcext:value-type="float">
            <text:p>416250</text:p>
          </table:table-cell>
          <table:table-cell office:value-type="float" office:value="405000" calcext:value-type="float">
            <text:p>405000</text:p>
          </table:table-cell>
          <table:table-cell table:number-columns-repeated="3"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46" calcext:value-type="float">
            <text:p>203846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568750" calcext:value-type="float">
            <text:p>568750</text:p>
          </table:table-cell>
          <table:table-cell office:value-type="float" office:value="525000" calcext:value-type="float">
            <text:p>525000</text:p>
          </table:table-cell>
          <table:table-cell table:number-columns-repeated="3" office:value-type="float" office:value="43750" calcext:value-type="float">
            <text:p>4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47" calcext:value-type="float">
            <text:p>20384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00000" calcext:value-type="float">
            <text:p>5000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48" calcext:value-type="float">
            <text:p>203848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25000" calcext:value-type="float">
            <text:p>32500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935" calcext:value-type="float">
            <text:p>203935</text:p>
          </table:table-cell>
          <table:table-cell office:value-type="float" office:value="21000000" calcext:value-type="float">
            <text:p>210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9240000" calcext:value-type="float">
            <text:p>9240000</text:p>
          </table:table-cell>
          <table:table-cell office:value-type="float" office:value="8820000" calcext:value-type="float">
            <text:p>8820000</text:p>
          </table:table-cell>
          <table:table-cell table:number-columns-repeated="3" office:value-type="float" office:value="420000" calcext:value-type="float">
            <text:p>4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843" calcext:value-type="float">
            <text:p>203843</text:p>
          </table:table-cell>
          <table:table-cell office:value-type="float" office:value="109700000" calcext:value-type="float">
            <text:p>1097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2910000" calcext:value-type="float">
            <text:p>32910000</text:p>
          </table:table-cell>
          <table:table-cell office:value-type="float" office:value="30167500" calcext:value-type="float">
            <text:p>30167500</text:p>
          </table:table-cell>
          <table:table-cell table:number-columns-repeated="3" office:value-type="float" office:value="2742500" calcext:value-type="float">
            <text:p>274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5" calcext:value-type="float">
            <text:p>203725</text:p>
          </table:table-cell>
          <table:table-cell office:value-type="float" office:value="16250000" calcext:value-type="float">
            <text:p>1625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437500" calcext:value-type="float">
            <text:p>2437500</text:p>
          </table:table-cell>
          <table:table-cell office:value-type="float" office:value="2031250" calcext:value-type="float">
            <text:p>2031250</text:p>
          </table:table-cell>
          <table:table-cell table:number-columns-repeated="3" office:value-type="float" office:value="406250" calcext:value-type="float">
            <text:p>40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6" calcext:value-type="float">
            <text:p>203726</text:p>
          </table:table-cell>
          <table:table-cell office:value-type="float" office:value="16732100" calcext:value-type="float">
            <text:p>167321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091515" calcext:value-type="float">
            <text:p>2091515</text:p>
          </table:table-cell>
          <table:table-cell office:value-type="float" office:value="1673212" calcext:value-type="float">
            <text:p>1673212</text:p>
          </table:table-cell>
          <table:table-cell table:number-columns-repeated="3" office:value-type="float" office:value="418303" calcext:value-type="float">
            <text:p>4183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7" calcext:value-type="float">
            <text:p>203717</text:p>
          </table:table-cell>
          <table:table-cell office:value-type="float" office:value="350000" calcext:value-type="float">
            <text:p>35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80008" calcext:value-type="float">
            <text:p>280008</text:p>
          </table:table-cell>
          <table:table-cell office:value-type="float" office:value="268341" calcext:value-type="float">
            <text:p>268341</text:p>
          </table:table-cell>
          <table:table-cell table:number-columns-repeated="3" office:value-type="float" office:value="11667" calcext:value-type="float">
            <text:p>1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8" calcext:value-type="float">
            <text:p>2037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333330" calcext:value-type="float">
            <text:p>333330</text:p>
          </table:table-cell>
          <table:table-cell office:value-type="float" office:value="299997" calcext:value-type="float">
            <text:p>299997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9" calcext:value-type="float">
            <text:p>203719</text:p>
          </table:table-cell>
          <table:table-cell office:value-type="float" office:value="10900400" calcext:value-type="float">
            <text:p>109004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907570" calcext:value-type="float">
            <text:p>1907570</text:p>
          </table:table-cell>
          <table:table-cell office:value-type="float" office:value="1635060" calcext:value-type="float">
            <text:p>1635060</text:p>
          </table:table-cell>
          <table:table-cell table:number-columns-repeated="3" office:value-type="float" office:value="272510" calcext:value-type="float">
            <text:p>272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0" calcext:value-type="float">
            <text:p>203720</text:p>
          </table:table-cell>
          <table:table-cell office:value-type="float" office:value="8872500" calcext:value-type="float">
            <text:p>88725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109065" calcext:value-type="float">
            <text:p>1109065</text:p>
          </table:table-cell>
          <table:table-cell office:value-type="float" office:value="887252" calcext:value-type="float">
            <text:p>887252</text:p>
          </table:table-cell>
          <table:table-cell table:number-columns-repeated="3" office:value-type="float" office:value="221813" calcext:value-type="float">
            <text:p>221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1" calcext:value-type="float">
            <text:p>20372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2" calcext:value-type="float">
            <text:p>203722</text:p>
          </table:table-cell>
          <table:table-cell office:value-type="float" office:value="8283957" calcext:value-type="float">
            <text:p>828395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863891" calcext:value-type="float">
            <text:p>1863891</text:p>
          </table:table-cell>
          <table:table-cell office:value-type="float" office:value="1656792" calcext:value-type="float">
            <text:p>1656792</text:p>
          </table:table-cell>
          <table:table-cell table:number-columns-repeated="3" office:value-type="float" office:value="207099" calcext:value-type="float">
            <text:p>2070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3" calcext:value-type="float">
            <text:p>2037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5000" calcext:value-type="float">
            <text:p>2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4" calcext:value-type="float">
            <text:p>20372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500000" calcext:value-type="float">
            <text:p>5000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5" calcext:value-type="float">
            <text:p>203715</text:p>
          </table:table-cell>
          <table:table-cell office:value-type="float" office:value="4270000" calcext:value-type="float">
            <text:p>4270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683200" calcext:value-type="float">
            <text:p>683200</text:p>
          </table:table-cell>
          <table:table-cell office:value-type="float" office:value="597800" calcext:value-type="float">
            <text:p>597800</text:p>
          </table:table-cell>
          <table:table-cell table:number-columns-repeated="3" office:value-type="float" office:value="85400" calcext:value-type="float">
            <text:p>85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6" calcext:value-type="float">
            <text:p>203716</text:p>
          </table:table-cell>
          <table:table-cell office:value-type="float" office:value="1495500" calcext:value-type="float">
            <text:p>14955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398800" calcext:value-type="float">
            <text:p>398800</text:p>
          </table:table-cell>
          <table:table-cell office:value-type="float" office:value="348950" calcext:value-type="float">
            <text:p>348950</text:p>
          </table:table-cell>
          <table:table-cell table:number-columns-repeated="3" office:value-type="float" office:value="49850" calcext:value-type="float">
            <text:p>49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52" calcext:value-type="float">
            <text:p>203652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3" calcext:value-type="float">
            <text:p>718903</text:p>
          </table:table-cell>
          <table:table-cell office:value-type="float" office:value="5165000" calcext:value-type="float">
            <text:p>5165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033000" calcext:value-type="float">
            <text:p>1033000</text:p>
          </table:table-cell>
          <table:table-cell office:value-type="float" office:value="774750" calcext:value-type="float">
            <text:p>774750</text:p>
          </table:table-cell>
          <table:table-cell table:number-columns-repeated="3" office:value-type="float" office:value="258250" calcext:value-type="float">
            <text:p>258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37" calcext:value-type="float">
            <text:p>20373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925000" calcext:value-type="float">
            <text:p>925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38" calcext:value-type="float">
            <text:p>20373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925000" calcext:value-type="float">
            <text:p>925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26" calcext:value-type="float">
            <text:p>202326</text:p>
          </table:table-cell>
          <table:table-cell office:value-type="float" office:value="86050000" calcext:value-type="float">
            <text:p>8605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8604999" calcext:value-type="float">
            <text:p>8604999</text:p>
          </table:table-cell>
          <table:table-cell office:value-type="float" office:value="5736666" calcext:value-type="float">
            <text:p>5736666</text:p>
          </table:table-cell>
          <table:table-cell table:number-columns-repeated="3" office:value-type="float" office:value="2868333" calcext:value-type="float">
            <text:p>2868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27" calcext:value-type="float">
            <text:p>202327</text:p>
          </table:table-cell>
          <table:table-cell office:value-type="float" office:value="76801300" calcext:value-type="float">
            <text:p>768013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7280297" calcext:value-type="float">
            <text:p>17280297</text:p>
          </table:table-cell>
          <table:table-cell office:value-type="float" office:value="15360264" calcext:value-type="float">
            <text:p>15360264</text:p>
          </table:table-cell>
          <table:table-cell table:number-columns-repeated="3" office:value-type="float" office:value="1920033" calcext:value-type="float">
            <text:p>1920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28" calcext:value-type="float">
            <text:p>20232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600000" calcext:value-type="float">
            <text:p>600000</text:p>
          </table:table-cell>
          <table:table-cell office:value-type="float" office:value="575000" calcext:value-type="float">
            <text:p>5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29" calcext:value-type="float">
            <text:p>202329</text:p>
          </table:table-cell>
          <table:table-cell office:value-type="float" office:value="27084500" calcext:value-type="float">
            <text:p>270845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416900" calcext:value-type="float">
            <text:p>5416900</text:p>
          </table:table-cell>
          <table:table-cell office:value-type="float" office:value="4062675" calcext:value-type="float">
            <text:p>4062675</text:p>
          </table:table-cell>
          <table:table-cell table:number-columns-repeated="3" office:value-type="float" office:value="1354225" calcext:value-type="float">
            <text:p>1354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53" calcext:value-type="float">
            <text:p>203053</text:p>
          </table:table-cell>
          <table:table-cell office:value-type="float" office:value="245691000" calcext:value-type="float">
            <text:p>245691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55280475" calcext:value-type="float">
            <text:p>55280475</text:p>
          </table:table-cell>
          <table:table-cell office:value-type="float" office:value="49138200" calcext:value-type="float">
            <text:p>49138200</text:p>
          </table:table-cell>
          <table:table-cell table:number-columns-repeated="3" office:value-type="float" office:value="6142275" calcext:value-type="float">
            <text:p>6142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8623" calcext:value-type="float">
            <text:p>1708623</text:p>
          </table:table-cell>
          <table:table-cell office:value-type="float" office:value="15498900" calcext:value-type="float">
            <text:p>154989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549890" calcext:value-type="float">
            <text:p>1549890</text:p>
          </table:table-cell>
          <table:table-cell office:value-type="float" office:value="1033260" calcext:value-type="float">
            <text:p>1033260</text:p>
          </table:table-cell>
          <table:table-cell table:number-columns-repeated="3" office:value-type="float" office:value="516630" calcext:value-type="float">
            <text:p>516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8620" calcext:value-type="float">
            <text:p>8620</text:p>
          </table:table-cell>
          <table:table-cell office:value-type="float" office:value="100087800" calcext:value-type="float">
            <text:p>1000878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0008780" calcext:value-type="float">
            <text:p>10008780</text:p>
          </table:table-cell>
          <table:table-cell office:value-type="float" office:value="6672520" calcext:value-type="float">
            <text:p>6672520</text:p>
          </table:table-cell>
          <table:table-cell table:number-columns-repeated="3" office:value-type="float" office:value="3336260" calcext:value-type="float">
            <text:p>3336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17" calcext:value-type="float">
            <text:p>202317</text:p>
          </table:table-cell>
          <table:table-cell office:value-type="float" office:value="458492614" calcext:value-type="float">
            <text:p>45849261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03160835" calcext:value-type="float">
            <text:p>103160835</text:p>
          </table:table-cell>
          <table:table-cell office:value-type="float" office:value="91698520" calcext:value-type="float">
            <text:p>91698520</text:p>
          </table:table-cell>
          <table:table-cell table:number-columns-repeated="3" office:value-type="float" office:value="11462315" calcext:value-type="float">
            <text:p>11462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322" calcext:value-type="float">
            <text:p>202322</text:p>
          </table:table-cell>
          <table:table-cell office:value-type="float" office:value="82754000" calcext:value-type="float">
            <text:p>82754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4481950" calcext:value-type="float">
            <text:p>14481950</text:p>
          </table:table-cell>
          <table:table-cell office:value-type="float" office:value="12413100" calcext:value-type="float">
            <text:p>12413100</text:p>
          </table:table-cell>
          <table:table-cell table:number-columns-repeated="3" office:value-type="float" office:value="2068850" calcext:value-type="float">
            <text:p>2068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65" calcext:value-type="float">
            <text:p>203665</text:p>
          </table:table-cell>
          <table:table-cell office:value-type="float" office:value="28485061.32" calcext:value-type="float">
            <text:p>28485061.3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5697016" calcext:value-type="float">
            <text:p>5697016</text:p>
          </table:table-cell>
          <table:table-cell office:value-type="float" office:value="4984889" calcext:value-type="float">
            <text:p>4984889</text:p>
          </table:table-cell>
          <table:table-cell table:number-columns-repeated="3" office:value-type="float" office:value="712127" calcext:value-type="float">
            <text:p>7121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66" calcext:value-type="float">
            <text:p>203666</text:p>
          </table:table-cell>
          <table:table-cell office:value-type="float" office:value="19925000" calcext:value-type="float">
            <text:p>19925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490625" calcext:value-type="float">
            <text:p>2490625</text:p>
          </table:table-cell>
          <table:table-cell office:value-type="float" office:value="1992500" calcext:value-type="float">
            <text:p>1992500</text:p>
          </table:table-cell>
          <table:table-cell table:number-columns-repeated="3" office:value-type="float" office:value="498125" calcext:value-type="float">
            <text:p>498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12568" calcext:value-type="float">
            <text:p>1712568</text:p>
          </table:table-cell>
          <table:table-cell office:value-type="float" office:value="15450000" calcext:value-type="float">
            <text:p>15450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927000" calcext:value-type="float">
            <text:p>927000</text:p>
          </table:table-cell>
          <table:table-cell office:value-type="float" office:value="618000" calcext:value-type="float">
            <text:p>618000</text:p>
          </table:table-cell>
          <table:table-cell table:number-columns-repeated="3" office:value-type="float" office:value="309000" calcext:value-type="float">
            <text:p>30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86" calcext:value-type="float">
            <text:p>203586</text:p>
          </table:table-cell>
          <table:table-cell office:value-type="float" office:value="54294858" calcext:value-type="float">
            <text:p>5429485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501597" calcext:value-type="float">
            <text:p>9501597</text:p>
          </table:table-cell>
          <table:table-cell office:value-type="float" office:value="8144226" calcext:value-type="float">
            <text:p>8144226</text:p>
          </table:table-cell>
          <table:table-cell table:number-columns-repeated="3" office:value-type="float" office:value="1357371" calcext:value-type="float">
            <text:p>13573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87" calcext:value-type="float">
            <text:p>203587</text:p>
          </table:table-cell>
          <table:table-cell office:value-type="float" office:value="3050000" calcext:value-type="float">
            <text:p>305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5000" calcext:value-type="float">
            <text:p>305000</text:p>
          </table:table-cell>
          <table:table-cell office:value-type="float" office:value="228750" calcext:value-type="float">
            <text:p>228750</text:p>
          </table:table-cell>
          <table:table-cell table:number-columns-repeated="3" office:value-type="float" office:value="76250" calcext:value-type="float">
            <text:p>7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89" calcext:value-type="float">
            <text:p>203589</text:p>
          </table:table-cell>
          <table:table-cell office:value-type="float" office:value="3050000" calcext:value-type="float">
            <text:p>305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5000" calcext:value-type="float">
            <text:p>305000</text:p>
          </table:table-cell>
          <table:table-cell office:value-type="float" office:value="228750" calcext:value-type="float">
            <text:p>228750</text:p>
          </table:table-cell>
          <table:table-cell table:number-columns-repeated="3" office:value-type="float" office:value="76250" calcext:value-type="float">
            <text:p>7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90" calcext:value-type="float">
            <text:p>203590</text:p>
          </table:table-cell>
          <table:table-cell office:value-type="float" office:value="3050000" calcext:value-type="float">
            <text:p>305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5000" calcext:value-type="float">
            <text:p>305000</text:p>
          </table:table-cell>
          <table:table-cell office:value-type="float" office:value="228750" calcext:value-type="float">
            <text:p>228750</text:p>
          </table:table-cell>
          <table:table-cell table:number-columns-repeated="3" office:value-type="float" office:value="76250" calcext:value-type="float">
            <text:p>7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91" calcext:value-type="float">
            <text:p>203591</text:p>
          </table:table-cell>
          <table:table-cell office:value-type="float" office:value="3050000" calcext:value-type="float">
            <text:p>305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5000" calcext:value-type="float">
            <text:p>305000</text:p>
          </table:table-cell>
          <table:table-cell office:value-type="float" office:value="228750" calcext:value-type="float">
            <text:p>228750</text:p>
          </table:table-cell>
          <table:table-cell table:number-columns-repeated="3" office:value-type="float" office:value="76250" calcext:value-type="float">
            <text:p>7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13985" calcext:value-type="float">
            <text:p>1713985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59999" calcext:value-type="float">
            <text:p>159999</text:p>
          </table:table-cell>
          <table:table-cell office:value-type="float" office:value="106666" calcext:value-type="float">
            <text:p>106666</text:p>
          </table:table-cell>
          <table:table-cell table:number-columns-repeated="3" office:value-type="float" office:value="53333" calcext:value-type="float">
            <text:p>5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7" calcext:value-type="float">
            <text:p>20372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66661" calcext:value-type="float">
            <text:p>566661</text:p>
          </table:table-cell>
          <table:table-cell office:value-type="float" office:value="533328" calcext:value-type="float">
            <text:p>533328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8" calcext:value-type="float">
            <text:p>203728</text:p>
          </table:table-cell>
          <table:table-cell office:value-type="float" office:value="75681000" calcext:value-type="float">
            <text:p>7568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568100" calcext:value-type="float">
            <text:p>7568100</text:p>
          </table:table-cell>
          <table:table-cell office:value-type="float" office:value="5676075" calcext:value-type="float">
            <text:p>5676075</text:p>
          </table:table-cell>
          <table:table-cell table:number-columns-repeated="3" office:value-type="float" office:value="1892025" calcext:value-type="float">
            <text:p>1892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29" calcext:value-type="float">
            <text:p>2037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25000" calcext:value-type="float">
            <text:p>425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30" calcext:value-type="float">
            <text:p>203730</text:p>
          </table:table-cell>
          <table:table-cell office:value-type="float" office:value="188450200" calcext:value-type="float">
            <text:p>1884502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845020" calcext:value-type="float">
            <text:p>18845020</text:p>
          </table:table-cell>
          <table:table-cell office:value-type="float" office:value="14133765" calcext:value-type="float">
            <text:p>14133765</text:p>
          </table:table-cell>
          <table:table-cell table:number-columns-repeated="3" office:value-type="float" office:value="4711255" calcext:value-type="float">
            <text:p>47112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31" calcext:value-type="float">
            <text:p>203731</text:p>
          </table:table-cell>
          <table:table-cell office:value-type="float" office:value="203986600" calcext:value-type="float">
            <text:p>2039866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398660" calcext:value-type="float">
            <text:p>20398660</text:p>
          </table:table-cell>
          <table:table-cell office:value-type="float" office:value="15298995" calcext:value-type="float">
            <text:p>15298995</text:p>
          </table:table-cell>
          <table:table-cell table:number-columns-repeated="3" office:value-type="float" office:value="5099665" calcext:value-type="float">
            <text:p>5099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32" calcext:value-type="float">
            <text:p>203732</text:p>
          </table:table-cell>
          <table:table-cell office:value-type="float" office:value="122848165" calcext:value-type="float">
            <text:p>12284816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284816" calcext:value-type="float">
            <text:p>12284816</text:p>
          </table:table-cell>
          <table:table-cell office:value-type="float" office:value="9213612" calcext:value-type="float">
            <text:p>9213612</text:p>
          </table:table-cell>
          <table:table-cell table:number-columns-repeated="3" office:value-type="float" office:value="3071204" calcext:value-type="float">
            <text:p>30712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33" calcext:value-type="float">
            <text:p>203733</text:p>
          </table:table-cell>
          <table:table-cell office:value-type="float" office:value="203757800" calcext:value-type="float">
            <text:p>2037578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375780" calcext:value-type="float">
            <text:p>20375780</text:p>
          </table:table-cell>
          <table:table-cell office:value-type="float" office:value="15281835" calcext:value-type="float">
            <text:p>15281835</text:p>
          </table:table-cell>
          <table:table-cell table:number-columns-repeated="3" office:value-type="float" office:value="5093945" calcext:value-type="float">
            <text:p>5093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34" calcext:value-type="float">
            <text:p>203734</text:p>
          </table:table-cell>
          <table:table-cell office:value-type="float" office:value="121674700" calcext:value-type="float">
            <text:p>1216747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167472" calcext:value-type="float">
            <text:p>12167472</text:p>
          </table:table-cell>
          <table:table-cell office:value-type="float" office:value="9125604" calcext:value-type="float">
            <text:p>9125604</text:p>
          </table:table-cell>
          <table:table-cell table:number-columns-repeated="3" office:value-type="float" office:value="3041868" calcext:value-type="float">
            <text:p>30418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35" calcext:value-type="float">
            <text:p>20373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50000" calcext:value-type="float">
            <text:p>850000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1343" calcext:value-type="float">
            <text:p>1731343</text:p>
          </table:table-cell>
          <table:table-cell office:value-type="float" office:value="45052000" calcext:value-type="float">
            <text:p>45052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6006932" calcext:value-type="float">
            <text:p>6006932</text:p>
          </table:table-cell>
          <table:table-cell office:value-type="float" office:value="4505199" calcext:value-type="float">
            <text:p>4505199</text:p>
          </table:table-cell>
          <table:table-cell table:number-columns-repeated="3" office:value-type="float" office:value="1501733" calcext:value-type="float">
            <text:p>1501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1345" calcext:value-type="float">
            <text:p>1731345</text:p>
          </table:table-cell>
          <table:table-cell office:value-type="float" office:value="21500000" calcext:value-type="float">
            <text:p>215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6450003" calcext:value-type="float">
            <text:p>6450003</text:p>
          </table:table-cell>
          <table:table-cell office:value-type="float" office:value="5733336" calcext:value-type="float">
            <text:p>5733336</text:p>
          </table:table-cell>
          <table:table-cell table:number-columns-repeated="3" office:value-type="float" office:value="716667" calcext:value-type="float">
            <text:p>7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1346" calcext:value-type="float">
            <text:p>1731346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3845" calcext:value-type="float">
            <text:p>2663845</text:p>
          </table:table-cell>
          <table:table-cell office:value-type="float" office:value="8820000" calcext:value-type="float">
            <text:p>882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882000" calcext:value-type="float">
            <text:p>882000</text:p>
          </table:table-cell>
          <table:table-cell table:number-columns-repeated="4" office:value-type="float" office:value="441000" calcext:value-type="float">
            <text:p>44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58" calcext:value-type="float">
            <text:p>2674558</text:p>
          </table:table-cell>
          <table:table-cell office:value-type="float" office:value="191759040" calcext:value-type="float">
            <text:p>19175904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2783936" calcext:value-type="float">
            <text:p>12783936</text:p>
          </table:table-cell>
          <table:table-cell table:number-columns-repeated="4" office:value-type="float" office:value="6391968" calcext:value-type="float">
            <text:p>639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82" calcext:value-type="float">
            <text:p>2674582</text:p>
          </table:table-cell>
          <table:table-cell office:value-type="float" office:value="184256600" calcext:value-type="float">
            <text:p>1842566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2283774" calcext:value-type="float">
            <text:p>12283774</text:p>
          </table:table-cell>
          <table:table-cell table:number-columns-repeated="4" office:value-type="float" office:value="6141887" calcext:value-type="float">
            <text:p>6141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83" calcext:value-type="float">
            <text:p>2674583</text:p>
          </table:table-cell>
          <table:table-cell office:value-type="float" office:value="44572000" calcext:value-type="float">
            <text:p>44572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971466" calcext:value-type="float">
            <text:p>2971466</text:p>
          </table:table-cell>
          <table:table-cell table:number-columns-repeated="4" office:value-type="float" office:value="1485733" calcext:value-type="float">
            <text:p>1485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14305" calcext:value-type="float">
            <text:p>2714305</text:p>
          </table:table-cell>
          <table:table-cell office:value-type="float" office:value="23452000" calcext:value-type="float">
            <text:p>23452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172600" calcext:value-type="float">
            <text:p>1172600</text:p>
          </table:table-cell>
          <table:table-cell table:number-columns-repeated="4" office:value-type="float" office:value="586300" calcext:value-type="float">
            <text:p>586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901" calcext:value-type="float">
            <text:p>2670901</text:p>
          </table:table-cell>
          <table:table-cell office:value-type="float" office:value="275000" calcext:value-type="float">
            <text:p>275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7500" calcext:value-type="float">
            <text:p>27500</text:p>
          </table:table-cell>
          <table:table-cell table:number-columns-repeated="4" office:value-type="float" office:value="13750" calcext:value-type="float">
            <text:p>1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902" calcext:value-type="float">
            <text:p>2670902</text:p>
          </table:table-cell>
          <table:table-cell office:value-type="float" office:value="275000" calcext:value-type="float">
            <text:p>275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7500" calcext:value-type="float">
            <text:p>27500</text:p>
          </table:table-cell>
          <table:table-cell table:number-columns-repeated="4" office:value-type="float" office:value="13750" calcext:value-type="float">
            <text:p>1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903" calcext:value-type="float">
            <text:p>2670903</text:p>
          </table:table-cell>
          <table:table-cell office:value-type="float" office:value="275000" calcext:value-type="float">
            <text:p>275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7500" calcext:value-type="float">
            <text:p>27500</text:p>
          </table:table-cell>
          <table:table-cell table:number-columns-repeated="4" office:value-type="float" office:value="13750" calcext:value-type="float">
            <text:p>1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904" calcext:value-type="float">
            <text:p>2670904</text:p>
          </table:table-cell>
          <table:table-cell office:value-type="float" office:value="275000" calcext:value-type="float">
            <text:p>275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7500" calcext:value-type="float">
            <text:p>27500</text:p>
          </table:table-cell>
          <table:table-cell table:number-columns-repeated="4" office:value-type="float" office:value="13750" calcext:value-type="float">
            <text:p>1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4" calcext:value-type="float">
            <text:p>718904</text:p>
          </table:table-cell>
          <table:table-cell office:value-type="float" office:value="35980000" calcext:value-type="float">
            <text:p>3598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497500" calcext:value-type="float">
            <text:p>4497500</text:p>
          </table:table-cell>
          <table:table-cell office:value-type="float" office:value="3598000" calcext:value-type="float">
            <text:p>3598000</text:p>
          </table:table-cell>
          <table:table-cell table:number-columns-repeated="3" office:value-type="float" office:value="899500" calcext:value-type="float">
            <text:p>899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5" calcext:value-type="float">
            <text:p>718905</text:p>
          </table:table-cell>
          <table:table-cell office:value-type="float" office:value="5700000" calcext:value-type="float">
            <text:p>570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55000" calcext:value-type="float">
            <text:p>855000</text:p>
          </table:table-cell>
          <table:table-cell office:value-type="float" office:value="712500" calcext:value-type="float">
            <text:p>712500</text:p>
          </table:table-cell>
          <table:table-cell table:number-columns-repeated="3" office:value-type="float" office:value="142500" calcext:value-type="float">
            <text:p>14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6" calcext:value-type="float">
            <text:p>718906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083325" calcext:value-type="float">
            <text:p>2083325</text:p>
          </table:table-cell>
          <table:table-cell office:value-type="float" office:value="1999992" calcext:value-type="float">
            <text:p>1999992</text:p>
          </table:table-cell>
          <table:table-cell table:number-columns-repeated="3" office:value-type="float" office:value="83333" calcext:value-type="float">
            <text:p>8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7" calcext:value-type="float">
            <text:p>718907</text:p>
          </table:table-cell>
          <table:table-cell office:value-type="float" office:value="750000" calcext:value-type="float">
            <text:p>7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525000" calcext:value-type="float">
            <text:p>525000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8" calcext:value-type="float">
            <text:p>718908</text:p>
          </table:table-cell>
          <table:table-cell office:value-type="float" office:value="40500000" calcext:value-type="float">
            <text:p>40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062500" calcext:value-type="float">
            <text:p>5062500</text:p>
          </table:table-cell>
          <table:table-cell office:value-type="float" office:value="4050000" calcext:value-type="float">
            <text:p>4050000</text:p>
          </table:table-cell>
          <table:table-cell table:number-columns-repeated="3" office:value-type="float" office:value="1012500" calcext:value-type="float">
            <text:p>10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9" calcext:value-type="float">
            <text:p>7189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10" calcext:value-type="float">
            <text:p>718910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1012500" calcext:value-type="float">
            <text:p>1012500</text:p>
          </table:table-cell>
          <table:table-cell table:number-columns-repeated="3" office:value-type="float" office:value="337500" calcext:value-type="float">
            <text:p>3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12" calcext:value-type="float">
            <text:p>71891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13" calcext:value-type="float">
            <text:p>718913</text:p>
          </table:table-cell>
          <table:table-cell office:value-type="float" office:value="8942136" calcext:value-type="float">
            <text:p>894213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341318" calcext:value-type="float">
            <text:p>1341318</text:p>
          </table:table-cell>
          <table:table-cell office:value-type="float" office:value="1117765" calcext:value-type="float">
            <text:p>1117765</text:p>
          </table:table-cell>
          <table:table-cell table:number-columns-repeated="3" office:value-type="float" office:value="223553" calcext:value-type="float">
            <text:p>2235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677064" calcext:value-type="float">
            <text:p>1677064</text:p>
          </table:table-cell>
          <table:table-cell office:value-type="float" office:value="198540000" calcext:value-type="float">
            <text:p>19854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4890500" calcext:value-type="float">
            <text:p>14890500</text:p>
          </table:table-cell>
          <table:table-cell office:value-type="float" office:value="9927000" calcext:value-type="float">
            <text:p>9927000</text:p>
          </table:table-cell>
          <table:table-cell table:number-columns-repeated="3" office:value-type="float" office:value="4963500" calcext:value-type="float">
            <text:p>4963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93" calcext:value-type="float">
            <text:p>203593</text:p>
          </table:table-cell>
          <table:table-cell office:value-type="float" office:value="3790000" calcext:value-type="float">
            <text:p>379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663657" calcext:value-type="float">
            <text:p>3663657</text:p>
          </table:table-cell>
          <table:table-cell office:value-type="float" office:value="3537324" calcext:value-type="float">
            <text:p>3537324</text:p>
          </table:table-cell>
          <table:table-cell table:number-columns-repeated="3" office:value-type="float" office:value="126333" calcext:value-type="float">
            <text:p>126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94" calcext:value-type="float">
            <text:p>203594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95" calcext:value-type="float">
            <text:p>203595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3900000" calcext:value-type="float">
            <text:p>3900000</text:p>
          </table:table-cell>
          <table:table-cell table:number-columns-repeated="3"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96" calcext:value-type="float">
            <text:p>20359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50000" calcext:value-type="float">
            <text:p>850000</text:p>
          </table:table-cell>
          <table:table-cell office:value-type="float" office:value="825000" calcext:value-type="float">
            <text:p>8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97" calcext:value-type="float">
            <text:p>20359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25000" calcext:value-type="float">
            <text:p>825000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98" calcext:value-type="float">
            <text:p>20359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25000" calcext:value-type="float">
            <text:p>825000</text:p>
          </table:table-cell>
          <table:table-cell office:value-type="float" office:value="800000" calcext:value-type="float">
            <text:p>8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815" calcext:value-type="float">
            <text:p>721815</text:p>
          </table:table-cell>
          <table:table-cell office:value-type="float" office:value="65348000" calcext:value-type="float">
            <text:p>6534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534800" calcext:value-type="float">
            <text:p>6534800</text:p>
          </table:table-cell>
          <table:table-cell office:value-type="float" office:value="4901100" calcext:value-type="float">
            <text:p>4901100</text:p>
          </table:table-cell>
          <table:table-cell table:number-columns-repeated="3" office:value-type="float" office:value="1633700" calcext:value-type="float">
            <text:p>163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21818" calcext:value-type="float">
            <text:p>721818</text:p>
          </table:table-cell>
          <table:table-cell office:value-type="float" office:value="105794000" calcext:value-type="float">
            <text:p>10579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579400" calcext:value-type="float">
            <text:p>10579400</text:p>
          </table:table-cell>
          <table:table-cell office:value-type="float" office:value="7934550" calcext:value-type="float">
            <text:p>7934550</text:p>
          </table:table-cell>
          <table:table-cell table:number-columns-repeated="3" office:value-type="float" office:value="2644850" calcext:value-type="float">
            <text:p>2644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721858" calcext:value-type="float">
            <text:p>721858</text:p>
          </table:table-cell>
          <table:table-cell table:style-name="ce1" office:value-type="float" office:value="307540000" calcext:value-type="float">
            <text:p>307540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0939000" calcext:value-type="float">
            <text:p>80939000</text:p>
          </table:table-cell>
          <table:table-cell table:style-name="ce1" office:value-type="float" office:value="50185000" calcext:value-type="float">
            <text:p>50185000</text:p>
          </table:table-cell>
          <table:table-cell table:number-columns-repeated="2" table:style-name="ce1" office:value-type="float" office:value="30754000" calcext:value-type="float">
            <text:p>30754000</text:p>
          </table:table-cell>
          <table:table-cell table:style-name="ce1" office:value-type="float" office:value="28595000" calcext:value-type="float">
            <text:p>28595000</text:p>
          </table:table-cell>
          <table:table-cell table:style-name="ce1" office:value-type="float" office:value="2159000" calcext:value-type="float">
            <text:p>2159000</text:p>
          </table:table-cell>
          <table:table-cell table:style-name="ce1"/>
        </table:table-row>
        <table:table-row table:style-name="ro1" table:visibility="filter">
          <table:table-cell table:style-name="ce1" office:value-type="float" office:value="721865" calcext:value-type="float">
            <text:p>721865</text:p>
          </table:table-cell>
          <table:table-cell table:style-name="ce1" office:value-type="float" office:value="57210880" calcext:value-type="float">
            <text:p>5721088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805486" calcext:value-type="float">
            <text:p>3805486</text:p>
          </table:table-cell>
          <table:table-cell table:style-name="ce1" office:value-type="float" office:value="2375214" calcext:value-type="float">
            <text:p>2375214</text:p>
          </table:table-cell>
          <table:table-cell table:number-columns-repeated="2" table:style-name="ce1" office:value-type="float" office:value="1430272" calcext:value-type="float">
            <text:p>1430272</text:p>
          </table:table-cell>
          <table:table-cell table:style-name="ce1" office:value-type="float" office:value="1443044" calcext:value-type="float">
            <text:p>1443044</text:p>
          </table:table-cell>
          <table:table-cell table:style-name="ce1" office:value-type="float" office:value="-12772" calcext:value-type="float">
            <text:p>-12772</text:p>
          </table:table-cell>
          <table:table-cell/>
        </table:table-row>
        <table:table-row table:style-name="ro1" table:visibility="filter">
          <table:table-cell office:value-type="float" office:value="721866" calcext:value-type="float">
            <text:p>721866</text:p>
          </table:table-cell>
          <table:table-cell office:value-type="float" office:value="23639221" calcext:value-type="float">
            <text:p>2363922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772943" calcext:value-type="float">
            <text:p>1772943</text:p>
          </table:table-cell>
          <table:table-cell office:value-type="float" office:value="1181962" calcext:value-type="float">
            <text:p>1181962</text:p>
          </table:table-cell>
          <table:table-cell table:number-columns-repeated="3" office:value-type="float" office:value="590981" calcext:value-type="float">
            <text:p>590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20983" calcext:value-type="float">
            <text:p>1120983</text:p>
          </table:table-cell>
          <table:table-cell office:value-type="float" office:value="12300000" calcext:value-type="float">
            <text:p>123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820000" calcext:value-type="float">
            <text:p>820000</text:p>
          </table:table-cell>
          <table:table-cell table:number-columns-repeated="3" office:value-type="float" office:value="410000" calcext:value-type="float">
            <text:p>4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060" calcext:value-type="float">
            <text:p>2659060</text:p>
          </table:table-cell>
          <table:table-cell office:value-type="float" office:value="279367000" calcext:value-type="float">
            <text:p>279367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3968350" calcext:value-type="float">
            <text:p>13968350</text:p>
          </table:table-cell>
          <table:table-cell table:number-columns-repeated="4" office:value-type="float" office:value="6984175" calcext:value-type="float">
            <text:p>6984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24" calcext:value-type="float">
            <text:p>203124</text:p>
          </table:table-cell>
          <table:table-cell office:value-type="float" office:value="501288278" calcext:value-type="float">
            <text:p>501288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01288278" calcext:value-type="float">
            <text:p>501288278</text:p>
          </table:table-cell>
          <table:table-cell office:value-type="float" office:value="451159452" calcext:value-type="float">
            <text:p>451159452</text:p>
          </table:table-cell>
          <table:table-cell office:value-type="float" office:value="50128826" calcext:value-type="float">
            <text:p>50128826</text:p>
          </table:table-cell>
          <table:table-cell table:number-columns-repeated="2" office:value-type="float" office:value="50128828" calcext:value-type="float">
            <text:p>50128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26" calcext:value-type="float">
            <text:p>203126</text:p>
          </table:table-cell>
          <table:table-cell office:value-type="float" office:value="145792000" calcext:value-type="float">
            <text:p>14579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2054400" calcext:value-type="float">
            <text:p>102054400</text:p>
          </table:table-cell>
          <table:table-cell office:value-type="float" office:value="87475200" calcext:value-type="float">
            <text:p>87475200</text:p>
          </table:table-cell>
          <table:table-cell table:number-columns-repeated="3" office:value-type="float" office:value="14579200" calcext:value-type="float">
            <text:p>1457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127" calcext:value-type="float">
            <text:p>203127</text:p>
          </table:table-cell>
          <table:table-cell table:style-name="ce1" office:value-type="float" office:value="124227477" calcext:value-type="float">
            <text:p>1242274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51552128" calcext:value-type="float">
            <text:p>51552128</text:p>
          </table:table-cell>
          <table:table-cell table:style-name="ce1" office:value-type="float" office:value="39129380" calcext:value-type="float">
            <text:p>39129380</text:p>
          </table:table-cell>
          <table:table-cell table:number-columns-repeated="2" table:style-name="ce1" office:value-type="float" office:value="12422748" calcext:value-type="float">
            <text:p>12422748</text:p>
          </table:table-cell>
          <table:table-cell table:style-name="ce1" office:value-type="float" office:value="9455344" calcext:value-type="float">
            <text:p>9455344</text:p>
          </table:table-cell>
          <table:table-cell table:style-name="ce1" office:value-type="float" office:value="2967404" calcext:value-type="float">
            <text:p>2967404</text:p>
          </table:table-cell>
          <table:table-cell/>
        </table:table-row>
        <table:table-row table:style-name="ro1" table:visibility="filter">
          <table:table-cell office:value-type="float" office:value="203128" calcext:value-type="float">
            <text:p>203128</text:p>
          </table:table-cell>
          <table:table-cell office:value-type="float" office:value="93259935" calcext:value-type="float">
            <text:p>932599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3933946" calcext:value-type="float">
            <text:p>83933946</text:p>
          </table:table-cell>
          <table:table-cell office:value-type="float" office:value="74607952" calcext:value-type="float">
            <text:p>74607952</text:p>
          </table:table-cell>
          <table:table-cell table:number-columns-repeated="3" office:value-type="float" office:value="9325994" calcext:value-type="float">
            <text:p>9325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29" calcext:value-type="float">
            <text:p>203129</text:p>
          </table:table-cell>
          <table:table-cell office:value-type="float" office:value="270463000" calcext:value-type="float">
            <text:p>27046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62277800" calcext:value-type="float">
            <text:p>162277800</text:p>
          </table:table-cell>
          <table:table-cell office:value-type="float" office:value="135231500" calcext:value-type="float">
            <text:p>135231500</text:p>
          </table:table-cell>
          <table:table-cell table:number-columns-repeated="3" office:value-type="float" office:value="27046300" calcext:value-type="float">
            <text:p>27046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31" calcext:value-type="float">
            <text:p>203131</text:p>
          </table:table-cell>
          <table:table-cell office:value-type="float" office:value="180503100" calcext:value-type="float">
            <text:p>1805031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08301860" calcext:value-type="float">
            <text:p>108301860</text:p>
          </table:table-cell>
          <table:table-cell office:value-type="float" office:value="90251550" calcext:value-type="float">
            <text:p>90251550</text:p>
          </table:table-cell>
          <table:table-cell table:number-columns-repeated="3" office:value-type="float" office:value="18050310" calcext:value-type="float">
            <text:p>180503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32" calcext:value-type="float">
            <text:p>203132</text:p>
          </table:table-cell>
          <table:table-cell office:value-type="float" office:value="130519800" calcext:value-type="float">
            <text:p>1305198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8311880" calcext:value-type="float">
            <text:p>78311880</text:p>
          </table:table-cell>
          <table:table-cell office:value-type="float" office:value="65259900" calcext:value-type="float">
            <text:p>65259900</text:p>
          </table:table-cell>
          <table:table-cell table:number-columns-repeated="3" office:value-type="float" office:value="13051980" calcext:value-type="float">
            <text:p>13051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33" calcext:value-type="float">
            <text:p>203133</text:p>
          </table:table-cell>
          <table:table-cell office:value-type="float" office:value="168539500" calcext:value-type="float">
            <text:p>1685395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4269750" calcext:value-type="float">
            <text:p>84269750</text:p>
          </table:table-cell>
          <table:table-cell office:value-type="float" office:value="67415800" calcext:value-type="float">
            <text:p>67415800</text:p>
          </table:table-cell>
          <table:table-cell table:number-columns-repeated="3" office:value-type="float" office:value="16853950" calcext:value-type="float">
            <text:p>16853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34" calcext:value-type="float">
            <text:p>203134</text:p>
          </table:table-cell>
          <table:table-cell office:value-type="float" office:value="112334100" calcext:value-type="float">
            <text:p>112334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6167050" calcext:value-type="float">
            <text:p>56167050</text:p>
          </table:table-cell>
          <table:table-cell office:value-type="float" office:value="44933640" calcext:value-type="float">
            <text:p>44933640</text:p>
          </table:table-cell>
          <table:table-cell table:number-columns-repeated="3" office:value-type="float" office:value="11233410" calcext:value-type="float">
            <text:p>112334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37" calcext:value-type="float">
            <text:p>203137</text:p>
          </table:table-cell>
          <table:table-cell office:value-type="float" office:value="164596691" calcext:value-type="float">
            <text:p>16459669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9627406" calcext:value-type="float">
            <text:p>29627406</text:p>
          </table:table-cell>
          <table:table-cell office:value-type="float" office:value="26335472" calcext:value-type="float">
            <text:p>26335472</text:p>
          </table:table-cell>
          <table:table-cell table:number-columns-repeated="3" office:value-type="float" office:value="3291934" calcext:value-type="float">
            <text:p>3291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39" calcext:value-type="float">
            <text:p>203139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450007" calcext:value-type="float">
            <text:p>2450007</text:p>
          </table:table-cell>
          <table:table-cell office:value-type="float" office:value="2333340" calcext:value-type="float">
            <text:p>2333340</text:p>
          </table:table-cell>
          <table:table-cell table:number-columns-repeated="3" office:value-type="float" office:value="116667" calcext:value-type="float">
            <text:p>1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40" calcext:value-type="float">
            <text:p>203140</text:p>
          </table:table-cell>
          <table:table-cell office:value-type="float" office:value="162331100" calcext:value-type="float">
            <text:p>1623311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4349668" calcext:value-type="float">
            <text:p>24349668</text:p>
          </table:table-cell>
          <table:table-cell office:value-type="float" office:value="20291390" calcext:value-type="float">
            <text:p>20291390</text:p>
          </table:table-cell>
          <table:table-cell table:number-columns-repeated="3" office:value-type="float" office:value="4058278" calcext:value-type="float">
            <text:p>40582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43" calcext:value-type="float">
            <text:p>20314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99996" calcext:value-type="float">
            <text:p>399996</text:p>
          </table:table-cell>
          <table:table-cell office:value-type="float" office:value="366663" calcext:value-type="float">
            <text:p>366663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44" calcext:value-type="float">
            <text:p>2031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499995" calcext:value-type="float">
            <text:p>499995</text:p>
          </table:table-cell>
          <table:table-cell office:value-type="float" office:value="466662" calcext:value-type="float">
            <text:p>466662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45" calcext:value-type="float">
            <text:p>2031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75000" calcext:value-type="float">
            <text:p>875000</text:p>
          </table:table-cell>
          <table:table-cell office:value-type="float" office:value="850000" calcext:value-type="float">
            <text:p>8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46" calcext:value-type="float">
            <text:p>2031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47" calcext:value-type="float">
            <text:p>20314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700000" calcext:value-type="float">
            <text:p>700000</text:p>
          </table:table-cell>
          <table:table-cell office:value-type="float" office:value="650000" calcext:value-type="float">
            <text:p>6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48" calcext:value-type="float">
            <text:p>203148</text:p>
          </table:table-cell>
          <table:table-cell office:value-type="float" office:value="51908262" calcext:value-type="float">
            <text:p>5190826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1679363" calcext:value-type="float">
            <text:p>11679363</text:p>
          </table:table-cell>
          <table:table-cell office:value-type="float" office:value="10381656" calcext:value-type="float">
            <text:p>10381656</text:p>
          </table:table-cell>
          <table:table-cell table:number-columns-repeated="3" office:value-type="float" office:value="1297707" calcext:value-type="float">
            <text:p>12977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49" calcext:value-type="float">
            <text:p>20314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1050000" calcext:value-type="float">
            <text:p>1050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51" calcext:value-type="float">
            <text:p>20315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700000" calcext:value-type="float">
            <text:p>7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68" calcext:value-type="float">
            <text:p>203668</text:p>
          </table:table-cell>
          <table:table-cell office:value-type="float" office:value="10877300" calcext:value-type="float">
            <text:p>108773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450308" calcext:value-type="float">
            <text:p>1450308</text:p>
          </table:table-cell>
          <table:table-cell office:value-type="float" office:value="1087731" calcext:value-type="float">
            <text:p>1087731</text:p>
          </table:table-cell>
          <table:table-cell table:number-columns-repeated="3" office:value-type="float" office:value="362577" calcext:value-type="float">
            <text:p>3625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111731" calcext:value-type="float">
            <text:p>1111731</text:p>
          </table:table-cell>
          <table:table-cell office:value-type="float" office:value="198166000" calcext:value-type="float">
            <text:p>19816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9449800" calcext:value-type="float">
            <text:p>59449800</text:p>
          </table:table-cell>
          <table:table-cell office:value-type="float" office:value="39633200" calcext:value-type="float">
            <text:p>39633200</text:p>
          </table:table-cell>
          <table:table-cell table:number-columns-repeated="3" office:value-type="float" office:value="19816600" calcext:value-type="float">
            <text:p>19816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34" calcext:value-type="float">
            <text:p>2670834</text:p>
          </table:table-cell>
          <table:table-cell office:value-type="float" office:value="5387000" calcext:value-type="float">
            <text:p>5387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59134" calcext:value-type="float">
            <text:p>359134</text:p>
          </table:table-cell>
          <table:table-cell table:number-columns-repeated="4" office:value-type="float" office:value="179567" calcext:value-type="float">
            <text:p>179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04" calcext:value-type="float">
            <text:p>2769304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05" calcext:value-type="float">
            <text:p>2769305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06" calcext:value-type="float">
            <text:p>2769306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07" calcext:value-type="float">
            <text:p>2769307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08" calcext:value-type="float">
            <text:p>2769308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09" calcext:value-type="float">
            <text:p>2769309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0" calcext:value-type="float">
            <text:p>2769310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1" calcext:value-type="float">
            <text:p>2769311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2" calcext:value-type="float">
            <text:p>2769312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3" calcext:value-type="float">
            <text:p>2769313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4" calcext:value-type="float">
            <text:p>2769314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5" calcext:value-type="float">
            <text:p>2769315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6" calcext:value-type="float">
            <text:p>2769316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7" calcext:value-type="float">
            <text:p>2769317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8" calcext:value-type="float">
            <text:p>2769318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19" calcext:value-type="float">
            <text:p>2769319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0" calcext:value-type="float">
            <text:p>2769320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1" calcext:value-type="float">
            <text:p>2769321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2" calcext:value-type="float">
            <text:p>2769322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3" calcext:value-type="float">
            <text:p>2769323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4" calcext:value-type="float">
            <text:p>2769324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5" calcext:value-type="float">
            <text:p>2769325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6" calcext:value-type="float">
            <text:p>2769326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7" calcext:value-type="float">
            <text:p>2769327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8" calcext:value-type="float">
            <text:p>2769328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29" calcext:value-type="float">
            <text:p>2769329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30" calcext:value-type="float">
            <text:p>2769330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31" calcext:value-type="float">
            <text:p>2769331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32" calcext:value-type="float">
            <text:p>2769332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33" calcext:value-type="float">
            <text:p>2769333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334" calcext:value-type="float">
            <text:p>2769334</text:p>
          </table:table-cell>
          <table:table-cell office:value-type="float" office:value="964688" calcext:value-type="float">
            <text:p>96468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37638" calcext:value-type="float">
            <text:p>337638</text:p>
          </table:table-cell>
          <table:table-cell office:value-type="float" office:value="313521" calcext:value-type="float">
            <text:p>313521</text:p>
          </table:table-cell>
          <table:table-cell table:number-columns-repeated="3" office:value-type="float" office:value="24117" calcext:value-type="float">
            <text:p>241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0" calcext:value-type="float">
            <text:p>718900</text:p>
          </table:table-cell>
          <table:table-cell office:value-type="float" office:value="199577000" calcext:value-type="float">
            <text:p>199577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19746200" calcext:value-type="float">
            <text:p>119746200</text:p>
          </table:table-cell>
          <table:table-cell office:value-type="float" office:value="99788500" calcext:value-type="float">
            <text:p>99788500</text:p>
          </table:table-cell>
          <table:table-cell table:number-columns-repeated="3" office:value-type="float" office:value="19957700" calcext:value-type="float">
            <text:p>19957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1" calcext:value-type="float">
            <text:p>718901</text:p>
          </table:table-cell>
          <table:table-cell office:value-type="float" office:value="93482400" calcext:value-type="float">
            <text:p>93482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8696480" calcext:value-type="float">
            <text:p>18696480</text:p>
          </table:table-cell>
          <table:table-cell office:value-type="float" office:value="15580400" calcext:value-type="float">
            <text:p>15580400</text:p>
          </table:table-cell>
          <table:table-cell table:number-columns-repeated="3" office:value-type="float" office:value="3116080" calcext:value-type="float">
            <text:p>3116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718902" calcext:value-type="float">
            <text:p>718902</text:p>
          </table:table-cell>
          <table:table-cell office:value-type="float" office:value="62744000" calcext:value-type="float">
            <text:p>62744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2548802" calcext:value-type="float">
            <text:p>12548802</text:p>
          </table:table-cell>
          <table:table-cell office:value-type="float" office:value="10457335" calcext:value-type="float">
            <text:p>10457335</text:p>
          </table:table-cell>
          <table:table-cell table:number-columns-repeated="3" office:value-type="float" office:value="2091467" calcext:value-type="float">
            <text:p>2091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53" calcext:value-type="float">
            <text:p>203153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750000" calcext:value-type="float">
            <text:p>2750000</text:p>
          </table:table-cell>
          <table:table-cell office:value-type="float" office:value="2475000" calcext:value-type="float">
            <text:p>2475000</text:p>
          </table:table-cell>
          <table:table-cell table:number-columns-repeated="3" office:value-type="float" office:value="275000" calcext:value-type="float">
            <text:p>2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57" calcext:value-type="float">
            <text:p>20315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468750" calcext:value-type="float">
            <text:p>46875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18750" calcext:value-type="float">
            <text:p>18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62" calcext:value-type="float">
            <text:p>203162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62500" calcext:value-type="float">
            <text:p>1162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63" calcext:value-type="float">
            <text:p>20316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337500" calcext:value-type="float">
            <text:p>33750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64" calcext:value-type="float">
            <text:p>203164</text:p>
          </table:table-cell>
          <table:table-cell office:value-type="float" office:value="300000" calcext:value-type="float">
            <text:p>3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65000" calcext:value-type="float">
            <text:p>165000</text:p>
          </table:table-cell>
          <table:table-cell table:number-columns-repeated="3"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65" calcext:value-type="float">
            <text:p>203165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72500" calcext:value-type="float">
            <text:p>172500</text:p>
          </table:table-cell>
          <table:table-cell office:value-type="float" office:value="165000" calcext:value-type="float">
            <text:p>165000</text:p>
          </table:table-cell>
          <table:table-cell table:number-columns-repeated="3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66" calcext:value-type="float">
            <text:p>2031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33325" calcext:value-type="float">
            <text:p>833325</text:p>
          </table:table-cell>
          <table:table-cell office:value-type="float" office:value="799992" calcext:value-type="float">
            <text:p>799992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67" calcext:value-type="float">
            <text:p>20316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68" calcext:value-type="float">
            <text:p>20316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500000" calcext:value-type="float">
            <text:p>5000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0" calcext:value-type="float">
            <text:p>20317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33325" calcext:value-type="float">
            <text:p>833325</text:p>
          </table:table-cell>
          <table:table-cell office:value-type="float" office:value="799992" calcext:value-type="float">
            <text:p>799992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1" calcext:value-type="float">
            <text:p>20317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200000" calcext:value-type="float">
            <text:p>12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2" calcext:value-type="float">
            <text:p>203172</text:p>
          </table:table-cell>
          <table:table-cell office:value-type="float" office:value="450000" calcext:value-type="float">
            <text:p>45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92500" calcext:value-type="float">
            <text:p>292500</text:p>
          </table:table-cell>
          <table:table-cell office:value-type="float" office:value="281250" calcext:value-type="float">
            <text:p>281250</text:p>
          </table:table-cell>
          <table:table-cell table:number-columns-repeated="3"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3" calcext:value-type="float">
            <text:p>203173</text:p>
          </table:table-cell>
          <table:table-cell office:value-type="float" office:value="900000" calcext:value-type="float">
            <text:p>90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82500" calcext:value-type="float">
            <text:p>38250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4" calcext:value-type="float">
            <text:p>20317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33338" calcext:value-type="float">
            <text:p>933338</text:p>
          </table:table-cell>
          <table:table-cell office:value-type="float" office:value="866671" calcext:value-type="float">
            <text:p>866671</text:p>
          </table:table-cell>
          <table:table-cell table:number-columns-repeated="3" office:value-type="float" office:value="66667" calcext:value-type="float">
            <text:p>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5" calcext:value-type="float">
            <text:p>20317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625000" calcext:value-type="float">
            <text:p>1625000</text:p>
          </table:table-cell>
          <table:table-cell table:number-columns-repeated="3"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6" calcext:value-type="float">
            <text:p>20317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950000" calcext:value-type="float">
            <text:p>1950000</text:p>
          </table:table-cell>
          <table:table-cell table:number-columns-repeated="3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7" calcext:value-type="float">
            <text:p>20317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66672" calcext:value-type="float">
            <text:p>266672</text:p>
          </table:table-cell>
          <table:table-cell office:value-type="float" office:value="250005" calcext:value-type="float">
            <text:p>250005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8" calcext:value-type="float">
            <text:p>20317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562500" calcext:value-type="float">
            <text:p>562500</text:p>
          </table:table-cell>
          <table:table-cell office:value-type="float" office:value="525000" calcext:value-type="float">
            <text:p>5250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79" calcext:value-type="float">
            <text:p>203179</text:p>
          </table:table-cell>
          <table:table-cell office:value-type="float" office:value="300000" calcext:value-type="float">
            <text:p>3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5000" calcext:value-type="float">
            <text:p>195000</text:p>
          </table:table-cell>
          <table:table-cell office:value-type="float" office:value="180000" calcext:value-type="float">
            <text:p>180000</text:p>
          </table:table-cell>
          <table:table-cell table:number-columns-repeated="3"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80" calcext:value-type="float">
            <text:p>203180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4400000" calcext:value-type="float">
            <text:p>4400000</text:p>
          </table:table-cell>
          <table:table-cell office:value-type="float" office:value="4000000" calcext:value-type="float">
            <text:p>4000000</text:p>
          </table:table-cell>
          <table:table-cell table:number-columns-repeated="3" office:value-type="float" office:value="400000" calcext:value-type="float">
            <text:p>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81" calcext:value-type="float">
            <text:p>203181</text:p>
          </table:table-cell>
          <table:table-cell office:value-type="float" office:value="850000" calcext:value-type="float">
            <text:p>85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81661" calcext:value-type="float">
            <text:p>481661</text:p>
          </table:table-cell>
          <table:table-cell office:value-type="float" office:value="453328" calcext:value-type="float">
            <text:p>453328</text:p>
          </table:table-cell>
          <table:table-cell table:number-columns-repeated="3" office:value-type="float" office:value="28333" calcext:value-type="float">
            <text:p>28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82" calcext:value-type="float">
            <text:p>203182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00000" calcext:value-type="float">
            <text:p>11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84" calcext:value-type="float">
            <text:p>20318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83337" calcext:value-type="float">
            <text:p>183337</text:p>
          </table:table-cell>
          <table:table-cell office:value-type="float" office:value="166670" calcext:value-type="float">
            <text:p>166670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85" calcext:value-type="float">
            <text:p>20318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62500" calcext:value-type="float">
            <text:p>3625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86" calcext:value-type="float">
            <text:p>20318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83337" calcext:value-type="float">
            <text:p>183337</text:p>
          </table:table-cell>
          <table:table-cell office:value-type="float" office:value="166670" calcext:value-type="float">
            <text:p>166670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87" calcext:value-type="float">
            <text:p>20318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7500" calcext:value-type="float">
            <text:p>1375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88" calcext:value-type="float">
            <text:p>203188</text:p>
          </table:table-cell>
          <table:table-cell office:value-type="float" office:value="500000" calcext:value-type="float">
            <text:p>5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33342" calcext:value-type="float">
            <text:p>433342</text:p>
          </table:table-cell>
          <table:table-cell office:value-type="float" office:value="416675" calcext:value-type="float">
            <text:p>416675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89" calcext:value-type="float">
            <text:p>20318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316673" calcext:value-type="float">
            <text:p>316673</text:p>
          </table:table-cell>
          <table:table-cell office:value-type="float" office:value="300006" calcext:value-type="float">
            <text:p>300006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92" calcext:value-type="float">
            <text:p>2031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25000" calcext:value-type="float">
            <text:p>225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93" calcext:value-type="float">
            <text:p>203193</text:p>
          </table:table-cell>
          <table:table-cell office:value-type="float" office:value="900000" calcext:value-type="float">
            <text:p>9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0000" calcext:value-type="float">
            <text:p>270000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94" calcext:value-type="float">
            <text:p>203194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95" calcext:value-type="float">
            <text:p>20319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500003" calcext:value-type="float">
            <text:p>1500003</text:p>
          </table:table-cell>
          <table:table-cell office:value-type="float" office:value="1333336" calcext:value-type="float">
            <text:p>1333336</text:p>
          </table:table-cell>
          <table:table-cell table:number-columns-repeated="3" office:value-type="float" office:value="166667" calcext:value-type="float">
            <text:p>1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96" calcext:value-type="float">
            <text:p>203196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749997" calcext:value-type="float">
            <text:p>749997</text:p>
          </table:table-cell>
          <table:table-cell office:value-type="float" office:value="666664" calcext:value-type="float">
            <text:p>666664</text:p>
          </table:table-cell>
          <table:table-cell table:number-columns-repeated="3" office:value-type="float" office:value="83333" calcext:value-type="float">
            <text:p>8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97" calcext:value-type="float">
            <text:p>203197</text:p>
          </table:table-cell>
          <table:table-cell office:value-type="float" office:value="250000" calcext:value-type="float">
            <text:p>25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12500" calcext:value-type="float">
            <text:p>1125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98" calcext:value-type="float">
            <text:p>203198</text:p>
          </table:table-cell>
          <table:table-cell office:value-type="float" office:value="109900000" calcext:value-type="float">
            <text:p>1099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4653332" calcext:value-type="float">
            <text:p>14653332</text:p>
          </table:table-cell>
          <table:table-cell office:value-type="float" office:value="10989999" calcext:value-type="float">
            <text:p>10989999</text:p>
          </table:table-cell>
          <table:table-cell table:number-columns-repeated="3" office:value-type="float" office:value="3663333" calcext:value-type="float">
            <text:p>366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99" calcext:value-type="float">
            <text:p>20319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66662" calcext:value-type="float">
            <text:p>466662</text:p>
          </table:table-cell>
          <table:table-cell office:value-type="float" office:value="433329" calcext:value-type="float">
            <text:p>433329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0" calcext:value-type="float">
            <text:p>2032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700000" calcext:value-type="float">
            <text:p>700000</text:p>
          </table:table-cell>
          <table:table-cell office:value-type="float" office:value="675000" calcext:value-type="float">
            <text:p>6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1" calcext:value-type="float">
            <text:p>20320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00000" calcext:value-type="float">
            <text:p>700000</text:p>
          </table:table-cell>
          <table:table-cell office:value-type="float" office:value="650000" calcext:value-type="float">
            <text:p>6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2" calcext:value-type="float">
            <text:p>2032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50000" calcext:value-type="float">
            <text:p>350000</text:p>
          </table:table-cell>
          <table:table-cell office:value-type="float" office:value="325000" calcext:value-type="float">
            <text:p>3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3" calcext:value-type="float">
            <text:p>20320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50000" calcext:value-type="float">
            <text:p>350000</text:p>
          </table:table-cell>
          <table:table-cell office:value-type="float" office:value="325000" calcext:value-type="float">
            <text:p>3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4" calcext:value-type="float">
            <text:p>2032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50000" calcext:value-type="float">
            <text:p>350000</text:p>
          </table:table-cell>
          <table:table-cell office:value-type="float" office:value="325000" calcext:value-type="float">
            <text:p>3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5" calcext:value-type="float">
            <text:p>20320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650000" calcext:value-type="float">
            <text:p>650000</text:p>
          </table:table-cell>
          <table:table-cell office:value-type="float" office:value="625000" calcext:value-type="float">
            <text:p>6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6" calcext:value-type="float">
            <text:p>203206</text:p>
          </table:table-cell>
          <table:table-cell office:value-type="float" office:value="600000" calcext:value-type="float">
            <text:p>6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20000" calcext:value-type="float">
            <text:p>22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7" calcext:value-type="float">
            <text:p>20320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7500" calcext:value-type="float">
            <text:p>1375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8" calcext:value-type="float">
            <text:p>203208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37500" calcext:value-type="float">
            <text:p>337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09" calcext:value-type="float">
            <text:p>2032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350000" calcext:value-type="float">
            <text:p>350000</text:p>
          </table:table-cell>
          <table:table-cell office:value-type="float" office:value="325000" calcext:value-type="float">
            <text:p>3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10" calcext:value-type="float">
            <text:p>20321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66663" calcext:value-type="float">
            <text:p>366663</text:p>
          </table:table-cell>
          <table:table-cell office:value-type="float" office:value="333330" calcext:value-type="float">
            <text:p>333330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11" calcext:value-type="float">
            <text:p>20321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550000" calcext:value-type="float">
            <text:p>550000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12" calcext:value-type="float">
            <text:p>203212</text:p>
          </table:table-cell>
          <table:table-cell office:value-type="float" office:value="98280000" calcext:value-type="float">
            <text:p>9828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3104000" calcext:value-type="float">
            <text:p>13104000</text:p>
          </table:table-cell>
          <table:table-cell office:value-type="float" office:value="9828000" calcext:value-type="float">
            <text:p>9828000</text:p>
          </table:table-cell>
          <table:table-cell table:number-columns-repeated="3" office:value-type="float" office:value="3276000" calcext:value-type="float">
            <text:p>327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517041" calcext:value-type="float">
            <text:p>1517041</text:p>
          </table:table-cell>
          <table:table-cell office:value-type="float" office:value="3836361" calcext:value-type="float">
            <text:p>383636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83637" calcext:value-type="float">
            <text:p>383637</text:p>
          </table:table-cell>
          <table:table-cell office:value-type="float" office:value="255758" calcext:value-type="float">
            <text:p>255758</text:p>
          </table:table-cell>
          <table:table-cell table:number-columns-repeated="3" office:value-type="float" office:value="127879" calcext:value-type="float">
            <text:p>1278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244" calcext:value-type="float">
            <text:p>2769244</text:p>
          </table:table-cell>
          <table:table-cell office:value-type="float" office:value="198900000" calcext:value-type="float">
            <text:p>1989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3260000" calcext:value-type="float">
            <text:p>13260000</text:p>
          </table:table-cell>
          <table:table-cell table:number-columns-repeated="4" office:value-type="float" office:value="6630000" calcext:value-type="float">
            <text:p>66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464" calcext:value-type="float">
            <text:p>202464</text:p>
          </table:table-cell>
          <table:table-cell office:value-type="float" office:value="611258991" calcext:value-type="float">
            <text:p>611258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11258991" calcext:value-type="float">
            <text:p>611258991</text:p>
          </table:table-cell>
          <table:table-cell office:value-type="float" office:value="550133091" calcext:value-type="float">
            <text:p>550133091</text:p>
          </table:table-cell>
          <table:table-cell office:value-type="float" office:value="61125900" calcext:value-type="float">
            <text:p>61125900</text:p>
          </table:table-cell>
          <table:table-cell table:number-columns-repeated="2" office:value-type="float" office:value="61125899" calcext:value-type="float">
            <text:p>6112589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468" calcext:value-type="float">
            <text:p>202468</text:p>
          </table:table-cell>
          <table:table-cell office:value-type="float" office:value="3817738774" calcext:value-type="float">
            <text:p>38177387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817738774" calcext:value-type="float">
            <text:p>3817738774</text:p>
          </table:table-cell>
          <table:table-cell office:value-type="float" office:value="3435964893" calcext:value-type="float">
            <text:p>3435964893</text:p>
          </table:table-cell>
          <table:table-cell office:value-type="float" office:value="381773881" calcext:value-type="float">
            <text:p>381773881</text:p>
          </table:table-cell>
          <table:table-cell table:number-columns-repeated="2" office:value-type="float" office:value="381773877" calcext:value-type="float">
            <text:p>381773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471" calcext:value-type="float">
            <text:p>202471</text:p>
          </table:table-cell>
          <table:table-cell office:value-type="float" office:value="508670069.4" calcext:value-type="float">
            <text:p>508670069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08670069.4" calcext:value-type="float">
            <text:p>508670069.4</text:p>
          </table:table-cell>
          <table:table-cell office:value-type="float" office:value="457803063" calcext:value-type="float">
            <text:p>457803063</text:p>
          </table:table-cell>
          <table:table-cell office:value-type="float" office:value="50867006.4" calcext:value-type="float">
            <text:p>50867006.4</text:p>
          </table:table-cell>
          <table:table-cell table:number-columns-repeated="2" office:value-type="float" office:value="50867007" calcext:value-type="float">
            <text:p>50867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472" calcext:value-type="float">
            <text:p>202472</text:p>
          </table:table-cell>
          <table:table-cell office:value-type="float" office:value="4325017998" calcext:value-type="float">
            <text:p>4325017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325017998" calcext:value-type="float">
            <text:p>4325017998</text:p>
          </table:table-cell>
          <table:table-cell office:value-type="float" office:value="3892516200" calcext:value-type="float">
            <text:p>3892516200</text:p>
          </table:table-cell>
          <table:table-cell office:value-type="float" office:value="432501798" calcext:value-type="float">
            <text:p>432501798</text:p>
          </table:table-cell>
          <table:table-cell table:number-columns-repeated="2" office:value-type="float" office:value="432501800" calcext:value-type="float">
            <text:p>432501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474" calcext:value-type="float">
            <text:p>202474</text:p>
          </table:table-cell>
          <table:table-cell office:value-type="float" office:value="1573690020" calcext:value-type="float">
            <text:p>15736900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573690020" calcext:value-type="float">
            <text:p>1573690020</text:p>
          </table:table-cell>
          <table:table-cell office:value-type="float" office:value="1416321018" calcext:value-type="float">
            <text:p>1416321018</text:p>
          </table:table-cell>
          <table:table-cell table:number-columns-repeated="3" office:value-type="float" office:value="157369002" calcext:value-type="float">
            <text:p>157369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481" calcext:value-type="float">
            <text:p>202481</text:p>
          </table:table-cell>
          <table:table-cell office:value-type="float" office:value="445371142" calcext:value-type="float">
            <text:p>4453711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00834026" calcext:value-type="float">
            <text:p>400834026</text:p>
          </table:table-cell>
          <table:table-cell office:value-type="float" office:value="356296912" calcext:value-type="float">
            <text:p>356296912</text:p>
          </table:table-cell>
          <table:table-cell table:number-columns-repeated="3" office:value-type="float" office:value="44537114" calcext:value-type="float">
            <text:p>44537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491" calcext:value-type="float">
            <text:p>202491</text:p>
          </table:table-cell>
          <table:table-cell office:value-type="float" office:value="73548311" calcext:value-type="float">
            <text:p>735483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6193479" calcext:value-type="float">
            <text:p>66193479</text:p>
          </table:table-cell>
          <table:table-cell office:value-type="float" office:value="58838648" calcext:value-type="float">
            <text:p>58838648</text:p>
          </table:table-cell>
          <table:table-cell table:number-columns-repeated="3" office:value-type="float" office:value="7354831" calcext:value-type="float">
            <text:p>7354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25" calcext:value-type="float">
            <text:p>202525</text:p>
          </table:table-cell>
          <table:table-cell office:value-type="float" office:value="760163149" calcext:value-type="float">
            <text:p>7601631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32114205" calcext:value-type="float">
            <text:p>532114205</text:p>
          </table:table-cell>
          <table:table-cell office:value-type="float" office:value="456097890" calcext:value-type="float">
            <text:p>456097890</text:p>
          </table:table-cell>
          <table:table-cell table:number-columns-repeated="3" office:value-type="float" office:value="76016315" calcext:value-type="float">
            <text:p>760163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27" calcext:value-type="float">
            <text:p>202527</text:p>
          </table:table-cell>
          <table:table-cell office:value-type="float" office:value="100459000" calcext:value-type="float">
            <text:p>10045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0321300" calcext:value-type="float">
            <text:p>70321300</text:p>
          </table:table-cell>
          <table:table-cell office:value-type="float" office:value="60275400" calcext:value-type="float">
            <text:p>60275400</text:p>
          </table:table-cell>
          <table:table-cell table:number-columns-repeated="3" office:value-type="float" office:value="10045900" calcext:value-type="float">
            <text:p>10045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29" calcext:value-type="float">
            <text:p>202529</text:p>
          </table:table-cell>
          <table:table-cell office:value-type="float" office:value="102541000" calcext:value-type="float">
            <text:p>10254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1778700" calcext:value-type="float">
            <text:p>71778700</text:p>
          </table:table-cell>
          <table:table-cell office:value-type="float" office:value="61524600" calcext:value-type="float">
            <text:p>61524600</text:p>
          </table:table-cell>
          <table:table-cell table:number-columns-repeated="3" office:value-type="float" office:value="10254100" calcext:value-type="float">
            <text:p>10254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32" calcext:value-type="float">
            <text:p>202532</text:p>
          </table:table-cell>
          <table:table-cell office:value-type="float" office:value="202447000" calcext:value-type="float">
            <text:p>20244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41712900" calcext:value-type="float">
            <text:p>141712900</text:p>
          </table:table-cell>
          <table:table-cell office:value-type="float" office:value="121468200" calcext:value-type="float">
            <text:p>121468200</text:p>
          </table:table-cell>
          <table:table-cell table:number-columns-repeated="3" office:value-type="float" office:value="20244700" calcext:value-type="float">
            <text:p>20244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36" calcext:value-type="float">
            <text:p>202536</text:p>
          </table:table-cell>
          <table:table-cell office:value-type="float" office:value="817815000" calcext:value-type="float">
            <text:p>81781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90689000" calcext:value-type="float">
            <text:p>490689000</text:p>
          </table:table-cell>
          <table:table-cell office:value-type="float" office:value="408907500" calcext:value-type="float">
            <text:p>408907500</text:p>
          </table:table-cell>
          <table:table-cell table:number-columns-repeated="3" office:value-type="float" office:value="81781500" calcext:value-type="float">
            <text:p>81781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45" calcext:value-type="float">
            <text:p>202545</text:p>
          </table:table-cell>
          <table:table-cell office:value-type="float" office:value="251824000" calcext:value-type="float">
            <text:p>25182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51094400" calcext:value-type="float">
            <text:p>151094400</text:p>
          </table:table-cell>
          <table:table-cell office:value-type="float" office:value="125912000" calcext:value-type="float">
            <text:p>125912000</text:p>
          </table:table-cell>
          <table:table-cell table:number-columns-repeated="3" office:value-type="float" office:value="25182400" calcext:value-type="float">
            <text:p>25182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48" calcext:value-type="float">
            <text:p>202548</text:p>
          </table:table-cell>
          <table:table-cell office:value-type="float" office:value="1084374000" calcext:value-type="float">
            <text:p>108437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50624400" calcext:value-type="float">
            <text:p>650624400</text:p>
          </table:table-cell>
          <table:table-cell office:value-type="float" office:value="542187000" calcext:value-type="float">
            <text:p>542187000</text:p>
          </table:table-cell>
          <table:table-cell table:number-columns-repeated="3" office:value-type="float" office:value="108437400" calcext:value-type="float">
            <text:p>10843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51" calcext:value-type="float">
            <text:p>202551</text:p>
          </table:table-cell>
          <table:table-cell office:value-type="float" office:value="893935000" calcext:value-type="float">
            <text:p>89393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36361000" calcext:value-type="float">
            <text:p>536361000</text:p>
          </table:table-cell>
          <table:table-cell office:value-type="float" office:value="446967500" calcext:value-type="float">
            <text:p>446967500</text:p>
          </table:table-cell>
          <table:table-cell table:number-columns-repeated="3" office:value-type="float" office:value="89393500" calcext:value-type="float">
            <text:p>89393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53" calcext:value-type="float">
            <text:p>202553</text:p>
          </table:table-cell>
          <table:table-cell office:value-type="float" office:value="982529000" calcext:value-type="float">
            <text:p>982529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89517400" calcext:value-type="float">
            <text:p>589517400</text:p>
          </table:table-cell>
          <table:table-cell office:value-type="float" office:value="491264500" calcext:value-type="float">
            <text:p>491264500</text:p>
          </table:table-cell>
          <table:table-cell table:number-columns-repeated="3" office:value-type="float" office:value="98252900" calcext:value-type="float">
            <text:p>98252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56" calcext:value-type="float">
            <text:p>202556</text:p>
          </table:table-cell>
          <table:table-cell office:value-type="float" office:value="282130000" calcext:value-type="float">
            <text:p>28213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69278000" calcext:value-type="float">
            <text:p>169278000</text:p>
          </table:table-cell>
          <table:table-cell office:value-type="float" office:value="141065000" calcext:value-type="float">
            <text:p>141065000</text:p>
          </table:table-cell>
          <table:table-cell table:number-columns-repeated="3" office:value-type="float" office:value="28213000" calcext:value-type="float">
            <text:p>2821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65" calcext:value-type="float">
            <text:p>202565</text:p>
          </table:table-cell>
          <table:table-cell office:value-type="float" office:value="520000000" calcext:value-type="float">
            <text:p>5200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12000000" calcext:value-type="float">
            <text:p>312000000</text:p>
          </table:table-cell>
          <table:table-cell office:value-type="float" office:value="260000000" calcext:value-type="float">
            <text:p>260000000</text:p>
          </table:table-cell>
          <table:table-cell table:number-columns-repeated="3" office:value-type="float" office:value="52000000" calcext:value-type="float">
            <text:p>52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66" calcext:value-type="float">
            <text:p>202566</text:p>
          </table:table-cell>
          <table:table-cell office:value-type="float" office:value="280788650" calcext:value-type="float">
            <text:p>2807886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68473190" calcext:value-type="float">
            <text:p>168473190</text:p>
          </table:table-cell>
          <table:table-cell office:value-type="float" office:value="140394325" calcext:value-type="float">
            <text:p>140394325</text:p>
          </table:table-cell>
          <table:table-cell table:number-columns-repeated="3" office:value-type="float" office:value="28078865" calcext:value-type="float">
            <text:p>28078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67" calcext:value-type="float">
            <text:p>202567</text:p>
          </table:table-cell>
          <table:table-cell office:value-type="float" office:value="623899000" calcext:value-type="float">
            <text:p>623899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74339400" calcext:value-type="float">
            <text:p>374339400</text:p>
          </table:table-cell>
          <table:table-cell office:value-type="float" office:value="311949500" calcext:value-type="float">
            <text:p>311949500</text:p>
          </table:table-cell>
          <table:table-cell table:number-columns-repeated="3" office:value-type="float" office:value="62389900" calcext:value-type="float">
            <text:p>62389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68" calcext:value-type="float">
            <text:p>202568</text:p>
          </table:table-cell>
          <table:table-cell office:value-type="float" office:value="108485000" calcext:value-type="float">
            <text:p>10848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5091000" calcext:value-type="float">
            <text:p>65091000</text:p>
          </table:table-cell>
          <table:table-cell office:value-type="float" office:value="54242500" calcext:value-type="float">
            <text:p>54242500</text:p>
          </table:table-cell>
          <table:table-cell table:number-columns-repeated="3" office:value-type="float" office:value="10848500" calcext:value-type="float">
            <text:p>10848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69" calcext:value-type="float">
            <text:p>202569</text:p>
          </table:table-cell>
          <table:table-cell office:value-type="float" office:value="226385000" calcext:value-type="float">
            <text:p>22638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5831000" calcext:value-type="float">
            <text:p>135831000</text:p>
          </table:table-cell>
          <table:table-cell office:value-type="float" office:value="113192500" calcext:value-type="float">
            <text:p>113192500</text:p>
          </table:table-cell>
          <table:table-cell table:number-columns-repeated="3" office:value-type="float" office:value="22638500" calcext:value-type="float">
            <text:p>22638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73" calcext:value-type="float">
            <text:p>202573</text:p>
          </table:table-cell>
          <table:table-cell office:value-type="float" office:value="258012000" calcext:value-type="float">
            <text:p>25801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54807200" calcext:value-type="float">
            <text:p>154807200</text:p>
          </table:table-cell>
          <table:table-cell office:value-type="float" office:value="129006000" calcext:value-type="float">
            <text:p>129006000</text:p>
          </table:table-cell>
          <table:table-cell table:number-columns-repeated="3" office:value-type="float" office:value="25801200" calcext:value-type="float">
            <text:p>2580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78" calcext:value-type="float">
            <text:p>202578</text:p>
          </table:table-cell>
          <table:table-cell office:value-type="float" office:value="330045872" calcext:value-type="float">
            <text:p>3300458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65022935" calcext:value-type="float">
            <text:p>165022935</text:p>
          </table:table-cell>
          <table:table-cell office:value-type="float" office:value="132018348" calcext:value-type="float">
            <text:p>132018348</text:p>
          </table:table-cell>
          <table:table-cell table:number-columns-repeated="3" office:value-type="float" office:value="33004587" calcext:value-type="float">
            <text:p>33004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86" calcext:value-type="float">
            <text:p>202586</text:p>
          </table:table-cell>
          <table:table-cell office:value-type="float" office:value="426749000" calcext:value-type="float">
            <text:p>426749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13374500" calcext:value-type="float">
            <text:p>213374500</text:p>
          </table:table-cell>
          <table:table-cell office:value-type="float" office:value="170699600" calcext:value-type="float">
            <text:p>170699600</text:p>
          </table:table-cell>
          <table:table-cell table:number-columns-repeated="3" office:value-type="float" office:value="42674900" calcext:value-type="float">
            <text:p>42674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89" calcext:value-type="float">
            <text:p>202589</text:p>
          </table:table-cell>
          <table:table-cell office:value-type="float" office:value="618784297" calcext:value-type="float">
            <text:p>61878429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09392150" calcext:value-type="float">
            <text:p>309392150</text:p>
          </table:table-cell>
          <table:table-cell office:value-type="float" office:value="247513720" calcext:value-type="float">
            <text:p>247513720</text:p>
          </table:table-cell>
          <table:table-cell table:number-columns-repeated="3" office:value-type="float" office:value="61878430" calcext:value-type="float">
            <text:p>618784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90" calcext:value-type="float">
            <text:p>202590</text:p>
          </table:table-cell>
          <table:table-cell office:value-type="float" office:value="579734333" calcext:value-type="float">
            <text:p>5797343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89867165" calcext:value-type="float">
            <text:p>289867165</text:p>
          </table:table-cell>
          <table:table-cell office:value-type="float" office:value="231893732" calcext:value-type="float">
            <text:p>231893732</text:p>
          </table:table-cell>
          <table:table-cell table:number-columns-repeated="3" office:value-type="float" office:value="57973433" calcext:value-type="float">
            <text:p>57973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91" calcext:value-type="float">
            <text:p>202591</text:p>
          </table:table-cell>
          <table:table-cell office:value-type="float" office:value="1172103534" calcext:value-type="float">
            <text:p>11721035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586051765" calcext:value-type="float">
            <text:p>586051765</text:p>
          </table:table-cell>
          <table:table-cell office:value-type="float" office:value="468841412" calcext:value-type="float">
            <text:p>468841412</text:p>
          </table:table-cell>
          <table:table-cell table:number-columns-repeated="3" office:value-type="float" office:value="117210353" calcext:value-type="float">
            <text:p>117210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94" calcext:value-type="float">
            <text:p>202594</text:p>
          </table:table-cell>
          <table:table-cell office:value-type="float" office:value="1887572888" calcext:value-type="float">
            <text:p>18875728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943786445" calcext:value-type="float">
            <text:p>943786445</text:p>
          </table:table-cell>
          <table:table-cell office:value-type="float" office:value="755029156" calcext:value-type="float">
            <text:p>755029156</text:p>
          </table:table-cell>
          <table:table-cell table:number-columns-repeated="3" office:value-type="float" office:value="188757289" calcext:value-type="float">
            <text:p>1887572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95" calcext:value-type="float">
            <text:p>202595</text:p>
          </table:table-cell>
          <table:table-cell office:value-type="float" office:value="229657750" calcext:value-type="float">
            <text:p>2296577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4828875" calcext:value-type="float">
            <text:p>114828875</text:p>
          </table:table-cell>
          <table:table-cell office:value-type="float" office:value="91863100" calcext:value-type="float">
            <text:p>91863100</text:p>
          </table:table-cell>
          <table:table-cell table:number-columns-repeated="3" office:value-type="float" office:value="22965775" calcext:value-type="float">
            <text:p>22965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599" calcext:value-type="float">
            <text:p>202599</text:p>
          </table:table-cell>
          <table:table-cell office:value-type="float" office:value="44530250" calcext:value-type="float">
            <text:p>445302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2265125" calcext:value-type="float">
            <text:p>22265125</text:p>
          </table:table-cell>
          <table:table-cell office:value-type="float" office:value="17812100" calcext:value-type="float">
            <text:p>17812100</text:p>
          </table:table-cell>
          <table:table-cell table:number-columns-repeated="3" office:value-type="float" office:value="4453025" calcext:value-type="float">
            <text:p>4453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10" calcext:value-type="float">
            <text:p>202610</text:p>
          </table:table-cell>
          <table:table-cell office:value-type="float" office:value="212003000" calcext:value-type="float">
            <text:p>212003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4801200" calcext:value-type="float">
            <text:p>84801200</text:p>
          </table:table-cell>
          <table:table-cell office:value-type="float" office:value="63600900" calcext:value-type="float">
            <text:p>63600900</text:p>
          </table:table-cell>
          <table:table-cell table:number-columns-repeated="3" office:value-type="float" office:value="21200300" calcext:value-type="float">
            <text:p>21200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21" calcext:value-type="float">
            <text:p>202621</text:p>
          </table:table-cell>
          <table:table-cell office:value-type="float" office:value="249025000" calcext:value-type="float">
            <text:p>249025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99220000" calcext:value-type="float">
            <text:p>199220000</text:p>
          </table:table-cell>
          <table:table-cell office:value-type="float" office:value="174317500" calcext:value-type="float">
            <text:p>174317500</text:p>
          </table:table-cell>
          <table:table-cell table:number-columns-repeated="3" office:value-type="float" office:value="24902500" calcext:value-type="float">
            <text:p>2490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22" calcext:value-type="float">
            <text:p>202622</text:p>
          </table:table-cell>
          <table:table-cell office:value-type="float" office:value="104539460" calcext:value-type="float">
            <text:p>1045394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83631568" calcext:value-type="float">
            <text:p>83631568</text:p>
          </table:table-cell>
          <table:table-cell office:value-type="float" office:value="73177622" calcext:value-type="float">
            <text:p>73177622</text:p>
          </table:table-cell>
          <table:table-cell table:number-columns-repeated="3" office:value-type="float" office:value="10453946" calcext:value-type="float">
            <text:p>10453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23" calcext:value-type="float">
            <text:p>202623</text:p>
          </table:table-cell>
          <table:table-cell office:value-type="float" office:value="29105565" calcext:value-type="float">
            <text:p>291055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3284456" calcext:value-type="float">
            <text:p>23284456</text:p>
          </table:table-cell>
          <table:table-cell office:value-type="float" office:value="20373899" calcext:value-type="float">
            <text:p>20373899</text:p>
          </table:table-cell>
          <table:table-cell table:number-columns-repeated="3" office:value-type="float" office:value="2910557" calcext:value-type="float">
            <text:p>29105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24" calcext:value-type="float">
            <text:p>202624</text:p>
          </table:table-cell>
          <table:table-cell office:value-type="float" office:value="43045067" calcext:value-type="float">
            <text:p>430450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4436056" calcext:value-type="float">
            <text:p>34436056</text:p>
          </table:table-cell>
          <table:table-cell office:value-type="float" office:value="30131549" calcext:value-type="float">
            <text:p>30131549</text:p>
          </table:table-cell>
          <table:table-cell table:number-columns-repeated="3" office:value-type="float" office:value="4304507" calcext:value-type="float">
            <text:p>4304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25" calcext:value-type="float">
            <text:p>202625</text:p>
          </table:table-cell>
          <table:table-cell office:value-type="float" office:value="33761051" calcext:value-type="float">
            <text:p>3376105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008840" calcext:value-type="float">
            <text:p>27008840</text:p>
          </table:table-cell>
          <table:table-cell office:value-type="float" office:value="23632735" calcext:value-type="float">
            <text:p>23632735</text:p>
          </table:table-cell>
          <table:table-cell table:number-columns-repeated="3" office:value-type="float" office:value="3376105" calcext:value-type="float">
            <text:p>33761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26" calcext:value-type="float">
            <text:p>202626</text:p>
          </table:table-cell>
          <table:table-cell office:value-type="float" office:value="93768446" calcext:value-type="float">
            <text:p>9376844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5014760" calcext:value-type="float">
            <text:p>75014760</text:p>
          </table:table-cell>
          <table:table-cell office:value-type="float" office:value="65637915" calcext:value-type="float">
            <text:p>65637915</text:p>
          </table:table-cell>
          <table:table-cell table:number-columns-repeated="3" office:value-type="float" office:value="9376845" calcext:value-type="float">
            <text:p>9376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27" calcext:value-type="float">
            <text:p>202627</text:p>
          </table:table-cell>
          <table:table-cell office:value-type="float" office:value="157882169" calcext:value-type="float">
            <text:p>1578821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6305736" calcext:value-type="float">
            <text:p>126305736</text:p>
          </table:table-cell>
          <table:table-cell office:value-type="float" office:value="110517519" calcext:value-type="float">
            <text:p>110517519</text:p>
          </table:table-cell>
          <table:table-cell table:number-columns-repeated="3" office:value-type="float" office:value="15788217" calcext:value-type="float">
            <text:p>15788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28" calcext:value-type="float">
            <text:p>202628</text:p>
          </table:table-cell>
          <table:table-cell office:value-type="float" office:value="124903036" calcext:value-type="float">
            <text:p>1249030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99922432" calcext:value-type="float">
            <text:p>99922432</text:p>
          </table:table-cell>
          <table:table-cell office:value-type="float" office:value="87432128" calcext:value-type="float">
            <text:p>87432128</text:p>
          </table:table-cell>
          <table:table-cell table:number-columns-repeated="3" office:value-type="float" office:value="12490304" calcext:value-type="float">
            <text:p>124903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29" calcext:value-type="float">
            <text:p>202629</text:p>
          </table:table-cell>
          <table:table-cell office:value-type="float" office:value="65670689" calcext:value-type="float">
            <text:p>656706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52536552" calcext:value-type="float">
            <text:p>52536552</text:p>
          </table:table-cell>
          <table:table-cell office:value-type="float" office:value="45969483" calcext:value-type="float">
            <text:p>45969483</text:p>
          </table:table-cell>
          <table:table-cell table:number-columns-repeated="3" office:value-type="float" office:value="6567069" calcext:value-type="float">
            <text:p>65670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30" calcext:value-type="float">
            <text:p>202630</text:p>
          </table:table-cell>
          <table:table-cell office:value-type="float" office:value="25683810" calcext:value-type="float">
            <text:p>256838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0547048" calcext:value-type="float">
            <text:p>20547048</text:p>
          </table:table-cell>
          <table:table-cell office:value-type="float" office:value="17978667" calcext:value-type="float">
            <text:p>17978667</text:p>
          </table:table-cell>
          <table:table-cell table:number-columns-repeated="3" office:value-type="float" office:value="2568381" calcext:value-type="float">
            <text:p>25683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31" calcext:value-type="float">
            <text:p>202631</text:p>
          </table:table-cell>
          <table:table-cell office:value-type="float" office:value="161706358" calcext:value-type="float">
            <text:p>16170635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29365088" calcext:value-type="float">
            <text:p>129365088</text:p>
          </table:table-cell>
          <table:table-cell office:value-type="float" office:value="113194452" calcext:value-type="float">
            <text:p>113194452</text:p>
          </table:table-cell>
          <table:table-cell table:number-columns-repeated="3" office:value-type="float" office:value="16170636" calcext:value-type="float">
            <text:p>16170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56" calcext:value-type="float">
            <text:p>202656</text:p>
          </table:table-cell>
          <table:table-cell office:value-type="float" office:value="97247000" calcext:value-type="float">
            <text:p>9724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8072900" calcext:value-type="float">
            <text:p>68072900</text:p>
          </table:table-cell>
          <table:table-cell office:value-type="float" office:value="58348200" calcext:value-type="float">
            <text:p>58348200</text:p>
          </table:table-cell>
          <table:table-cell table:number-columns-repeated="3" office:value-type="float" office:value="9724700" calcext:value-type="float">
            <text:p>9724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57" calcext:value-type="float">
            <text:p>202657</text:p>
          </table:table-cell>
          <table:table-cell office:value-type="float" office:value="75003000" calcext:value-type="float">
            <text:p>7500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2502100" calcext:value-type="float">
            <text:p>52502100</text:p>
          </table:table-cell>
          <table:table-cell office:value-type="float" office:value="45001800" calcext:value-type="float">
            <text:p>45001800</text:p>
          </table:table-cell>
          <table:table-cell table:number-columns-repeated="3" office:value-type="float" office:value="7500300" calcext:value-type="float">
            <text:p>7500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58" calcext:value-type="float">
            <text:p>202658</text:p>
          </table:table-cell>
          <table:table-cell office:value-type="float" office:value="99240000" calcext:value-type="float">
            <text:p>9924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9468000" calcext:value-type="float">
            <text:p>69468000</text:p>
          </table:table-cell>
          <table:table-cell office:value-type="float" office:value="59544000" calcext:value-type="float">
            <text:p>59544000</text:p>
          </table:table-cell>
          <table:table-cell table:number-columns-repeated="3" office:value-type="float" office:value="9924000" calcext:value-type="float">
            <text:p>992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59" calcext:value-type="float">
            <text:p>202659</text:p>
          </table:table-cell>
          <table:table-cell office:value-type="float" office:value="89752000" calcext:value-type="float">
            <text:p>8975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2826400" calcext:value-type="float">
            <text:p>62826400</text:p>
          </table:table-cell>
          <table:table-cell office:value-type="float" office:value="53851200" calcext:value-type="float">
            <text:p>53851200</text:p>
          </table:table-cell>
          <table:table-cell table:number-columns-repeated="3" office:value-type="float" office:value="8975200" calcext:value-type="float">
            <text:p>8975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0" calcext:value-type="float">
            <text:p>202660</text:p>
          </table:table-cell>
          <table:table-cell office:value-type="float" office:value="89774000" calcext:value-type="float">
            <text:p>8977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2841800" calcext:value-type="float">
            <text:p>62841800</text:p>
          </table:table-cell>
          <table:table-cell office:value-type="float" office:value="53864400" calcext:value-type="float">
            <text:p>53864400</text:p>
          </table:table-cell>
          <table:table-cell table:number-columns-repeated="3" office:value-type="float" office:value="8977400" calcext:value-type="float">
            <text:p>897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1" calcext:value-type="float">
            <text:p>202661</text:p>
          </table:table-cell>
          <table:table-cell office:value-type="float" office:value="71872000" calcext:value-type="float">
            <text:p>7187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0310400" calcext:value-type="float">
            <text:p>50310400</text:p>
          </table:table-cell>
          <table:table-cell office:value-type="float" office:value="43123200" calcext:value-type="float">
            <text:p>43123200</text:p>
          </table:table-cell>
          <table:table-cell table:number-columns-repeated="3" office:value-type="float" office:value="7187200" calcext:value-type="float">
            <text:p>7187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2" calcext:value-type="float">
            <text:p>202662</text:p>
          </table:table-cell>
          <table:table-cell office:value-type="float" office:value="252083000" calcext:value-type="float">
            <text:p>25208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76458100" calcext:value-type="float">
            <text:p>176458100</text:p>
          </table:table-cell>
          <table:table-cell office:value-type="float" office:value="151249800" calcext:value-type="float">
            <text:p>151249800</text:p>
          </table:table-cell>
          <table:table-cell table:number-columns-repeated="3" office:value-type="float" office:value="25208300" calcext:value-type="float">
            <text:p>25208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3" calcext:value-type="float">
            <text:p>202663</text:p>
          </table:table-cell>
          <table:table-cell office:value-type="float" office:value="101788000" calcext:value-type="float">
            <text:p>10178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1251600" calcext:value-type="float">
            <text:p>71251600</text:p>
          </table:table-cell>
          <table:table-cell office:value-type="float" office:value="61072800" calcext:value-type="float">
            <text:p>61072800</text:p>
          </table:table-cell>
          <table:table-cell table:number-columns-repeated="3" office:value-type="float" office:value="10178800" calcext:value-type="float">
            <text:p>10178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4" calcext:value-type="float">
            <text:p>202664</text:p>
          </table:table-cell>
          <table:table-cell office:value-type="float" office:value="50798000" calcext:value-type="float">
            <text:p>5079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5558600" calcext:value-type="float">
            <text:p>35558600</text:p>
          </table:table-cell>
          <table:table-cell office:value-type="float" office:value="30478800" calcext:value-type="float">
            <text:p>30478800</text:p>
          </table:table-cell>
          <table:table-cell table:number-columns-repeated="3" office:value-type="float" office:value="5079800" calcext:value-type="float">
            <text:p>5079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5" calcext:value-type="float">
            <text:p>202665</text:p>
          </table:table-cell>
          <table:table-cell office:value-type="float" office:value="30023000" calcext:value-type="float">
            <text:p>3002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1016100" calcext:value-type="float">
            <text:p>21016100</text:p>
          </table:table-cell>
          <table:table-cell office:value-type="float" office:value="18013800" calcext:value-type="float">
            <text:p>18013800</text:p>
          </table:table-cell>
          <table:table-cell table:number-columns-repeated="3" office:value-type="float" office:value="3002300" calcext:value-type="float">
            <text:p>300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6" calcext:value-type="float">
            <text:p>202666</text:p>
          </table:table-cell>
          <table:table-cell office:value-type="float" office:value="68377000" calcext:value-type="float">
            <text:p>6837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7863900" calcext:value-type="float">
            <text:p>47863900</text:p>
          </table:table-cell>
          <table:table-cell office:value-type="float" office:value="41026200" calcext:value-type="float">
            <text:p>41026200</text:p>
          </table:table-cell>
          <table:table-cell table:number-columns-repeated="3" office:value-type="float" office:value="6837700" calcext:value-type="float">
            <text:p>6837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7" calcext:value-type="float">
            <text:p>202667</text:p>
          </table:table-cell>
          <table:table-cell office:value-type="float" office:value="49419000" calcext:value-type="float">
            <text:p>4941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593300" calcext:value-type="float">
            <text:p>34593300</text:p>
          </table:table-cell>
          <table:table-cell office:value-type="float" office:value="29651400" calcext:value-type="float">
            <text:p>29651400</text:p>
          </table:table-cell>
          <table:table-cell table:number-columns-repeated="3" office:value-type="float" office:value="4941900" calcext:value-type="float">
            <text:p>4941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8" calcext:value-type="float">
            <text:p>202668</text:p>
          </table:table-cell>
          <table:table-cell office:value-type="float" office:value="75128000" calcext:value-type="float">
            <text:p>7512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2589600" calcext:value-type="float">
            <text:p>52589600</text:p>
          </table:table-cell>
          <table:table-cell office:value-type="float" office:value="45076800" calcext:value-type="float">
            <text:p>45076800</text:p>
          </table:table-cell>
          <table:table-cell table:number-columns-repeated="3" office:value-type="float" office:value="7512800" calcext:value-type="float">
            <text:p>7512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69" calcext:value-type="float">
            <text:p>202669</text:p>
          </table:table-cell>
          <table:table-cell office:value-type="float" office:value="49709000" calcext:value-type="float">
            <text:p>4970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796300" calcext:value-type="float">
            <text:p>34796300</text:p>
          </table:table-cell>
          <table:table-cell office:value-type="float" office:value="29825400" calcext:value-type="float">
            <text:p>29825400</text:p>
          </table:table-cell>
          <table:table-cell table:number-columns-repeated="3" office:value-type="float" office:value="4970900" calcext:value-type="float">
            <text:p>4970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0" calcext:value-type="float">
            <text:p>202670</text:p>
          </table:table-cell>
          <table:table-cell office:value-type="float" office:value="38985000" calcext:value-type="float">
            <text:p>3898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7289500" calcext:value-type="float">
            <text:p>27289500</text:p>
          </table:table-cell>
          <table:table-cell office:value-type="float" office:value="23391000" calcext:value-type="float">
            <text:p>23391000</text:p>
          </table:table-cell>
          <table:table-cell table:number-columns-repeated="3" office:value-type="float" office:value="3898500" calcext:value-type="float">
            <text:p>3898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1" calcext:value-type="float">
            <text:p>202671</text:p>
          </table:table-cell>
          <table:table-cell office:value-type="float" office:value="44139000" calcext:value-type="float">
            <text:p>4413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0897300" calcext:value-type="float">
            <text:p>30897300</text:p>
          </table:table-cell>
          <table:table-cell office:value-type="float" office:value="26483400" calcext:value-type="float">
            <text:p>26483400</text:p>
          </table:table-cell>
          <table:table-cell table:number-columns-repeated="3" office:value-type="float" office:value="4413900" calcext:value-type="float">
            <text:p>4413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2" calcext:value-type="float">
            <text:p>202672</text:p>
          </table:table-cell>
          <table:table-cell office:value-type="float" office:value="44470000" calcext:value-type="float">
            <text:p>4447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1129000" calcext:value-type="float">
            <text:p>31129000</text:p>
          </table:table-cell>
          <table:table-cell office:value-type="float" office:value="26682000" calcext:value-type="float">
            <text:p>26682000</text:p>
          </table:table-cell>
          <table:table-cell table:number-columns-repeated="3" office:value-type="float" office:value="4447000" calcext:value-type="float">
            <text:p>444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3" calcext:value-type="float">
            <text:p>202673</text:p>
          </table:table-cell>
          <table:table-cell office:value-type="float" office:value="29491000" calcext:value-type="float">
            <text:p>2949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0643700" calcext:value-type="float">
            <text:p>20643700</text:p>
          </table:table-cell>
          <table:table-cell office:value-type="float" office:value="17694600" calcext:value-type="float">
            <text:p>17694600</text:p>
          </table:table-cell>
          <table:table-cell table:number-columns-repeated="3" office:value-type="float" office:value="2949100" calcext:value-type="float">
            <text:p>2949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4" calcext:value-type="float">
            <text:p>202674</text:p>
          </table:table-cell>
          <table:table-cell office:value-type="float" office:value="39048000" calcext:value-type="float">
            <text:p>3904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7333600" calcext:value-type="float">
            <text:p>27333600</text:p>
          </table:table-cell>
          <table:table-cell office:value-type="float" office:value="23428800" calcext:value-type="float">
            <text:p>23428800</text:p>
          </table:table-cell>
          <table:table-cell table:number-columns-repeated="3" office:value-type="float" office:value="3904800" calcext:value-type="float">
            <text:p>3904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5" calcext:value-type="float">
            <text:p>202675</text:p>
          </table:table-cell>
          <table:table-cell office:value-type="float" office:value="49800000" calcext:value-type="float">
            <text:p>498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860000" calcext:value-type="float">
            <text:p>34860000</text:p>
          </table:table-cell>
          <table:table-cell office:value-type="float" office:value="29880000" calcext:value-type="float">
            <text:p>29880000</text:p>
          </table:table-cell>
          <table:table-cell table:number-columns-repeated="3" office:value-type="float" office:value="4980000" calcext:value-type="float">
            <text:p>49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6" calcext:value-type="float">
            <text:p>202676</text:p>
          </table:table-cell>
          <table:table-cell office:value-type="float" office:value="63543000" calcext:value-type="float">
            <text:p>6354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4480100" calcext:value-type="float">
            <text:p>44480100</text:p>
          </table:table-cell>
          <table:table-cell office:value-type="float" office:value="38125800" calcext:value-type="float">
            <text:p>38125800</text:p>
          </table:table-cell>
          <table:table-cell table:number-columns-repeated="3" office:value-type="float" office:value="6354300" calcext:value-type="float">
            <text:p>6354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7" calcext:value-type="float">
            <text:p>202677</text:p>
          </table:table-cell>
          <table:table-cell office:value-type="float" office:value="89255000" calcext:value-type="float">
            <text:p>89255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2478500" calcext:value-type="float">
            <text:p>62478500</text:p>
          </table:table-cell>
          <table:table-cell office:value-type="float" office:value="53553000" calcext:value-type="float">
            <text:p>53553000</text:p>
          </table:table-cell>
          <table:table-cell table:number-columns-repeated="3" office:value-type="float" office:value="8925500" calcext:value-type="float">
            <text:p>8925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8" calcext:value-type="float">
            <text:p>202678</text:p>
          </table:table-cell>
          <table:table-cell office:value-type="float" office:value="63060000" calcext:value-type="float">
            <text:p>6306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4142000" calcext:value-type="float">
            <text:p>44142000</text:p>
          </table:table-cell>
          <table:table-cell office:value-type="float" office:value="37836000" calcext:value-type="float">
            <text:p>37836000</text:p>
          </table:table-cell>
          <table:table-cell table:number-columns-repeated="3" office:value-type="float" office:value="6306000" calcext:value-type="float">
            <text:p>630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79" calcext:value-type="float">
            <text:p>202679</text:p>
          </table:table-cell>
          <table:table-cell office:value-type="float" office:value="105462000" calcext:value-type="float">
            <text:p>10546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3277200" calcext:value-type="float">
            <text:p>63277200</text:p>
          </table:table-cell>
          <table:table-cell office:value-type="float" office:value="52731000" calcext:value-type="float">
            <text:p>52731000</text:p>
          </table:table-cell>
          <table:table-cell table:number-columns-repeated="3" office:value-type="float" office:value="10546200" calcext:value-type="float">
            <text:p>10546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0" calcext:value-type="float">
            <text:p>202680</text:p>
          </table:table-cell>
          <table:table-cell office:value-type="float" office:value="95121000" calcext:value-type="float">
            <text:p>9512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7072600" calcext:value-type="float">
            <text:p>57072600</text:p>
          </table:table-cell>
          <table:table-cell office:value-type="float" office:value="47560500" calcext:value-type="float">
            <text:p>47560500</text:p>
          </table:table-cell>
          <table:table-cell table:number-columns-repeated="3" office:value-type="float" office:value="9512100" calcext:value-type="float">
            <text:p>951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1" calcext:value-type="float">
            <text:p>202681</text:p>
          </table:table-cell>
          <table:table-cell office:value-type="float" office:value="88523000" calcext:value-type="float">
            <text:p>8852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3113800" calcext:value-type="float">
            <text:p>53113800</text:p>
          </table:table-cell>
          <table:table-cell office:value-type="float" office:value="44261500" calcext:value-type="float">
            <text:p>44261500</text:p>
          </table:table-cell>
          <table:table-cell table:number-columns-repeated="3" office:value-type="float" office:value="8852300" calcext:value-type="float">
            <text:p>885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2" calcext:value-type="float">
            <text:p>202682</text:p>
          </table:table-cell>
          <table:table-cell office:value-type="float" office:value="65750000" calcext:value-type="float">
            <text:p>6575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9450000" calcext:value-type="float">
            <text:p>39450000</text:p>
          </table:table-cell>
          <table:table-cell office:value-type="float" office:value="32875000" calcext:value-type="float">
            <text:p>32875000</text:p>
          </table:table-cell>
          <table:table-cell table:number-columns-repeated="3" office:value-type="float" office:value="6575000" calcext:value-type="float">
            <text:p>65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3" calcext:value-type="float">
            <text:p>202683</text:p>
          </table:table-cell>
          <table:table-cell office:value-type="float" office:value="93636000" calcext:value-type="float">
            <text:p>9363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6181600" calcext:value-type="float">
            <text:p>56181600</text:p>
          </table:table-cell>
          <table:table-cell office:value-type="float" office:value="46818000" calcext:value-type="float">
            <text:p>46818000</text:p>
          </table:table-cell>
          <table:table-cell table:number-columns-repeated="3" office:value-type="float" office:value="9363600" calcext:value-type="float">
            <text:p>9363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4" calcext:value-type="float">
            <text:p>202684</text:p>
          </table:table-cell>
          <table:table-cell office:value-type="float" office:value="74536000" calcext:value-type="float">
            <text:p>7453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4721600" calcext:value-type="float">
            <text:p>44721600</text:p>
          </table:table-cell>
          <table:table-cell office:value-type="float" office:value="37268000" calcext:value-type="float">
            <text:p>37268000</text:p>
          </table:table-cell>
          <table:table-cell table:number-columns-repeated="3" office:value-type="float" office:value="7453600" calcext:value-type="float">
            <text:p>7453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5" calcext:value-type="float">
            <text:p>202685</text:p>
          </table:table-cell>
          <table:table-cell office:value-type="float" office:value="81916000" calcext:value-type="float">
            <text:p>8191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9149600" calcext:value-type="float">
            <text:p>49149600</text:p>
          </table:table-cell>
          <table:table-cell office:value-type="float" office:value="40958000" calcext:value-type="float">
            <text:p>40958000</text:p>
          </table:table-cell>
          <table:table-cell table:number-columns-repeated="3" office:value-type="float" office:value="8191600" calcext:value-type="float">
            <text:p>8191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6" calcext:value-type="float">
            <text:p>202686</text:p>
          </table:table-cell>
          <table:table-cell office:value-type="float" office:value="83399000" calcext:value-type="float">
            <text:p>83399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0039400" calcext:value-type="float">
            <text:p>50039400</text:p>
          </table:table-cell>
          <table:table-cell office:value-type="float" office:value="41699500" calcext:value-type="float">
            <text:p>41699500</text:p>
          </table:table-cell>
          <table:table-cell table:number-columns-repeated="3" office:value-type="float" office:value="8339900" calcext:value-type="float">
            <text:p>8339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7" calcext:value-type="float">
            <text:p>202687</text:p>
          </table:table-cell>
          <table:table-cell office:value-type="float" office:value="97067000" calcext:value-type="float">
            <text:p>97067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8240200" calcext:value-type="float">
            <text:p>58240200</text:p>
          </table:table-cell>
          <table:table-cell office:value-type="float" office:value="48533500" calcext:value-type="float">
            <text:p>48533500</text:p>
          </table:table-cell>
          <table:table-cell table:number-columns-repeated="3" office:value-type="float" office:value="9706700" calcext:value-type="float">
            <text:p>9706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8" calcext:value-type="float">
            <text:p>202688</text:p>
          </table:table-cell>
          <table:table-cell office:value-type="float" office:value="56549000" calcext:value-type="float">
            <text:p>56549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3929400" calcext:value-type="float">
            <text:p>33929400</text:p>
          </table:table-cell>
          <table:table-cell office:value-type="float" office:value="28274500" calcext:value-type="float">
            <text:p>28274500</text:p>
          </table:table-cell>
          <table:table-cell table:number-columns-repeated="3" office:value-type="float" office:value="5654900" calcext:value-type="float">
            <text:p>5654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89" calcext:value-type="float">
            <text:p>202689</text:p>
          </table:table-cell>
          <table:table-cell office:value-type="float" office:value="63788000" calcext:value-type="float">
            <text:p>63788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8272800" calcext:value-type="float">
            <text:p>38272800</text:p>
          </table:table-cell>
          <table:table-cell office:value-type="float" office:value="31894000" calcext:value-type="float">
            <text:p>31894000</text:p>
          </table:table-cell>
          <table:table-cell table:number-columns-repeated="3" office:value-type="float" office:value="6378800" calcext:value-type="float">
            <text:p>6378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0" calcext:value-type="float">
            <text:p>202690</text:p>
          </table:table-cell>
          <table:table-cell office:value-type="float" office:value="290900427" calcext:value-type="float">
            <text:p>2909004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74540258" calcext:value-type="float">
            <text:p>174540258</text:p>
          </table:table-cell>
          <table:table-cell office:value-type="float" office:value="145450215" calcext:value-type="float">
            <text:p>145450215</text:p>
          </table:table-cell>
          <table:table-cell table:number-columns-repeated="3" office:value-type="float" office:value="29090043" calcext:value-type="float">
            <text:p>290900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1" calcext:value-type="float">
            <text:p>202691</text:p>
          </table:table-cell>
          <table:table-cell office:value-type="float" office:value="52400000" calcext:value-type="float">
            <text:p>524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1440000" calcext:value-type="float">
            <text:p>31440000</text:p>
          </table:table-cell>
          <table:table-cell office:value-type="float" office:value="26200000" calcext:value-type="float">
            <text:p>26200000</text:p>
          </table:table-cell>
          <table:table-cell table:number-columns-repeated="3" office:value-type="float" office:value="5240000" calcext:value-type="float">
            <text:p>52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2" calcext:value-type="float">
            <text:p>202692</text:p>
          </table:table-cell>
          <table:table-cell office:value-type="float" office:value="47636000" calcext:value-type="float">
            <text:p>47636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8581600" calcext:value-type="float">
            <text:p>28581600</text:p>
          </table:table-cell>
          <table:table-cell office:value-type="float" office:value="23818000" calcext:value-type="float">
            <text:p>23818000</text:p>
          </table:table-cell>
          <table:table-cell table:number-columns-repeated="3" office:value-type="float" office:value="4763600" calcext:value-type="float">
            <text:p>4763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3" calcext:value-type="float">
            <text:p>202693</text:p>
          </table:table-cell>
          <table:table-cell office:value-type="float" office:value="228567000" calcext:value-type="float">
            <text:p>228567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37140200" calcext:value-type="float">
            <text:p>137140200</text:p>
          </table:table-cell>
          <table:table-cell office:value-type="float" office:value="114283500" calcext:value-type="float">
            <text:p>114283500</text:p>
          </table:table-cell>
          <table:table-cell table:number-columns-repeated="3" office:value-type="float" office:value="22856700" calcext:value-type="float">
            <text:p>22856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4" calcext:value-type="float">
            <text:p>202694</text:p>
          </table:table-cell>
          <table:table-cell office:value-type="float" office:value="32050000" calcext:value-type="float">
            <text:p>3205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9230000" calcext:value-type="float">
            <text:p>19230000</text:p>
          </table:table-cell>
          <table:table-cell office:value-type="float" office:value="16025000" calcext:value-type="float">
            <text:p>16025000</text:p>
          </table:table-cell>
          <table:table-cell table:number-columns-repeated="3" office:value-type="float" office:value="3205000" calcext:value-type="float">
            <text:p>320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5" calcext:value-type="float">
            <text:p>202695</text:p>
          </table:table-cell>
          <table:table-cell office:value-type="float" office:value="53544000" calcext:value-type="float">
            <text:p>5354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2126400" calcext:value-type="float">
            <text:p>32126400</text:p>
          </table:table-cell>
          <table:table-cell office:value-type="float" office:value="26772000" calcext:value-type="float">
            <text:p>26772000</text:p>
          </table:table-cell>
          <table:table-cell table:number-columns-repeated="3" office:value-type="float" office:value="5354400" calcext:value-type="float">
            <text:p>5354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6" calcext:value-type="float">
            <text:p>202696</text:p>
          </table:table-cell>
          <table:table-cell office:value-type="float" office:value="69587000" calcext:value-type="float">
            <text:p>69587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1752200" calcext:value-type="float">
            <text:p>41752200</text:p>
          </table:table-cell>
          <table:table-cell office:value-type="float" office:value="34793500" calcext:value-type="float">
            <text:p>34793500</text:p>
          </table:table-cell>
          <table:table-cell table:number-columns-repeated="3" office:value-type="float" office:value="6958700" calcext:value-type="float">
            <text:p>6958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7" calcext:value-type="float">
            <text:p>202697</text:p>
          </table:table-cell>
          <table:table-cell office:value-type="float" office:value="76215000" calcext:value-type="float">
            <text:p>7621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5729000" calcext:value-type="float">
            <text:p>45729000</text:p>
          </table:table-cell>
          <table:table-cell office:value-type="float" office:value="38107500" calcext:value-type="float">
            <text:p>38107500</text:p>
          </table:table-cell>
          <table:table-cell table:number-columns-repeated="3" office:value-type="float" office:value="7621500" calcext:value-type="float">
            <text:p>7621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8" calcext:value-type="float">
            <text:p>202698</text:p>
          </table:table-cell>
          <table:table-cell office:value-type="float" office:value="92125000" calcext:value-type="float">
            <text:p>9212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5275000" calcext:value-type="float">
            <text:p>55275000</text:p>
          </table:table-cell>
          <table:table-cell office:value-type="float" office:value="46062500" calcext:value-type="float">
            <text:p>46062500</text:p>
          </table:table-cell>
          <table:table-cell table:number-columns-repeated="3" office:value-type="float" office:value="9212500" calcext:value-type="float">
            <text:p>92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699" calcext:value-type="float">
            <text:p>202699</text:p>
          </table:table-cell>
          <table:table-cell office:value-type="float" office:value="46075000" calcext:value-type="float">
            <text:p>4607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7645000" calcext:value-type="float">
            <text:p>27645000</text:p>
          </table:table-cell>
          <table:table-cell office:value-type="float" office:value="23037500" calcext:value-type="float">
            <text:p>23037500</text:p>
          </table:table-cell>
          <table:table-cell table:number-columns-repeated="3" office:value-type="float" office:value="4607500" calcext:value-type="float">
            <text:p>460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00" calcext:value-type="float">
            <text:p>202700</text:p>
          </table:table-cell>
          <table:table-cell office:value-type="float" office:value="60041000" calcext:value-type="float">
            <text:p>6004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6024600" calcext:value-type="float">
            <text:p>36024600</text:p>
          </table:table-cell>
          <table:table-cell office:value-type="float" office:value="30020500" calcext:value-type="float">
            <text:p>30020500</text:p>
          </table:table-cell>
          <table:table-cell table:number-columns-repeated="3" office:value-type="float" office:value="6004100" calcext:value-type="float">
            <text:p>6004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01" calcext:value-type="float">
            <text:p>202701</text:p>
          </table:table-cell>
          <table:table-cell office:value-type="float" office:value="42833000" calcext:value-type="float">
            <text:p>4283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5699800" calcext:value-type="float">
            <text:p>25699800</text:p>
          </table:table-cell>
          <table:table-cell office:value-type="float" office:value="21416500" calcext:value-type="float">
            <text:p>21416500</text:p>
          </table:table-cell>
          <table:table-cell table:number-columns-repeated="3" office:value-type="float" office:value="4283300" calcext:value-type="float">
            <text:p>4283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02" calcext:value-type="float">
            <text:p>202702</text:p>
          </table:table-cell>
          <table:table-cell office:value-type="float" office:value="21597000" calcext:value-type="float">
            <text:p>21597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958200" calcext:value-type="float">
            <text:p>12958200</text:p>
          </table:table-cell>
          <table:table-cell office:value-type="float" office:value="10798500" calcext:value-type="float">
            <text:p>10798500</text:p>
          </table:table-cell>
          <table:table-cell table:number-columns-repeated="3" office:value-type="float" office:value="2159700" calcext:value-type="float">
            <text:p>2159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06" calcext:value-type="float">
            <text:p>202706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50400000" calcext:value-type="float">
            <text:p>50400000</text:p>
          </table:table-cell>
          <table:table-cell table:number-columns-repeated="3" office:value-type="float" office:value="3600000" calcext:value-type="float">
            <text:p>3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07" calcext:value-type="float">
            <text:p>202707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4300000" calcext:value-type="float">
            <text:p>24300000</text:p>
          </table:table-cell>
          <table:table-cell office:value-type="float" office:value="22680000" calcext:value-type="float">
            <text:p>22680000</text:p>
          </table:table-cell>
          <table:table-cell table:number-columns-repeated="3" office:value-type="float" office:value="1620000" calcext:value-type="float">
            <text:p>16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08" calcext:value-type="float">
            <text:p>202708</text:p>
          </table:table-cell>
          <table:table-cell office:value-type="float" office:value="2145000000" calcext:value-type="float">
            <text:p>2145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43500000" calcext:value-type="float">
            <text:p>643500000</text:p>
          </table:table-cell>
          <table:table-cell office:value-type="float" office:value="600600000" calcext:value-type="float">
            <text:p>600600000</text:p>
          </table:table-cell>
          <table:table-cell table:number-columns-repeated="3" office:value-type="float" office:value="42900000" calcext:value-type="float">
            <text:p>42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09" calcext:value-type="float">
            <text:p>202709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25200000" calcext:value-type="float">
            <text:p>25200000</text:p>
          </table:table-cell>
          <table:table-cell table:number-columns-repeated="3"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0" calcext:value-type="float">
            <text:p>202710</text:p>
          </table:table-cell>
          <table:table-cell office:value-type="float" office:value="432000000" calcext:value-type="float">
            <text:p>432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29600000" calcext:value-type="float">
            <text:p>129600000</text:p>
          </table:table-cell>
          <table:table-cell office:value-type="float" office:value="120960000" calcext:value-type="float">
            <text:p>120960000</text:p>
          </table:table-cell>
          <table:table-cell table:number-columns-repeated="3" office:value-type="float" office:value="8640000" calcext:value-type="float">
            <text:p>86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1" calcext:value-type="float">
            <text:p>202711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9700000" calcext:value-type="float">
            <text:p>29700000</text:p>
          </table:table-cell>
          <table:table-cell office:value-type="float" office:value="27720000" calcext:value-type="float">
            <text:p>27720000</text:p>
          </table:table-cell>
          <table:table-cell table:number-columns-repeated="3" office:value-type="float" office:value="1980000" calcext:value-type="float">
            <text:p>19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2" calcext:value-type="float">
            <text:p>202712</text:p>
          </table:table-cell>
          <table:table-cell office:value-type="float" office:value="48750000" calcext:value-type="float">
            <text:p>4875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4625000" calcext:value-type="float">
            <text:p>14625000</text:p>
          </table:table-cell>
          <table:table-cell office:value-type="float" office:value="13650000" calcext:value-type="float">
            <text:p>13650000</text:p>
          </table:table-cell>
          <table:table-cell table:number-columns-repeated="3" office:value-type="float" office:value="975000" calcext:value-type="float">
            <text:p>9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3" calcext:value-type="float">
            <text:p>202713</text:p>
          </table:table-cell>
          <table:table-cell office:value-type="float" office:value="97500000" calcext:value-type="float">
            <text:p>97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9250000" calcext:value-type="float">
            <text:p>29250000</text:p>
          </table:table-cell>
          <table:table-cell office:value-type="float" office:value="27300000" calcext:value-type="float">
            <text:p>27300000</text:p>
          </table:table-cell>
          <table:table-cell table:number-columns-repeated="3" office:value-type="float" office:value="1950000" calcext:value-type="float">
            <text:p>19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4" calcext:value-type="float">
            <text:p>202714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8100000" calcext:value-type="float">
            <text:p>8100000</text:p>
          </table:table-cell>
          <table:table-cell office:value-type="float" office:value="7560000" calcext:value-type="float">
            <text:p>7560000</text:p>
          </table:table-cell>
          <table:table-cell table:number-columns-repeated="3" office:value-type="float" office:value="540000" calcext:value-type="float">
            <text:p>5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5" calcext:value-type="float">
            <text:p>202715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9700000" calcext:value-type="float">
            <text:p>29700000</text:p>
          </table:table-cell>
          <table:table-cell office:value-type="float" office:value="27720000" calcext:value-type="float">
            <text:p>27720000</text:p>
          </table:table-cell>
          <table:table-cell table:number-columns-repeated="3" office:value-type="float" office:value="1980000" calcext:value-type="float">
            <text:p>19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6" calcext:value-type="float">
            <text:p>202716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08000000" calcext:value-type="float">
            <text:p>108000000</text:p>
          </table:table-cell>
          <table:table-cell office:value-type="float" office:value="100800000" calcext:value-type="float">
            <text:p>100800000</text:p>
          </table:table-cell>
          <table:table-cell table:number-columns-repeated="3" office:value-type="float" office:value="7200000" calcext:value-type="float">
            <text:p>72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7" calcext:value-type="float">
            <text:p>202717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50400000" calcext:value-type="float">
            <text:p>50400000</text:p>
          </table:table-cell>
          <table:table-cell table:number-columns-repeated="3" office:value-type="float" office:value="3600000" calcext:value-type="float">
            <text:p>3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8" calcext:value-type="float">
            <text:p>202718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50400000" calcext:value-type="float">
            <text:p>50400000</text:p>
          </table:table-cell>
          <table:table-cell table:number-columns-repeated="3" office:value-type="float" office:value="3600000" calcext:value-type="float">
            <text:p>3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19" calcext:value-type="float">
            <text:p>202719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4300000" calcext:value-type="float">
            <text:p>24300000</text:p>
          </table:table-cell>
          <table:table-cell office:value-type="float" office:value="22680000" calcext:value-type="float">
            <text:p>22680000</text:p>
          </table:table-cell>
          <table:table-cell table:number-columns-repeated="3" office:value-type="float" office:value="1620000" calcext:value-type="float">
            <text:p>16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0" calcext:value-type="float">
            <text:p>202720</text:p>
          </table:table-cell>
          <table:table-cell office:value-type="float" office:value="90000000" calcext:value-type="float">
            <text:p>9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25200000" calcext:value-type="float">
            <text:p>25200000</text:p>
          </table:table-cell>
          <table:table-cell table:number-columns-repeated="3" office:value-type="float" office:value="1800000" calcext:value-type="float">
            <text:p>18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1" calcext:value-type="float">
            <text:p>202721</text:p>
          </table:table-cell>
          <table:table-cell office:value-type="float" office:value="84000000" calcext:value-type="float">
            <text:p>84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5200000" calcext:value-type="float">
            <text:p>25200000</text:p>
          </table:table-cell>
          <table:table-cell office:value-type="float" office:value="23520000" calcext:value-type="float">
            <text:p>23520000</text:p>
          </table:table-cell>
          <table:table-cell table:number-columns-repeated="3" office:value-type="float" office:value="1680000" calcext:value-type="float">
            <text:p>16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2" calcext:value-type="float">
            <text:p>202722</text:p>
          </table:table-cell>
          <table:table-cell office:value-type="float" office:value="141375000" calcext:value-type="float">
            <text:p>141375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2412500" calcext:value-type="float">
            <text:p>42412500</text:p>
          </table:table-cell>
          <table:table-cell office:value-type="float" office:value="39585000" calcext:value-type="float">
            <text:p>39585000</text:p>
          </table:table-cell>
          <table:table-cell table:number-columns-repeated="3" office:value-type="float" office:value="2827500" calcext:value-type="float">
            <text:p>282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3" calcext:value-type="float">
            <text:p>202723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26880000" calcext:value-type="float">
            <text:p>26880000</text:p>
          </table:table-cell>
          <table:table-cell table:number-columns-repeated="3" office:value-type="float" office:value="1920000" calcext:value-type="float">
            <text:p>19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4" calcext:value-type="float">
            <text:p>202724</text:p>
          </table:table-cell>
          <table:table-cell office:value-type="float" office:value="202500000" calcext:value-type="float">
            <text:p>202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0750000" calcext:value-type="float">
            <text:p>60750000</text:p>
          </table:table-cell>
          <table:table-cell office:value-type="float" office:value="56700000" calcext:value-type="float">
            <text:p>56700000</text:p>
          </table:table-cell>
          <table:table-cell table:number-columns-repeated="3" office:value-type="float" office:value="4050000" calcext:value-type="float">
            <text:p>40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5" calcext:value-type="float">
            <text:p>202725</text:p>
          </table:table-cell>
          <table:table-cell office:value-type="float" office:value="78750000" calcext:value-type="float">
            <text:p>7875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3625000" calcext:value-type="float">
            <text:p>23625000</text:p>
          </table:table-cell>
          <table:table-cell office:value-type="float" office:value="22050000" calcext:value-type="float">
            <text:p>22050000</text:p>
          </table:table-cell>
          <table:table-cell table:number-columns-repeated="3" office:value-type="float" office:value="1575000" calcext:value-type="float">
            <text:p>15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6" calcext:value-type="float">
            <text:p>202726</text:p>
          </table:table-cell>
          <table:table-cell office:value-type="float" office:value="222750000" calcext:value-type="float">
            <text:p>22275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6825000" calcext:value-type="float">
            <text:p>66825000</text:p>
          </table:table-cell>
          <table:table-cell office:value-type="float" office:value="62370000" calcext:value-type="float">
            <text:p>62370000</text:p>
          </table:table-cell>
          <table:table-cell table:number-columns-repeated="3" office:value-type="float" office:value="4455000" calcext:value-type="float">
            <text:p>445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7" calcext:value-type="float">
            <text:p>202727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600000" calcext:value-type="float">
            <text:p>12600000</text:p>
          </table:table-cell>
          <table:table-cell table:number-columns-repeated="3"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8" calcext:value-type="float">
            <text:p>202728</text:p>
          </table:table-cell>
          <table:table-cell office:value-type="float" office:value="378000000" calcext:value-type="float">
            <text:p>378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13400000" calcext:value-type="float">
            <text:p>113400000</text:p>
          </table:table-cell>
          <table:table-cell office:value-type="float" office:value="105840000" calcext:value-type="float">
            <text:p>105840000</text:p>
          </table:table-cell>
          <table:table-cell table:number-columns-repeated="3" office:value-type="float" office:value="7560000" calcext:value-type="float">
            <text:p>75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29" calcext:value-type="float">
            <text:p>202729</text:p>
          </table:table-cell>
          <table:table-cell office:value-type="float" office:value="445500000" calcext:value-type="float">
            <text:p>445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3650000" calcext:value-type="float">
            <text:p>133650000</text:p>
          </table:table-cell>
          <table:table-cell office:value-type="float" office:value="124740000" calcext:value-type="float">
            <text:p>124740000</text:p>
          </table:table-cell>
          <table:table-cell table:number-columns-repeated="3" office:value-type="float" office:value="8910000" calcext:value-type="float">
            <text:p>89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0" calcext:value-type="float">
            <text:p>202730</text:p>
          </table:table-cell>
          <table:table-cell office:value-type="float" office:value="144000000" calcext:value-type="float">
            <text:p>144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3200000" calcext:value-type="float">
            <text:p>43200000</text:p>
          </table:table-cell>
          <table:table-cell office:value-type="float" office:value="40320000" calcext:value-type="float">
            <text:p>40320000</text:p>
          </table:table-cell>
          <table:table-cell table:number-columns-repeated="3" office:value-type="float" office:value="2880000" calcext:value-type="float">
            <text:p>28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1" calcext:value-type="float">
            <text:p>202731</text:p>
          </table:table-cell>
          <table:table-cell office:value-type="float" office:value="168000000" calcext:value-type="float">
            <text:p>168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0400000" calcext:value-type="float">
            <text:p>50400000</text:p>
          </table:table-cell>
          <table:table-cell office:value-type="float" office:value="47040000" calcext:value-type="float">
            <text:p>47040000</text:p>
          </table:table-cell>
          <table:table-cell table:number-columns-repeated="3" office:value-type="float" office:value="3360000" calcext:value-type="float">
            <text:p>33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2" calcext:value-type="float">
            <text:p>202732</text:p>
          </table:table-cell>
          <table:table-cell office:value-type="float" office:value="168750000" calcext:value-type="float">
            <text:p>16875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0625000" calcext:value-type="float">
            <text:p>50625000</text:p>
          </table:table-cell>
          <table:table-cell office:value-type="float" office:value="47250000" calcext:value-type="float">
            <text:p>47250000</text:p>
          </table:table-cell>
          <table:table-cell table:number-columns-repeated="3" office:value-type="float" office:value="3375000" calcext:value-type="float">
            <text:p>33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3" calcext:value-type="float">
            <text:p>202733</text:p>
          </table:table-cell>
          <table:table-cell office:value-type="float" office:value="121500000" calcext:value-type="float">
            <text:p>121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36450000" calcext:value-type="float">
            <text:p>36450000</text:p>
          </table:table-cell>
          <table:table-cell office:value-type="float" office:value="34020000" calcext:value-type="float">
            <text:p>34020000</text:p>
          </table:table-cell>
          <table:table-cell table:number-columns-repeated="3" office:value-type="float" office:value="2430000" calcext:value-type="float">
            <text:p>24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4" calcext:value-type="float">
            <text:p>202734</text:p>
          </table:table-cell>
          <table:table-cell office:value-type="float" office:value="243000000" calcext:value-type="float">
            <text:p>243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72900000" calcext:value-type="float">
            <text:p>72900000</text:p>
          </table:table-cell>
          <table:table-cell office:value-type="float" office:value="68040000" calcext:value-type="float">
            <text:p>68040000</text:p>
          </table:table-cell>
          <table:table-cell table:number-columns-repeated="3" office:value-type="float" office:value="4860000" calcext:value-type="float">
            <text:p>48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5" calcext:value-type="float">
            <text:p>202735</text:p>
          </table:table-cell>
          <table:table-cell office:value-type="float" office:value="36000000" calcext:value-type="float">
            <text:p>36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0800000" calcext:value-type="float">
            <text:p>10800000</text:p>
          </table:table-cell>
          <table:table-cell office:value-type="float" office:value="10080000" calcext:value-type="float">
            <text:p>10080000</text:p>
          </table:table-cell>
          <table:table-cell table:number-columns-repeated="3" office:value-type="float" office:value="720000" calcext:value-type="float">
            <text:p>7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6" calcext:value-type="float">
            <text:p>202736</text:p>
          </table:table-cell>
          <table:table-cell office:value-type="float" office:value="283500000" calcext:value-type="float">
            <text:p>283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85050000" calcext:value-type="float">
            <text:p>85050000</text:p>
          </table:table-cell>
          <table:table-cell office:value-type="float" office:value="79380000" calcext:value-type="float">
            <text:p>79380000</text:p>
          </table:table-cell>
          <table:table-cell table:number-columns-repeated="3" office:value-type="float" office:value="5670000" calcext:value-type="float">
            <text:p>567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7" calcext:value-type="float">
            <text:p>202737</text:p>
          </table:table-cell>
          <table:table-cell office:value-type="float" office:value="180000000" calcext:value-type="float">
            <text:p>18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50400000" calcext:value-type="float">
            <text:p>50400000</text:p>
          </table:table-cell>
          <table:table-cell table:number-columns-repeated="3" office:value-type="float" office:value="3600000" calcext:value-type="float">
            <text:p>3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8" calcext:value-type="float">
            <text:p>202738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94500000" calcext:value-type="float">
            <text:p>94500000</text:p>
          </table:table-cell>
          <table:table-cell office:value-type="float" office:value="88200000" calcext:value-type="float">
            <text:p>88200000</text:p>
          </table:table-cell>
          <table:table-cell table:number-columns-repeated="3" office:value-type="float" office:value="6300000" calcext:value-type="float">
            <text:p>6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39" calcext:value-type="float">
            <text:p>202739</text:p>
          </table:table-cell>
          <table:table-cell office:value-type="float" office:value="52500000" calcext:value-type="float">
            <text:p>52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5750000" calcext:value-type="float">
            <text:p>15750000</text:p>
          </table:table-cell>
          <table:table-cell office:value-type="float" office:value="14700000" calcext:value-type="float">
            <text:p>14700000</text:p>
          </table:table-cell>
          <table:table-cell table:number-columns-repeated="3" office:value-type="float" office:value="1050000" calcext:value-type="float">
            <text:p>10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0" calcext:value-type="float">
            <text:p>202740</text:p>
          </table:table-cell>
          <table:table-cell office:value-type="float" office:value="612000000" calcext:value-type="float">
            <text:p>612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83600000" calcext:value-type="float">
            <text:p>183600000</text:p>
          </table:table-cell>
          <table:table-cell office:value-type="float" office:value="171360000" calcext:value-type="float">
            <text:p>171360000</text:p>
          </table:table-cell>
          <table:table-cell table:number-columns-repeated="3" office:value-type="float" office:value="12240000" calcext:value-type="float">
            <text:p>122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1" calcext:value-type="float">
            <text:p>202741</text:p>
          </table:table-cell>
          <table:table-cell office:value-type="float" office:value="42000000" calcext:value-type="float">
            <text:p>42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2600000" calcext:value-type="float">
            <text:p>12600000</text:p>
          </table:table-cell>
          <table:table-cell office:value-type="float" office:value="11760000" calcext:value-type="float">
            <text:p>11760000</text:p>
          </table:table-cell>
          <table:table-cell table:number-columns-repeated="3" office:value-type="float" office:value="840000" calcext:value-type="float">
            <text:p>8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2" calcext:value-type="float">
            <text:p>202742</text:p>
          </table:table-cell>
          <table:table-cell office:value-type="float" office:value="4050000000" calcext:value-type="float">
            <text:p>405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215000000" calcext:value-type="float">
            <text:p>1215000000</text:p>
          </table:table-cell>
          <table:table-cell office:value-type="float" office:value="1134000000" calcext:value-type="float">
            <text:p>1134000000</text:p>
          </table:table-cell>
          <table:table-cell table:number-columns-repeated="3" office:value-type="float" office:value="81000000" calcext:value-type="float">
            <text:p>81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3" calcext:value-type="float">
            <text:p>202743</text:p>
          </table:table-cell>
          <table:table-cell office:value-type="float" office:value="1680000000" calcext:value-type="float">
            <text:p>168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04000000" calcext:value-type="float">
            <text:p>504000000</text:p>
          </table:table-cell>
          <table:table-cell office:value-type="float" office:value="470400000" calcext:value-type="float">
            <text:p>470400000</text:p>
          </table:table-cell>
          <table:table-cell table:number-columns-repeated="3" office:value-type="float" office:value="33600000" calcext:value-type="float">
            <text:p>336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4" calcext:value-type="float">
            <text:p>202744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600000" calcext:value-type="float">
            <text:p>12600000</text:p>
          </table:table-cell>
          <table:table-cell table:number-columns-repeated="3"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5" calcext:value-type="float">
            <text:p>202745</text:p>
          </table:table-cell>
          <table:table-cell office:value-type="float" office:value="4500000000" calcext:value-type="float">
            <text:p>450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50000000" calcext:value-type="float">
            <text:p>1350000000</text:p>
          </table:table-cell>
          <table:table-cell office:value-type="float" office:value="1260000000" calcext:value-type="float">
            <text:p>1260000000</text:p>
          </table:table-cell>
          <table:table-cell table:number-columns-repeated="3" office:value-type="float" office:value="90000000" calcext:value-type="float">
            <text:p>9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6" calcext:value-type="float">
            <text:p>202746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600000" calcext:value-type="float">
            <text:p>12600000</text:p>
          </table:table-cell>
          <table:table-cell table:number-columns-repeated="3"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7" calcext:value-type="float">
            <text:p>202747</text:p>
          </table:table-cell>
          <table:table-cell office:value-type="float" office:value="72000000" calcext:value-type="float">
            <text:p>72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20160000" calcext:value-type="float">
            <text:p>20160000</text:p>
          </table:table-cell>
          <table:table-cell table:number-columns-repeated="3" office:value-type="float" office:value="1440000" calcext:value-type="float">
            <text:p>14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8" calcext:value-type="float">
            <text:p>202748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9700000" calcext:value-type="float">
            <text:p>29700000</text:p>
          </table:table-cell>
          <table:table-cell office:value-type="float" office:value="27720000" calcext:value-type="float">
            <text:p>27720000</text:p>
          </table:table-cell>
          <table:table-cell table:number-columns-repeated="3" office:value-type="float" office:value="1980000" calcext:value-type="float">
            <text:p>19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49" calcext:value-type="float">
            <text:p>202749</text:p>
          </table:table-cell>
          <table:table-cell office:value-type="float" office:value="33000000" calcext:value-type="float">
            <text:p>33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9900000" calcext:value-type="float">
            <text:p>9900000</text:p>
          </table:table-cell>
          <table:table-cell office:value-type="float" office:value="9240000" calcext:value-type="float">
            <text:p>9240000</text:p>
          </table:table-cell>
          <table:table-cell table:number-columns-repeated="3" office:value-type="float" office:value="660000" calcext:value-type="float">
            <text:p>6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0" calcext:value-type="float">
            <text:p>202750</text:p>
          </table:table-cell>
          <table:table-cell office:value-type="float" office:value="99000000" calcext:value-type="float">
            <text:p>99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9700000" calcext:value-type="float">
            <text:p>29700000</text:p>
          </table:table-cell>
          <table:table-cell office:value-type="float" office:value="27720000" calcext:value-type="float">
            <text:p>27720000</text:p>
          </table:table-cell>
          <table:table-cell table:number-columns-repeated="3" office:value-type="float" office:value="1980000" calcext:value-type="float">
            <text:p>19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1" calcext:value-type="float">
            <text:p>202751</text:p>
          </table:table-cell>
          <table:table-cell office:value-type="float" office:value="4635000000" calcext:value-type="float">
            <text:p>4635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90500000" calcext:value-type="float">
            <text:p>1390500000</text:p>
          </table:table-cell>
          <table:table-cell office:value-type="float" office:value="1297800000" calcext:value-type="float">
            <text:p>1297800000</text:p>
          </table:table-cell>
          <table:table-cell table:number-columns-repeated="3" office:value-type="float" office:value="92700000" calcext:value-type="float">
            <text:p>927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2" calcext:value-type="float">
            <text:p>202752</text:p>
          </table:table-cell>
          <table:table-cell office:value-type="float" office:value="63000000" calcext:value-type="float">
            <text:p>63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8900000" calcext:value-type="float">
            <text:p>18900000</text:p>
          </table:table-cell>
          <table:table-cell office:value-type="float" office:value="17640000" calcext:value-type="float">
            <text:p>17640000</text:p>
          </table:table-cell>
          <table:table-cell table:number-columns-repeated="3" office:value-type="float" office:value="1260000" calcext:value-type="float">
            <text:p>12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3" calcext:value-type="float">
            <text:p>202753</text:p>
          </table:table-cell>
          <table:table-cell office:value-type="float" office:value="63000000" calcext:value-type="float">
            <text:p>63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8900000" calcext:value-type="float">
            <text:p>18900000</text:p>
          </table:table-cell>
          <table:table-cell office:value-type="float" office:value="17640000" calcext:value-type="float">
            <text:p>17640000</text:p>
          </table:table-cell>
          <table:table-cell table:number-columns-repeated="3" office:value-type="float" office:value="1260000" calcext:value-type="float">
            <text:p>12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4" calcext:value-type="float">
            <text:p>202754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600000" calcext:value-type="float">
            <text:p>12600000</text:p>
          </table:table-cell>
          <table:table-cell table:number-columns-repeated="3"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5" calcext:value-type="float">
            <text:p>202755</text:p>
          </table:table-cell>
          <table:table-cell office:value-type="float" office:value="355950000" calcext:value-type="float">
            <text:p>35595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06785000" calcext:value-type="float">
            <text:p>106785000</text:p>
          </table:table-cell>
          <table:table-cell office:value-type="float" office:value="99666000" calcext:value-type="float">
            <text:p>99666000</text:p>
          </table:table-cell>
          <table:table-cell table:number-columns-repeated="3" office:value-type="float" office:value="7119000" calcext:value-type="float">
            <text:p>711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6" calcext:value-type="float">
            <text:p>202756</text:p>
          </table:table-cell>
          <table:table-cell office:value-type="float" office:value="32400000" calcext:value-type="float">
            <text:p>324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9720000" calcext:value-type="float">
            <text:p>9720000</text:p>
          </table:table-cell>
          <table:table-cell office:value-type="float" office:value="9072000" calcext:value-type="float">
            <text:p>9072000</text:p>
          </table:table-cell>
          <table:table-cell table:number-columns-repeated="3" office:value-type="float" office:value="648000" calcext:value-type="float">
            <text:p>64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7" calcext:value-type="float">
            <text:p>202757</text:p>
          </table:table-cell>
          <table:table-cell office:value-type="float" office:value="41250000" calcext:value-type="float">
            <text:p>4125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2375000" calcext:value-type="float">
            <text:p>12375000</text:p>
          </table:table-cell>
          <table:table-cell office:value-type="float" office:value="11550000" calcext:value-type="float">
            <text:p>11550000</text:p>
          </table:table-cell>
          <table:table-cell table:number-columns-repeated="3" office:value-type="float" office:value="825000" calcext:value-type="float">
            <text:p>8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8" calcext:value-type="float">
            <text:p>202758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6200000" calcext:value-type="float">
            <text:p>16200000</text:p>
          </table:table-cell>
          <table:table-cell office:value-type="float" office:value="15120000" calcext:value-type="float">
            <text:p>15120000</text:p>
          </table:table-cell>
          <table:table-cell table:number-columns-repeated="3" office:value-type="float" office:value="1080000" calcext:value-type="float">
            <text:p>10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59" calcext:value-type="float">
            <text:p>202759</text:p>
          </table:table-cell>
          <table:table-cell office:value-type="float" office:value="202500000" calcext:value-type="float">
            <text:p>202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0750000" calcext:value-type="float">
            <text:p>60750000</text:p>
          </table:table-cell>
          <table:table-cell office:value-type="float" office:value="56700000" calcext:value-type="float">
            <text:p>56700000</text:p>
          </table:table-cell>
          <table:table-cell table:number-columns-repeated="3" office:value-type="float" office:value="4050000" calcext:value-type="float">
            <text:p>40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60" calcext:value-type="float">
            <text:p>202760</text:p>
          </table:table-cell>
          <table:table-cell office:value-type="float" office:value="153000000" calcext:value-type="float">
            <text:p>153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5900000" calcext:value-type="float">
            <text:p>45900000</text:p>
          </table:table-cell>
          <table:table-cell office:value-type="float" office:value="42840000" calcext:value-type="float">
            <text:p>42840000</text:p>
          </table:table-cell>
          <table:table-cell table:number-columns-repeated="3" office:value-type="float" office:value="3060000" calcext:value-type="float">
            <text:p>30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61" calcext:value-type="float">
            <text:p>202761</text:p>
          </table:table-cell>
          <table:table-cell office:value-type="float" office:value="126000000" calcext:value-type="float">
            <text:p>126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37800000" calcext:value-type="float">
            <text:p>37800000</text:p>
          </table:table-cell>
          <table:table-cell office:value-type="float" office:value="35280000" calcext:value-type="float">
            <text:p>35280000</text:p>
          </table:table-cell>
          <table:table-cell table:number-columns-repeated="3" office:value-type="float" office:value="2520000" calcext:value-type="float">
            <text:p>25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62" calcext:value-type="float">
            <text:p>202762</text:p>
          </table:table-cell>
          <table:table-cell office:value-type="float" office:value="72000000" calcext:value-type="float">
            <text:p>72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1600000" calcext:value-type="float">
            <text:p>21600000</text:p>
          </table:table-cell>
          <table:table-cell office:value-type="float" office:value="20160000" calcext:value-type="float">
            <text:p>20160000</text:p>
          </table:table-cell>
          <table:table-cell table:number-columns-repeated="3" office:value-type="float" office:value="1440000" calcext:value-type="float">
            <text:p>14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64" calcext:value-type="float">
            <text:p>202764</text:p>
          </table:table-cell>
          <table:table-cell office:value-type="float" office:value="40500000" calcext:value-type="float">
            <text:p>40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2150000" calcext:value-type="float">
            <text:p>12150000</text:p>
          </table:table-cell>
          <table:table-cell office:value-type="float" office:value="11340000" calcext:value-type="float">
            <text:p>11340000</text:p>
          </table:table-cell>
          <table:table-cell table:number-columns-repeated="3" office:value-type="float" office:value="810000" calcext:value-type="float">
            <text:p>8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65" calcext:value-type="float">
            <text:p>202765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6200000" calcext:value-type="float">
            <text:p>16200000</text:p>
          </table:table-cell>
          <table:table-cell office:value-type="float" office:value="15120000" calcext:value-type="float">
            <text:p>15120000</text:p>
          </table:table-cell>
          <table:table-cell table:number-columns-repeated="3" office:value-type="float" office:value="1080000" calcext:value-type="float">
            <text:p>10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66" calcext:value-type="float">
            <text:p>202766</text:p>
          </table:table-cell>
          <table:table-cell office:value-type="float" office:value="40500000" calcext:value-type="float">
            <text:p>40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2150000" calcext:value-type="float">
            <text:p>12150000</text:p>
          </table:table-cell>
          <table:table-cell office:value-type="float" office:value="11340000" calcext:value-type="float">
            <text:p>11340000</text:p>
          </table:table-cell>
          <table:table-cell table:number-columns-repeated="3" office:value-type="float" office:value="810000" calcext:value-type="float">
            <text:p>8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67" calcext:value-type="float">
            <text:p>202767</text:p>
          </table:table-cell>
          <table:table-cell office:value-type="float" office:value="40500000" calcext:value-type="float">
            <text:p>40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2150000" calcext:value-type="float">
            <text:p>12150000</text:p>
          </table:table-cell>
          <table:table-cell office:value-type="float" office:value="11340000" calcext:value-type="float">
            <text:p>11340000</text:p>
          </table:table-cell>
          <table:table-cell table:number-columns-repeated="3" office:value-type="float" office:value="810000" calcext:value-type="float">
            <text:p>8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68" calcext:value-type="float">
            <text:p>202768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600000" calcext:value-type="float">
            <text:p>12600000</text:p>
          </table:table-cell>
          <table:table-cell table:number-columns-repeated="3" office:value-type="float" office:value="900000" calcext:value-type="float">
            <text:p>9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69" calcext:value-type="float">
            <text:p>202769</text:p>
          </table:table-cell>
          <table:table-cell office:value-type="float" office:value="54600000" calcext:value-type="float">
            <text:p>546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6380000" calcext:value-type="float">
            <text:p>16380000</text:p>
          </table:table-cell>
          <table:table-cell office:value-type="float" office:value="15288000" calcext:value-type="float">
            <text:p>15288000</text:p>
          </table:table-cell>
          <table:table-cell table:number-columns-repeated="3" office:value-type="float" office:value="1092000" calcext:value-type="float">
            <text:p>109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70" calcext:value-type="float">
            <text:p>202770</text:p>
          </table:table-cell>
          <table:table-cell office:value-type="float" office:value="693000000" calcext:value-type="float">
            <text:p>693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07900000" calcext:value-type="float">
            <text:p>207900000</text:p>
          </table:table-cell>
          <table:table-cell office:value-type="float" office:value="194040000" calcext:value-type="float">
            <text:p>194040000</text:p>
          </table:table-cell>
          <table:table-cell table:number-columns-repeated="3" office:value-type="float" office:value="13860000" calcext:value-type="float">
            <text:p>138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71" calcext:value-type="float">
            <text:p>202771</text:p>
          </table:table-cell>
          <table:table-cell office:value-type="float" office:value="56700000" calcext:value-type="float">
            <text:p>567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7010000" calcext:value-type="float">
            <text:p>17010000</text:p>
          </table:table-cell>
          <table:table-cell office:value-type="float" office:value="15876000" calcext:value-type="float">
            <text:p>15876000</text:p>
          </table:table-cell>
          <table:table-cell table:number-columns-repeated="3" office:value-type="float" office:value="1134000" calcext:value-type="float">
            <text:p>113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72" calcext:value-type="float">
            <text:p>202772</text:p>
          </table:table-cell>
          <table:table-cell office:value-type="float" office:value="67500000" calcext:value-type="float">
            <text:p>67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0250000" calcext:value-type="float">
            <text:p>20250000</text:p>
          </table:table-cell>
          <table:table-cell office:value-type="float" office:value="18900000" calcext:value-type="float">
            <text:p>18900000</text:p>
          </table:table-cell>
          <table:table-cell table:number-columns-repeated="3"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73" calcext:value-type="float">
            <text:p>202773</text:p>
          </table:table-cell>
          <table:table-cell office:value-type="float" office:value="4620000000" calcext:value-type="float">
            <text:p>462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86000000" calcext:value-type="float">
            <text:p>1386000000</text:p>
          </table:table-cell>
          <table:table-cell office:value-type="float" office:value="1293600000" calcext:value-type="float">
            <text:p>1293600000</text:p>
          </table:table-cell>
          <table:table-cell table:number-columns-repeated="3" office:value-type="float" office:value="92400000" calcext:value-type="float">
            <text:p>924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74" calcext:value-type="float">
            <text:p>202774</text:p>
          </table:table-cell>
          <table:table-cell office:value-type="float" office:value="43200000" calcext:value-type="float">
            <text:p>432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2960000" calcext:value-type="float">
            <text:p>12960000</text:p>
          </table:table-cell>
          <table:table-cell office:value-type="float" office:value="12096000" calcext:value-type="float">
            <text:p>12096000</text:p>
          </table:table-cell>
          <table:table-cell table:number-columns-repeated="3" office:value-type="float" office:value="864000" calcext:value-type="float">
            <text:p>86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75" calcext:value-type="float">
            <text:p>202775</text:p>
          </table:table-cell>
          <table:table-cell office:value-type="float" office:value="85500000" calcext:value-type="float">
            <text:p>85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5650000" calcext:value-type="float">
            <text:p>25650000</text:p>
          </table:table-cell>
          <table:table-cell office:value-type="float" office:value="23940000" calcext:value-type="float">
            <text:p>23940000</text:p>
          </table:table-cell>
          <table:table-cell table:number-columns-repeated="3" office:value-type="float" office:value="1710000" calcext:value-type="float">
            <text:p>17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76" calcext:value-type="float">
            <text:p>202776</text:p>
          </table:table-cell>
          <table:table-cell office:value-type="float" office:value="202500000" calcext:value-type="float">
            <text:p>202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0750000" calcext:value-type="float">
            <text:p>60750000</text:p>
          </table:table-cell>
          <table:table-cell office:value-type="float" office:value="56700000" calcext:value-type="float">
            <text:p>56700000</text:p>
          </table:table-cell>
          <table:table-cell table:number-columns-repeated="3" office:value-type="float" office:value="4050000" calcext:value-type="float">
            <text:p>40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77" calcext:value-type="float">
            <text:p>202777</text:p>
          </table:table-cell>
          <table:table-cell office:value-type="float" office:value="5000000000" calcext:value-type="float">
            <text:p>500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500000000" calcext:value-type="float">
            <text:p>1500000000</text:p>
          </table:table-cell>
          <table:table-cell office:value-type="float" office:value="1400000000" calcext:value-type="float">
            <text:p>1400000000</text:p>
          </table:table-cell>
          <table:table-cell table:number-columns-repeated="3" office:value-type="float" office:value="100000000" calcext:value-type="float">
            <text:p>10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79" calcext:value-type="float">
            <text:p>202779</text:p>
          </table:table-cell>
          <table:table-cell office:value-type="float" office:value="4500000000" calcext:value-type="float">
            <text:p>450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50000000" calcext:value-type="float">
            <text:p>1350000000</text:p>
          </table:table-cell>
          <table:table-cell office:value-type="float" office:value="1260000000" calcext:value-type="float">
            <text:p>1260000000</text:p>
          </table:table-cell>
          <table:table-cell table:number-columns-repeated="3" office:value-type="float" office:value="90000000" calcext:value-type="float">
            <text:p>90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0" calcext:value-type="float">
            <text:p>202780</text:p>
          </table:table-cell>
          <table:table-cell office:value-type="float" office:value="27000000" calcext:value-type="float">
            <text:p>27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8100000" calcext:value-type="float">
            <text:p>8100000</text:p>
          </table:table-cell>
          <table:table-cell office:value-type="float" office:value="7560000" calcext:value-type="float">
            <text:p>7560000</text:p>
          </table:table-cell>
          <table:table-cell table:number-columns-repeated="3" office:value-type="float" office:value="540000" calcext:value-type="float">
            <text:p>5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1" calcext:value-type="float">
            <text:p>202781</text:p>
          </table:table-cell>
          <table:table-cell office:value-type="float" office:value="28800000" calcext:value-type="float">
            <text:p>288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8640000" calcext:value-type="float">
            <text:p>8640000</text:p>
          </table:table-cell>
          <table:table-cell office:value-type="float" office:value="8064000" calcext:value-type="float">
            <text:p>8064000</text:p>
          </table:table-cell>
          <table:table-cell table:number-columns-repeated="3" office:value-type="float" office:value="576000" calcext:value-type="float">
            <text:p>57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2" calcext:value-type="float">
            <text:p>202782</text:p>
          </table:table-cell>
          <table:table-cell office:value-type="float" office:value="43200000" calcext:value-type="float">
            <text:p>432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2960000" calcext:value-type="float">
            <text:p>12960000</text:p>
          </table:table-cell>
          <table:table-cell office:value-type="float" office:value="12096000" calcext:value-type="float">
            <text:p>12096000</text:p>
          </table:table-cell>
          <table:table-cell table:number-columns-repeated="3" office:value-type="float" office:value="864000" calcext:value-type="float">
            <text:p>86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3" calcext:value-type="float">
            <text:p>202783</text:p>
          </table:table-cell>
          <table:table-cell office:value-type="float" office:value="222750000" calcext:value-type="float">
            <text:p>22275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6825000" calcext:value-type="float">
            <text:p>66825000</text:p>
          </table:table-cell>
          <table:table-cell office:value-type="float" office:value="62370000" calcext:value-type="float">
            <text:p>62370000</text:p>
          </table:table-cell>
          <table:table-cell table:number-columns-repeated="3" office:value-type="float" office:value="4455000" calcext:value-type="float">
            <text:p>445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4" calcext:value-type="float">
            <text:p>202784</text:p>
          </table:table-cell>
          <table:table-cell office:value-type="float" office:value="73500000" calcext:value-type="float">
            <text:p>735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2050000" calcext:value-type="float">
            <text:p>22050000</text:p>
          </table:table-cell>
          <table:table-cell office:value-type="float" office:value="20580000" calcext:value-type="float">
            <text:p>20580000</text:p>
          </table:table-cell>
          <table:table-cell table:number-columns-repeated="3" office:value-type="float" office:value="1470000" calcext:value-type="float">
            <text:p>147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5" calcext:value-type="float">
            <text:p>202785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4300000" calcext:value-type="float">
            <text:p>24300000</text:p>
          </table:table-cell>
          <table:table-cell office:value-type="float" office:value="22680000" calcext:value-type="float">
            <text:p>22680000</text:p>
          </table:table-cell>
          <table:table-cell table:number-columns-repeated="3" office:value-type="float" office:value="1620000" calcext:value-type="float">
            <text:p>16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6" calcext:value-type="float">
            <text:p>202786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4300000" calcext:value-type="float">
            <text:p>24300000</text:p>
          </table:table-cell>
          <table:table-cell office:value-type="float" office:value="22680000" calcext:value-type="float">
            <text:p>22680000</text:p>
          </table:table-cell>
          <table:table-cell table:number-columns-repeated="3" office:value-type="float" office:value="1620000" calcext:value-type="float">
            <text:p>16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7" calcext:value-type="float">
            <text:p>202787</text:p>
          </table:table-cell>
          <table:table-cell office:value-type="float" office:value="6300000000" calcext:value-type="float">
            <text:p>63000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890000000" calcext:value-type="float">
            <text:p>1890000000</text:p>
          </table:table-cell>
          <table:table-cell office:value-type="float" office:value="1764000000" calcext:value-type="float">
            <text:p>1764000000</text:p>
          </table:table-cell>
          <table:table-cell table:number-columns-repeated="3" office:value-type="float" office:value="126000000" calcext:value-type="float">
            <text:p>126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8" calcext:value-type="float">
            <text:p>202788</text:p>
          </table:table-cell>
          <table:table-cell office:value-type="float" office:value="47183464.17" calcext:value-type="float">
            <text:p>47183464.1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211366" calcext:value-type="float">
            <text:p>13211366</text:p>
          </table:table-cell>
          <table:table-cell office:value-type="float" office:value="12267697" calcext:value-type="float">
            <text:p>12267697</text:p>
          </table:table-cell>
          <table:table-cell table:number-columns-repeated="3" office:value-type="float" office:value="943669" calcext:value-type="float">
            <text:p>9436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89" calcext:value-type="float">
            <text:p>202789</text:p>
          </table:table-cell>
          <table:table-cell office:value-type="float" office:value="242657815.76" calcext:value-type="float">
            <text:p>242657815.7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7944184" calcext:value-type="float">
            <text:p>67944184</text:p>
          </table:table-cell>
          <table:table-cell office:value-type="float" office:value="63091028" calcext:value-type="float">
            <text:p>63091028</text:p>
          </table:table-cell>
          <table:table-cell table:number-columns-repeated="3" office:value-type="float" office:value="4853156" calcext:value-type="float">
            <text:p>48531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0" calcext:value-type="float">
            <text:p>202790</text:p>
          </table:table-cell>
          <table:table-cell office:value-type="float" office:value="108000000" calcext:value-type="float">
            <text:p>108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240000" calcext:value-type="float">
            <text:p>30240000</text:p>
          </table:table-cell>
          <table:table-cell office:value-type="float" office:value="28080000" calcext:value-type="float">
            <text:p>28080000</text:p>
          </table:table-cell>
          <table:table-cell table:number-columns-repeated="3" office:value-type="float" office:value="2160000" calcext:value-type="float">
            <text:p>21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1" calcext:value-type="float">
            <text:p>202791</text:p>
          </table:table-cell>
          <table:table-cell office:value-type="float" office:value="94366928.35" calcext:value-type="float">
            <text:p>94366928.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6422746" calcext:value-type="float">
            <text:p>26422746</text:p>
          </table:table-cell>
          <table:table-cell office:value-type="float" office:value="24535407" calcext:value-type="float">
            <text:p>24535407</text:p>
          </table:table-cell>
          <table:table-cell table:number-columns-repeated="3" office:value-type="float" office:value="1887339" calcext:value-type="float">
            <text:p>18873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2" calcext:value-type="float">
            <text:p>202792</text:p>
          </table:table-cell>
          <table:table-cell office:value-type="float" office:value="108000000" calcext:value-type="float">
            <text:p>108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240000" calcext:value-type="float">
            <text:p>30240000</text:p>
          </table:table-cell>
          <table:table-cell office:value-type="float" office:value="28080000" calcext:value-type="float">
            <text:p>28080000</text:p>
          </table:table-cell>
          <table:table-cell table:number-columns-repeated="3" office:value-type="float" office:value="2160000" calcext:value-type="float">
            <text:p>21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3" calcext:value-type="float">
            <text:p>202793</text:p>
          </table:table-cell>
          <table:table-cell office:value-type="float" office:value="108000000" calcext:value-type="float">
            <text:p>108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240000" calcext:value-type="float">
            <text:p>30240000</text:p>
          </table:table-cell>
          <table:table-cell office:value-type="float" office:value="28080000" calcext:value-type="float">
            <text:p>28080000</text:p>
          </table:table-cell>
          <table:table-cell table:number-columns-repeated="3" office:value-type="float" office:value="2160000" calcext:value-type="float">
            <text:p>21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4" calcext:value-type="float">
            <text:p>202794</text:p>
          </table:table-cell>
          <table:table-cell office:value-type="float" office:value="108000000" calcext:value-type="float">
            <text:p>108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240000" calcext:value-type="float">
            <text:p>30240000</text:p>
          </table:table-cell>
          <table:table-cell office:value-type="float" office:value="28080000" calcext:value-type="float">
            <text:p>28080000</text:p>
          </table:table-cell>
          <table:table-cell table:number-columns-repeated="3" office:value-type="float" office:value="2160000" calcext:value-type="float">
            <text:p>21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5" calcext:value-type="float">
            <text:p>202795</text:p>
          </table:table-cell>
          <table:table-cell office:value-type="float" office:value="47183464.17" calcext:value-type="float">
            <text:p>47183464.1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211366" calcext:value-type="float">
            <text:p>13211366</text:p>
          </table:table-cell>
          <table:table-cell office:value-type="float" office:value="12267697" calcext:value-type="float">
            <text:p>12267697</text:p>
          </table:table-cell>
          <table:table-cell table:number-columns-repeated="3" office:value-type="float" office:value="943669" calcext:value-type="float">
            <text:p>9436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6" calcext:value-type="float">
            <text:p>202796</text:p>
          </table:table-cell>
          <table:table-cell office:value-type="float" office:value="905922512.15" calcext:value-type="float">
            <text:p>905922512.1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53658300" calcext:value-type="float">
            <text:p>253658300</text:p>
          </table:table-cell>
          <table:table-cell office:value-type="float" office:value="235539850" calcext:value-type="float">
            <text:p>235539850</text:p>
          </table:table-cell>
          <table:table-cell table:number-columns-repeated="3" office:value-type="float" office:value="18118450" calcext:value-type="float">
            <text:p>18118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7" calcext:value-type="float">
            <text:p>202797</text:p>
          </table:table-cell>
          <table:table-cell office:value-type="float" office:value="178323167.21" calcext:value-type="float">
            <text:p>178323167.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2797556" calcext:value-type="float">
            <text:p>42797556</text:p>
          </table:table-cell>
          <table:table-cell office:value-type="float" office:value="39231093" calcext:value-type="float">
            <text:p>39231093</text:p>
          </table:table-cell>
          <table:table-cell table:number-columns-repeated="3" office:value-type="float" office:value="3566463" calcext:value-type="float">
            <text:p>35664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8" calcext:value-type="float">
            <text:p>202798</text:p>
          </table:table-cell>
          <table:table-cell office:value-type="float" office:value="74301319.67" calcext:value-type="float">
            <text:p>74301319.6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7832312" calcext:value-type="float">
            <text:p>17832312</text:p>
          </table:table-cell>
          <table:table-cell office:value-type="float" office:value="16346286" calcext:value-type="float">
            <text:p>16346286</text:p>
          </table:table-cell>
          <table:table-cell table:number-columns-repeated="3" office:value-type="float" office:value="1486026" calcext:value-type="float">
            <text:p>1486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99" calcext:value-type="float">
            <text:p>202799</text:p>
          </table:table-cell>
          <table:table-cell office:value-type="float" office:value="128979000" calcext:value-type="float">
            <text:p>128979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3216220" calcext:value-type="float">
            <text:p>23216220</text:p>
          </table:table-cell>
          <table:table-cell office:value-type="float" office:value="20636640" calcext:value-type="float">
            <text:p>20636640</text:p>
          </table:table-cell>
          <table:table-cell table:number-columns-repeated="3" office:value-type="float" office:value="2579580" calcext:value-type="float">
            <text:p>2579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00" calcext:value-type="float">
            <text:p>202800</text:p>
          </table:table-cell>
          <table:table-cell office:value-type="float" office:value="677841000" calcext:value-type="float">
            <text:p>677841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22011380" calcext:value-type="float">
            <text:p>122011380</text:p>
          </table:table-cell>
          <table:table-cell office:value-type="float" office:value="108454560" calcext:value-type="float">
            <text:p>108454560</text:p>
          </table:table-cell>
          <table:table-cell table:number-columns-repeated="3" office:value-type="float" office:value="13556820" calcext:value-type="float">
            <text:p>13556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01" calcext:value-type="float">
            <text:p>202801</text:p>
          </table:table-cell>
          <table:table-cell office:value-type="float" office:value="32454000" calcext:value-type="float">
            <text:p>32454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841720" calcext:value-type="float">
            <text:p>5841720</text:p>
          </table:table-cell>
          <table:table-cell office:value-type="float" office:value="5192640" calcext:value-type="float">
            <text:p>5192640</text:p>
          </table:table-cell>
          <table:table-cell table:number-columns-repeated="3" office:value-type="float" office:value="649080" calcext:value-type="float">
            <text:p>649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02" calcext:value-type="float">
            <text:p>202802</text:p>
          </table:table-cell>
          <table:table-cell office:value-type="float" office:value="695669095" calcext:value-type="float">
            <text:p>69566909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25220438" calcext:value-type="float">
            <text:p>125220438</text:p>
          </table:table-cell>
          <table:table-cell office:value-type="float" office:value="111307056" calcext:value-type="float">
            <text:p>111307056</text:p>
          </table:table-cell>
          <table:table-cell table:number-columns-repeated="3" office:value-type="float" office:value="13913382" calcext:value-type="float">
            <text:p>139133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04" calcext:value-type="float">
            <text:p>202804</text:p>
          </table:table-cell>
          <table:table-cell office:value-type="float" office:value="195897404" calcext:value-type="float">
            <text:p>19589740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31343584" calcext:value-type="float">
            <text:p>31343584</text:p>
          </table:table-cell>
          <table:table-cell office:value-type="float" office:value="27425636" calcext:value-type="float">
            <text:p>27425636</text:p>
          </table:table-cell>
          <table:table-cell table:number-columns-repeated="3" office:value-type="float" office:value="3917948" calcext:value-type="float">
            <text:p>3917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05" calcext:value-type="float">
            <text:p>202805</text:p>
          </table:table-cell>
          <table:table-cell office:value-type="float" office:value="490234248" calcext:value-type="float">
            <text:p>49023424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8437480" calcext:value-type="float">
            <text:p>78437480</text:p>
          </table:table-cell>
          <table:table-cell office:value-type="float" office:value="68632795" calcext:value-type="float">
            <text:p>68632795</text:p>
          </table:table-cell>
          <table:table-cell table:number-columns-repeated="3" office:value-type="float" office:value="9804685" calcext:value-type="float">
            <text:p>9804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06" calcext:value-type="float">
            <text:p>202806</text:p>
          </table:table-cell>
          <table:table-cell office:value-type="float" office:value="47671400" calcext:value-type="float">
            <text:p>476714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7627424" calcext:value-type="float">
            <text:p>7627424</text:p>
          </table:table-cell>
          <table:table-cell office:value-type="float" office:value="6673996" calcext:value-type="float">
            <text:p>6673996</text:p>
          </table:table-cell>
          <table:table-cell table:number-columns-repeated="3" office:value-type="float" office:value="953428" calcext:value-type="float">
            <text:p>953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08" calcext:value-type="float">
            <text:p>202808</text:p>
          </table:table-cell>
          <table:table-cell office:value-type="float" office:value="703354000" calcext:value-type="float">
            <text:p>703354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98469560" calcext:value-type="float">
            <text:p>98469560</text:p>
          </table:table-cell>
          <table:table-cell office:value-type="float" office:value="84402480" calcext:value-type="float">
            <text:p>84402480</text:p>
          </table:table-cell>
          <table:table-cell table:number-columns-repeated="3" office:value-type="float" office:value="14067080" calcext:value-type="float">
            <text:p>140670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09" calcext:value-type="float">
            <text:p>202809</text:p>
          </table:table-cell>
          <table:table-cell office:value-type="float" office:value="661261800" calcext:value-type="float">
            <text:p>6612618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66126180" calcext:value-type="float">
            <text:p>66126180</text:p>
          </table:table-cell>
          <table:table-cell office:value-type="float" office:value="52900944" calcext:value-type="float">
            <text:p>52900944</text:p>
          </table:table-cell>
          <table:table-cell table:number-columns-repeated="3" office:value-type="float" office:value="13225236" calcext:value-type="float">
            <text:p>132252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0" calcext:value-type="float">
            <text:p>202810</text:p>
          </table:table-cell>
          <table:table-cell office:value-type="float" office:value="311939000" calcext:value-type="float">
            <text:p>311939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1193900" calcext:value-type="float">
            <text:p>31193900</text:p>
          </table:table-cell>
          <table:table-cell office:value-type="float" office:value="24955120" calcext:value-type="float">
            <text:p>24955120</text:p>
          </table:table-cell>
          <table:table-cell table:number-columns-repeated="3" office:value-type="float" office:value="6238780" calcext:value-type="float">
            <text:p>62387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1" calcext:value-type="float">
            <text:p>202811</text:p>
          </table:table-cell>
          <table:table-cell office:value-type="float" office:value="205616000" calcext:value-type="float">
            <text:p>205616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0561600" calcext:value-type="float">
            <text:p>20561600</text:p>
          </table:table-cell>
          <table:table-cell office:value-type="float" office:value="16449280" calcext:value-type="float">
            <text:p>16449280</text:p>
          </table:table-cell>
          <table:table-cell table:number-columns-repeated="3" office:value-type="float" office:value="4112320" calcext:value-type="float">
            <text:p>4112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2" calcext:value-type="float">
            <text:p>202812</text:p>
          </table:table-cell>
          <table:table-cell office:value-type="float" office:value="119100000" calcext:value-type="float">
            <text:p>11910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1910000" calcext:value-type="float">
            <text:p>11910000</text:p>
          </table:table-cell>
          <table:table-cell office:value-type="float" office:value="9528000" calcext:value-type="float">
            <text:p>9528000</text:p>
          </table:table-cell>
          <table:table-cell table:number-columns-repeated="3" office:value-type="float" office:value="2382000" calcext:value-type="float">
            <text:p>238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3" calcext:value-type="float">
            <text:p>202813</text:p>
          </table:table-cell>
          <table:table-cell office:value-type="float" office:value="52725000" calcext:value-type="float">
            <text:p>52725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5272500" calcext:value-type="float">
            <text:p>5272500</text:p>
          </table:table-cell>
          <table:table-cell office:value-type="float" office:value="4218000" calcext:value-type="float">
            <text:p>4218000</text:p>
          </table:table-cell>
          <table:table-cell table:number-columns-repeated="3" office:value-type="float" office:value="1054500" calcext:value-type="float">
            <text:p>1054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4" calcext:value-type="float">
            <text:p>202814</text:p>
          </table:table-cell>
          <table:table-cell office:value-type="float" office:value="418423000" calcext:value-type="float">
            <text:p>418423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3473840" calcext:value-type="float">
            <text:p>33473840</text:p>
          </table:table-cell>
          <table:table-cell office:value-type="float" office:value="25105380" calcext:value-type="float">
            <text:p>25105380</text:p>
          </table:table-cell>
          <table:table-cell table:number-columns-repeated="3" office:value-type="float" office:value="8368460" calcext:value-type="float">
            <text:p>83684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5" calcext:value-type="float">
            <text:p>202815</text:p>
          </table:table-cell>
          <table:table-cell office:value-type="float" office:value="248427000" calcext:value-type="float">
            <text:p>248427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9874160" calcext:value-type="float">
            <text:p>19874160</text:p>
          </table:table-cell>
          <table:table-cell office:value-type="float" office:value="14905620" calcext:value-type="float">
            <text:p>14905620</text:p>
          </table:table-cell>
          <table:table-cell table:number-columns-repeated="3" office:value-type="float" office:value="4968540" calcext:value-type="float">
            <text:p>49685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6" calcext:value-type="float">
            <text:p>202816</text:p>
          </table:table-cell>
          <table:table-cell office:value-type="float" office:value="347867000" calcext:value-type="float">
            <text:p>34786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7402760" calcext:value-type="float">
            <text:p>97402760</text:p>
          </table:table-cell>
          <table:table-cell office:value-type="float" office:value="90445420" calcext:value-type="float">
            <text:p>90445420</text:p>
          </table:table-cell>
          <table:table-cell table:number-columns-repeated="3" office:value-type="float" office:value="6957340" calcext:value-type="float">
            <text:p>69573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7" calcext:value-type="float">
            <text:p>202817</text:p>
          </table:table-cell>
          <table:table-cell office:value-type="float" office:value="169598000" calcext:value-type="float">
            <text:p>16959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7487440" calcext:value-type="float">
            <text:p>47487440</text:p>
          </table:table-cell>
          <table:table-cell office:value-type="float" office:value="44095480" calcext:value-type="float">
            <text:p>44095480</text:p>
          </table:table-cell>
          <table:table-cell table:number-columns-repeated="3" office:value-type="float" office:value="3391960" calcext:value-type="float">
            <text:p>33919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8" calcext:value-type="float">
            <text:p>202818</text:p>
          </table:table-cell>
          <table:table-cell office:value-type="float" office:value="94650000" calcext:value-type="float">
            <text:p>9465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6502000" calcext:value-type="float">
            <text:p>26502000</text:p>
          </table:table-cell>
          <table:table-cell office:value-type="float" office:value="24609000" calcext:value-type="float">
            <text:p>24609000</text:p>
          </table:table-cell>
          <table:table-cell table:number-columns-repeated="3" office:value-type="float" office:value="1893000" calcext:value-type="float">
            <text:p>189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19" calcext:value-type="float">
            <text:p>202819</text:p>
          </table:table-cell>
          <table:table-cell office:value-type="float" office:value="79000000" calcext:value-type="float">
            <text:p>79000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9480000" calcext:value-type="float">
            <text:p>9480000</text:p>
          </table:table-cell>
          <table:table-cell office:value-type="float" office:value="7900000" calcext:value-type="float">
            <text:p>7900000</text:p>
          </table:table-cell>
          <table:table-cell table:number-columns-repeated="3" office:value-type="float" office:value="1580000" calcext:value-type="float">
            <text:p>15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0" calcext:value-type="float">
            <text:p>202820</text:p>
          </table:table-cell>
          <table:table-cell office:value-type="float" office:value="49375000" calcext:value-type="float">
            <text:p>49375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5925000" calcext:value-type="float">
            <text:p>5925000</text:p>
          </table:table-cell>
          <table:table-cell office:value-type="float" office:value="4937500" calcext:value-type="float">
            <text:p>4937500</text:p>
          </table:table-cell>
          <table:table-cell table:number-columns-repeated="3" office:value-type="float" office:value="987500" calcext:value-type="float">
            <text:p>98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1" calcext:value-type="float">
            <text:p>202821</text:p>
          </table:table-cell>
          <table:table-cell office:value-type="float" office:value="258140000" calcext:value-type="float">
            <text:p>25814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2279200" calcext:value-type="float">
            <text:p>72279200</text:p>
          </table:table-cell>
          <table:table-cell office:value-type="float" office:value="67116400" calcext:value-type="float">
            <text:p>67116400</text:p>
          </table:table-cell>
          <table:table-cell table:number-columns-repeated="3" office:value-type="float" office:value="5162800" calcext:value-type="float">
            <text:p>5162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2" calcext:value-type="float">
            <text:p>202822</text:p>
          </table:table-cell>
          <table:table-cell office:value-type="float" office:value="73330000" calcext:value-type="float">
            <text:p>7333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9065800" calcext:value-type="float">
            <text:p>19065800</text:p>
          </table:table-cell>
          <table:table-cell office:value-type="float" office:value="17599200" calcext:value-type="float">
            <text:p>17599200</text:p>
          </table:table-cell>
          <table:table-cell table:number-columns-repeated="3" office:value-type="float" office:value="1466600" calcext:value-type="float">
            <text:p>1466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3" calcext:value-type="float">
            <text:p>202823</text:p>
          </table:table-cell>
          <table:table-cell office:value-type="float" office:value="41900000" calcext:value-type="float">
            <text:p>419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0056000" calcext:value-type="float">
            <text:p>10056000</text:p>
          </table:table-cell>
          <table:table-cell office:value-type="float" office:value="9218000" calcext:value-type="float">
            <text:p>9218000</text:p>
          </table:table-cell>
          <table:table-cell table:number-columns-repeated="3" office:value-type="float" office:value="838000" calcext:value-type="float">
            <text:p>83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4" calcext:value-type="float">
            <text:p>202824</text:p>
          </table:table-cell>
          <table:table-cell office:value-type="float" office:value="41700000" calcext:value-type="float">
            <text:p>417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0008000" calcext:value-type="float">
            <text:p>10008000</text:p>
          </table:table-cell>
          <table:table-cell office:value-type="float" office:value="9174000" calcext:value-type="float">
            <text:p>9174000</text:p>
          </table:table-cell>
          <table:table-cell table:number-columns-repeated="3" office:value-type="float" office:value="834000" calcext:value-type="float">
            <text:p>83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5" calcext:value-type="float">
            <text:p>202825</text:p>
          </table:table-cell>
          <table:table-cell office:value-type="float" office:value="29900000" calcext:value-type="float">
            <text:p>299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7176000" calcext:value-type="float">
            <text:p>7176000</text:p>
          </table:table-cell>
          <table:table-cell office:value-type="float" office:value="6578000" calcext:value-type="float">
            <text:p>6578000</text:p>
          </table:table-cell>
          <table:table-cell table:number-columns-repeated="3" office:value-type="float" office:value="598000" calcext:value-type="float">
            <text:p>59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6" calcext:value-type="float">
            <text:p>202826</text:p>
          </table:table-cell>
          <table:table-cell office:value-type="float" office:value="283674456" calcext:value-type="float">
            <text:p>28367445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1061401" calcext:value-type="float">
            <text:p>51061401</text:p>
          </table:table-cell>
          <table:table-cell office:value-type="float" office:value="45387912" calcext:value-type="float">
            <text:p>45387912</text:p>
          </table:table-cell>
          <table:table-cell table:number-columns-repeated="3" office:value-type="float" office:value="5673489" calcext:value-type="float">
            <text:p>5673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7" calcext:value-type="float">
            <text:p>202827</text:p>
          </table:table-cell>
          <table:table-cell office:value-type="float" office:value="217322712" calcext:value-type="float">
            <text:p>21732271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9118086" calcext:value-type="float">
            <text:p>39118086</text:p>
          </table:table-cell>
          <table:table-cell office:value-type="float" office:value="34771632" calcext:value-type="float">
            <text:p>34771632</text:p>
          </table:table-cell>
          <table:table-cell table:number-columns-repeated="3" office:value-type="float" office:value="4346454" calcext:value-type="float">
            <text:p>4346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8" calcext:value-type="float">
            <text:p>202828</text:p>
          </table:table-cell>
          <table:table-cell office:value-type="float" office:value="349328370" calcext:value-type="float">
            <text:p>34932837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2879103" calcext:value-type="float">
            <text:p>62879103</text:p>
          </table:table-cell>
          <table:table-cell office:value-type="float" office:value="55892536" calcext:value-type="float">
            <text:p>55892536</text:p>
          </table:table-cell>
          <table:table-cell table:number-columns-repeated="3" office:value-type="float" office:value="6986567" calcext:value-type="float">
            <text:p>6986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29" calcext:value-type="float">
            <text:p>202829</text:p>
          </table:table-cell>
          <table:table-cell office:value-type="float" office:value="1190564556" calcext:value-type="float">
            <text:p>119056455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14301619" calcext:value-type="float">
            <text:p>214301619</text:p>
          </table:table-cell>
          <table:table-cell office:value-type="float" office:value="190490328" calcext:value-type="float">
            <text:p>190490328</text:p>
          </table:table-cell>
          <table:table-cell table:number-columns-repeated="3" office:value-type="float" office:value="23811291" calcext:value-type="float">
            <text:p>23811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0" calcext:value-type="float">
            <text:p>202830</text:p>
          </table:table-cell>
          <table:table-cell office:value-type="float" office:value="42530523" calcext:value-type="float">
            <text:p>4253052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7655490" calcext:value-type="float">
            <text:p>7655490</text:p>
          </table:table-cell>
          <table:table-cell office:value-type="float" office:value="6804880" calcext:value-type="float">
            <text:p>6804880</text:p>
          </table:table-cell>
          <table:table-cell table:number-columns-repeated="3" office:value-type="float" office:value="850610" calcext:value-type="float">
            <text:p>850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1" calcext:value-type="float">
            <text:p>202831</text:p>
          </table:table-cell>
          <table:table-cell office:value-type="float" office:value="157163700" calcext:value-type="float">
            <text:p>1571637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8289466" calcext:value-type="float">
            <text:p>28289466</text:p>
          </table:table-cell>
          <table:table-cell office:value-type="float" office:value="25146192" calcext:value-type="float">
            <text:p>25146192</text:p>
          </table:table-cell>
          <table:table-cell table:number-columns-repeated="3" office:value-type="float" office:value="3143274" calcext:value-type="float">
            <text:p>3143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2" calcext:value-type="float">
            <text:p>202832</text:p>
          </table:table-cell>
          <table:table-cell office:value-type="float" office:value="69071840" calcext:value-type="float">
            <text:p>690718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2432933" calcext:value-type="float">
            <text:p>12432933</text:p>
          </table:table-cell>
          <table:table-cell office:value-type="float" office:value="11051496" calcext:value-type="float">
            <text:p>11051496</text:p>
          </table:table-cell>
          <table:table-cell table:number-columns-repeated="3" office:value-type="float" office:value="1381437" calcext:value-type="float">
            <text:p>13814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3" calcext:value-type="float">
            <text:p>202833</text:p>
          </table:table-cell>
          <table:table-cell office:value-type="float" office:value="139803608" calcext:value-type="float">
            <text:p>13980360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5164648" calcext:value-type="float">
            <text:p>25164648</text:p>
          </table:table-cell>
          <table:table-cell office:value-type="float" office:value="22368576" calcext:value-type="float">
            <text:p>22368576</text:p>
          </table:table-cell>
          <table:table-cell table:number-columns-repeated="3" office:value-type="float" office:value="2796072" calcext:value-type="float">
            <text:p>27960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4" calcext:value-type="float">
            <text:p>202834</text:p>
          </table:table-cell>
          <table:table-cell office:value-type="float" office:value="162623505" calcext:value-type="float">
            <text:p>16262350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9272230" calcext:value-type="float">
            <text:p>29272230</text:p>
          </table:table-cell>
          <table:table-cell office:value-type="float" office:value="26019760" calcext:value-type="float">
            <text:p>26019760</text:p>
          </table:table-cell>
          <table:table-cell table:number-columns-repeated="3" office:value-type="float" office:value="3252470" calcext:value-type="float">
            <text:p>32524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5" calcext:value-type="float">
            <text:p>202835</text:p>
          </table:table-cell>
          <table:table-cell office:value-type="float" office:value="298608657" calcext:value-type="float">
            <text:p>29860865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3749557" calcext:value-type="float">
            <text:p>53749557</text:p>
          </table:table-cell>
          <table:table-cell office:value-type="float" office:value="47777384" calcext:value-type="float">
            <text:p>47777384</text:p>
          </table:table-cell>
          <table:table-cell table:number-columns-repeated="3" office:value-type="float" office:value="5972173" calcext:value-type="float">
            <text:p>59721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6" calcext:value-type="float">
            <text:p>202836</text:p>
          </table:table-cell>
          <table:table-cell office:value-type="float" office:value="385860230" calcext:value-type="float">
            <text:p>38586023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69454845" calcext:value-type="float">
            <text:p>69454845</text:p>
          </table:table-cell>
          <table:table-cell office:value-type="float" office:value="61737640" calcext:value-type="float">
            <text:p>61737640</text:p>
          </table:table-cell>
          <table:table-cell table:number-columns-repeated="3" office:value-type="float" office:value="7717205" calcext:value-type="float">
            <text:p>7717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7" calcext:value-type="float">
            <text:p>202837</text:p>
          </table:table-cell>
          <table:table-cell office:value-type="float" office:value="241722018" calcext:value-type="float">
            <text:p>2417220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509960" calcext:value-type="float">
            <text:p>43509960</text:p>
          </table:table-cell>
          <table:table-cell office:value-type="float" office:value="38675520" calcext:value-type="float">
            <text:p>38675520</text:p>
          </table:table-cell>
          <table:table-cell table:number-columns-repeated="3" office:value-type="float" office:value="4834440" calcext:value-type="float">
            <text:p>4834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8" calcext:value-type="float">
            <text:p>202838</text:p>
          </table:table-cell>
          <table:table-cell office:value-type="float" office:value="170498877" calcext:value-type="float">
            <text:p>17049887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0689802" calcext:value-type="float">
            <text:p>30689802</text:p>
          </table:table-cell>
          <table:table-cell office:value-type="float" office:value="27279824" calcext:value-type="float">
            <text:p>27279824</text:p>
          </table:table-cell>
          <table:table-cell table:number-columns-repeated="3" office:value-type="float" office:value="3409978" calcext:value-type="float">
            <text:p>34099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39" calcext:value-type="float">
            <text:p>202839</text:p>
          </table:table-cell>
          <table:table-cell office:value-type="float" office:value="319617909" calcext:value-type="float">
            <text:p>31961790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7531222" calcext:value-type="float">
            <text:p>57531222</text:p>
          </table:table-cell>
          <table:table-cell office:value-type="float" office:value="51138864" calcext:value-type="float">
            <text:p>51138864</text:p>
          </table:table-cell>
          <table:table-cell table:number-columns-repeated="3" office:value-type="float" office:value="6392358" calcext:value-type="float">
            <text:p>63923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0" calcext:value-type="float">
            <text:p>202840</text:p>
          </table:table-cell>
          <table:table-cell office:value-type="float" office:value="48517829" calcext:value-type="float">
            <text:p>4851782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733213" calcext:value-type="float">
            <text:p>8733213</text:p>
          </table:table-cell>
          <table:table-cell office:value-type="float" office:value="7762856" calcext:value-type="float">
            <text:p>7762856</text:p>
          </table:table-cell>
          <table:table-cell table:number-columns-repeated="3" office:value-type="float" office:value="970357" calcext:value-type="float">
            <text:p>9703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1" calcext:value-type="float">
            <text:p>202841</text:p>
          </table:table-cell>
          <table:table-cell office:value-type="float" office:value="87711977" calcext:value-type="float">
            <text:p>8771197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5788160" calcext:value-type="float">
            <text:p>15788160</text:p>
          </table:table-cell>
          <table:table-cell office:value-type="float" office:value="14033920" calcext:value-type="float">
            <text:p>14033920</text:p>
          </table:table-cell>
          <table:table-cell table:number-columns-repeated="3" office:value-type="float" office:value="1754240" calcext:value-type="float">
            <text:p>1754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2" calcext:value-type="float">
            <text:p>202842</text:p>
          </table:table-cell>
          <table:table-cell office:value-type="float" office:value="24362144" calcext:value-type="float">
            <text:p>243621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385187" calcext:value-type="float">
            <text:p>4385187</text:p>
          </table:table-cell>
          <table:table-cell office:value-type="float" office:value="3897944" calcext:value-type="float">
            <text:p>3897944</text:p>
          </table:table-cell>
          <table:table-cell table:number-columns-repeated="3" office:value-type="float" office:value="487243" calcext:value-type="float">
            <text:p>4872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3" calcext:value-type="float">
            <text:p>202843</text:p>
          </table:table-cell>
          <table:table-cell office:value-type="float" office:value="29110698" calcext:value-type="float">
            <text:p>2911069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239926" calcext:value-type="float">
            <text:p>5239926</text:p>
          </table:table-cell>
          <table:table-cell office:value-type="float" office:value="4657712" calcext:value-type="float">
            <text:p>4657712</text:p>
          </table:table-cell>
          <table:table-cell table:number-columns-repeated="3" office:value-type="float" office:value="582214" calcext:value-type="float">
            <text:p>582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4" calcext:value-type="float">
            <text:p>202844</text:p>
          </table:table-cell>
          <table:table-cell office:value-type="float" office:value="14328244" calcext:value-type="float">
            <text:p>1432824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2579085" calcext:value-type="float">
            <text:p>2579085</text:p>
          </table:table-cell>
          <table:table-cell office:value-type="float" office:value="2292520" calcext:value-type="float">
            <text:p>2292520</text:p>
          </table:table-cell>
          <table:table-cell table:number-columns-repeated="3" office:value-type="float" office:value="286565" calcext:value-type="float">
            <text:p>2865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5" calcext:value-type="float">
            <text:p>202845</text:p>
          </table:table-cell>
          <table:table-cell office:value-type="float" office:value="28130018" calcext:value-type="float">
            <text:p>2813001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5063400" calcext:value-type="float">
            <text:p>5063400</text:p>
          </table:table-cell>
          <table:table-cell office:value-type="float" office:value="4500800" calcext:value-type="float">
            <text:p>4500800</text:p>
          </table:table-cell>
          <table:table-cell table:number-columns-repeated="3" office:value-type="float" office:value="562600" calcext:value-type="float">
            <text:p>562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6" calcext:value-type="float">
            <text:p>202846</text:p>
          </table:table-cell>
          <table:table-cell office:value-type="float" office:value="86968725" calcext:value-type="float">
            <text:p>8696872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5654375" calcext:value-type="float">
            <text:p>15654375</text:p>
          </table:table-cell>
          <table:table-cell office:value-type="float" office:value="13915000" calcext:value-type="float">
            <text:p>13915000</text:p>
          </table:table-cell>
          <table:table-cell table:number-columns-repeated="3" office:value-type="float" office:value="1739375" calcext:value-type="float">
            <text:p>1739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7" calcext:value-type="float">
            <text:p>202847</text:p>
          </table:table-cell>
          <table:table-cell office:value-type="float" office:value="61008589" calcext:value-type="float">
            <text:p>6100858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0981548" calcext:value-type="float">
            <text:p>10981548</text:p>
          </table:table-cell>
          <table:table-cell office:value-type="float" office:value="9761376" calcext:value-type="float">
            <text:p>9761376</text:p>
          </table:table-cell>
          <table:table-cell table:number-columns-repeated="3" office:value-type="float" office:value="1220172" calcext:value-type="float">
            <text:p>1220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8" calcext:value-type="float">
            <text:p>202848</text:p>
          </table:table-cell>
          <table:table-cell office:value-type="float" office:value="8278948" calcext:value-type="float">
            <text:p>827894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90211" calcext:value-type="float">
            <text:p>1490211</text:p>
          </table:table-cell>
          <table:table-cell office:value-type="float" office:value="1324632" calcext:value-type="float">
            <text:p>1324632</text:p>
          </table:table-cell>
          <table:table-cell table:number-columns-repeated="3" office:value-type="float" office:value="165579" calcext:value-type="float">
            <text:p>1655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49" calcext:value-type="float">
            <text:p>202849</text:p>
          </table:table-cell>
          <table:table-cell office:value-type="float" office:value="16723167" calcext:value-type="float">
            <text:p>16723167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3010167" calcext:value-type="float">
            <text:p>3010167</text:p>
          </table:table-cell>
          <table:table-cell office:value-type="float" office:value="2675704" calcext:value-type="float">
            <text:p>2675704</text:p>
          </table:table-cell>
          <table:table-cell table:number-columns-repeated="3" office:value-type="float" office:value="334463" calcext:value-type="float">
            <text:p>3344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51" calcext:value-type="float">
            <text:p>202851</text:p>
          </table:table-cell>
          <table:table-cell office:value-type="float" office:value="74905000" calcext:value-type="float">
            <text:p>7490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973400" calcext:value-type="float">
            <text:p>20973400</text:p>
          </table:table-cell>
          <table:table-cell office:value-type="float" office:value="19475300" calcext:value-type="float">
            <text:p>19475300</text:p>
          </table:table-cell>
          <table:table-cell table:number-columns-repeated="3" office:value-type="float" office:value="1498100" calcext:value-type="float">
            <text:p>1498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54" calcext:value-type="float">
            <text:p>202854</text:p>
          </table:table-cell>
          <table:table-cell office:value-type="float" office:value="1018478631" calcext:value-type="float">
            <text:p>10184786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24065299.58" calcext:value-type="float">
            <text:p>224065299.58</text:p>
          </table:table-cell>
          <table:table-cell office:value-type="float" office:value="203695726.58" calcext:value-type="float">
            <text:p>203695726.58</text:p>
          </table:table-cell>
          <table:table-cell table:number-columns-repeated="3" office:value-type="float" office:value="20369573" calcext:value-type="float">
            <text:p>203695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55" calcext:value-type="float">
            <text:p>202855</text:p>
          </table:table-cell>
          <table:table-cell office:value-type="float" office:value="1467405150" calcext:value-type="float">
            <text:p>146740515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322829133" calcext:value-type="float">
            <text:p>322829133</text:p>
          </table:table-cell>
          <table:table-cell office:value-type="float" office:value="293481030" calcext:value-type="float">
            <text:p>293481030</text:p>
          </table:table-cell>
          <table:table-cell table:number-columns-repeated="3" office:value-type="float" office:value="29348103" calcext:value-type="float">
            <text:p>29348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56" calcext:value-type="float">
            <text:p>202856</text:p>
          </table:table-cell>
          <table:table-cell office:value-type="float" office:value="1078550000" calcext:value-type="float">
            <text:p>107855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237281000" calcext:value-type="float">
            <text:p>237281000</text:p>
          </table:table-cell>
          <table:table-cell office:value-type="float" office:value="215710000" calcext:value-type="float">
            <text:p>215710000</text:p>
          </table:table-cell>
          <table:table-cell table:number-columns-repeated="3" office:value-type="float" office:value="21571000" calcext:value-type="float">
            <text:p>2157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58" calcext:value-type="float">
            <text:p>202858</text:p>
          </table:table-cell>
          <table:table-cell office:value-type="float" office:value="143993108" calcext:value-type="float">
            <text:p>14399310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28798620" calcext:value-type="float">
            <text:p>28798620</text:p>
          </table:table-cell>
          <table:table-cell office:value-type="float" office:value="25918758" calcext:value-type="float">
            <text:p>25918758</text:p>
          </table:table-cell>
          <table:table-cell table:number-columns-repeated="3" office:value-type="float" office:value="2879862" calcext:value-type="float">
            <text:p>28798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62" calcext:value-type="float">
            <text:p>202862</text:p>
          </table:table-cell>
          <table:table-cell office:value-type="float" office:value="1877187261" calcext:value-type="float">
            <text:p>187718726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375437448.56" calcext:value-type="float">
            <text:p>375437448.56</text:p>
          </table:table-cell>
          <table:table-cell office:value-type="float" office:value="337893703.56" calcext:value-type="float">
            <text:p>337893703.56</text:p>
          </table:table-cell>
          <table:table-cell table:number-columns-repeated="3" office:value-type="float" office:value="37543745" calcext:value-type="float">
            <text:p>37543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2863" calcext:value-type="float">
            <text:p>202863</text:p>
          </table:table-cell>
          <table:table-cell table:style-name="ce1" office:value-type="float" office:value="2046290425" calcext:value-type="float">
            <text:p>204629042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04949567.68" calcext:value-type="float">
            <text:p>304949567.68</text:p>
          </table:table-cell>
          <table:table-cell table:style-name="ce1" office:value-type="float" office:value="264023758.68" calcext:value-type="float">
            <text:p>264023758.68</text:p>
          </table:table-cell>
          <table:table-cell table:number-columns-repeated="2" table:style-name="ce1" office:value-type="float" office:value="40925809" calcext:value-type="float">
            <text:p>40925809</text:p>
          </table:table-cell>
          <table:table-cell table:style-name="ce1" office:value-type="float" office:value="36372789" calcext:value-type="float">
            <text:p>36372789</text:p>
          </table:table-cell>
          <table:table-cell table:style-name="ce1" office:value-type="float" office:value="4553020" calcext:value-type="float">
            <text:p>4553020</text:p>
          </table:table-cell>
          <table:table-cell/>
        </table:table-row>
        <table:table-row table:style-name="ro1" table:visibility="filter">
          <table:table-cell office:value-type="float" office:value="202864" calcext:value-type="float">
            <text:p>202864</text:p>
          </table:table-cell>
          <table:table-cell office:value-type="float" office:value="1352920339" calcext:value-type="float">
            <text:p>13529203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16467256" calcext:value-type="float">
            <text:p>216467256</text:p>
          </table:table-cell>
          <table:table-cell office:value-type="float" office:value="189408849" calcext:value-type="float">
            <text:p>189408849</text:p>
          </table:table-cell>
          <table:table-cell table:number-columns-repeated="3" office:value-type="float" office:value="27058407" calcext:value-type="float">
            <text:p>270584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65" calcext:value-type="float">
            <text:p>202865</text:p>
          </table:table-cell>
          <table:table-cell office:value-type="float" office:value="4935093" calcext:value-type="float">
            <text:p>493509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888318" calcext:value-type="float">
            <text:p>888318</text:p>
          </table:table-cell>
          <table:table-cell office:value-type="float" office:value="789616" calcext:value-type="float">
            <text:p>789616</text:p>
          </table:table-cell>
          <table:table-cell table:number-columns-repeated="3" office:value-type="float" office:value="98702" calcext:value-type="float">
            <text:p>987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66" calcext:value-type="float">
            <text:p>202866</text:p>
          </table:table-cell>
          <table:table-cell office:value-type="float" office:value="62300553" calcext:value-type="float">
            <text:p>6230055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9968088" calcext:value-type="float">
            <text:p>9968088</text:p>
          </table:table-cell>
          <table:table-cell office:value-type="float" office:value="8722077" calcext:value-type="float">
            <text:p>8722077</text:p>
          </table:table-cell>
          <table:table-cell table:number-columns-repeated="3" office:value-type="float" office:value="1246011" calcext:value-type="float">
            <text:p>1246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67" calcext:value-type="float">
            <text:p>202867</text:p>
          </table:table-cell>
          <table:table-cell office:value-type="float" office:value="186183749" calcext:value-type="float">
            <text:p>18618374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29789400" calcext:value-type="float">
            <text:p>29789400</text:p>
          </table:table-cell>
          <table:table-cell office:value-type="float" office:value="26065725" calcext:value-type="float">
            <text:p>26065725</text:p>
          </table:table-cell>
          <table:table-cell table:number-columns-repeated="3" office:value-type="float" office:value="3723675" calcext:value-type="float">
            <text:p>3723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68" calcext:value-type="float">
            <text:p>202868</text:p>
          </table:table-cell>
          <table:table-cell office:value-type="float" office:value="32909000" calcext:value-type="float">
            <text:p>32909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290900" calcext:value-type="float">
            <text:p>3290900</text:p>
          </table:table-cell>
          <table:table-cell office:value-type="float" office:value="2632720" calcext:value-type="float">
            <text:p>2632720</text:p>
          </table:table-cell>
          <table:table-cell table:number-columns-repeated="3" office:value-type="float" office:value="658180" calcext:value-type="float">
            <text:p>6581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69" calcext:value-type="float">
            <text:p>202869</text:p>
          </table:table-cell>
          <table:table-cell office:value-type="float" office:value="1779114300" calcext:value-type="float">
            <text:p>17791143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77911430" calcext:value-type="float">
            <text:p>177911430</text:p>
          </table:table-cell>
          <table:table-cell office:value-type="float" office:value="142329144" calcext:value-type="float">
            <text:p>142329144</text:p>
          </table:table-cell>
          <table:table-cell table:number-columns-repeated="3" office:value-type="float" office:value="35582286" calcext:value-type="float">
            <text:p>355822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71" calcext:value-type="float">
            <text:p>202871</text:p>
          </table:table-cell>
          <table:table-cell office:value-type="float" office:value="301700000" calcext:value-type="float">
            <text:p>30170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0170000" calcext:value-type="float">
            <text:p>30170000</text:p>
          </table:table-cell>
          <table:table-cell office:value-type="float" office:value="24136000" calcext:value-type="float">
            <text:p>24136000</text:p>
          </table:table-cell>
          <table:table-cell table:number-columns-repeated="3" office:value-type="float" office:value="6034000" calcext:value-type="float">
            <text:p>603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76" calcext:value-type="float">
            <text:p>202876</text:p>
          </table:table-cell>
          <table:table-cell office:value-type="float" office:value="101122000" calcext:value-type="float">
            <text:p>101122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0112200" calcext:value-type="float">
            <text:p>10112200</text:p>
          </table:table-cell>
          <table:table-cell office:value-type="float" office:value="8089760" calcext:value-type="float">
            <text:p>8089760</text:p>
          </table:table-cell>
          <table:table-cell table:number-columns-repeated="3" office:value-type="float" office:value="2022440" calcext:value-type="float">
            <text:p>2022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77" calcext:value-type="float">
            <text:p>202877</text:p>
          </table:table-cell>
          <table:table-cell office:value-type="float" office:value="1504949629" calcext:value-type="float">
            <text:p>150494962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0494965" calcext:value-type="float">
            <text:p>150494965</text:p>
          </table:table-cell>
          <table:table-cell office:value-type="float" office:value="120395972" calcext:value-type="float">
            <text:p>120395972</text:p>
          </table:table-cell>
          <table:table-cell table:number-columns-repeated="3" office:value-type="float" office:value="30098993" calcext:value-type="float">
            <text:p>30098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2881" calcext:value-type="float">
            <text:p>202881</text:p>
          </table:table-cell>
          <table:table-cell table:style-name="ce1" office:value-type="float" office:value="1114596350" calcext:value-type="float">
            <text:p>11145963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2520830" calcext:value-type="float">
            <text:p>82520830</text:p>
          </table:table-cell>
          <table:table-cell table:style-name="ce1" office:value-type="float" office:value="60228903" calcext:value-type="float">
            <text:p>60228903</text:p>
          </table:table-cell>
          <table:table-cell table:number-columns-repeated="2" table:style-name="ce1" office:value-type="float" office:value="22291927" calcext:value-type="float">
            <text:p>22291927</text:p>
          </table:table-cell>
          <table:table-cell table:style-name="ce1" office:value-type="float" office:value="21517703" calcext:value-type="float">
            <text:p>21517703</text:p>
          </table:table-cell>
          <table:table-cell table:style-name="ce1" office:value-type="float" office:value="774224" calcext:value-type="float">
            <text:p>774224</text:p>
          </table:table-cell>
          <table:table-cell/>
        </table:table-row>
        <table:table-row table:style-name="ro1" table:visibility="filter">
          <table:table-cell office:value-type="float" office:value="202883" calcext:value-type="float">
            <text:p>202883</text:p>
          </table:table-cell>
          <table:table-cell office:value-type="float" office:value="848179000" calcext:value-type="float">
            <text:p>848179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67854320" calcext:value-type="float">
            <text:p>67854320</text:p>
          </table:table-cell>
          <table:table-cell office:value-type="float" office:value="50890740" calcext:value-type="float">
            <text:p>50890740</text:p>
          </table:table-cell>
          <table:table-cell table:number-columns-repeated="3" office:value-type="float" office:value="16963580" calcext:value-type="float">
            <text:p>169635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92" calcext:value-type="float">
            <text:p>202892</text:p>
          </table:table-cell>
          <table:table-cell office:value-type="float" office:value="200710000" calcext:value-type="float">
            <text:p>20071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56800" calcext:value-type="float">
            <text:p>16056800</text:p>
          </table:table-cell>
          <table:table-cell office:value-type="float" office:value="12042600" calcext:value-type="float">
            <text:p>12042600</text:p>
          </table:table-cell>
          <table:table-cell table:number-columns-repeated="3" office:value-type="float" office:value="4014200" calcext:value-type="float">
            <text:p>4014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93" calcext:value-type="float">
            <text:p>202893</text:p>
          </table:table-cell>
          <table:table-cell office:value-type="float" office:value="200262000" calcext:value-type="float">
            <text:p>200262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16020960" calcext:value-type="float">
            <text:p>16020960</text:p>
          </table:table-cell>
          <table:table-cell office:value-type="float" office:value="12015720" calcext:value-type="float">
            <text:p>12015720</text:p>
          </table:table-cell>
          <table:table-cell table:number-columns-repeated="3" office:value-type="float" office:value="4005240" calcext:value-type="float">
            <text:p>4005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97" calcext:value-type="float">
            <text:p>202897</text:p>
          </table:table-cell>
          <table:table-cell office:value-type="float" office:value="40313000" calcext:value-type="float">
            <text:p>40313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8868860" calcext:value-type="float">
            <text:p>8868860</text:p>
          </table:table-cell>
          <table:table-cell office:value-type="float" office:value="8062600" calcext:value-type="float">
            <text:p>8062600</text:p>
          </table:table-cell>
          <table:table-cell table:number-columns-repeated="3" office:value-type="float" office:value="806260" calcext:value-type="float">
            <text:p>806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98" calcext:value-type="float">
            <text:p>202898</text:p>
          </table:table-cell>
          <table:table-cell office:value-type="float" office:value="38701000" calcext:value-type="float">
            <text:p>38701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8514220" calcext:value-type="float">
            <text:p>8514220</text:p>
          </table:table-cell>
          <table:table-cell office:value-type="float" office:value="7740200" calcext:value-type="float">
            <text:p>7740200</text:p>
          </table:table-cell>
          <table:table-cell table:number-columns-repeated="3" office:value-type="float" office:value="774020" calcext:value-type="float">
            <text:p>7740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899" calcext:value-type="float">
            <text:p>202899</text:p>
          </table:table-cell>
          <table:table-cell office:value-type="float" office:value="598400000" calcext:value-type="float">
            <text:p>59840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131648000" calcext:value-type="float">
            <text:p>131648000</text:p>
          </table:table-cell>
          <table:table-cell office:value-type="float" office:value="119680000" calcext:value-type="float">
            <text:p>119680000</text:p>
          </table:table-cell>
          <table:table-cell table:number-columns-repeated="3" office:value-type="float" office:value="11968000" calcext:value-type="float">
            <text:p>1196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06" calcext:value-type="float">
            <text:p>202906</text:p>
          </table:table-cell>
          <table:table-cell office:value-type="float" office:value="99529000" calcext:value-type="float">
            <text:p>99529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25877540" calcext:value-type="float">
            <text:p>25877540</text:p>
          </table:table-cell>
          <table:table-cell office:value-type="float" office:value="15924640" calcext:value-type="float">
            <text:p>15924640</text:p>
          </table:table-cell>
          <table:table-cell table:number-columns-repeated="3" office:value-type="float" office:value="9952900" calcext:value-type="float">
            <text:p>9952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2907" calcext:value-type="float">
            <text:p>202907</text:p>
          </table:table-cell>
          <table:table-cell table:style-name="ce1" office:value-type="float" office:value="1015077000" calcext:value-type="float">
            <text:p>1015077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15149532" calcext:value-type="float">
            <text:p>315149532</text:p>
          </table:table-cell>
          <table:table-cell table:style-name="ce1" office:value-type="float" office:value="213641832" calcext:value-type="float">
            <text:p>213641832</text:p>
          </table:table-cell>
          <table:table-cell table:number-columns-repeated="2" table:style-name="ce1" office:value-type="float" office:value="101507700" calcext:value-type="float">
            <text:p>101507700</text:p>
          </table:table-cell>
          <table:table-cell table:style-name="ce1" office:value-type="float" office:value="89048352" calcext:value-type="float">
            <text:p>89048352</text:p>
          </table:table-cell>
          <table:table-cell table:style-name="ce1" office:value-type="float" office:value="12459348" calcext:value-type="float">
            <text:p>12459348</text:p>
          </table:table-cell>
          <table:table-cell/>
        </table:table-row>
        <table:table-row table:style-name="ro1" table:visibility="filter">
          <table:table-cell office:value-type="float" office:value="202908" calcext:value-type="float">
            <text:p>202908</text:p>
          </table:table-cell>
          <table:table-cell office:value-type="float" office:value="182887000" calcext:value-type="float">
            <text:p>182887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47550620" calcext:value-type="float">
            <text:p>47550620</text:p>
          </table:table-cell>
          <table:table-cell office:value-type="float" office:value="29261920" calcext:value-type="float">
            <text:p>29261920</text:p>
          </table:table-cell>
          <table:table-cell table:number-columns-repeated="3" office:value-type="float" office:value="18288700" calcext:value-type="float">
            <text:p>18288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2909" calcext:value-type="float">
            <text:p>202909</text:p>
          </table:table-cell>
          <table:table-cell table:style-name="ce1" office:value-type="float" office:value="1306580200" calcext:value-type="float">
            <text:p>13065802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584927864" calcext:value-type="float">
            <text:p>584927864</text:p>
          </table:table-cell>
          <table:table-cell table:style-name="ce1" office:value-type="float" office:value="454269844" calcext:value-type="float">
            <text:p>454269844</text:p>
          </table:table-cell>
          <table:table-cell table:number-columns-repeated="2" table:style-name="ce1" office:value-type="float" office:value="130658020" calcext:value-type="float">
            <text:p>130658020</text:p>
          </table:table-cell>
          <table:table-cell table:style-name="ce1" office:value-type="float" office:value="95905804" calcext:value-type="float">
            <text:p>95905804</text:p>
          </table:table-cell>
          <table:table-cell table:style-name="ce1" office:value-type="float" office:value="34752216" calcext:value-type="float">
            <text:p>34752216</text:p>
          </table:table-cell>
          <table:table-cell/>
        </table:table-row>
        <table:table-row table:style-name="ro1" table:visibility="filter">
          <table:table-cell office:value-type="float" office:value="202910" calcext:value-type="float">
            <text:p>202910</text:p>
          </table:table-cell>
          <table:table-cell office:value-type="float" office:value="374887000" calcext:value-type="float">
            <text:p>374887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97470620" calcext:value-type="float">
            <text:p>97470620</text:p>
          </table:table-cell>
          <table:table-cell office:value-type="float" office:value="59981920" calcext:value-type="float">
            <text:p>59981920</text:p>
          </table:table-cell>
          <table:table-cell table:number-columns-repeated="3" office:value-type="float" office:value="37488700" calcext:value-type="float">
            <text:p>37488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14" calcext:value-type="float">
            <text:p>202914</text:p>
          </table:table-cell>
          <table:table-cell office:value-type="float" office:value="2028580000" calcext:value-type="float">
            <text:p>202858000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446287600" calcext:value-type="float">
            <text:p>446287600</text:p>
          </table:table-cell>
          <table:table-cell office:value-type="float" office:value="405716000" calcext:value-type="float">
            <text:p>405716000</text:p>
          </table:table-cell>
          <table:table-cell table:number-columns-repeated="3" office:value-type="float" office:value="40571600" calcext:value-type="float">
            <text:p>40571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16" calcext:value-type="float">
            <text:p>202916</text:p>
          </table:table-cell>
          <table:table-cell office:value-type="float" office:value="104053000" calcext:value-type="float">
            <text:p>1040530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16648480" calcext:value-type="float">
            <text:p>16648480</text:p>
          </table:table-cell>
          <table:table-cell office:value-type="float" office:value="14567420" calcext:value-type="float">
            <text:p>14567420</text:p>
          </table:table-cell>
          <table:table-cell table:number-columns-repeated="3" office:value-type="float" office:value="2081060" calcext:value-type="float">
            <text:p>20810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21" calcext:value-type="float">
            <text:p>202921</text:p>
          </table:table-cell>
          <table:table-cell office:value-type="float" office:value="13999950" calcext:value-type="float">
            <text:p>139999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3999950" calcext:value-type="float">
            <text:p>13999950</text:p>
          </table:table-cell>
          <table:table-cell office:value-type="float" office:value="12599955" calcext:value-type="float">
            <text:p>12599955</text:p>
          </table:table-cell>
          <table:table-cell table:number-columns-repeated="3" office:value-type="float" office:value="1399995" calcext:value-type="float">
            <text:p>13999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23" calcext:value-type="float">
            <text:p>202923</text:p>
          </table:table-cell>
          <table:table-cell office:value-type="float" office:value="46458795" calcext:value-type="float">
            <text:p>46458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6458795" calcext:value-type="float">
            <text:p>46458795</text:p>
          </table:table-cell>
          <table:table-cell office:value-type="float" office:value="41812920" calcext:value-type="float">
            <text:p>41812920</text:p>
          </table:table-cell>
          <table:table-cell office:value-type="float" office:value="4645875" calcext:value-type="float">
            <text:p>4645875</text:p>
          </table:table-cell>
          <table:table-cell table:number-columns-repeated="2" office:value-type="float" office:value="4645880" calcext:value-type="float">
            <text:p>46458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24" calcext:value-type="float">
            <text:p>202924</text:p>
          </table:table-cell>
          <table:table-cell office:value-type="float" office:value="46618264" calcext:value-type="float">
            <text:p>46618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6618264" calcext:value-type="float">
            <text:p>46618264</text:p>
          </table:table-cell>
          <table:table-cell office:value-type="float" office:value="41956434" calcext:value-type="float">
            <text:p>41956434</text:p>
          </table:table-cell>
          <table:table-cell office:value-type="float" office:value="4661830" calcext:value-type="float">
            <text:p>4661830</text:p>
          </table:table-cell>
          <table:table-cell table:number-columns-repeated="2" office:value-type="float" office:value="4661826" calcext:value-type="float">
            <text:p>4661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25" calcext:value-type="float">
            <text:p>202925</text:p>
          </table:table-cell>
          <table:table-cell office:value-type="float" office:value="46352482" calcext:value-type="float">
            <text:p>463524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6352482" calcext:value-type="float">
            <text:p>46352482</text:p>
          </table:table-cell>
          <table:table-cell office:value-type="float" office:value="41717232" calcext:value-type="float">
            <text:p>41717232</text:p>
          </table:table-cell>
          <table:table-cell office:value-type="float" office:value="4635250" calcext:value-type="float">
            <text:p>4635250</text:p>
          </table:table-cell>
          <table:table-cell table:number-columns-repeated="2" office:value-type="float" office:value="4635248" calcext:value-type="float">
            <text:p>46352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26" calcext:value-type="float">
            <text:p>202926</text:p>
          </table:table-cell>
          <table:table-cell office:value-type="float" office:value="84580000" calcext:value-type="float">
            <text:p>8458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7664000" calcext:value-type="float">
            <text:p>67664000</text:p>
          </table:table-cell>
          <table:table-cell office:value-type="float" office:value="59206000" calcext:value-type="float">
            <text:p>59206000</text:p>
          </table:table-cell>
          <table:table-cell table:number-columns-repeated="3" office:value-type="float" office:value="8458000" calcext:value-type="float">
            <text:p>845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27" calcext:value-type="float">
            <text:p>202927</text:p>
          </table:table-cell>
          <table:table-cell office:value-type="float" office:value="611973900" calcext:value-type="float">
            <text:p>6119739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28381730" calcext:value-type="float">
            <text:p>428381730</text:p>
          </table:table-cell>
          <table:table-cell office:value-type="float" office:value="367184340" calcext:value-type="float">
            <text:p>367184340</text:p>
          </table:table-cell>
          <table:table-cell table:number-columns-repeated="3" office:value-type="float" office:value="61197390" calcext:value-type="float">
            <text:p>611973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28" calcext:value-type="float">
            <text:p>202928</text:p>
          </table:table-cell>
          <table:table-cell office:value-type="float" office:value="49500000" calcext:value-type="float">
            <text:p>495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650000" calcext:value-type="float">
            <text:p>34650000</text:p>
          </table:table-cell>
          <table:table-cell office:value-type="float" office:value="29700000" calcext:value-type="float">
            <text:p>29700000</text:p>
          </table:table-cell>
          <table:table-cell table:number-columns-repeated="3" office:value-type="float" office:value="4950000" calcext:value-type="float">
            <text:p>49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29" calcext:value-type="float">
            <text:p>202929</text:p>
          </table:table-cell>
          <table:table-cell office:value-type="float" office:value="50705000" calcext:value-type="float">
            <text:p>5070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0423000" calcext:value-type="float">
            <text:p>30423000</text:p>
          </table:table-cell>
          <table:table-cell office:value-type="float" office:value="25352500" calcext:value-type="float">
            <text:p>25352500</text:p>
          </table:table-cell>
          <table:table-cell table:number-columns-repeated="3" office:value-type="float" office:value="5070500" calcext:value-type="float">
            <text:p>5070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30" calcext:value-type="float">
            <text:p>202930</text:p>
          </table:table-cell>
          <table:table-cell office:value-type="float" office:value="203290000" calcext:value-type="float">
            <text:p>20329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1974000" calcext:value-type="float">
            <text:p>121974000</text:p>
          </table:table-cell>
          <table:table-cell office:value-type="float" office:value="101645000" calcext:value-type="float">
            <text:p>101645000</text:p>
          </table:table-cell>
          <table:table-cell table:number-columns-repeated="3" office:value-type="float" office:value="20329000" calcext:value-type="float">
            <text:p>2032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31" calcext:value-type="float">
            <text:p>202931</text:p>
          </table:table-cell>
          <table:table-cell office:value-type="float" office:value="77540000" calcext:value-type="float">
            <text:p>7754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46524000" calcext:value-type="float">
            <text:p>46524000</text:p>
          </table:table-cell>
          <table:table-cell office:value-type="float" office:value="38770000" calcext:value-type="float">
            <text:p>38770000</text:p>
          </table:table-cell>
          <table:table-cell table:number-columns-repeated="3" office:value-type="float" office:value="7754000" calcext:value-type="float">
            <text:p>775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32" calcext:value-type="float">
            <text:p>202932</text:p>
          </table:table-cell>
          <table:table-cell office:value-type="float" office:value="31183000" calcext:value-type="float">
            <text:p>3118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8709800" calcext:value-type="float">
            <text:p>18709800</text:p>
          </table:table-cell>
          <table:table-cell office:value-type="float" office:value="15591500" calcext:value-type="float">
            <text:p>15591500</text:p>
          </table:table-cell>
          <table:table-cell table:number-columns-repeated="3" office:value-type="float" office:value="3118300" calcext:value-type="float">
            <text:p>3118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33" calcext:value-type="float">
            <text:p>202933</text:p>
          </table:table-cell>
          <table:table-cell office:value-type="float" office:value="10218001" calcext:value-type="float">
            <text:p>102180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130800" calcext:value-type="float">
            <text:p>6130800</text:p>
          </table:table-cell>
          <table:table-cell office:value-type="float" office:value="5109000" calcext:value-type="float">
            <text:p>5109000</text:p>
          </table:table-cell>
          <table:table-cell table:number-columns-repeated="3" office:value-type="float" office:value="1021800" calcext:value-type="float">
            <text:p>1021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36" calcext:value-type="float">
            <text:p>202936</text:p>
          </table:table-cell>
          <table:table-cell office:value-type="float" office:value="60237000" calcext:value-type="float">
            <text:p>60237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4094800" calcext:value-type="float">
            <text:p>24094800</text:p>
          </table:table-cell>
          <table:table-cell office:value-type="float" office:value="18071100" calcext:value-type="float">
            <text:p>18071100</text:p>
          </table:table-cell>
          <table:table-cell table:number-columns-repeated="3" office:value-type="float" office:value="6023700" calcext:value-type="float">
            <text:p>602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38" calcext:value-type="float">
            <text:p>202938</text:p>
          </table:table-cell>
          <table:table-cell office:value-type="float" office:value="60661000" calcext:value-type="float">
            <text:p>60661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4264400" calcext:value-type="float">
            <text:p>24264400</text:p>
          </table:table-cell>
          <table:table-cell office:value-type="float" office:value="18198300" calcext:value-type="float">
            <text:p>18198300</text:p>
          </table:table-cell>
          <table:table-cell table:number-columns-repeated="3" office:value-type="float" office:value="6066100" calcext:value-type="float">
            <text:p>6066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39" calcext:value-type="float">
            <text:p>202939</text:p>
          </table:table-cell>
          <table:table-cell office:value-type="float" office:value="29923000" calcext:value-type="float">
            <text:p>29923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969200" calcext:value-type="float">
            <text:p>11969200</text:p>
          </table:table-cell>
          <table:table-cell office:value-type="float" office:value="8976900" calcext:value-type="float">
            <text:p>8976900</text:p>
          </table:table-cell>
          <table:table-cell table:number-columns-repeated="3" office:value-type="float" office:value="2992300" calcext:value-type="float">
            <text:p>299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42" calcext:value-type="float">
            <text:p>202942</text:p>
          </table:table-cell>
          <table:table-cell office:value-type="float" office:value="202544000" calcext:value-type="float">
            <text:p>202544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1017600" calcext:value-type="float">
            <text:p>81017600</text:p>
          </table:table-cell>
          <table:table-cell office:value-type="float" office:value="60763200" calcext:value-type="float">
            <text:p>60763200</text:p>
          </table:table-cell>
          <table:table-cell table:number-columns-repeated="3" office:value-type="float" office:value="20254400" calcext:value-type="float">
            <text:p>20254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49" calcext:value-type="float">
            <text:p>202949</text:p>
          </table:table-cell>
          <table:table-cell office:value-type="float" office:value="2728318588" calcext:value-type="float">
            <text:p>272831858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182654872" calcext:value-type="float">
            <text:p>2182654872</text:p>
          </table:table-cell>
          <table:table-cell office:value-type="float" office:value="1909823013" calcext:value-type="float">
            <text:p>1909823013</text:p>
          </table:table-cell>
          <table:table-cell table:number-columns-repeated="3" office:value-type="float" office:value="272831859" calcext:value-type="float">
            <text:p>2728318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50" calcext:value-type="float">
            <text:p>202950</text:p>
          </table:table-cell>
          <table:table-cell office:value-type="float" office:value="884711412" calcext:value-type="float">
            <text:p>8847114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707769128" calcext:value-type="float">
            <text:p>707769128</text:p>
          </table:table-cell>
          <table:table-cell office:value-type="float" office:value="619297987" calcext:value-type="float">
            <text:p>619297987</text:p>
          </table:table-cell>
          <table:table-cell table:number-columns-repeated="3" office:value-type="float" office:value="88471141" calcext:value-type="float">
            <text:p>884711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51" calcext:value-type="float">
            <text:p>202951</text:p>
          </table:table-cell>
          <table:table-cell office:value-type="float" office:value="811953876" calcext:value-type="float">
            <text:p>81195387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405976940" calcext:value-type="float">
            <text:p>405976940</text:p>
          </table:table-cell>
          <table:table-cell office:value-type="float" office:value="324781552" calcext:value-type="float">
            <text:p>324781552</text:p>
          </table:table-cell>
          <table:table-cell table:number-columns-repeated="3" office:value-type="float" office:value="81195388" calcext:value-type="float">
            <text:p>811953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52" calcext:value-type="float">
            <text:p>202952</text:p>
          </table:table-cell>
          <table:table-cell office:value-type="float" office:value="2363901000" calcext:value-type="float">
            <text:p>2363901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81950500" calcext:value-type="float">
            <text:p>1181950500</text:p>
          </table:table-cell>
          <table:table-cell office:value-type="float" office:value="945560400" calcext:value-type="float">
            <text:p>945560400</text:p>
          </table:table-cell>
          <table:table-cell table:number-columns-repeated="3" office:value-type="float" office:value="236390100" calcext:value-type="float">
            <text:p>236390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53" calcext:value-type="float">
            <text:p>202953</text:p>
          </table:table-cell>
          <table:table-cell office:value-type="float" office:value="1523316625" calcext:value-type="float">
            <text:p>15233166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761658315" calcext:value-type="float">
            <text:p>761658315</text:p>
          </table:table-cell>
          <table:table-cell office:value-type="float" office:value="609326652" calcext:value-type="float">
            <text:p>609326652</text:p>
          </table:table-cell>
          <table:table-cell table:number-columns-repeated="3" office:value-type="float" office:value="152331663" calcext:value-type="float">
            <text:p>1523316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54" calcext:value-type="float">
            <text:p>202954</text:p>
          </table:table-cell>
          <table:table-cell office:value-type="float" office:value="495000000" calcext:value-type="float">
            <text:p>495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47500000" calcext:value-type="float">
            <text:p>247500000</text:p>
          </table:table-cell>
          <table:table-cell office:value-type="float" office:value="198000000" calcext:value-type="float">
            <text:p>198000000</text:p>
          </table:table-cell>
          <table:table-cell table:number-columns-repeated="3" office:value-type="float" office:value="49500000" calcext:value-type="float">
            <text:p>49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73" calcext:value-type="float">
            <text:p>202973</text:p>
          </table:table-cell>
          <table:table-cell office:value-type="float" office:value="610358579" calcext:value-type="float">
            <text:p>610358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10358579" calcext:value-type="float">
            <text:p>610358579</text:p>
          </table:table-cell>
          <table:table-cell office:value-type="float" office:value="549322722" calcext:value-type="float">
            <text:p>549322722</text:p>
          </table:table-cell>
          <table:table-cell office:value-type="float" office:value="61035857" calcext:value-type="float">
            <text:p>61035857</text:p>
          </table:table-cell>
          <table:table-cell table:number-columns-repeated="2" office:value-type="float" office:value="61035858" calcext:value-type="float">
            <text:p>610358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74" calcext:value-type="float">
            <text:p>202974</text:p>
          </table:table-cell>
          <table:table-cell office:value-type="float" office:value="191360421.83" calcext:value-type="float">
            <text:p>191360421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91360421.83" calcext:value-type="float">
            <text:p>191360421.83</text:p>
          </table:table-cell>
          <table:table-cell office:value-type="float" office:value="172224378" calcext:value-type="float">
            <text:p>172224378</text:p>
          </table:table-cell>
          <table:table-cell office:value-type="float" office:value="19136043.83" calcext:value-type="float">
            <text:p>19136043.83</text:p>
          </table:table-cell>
          <table:table-cell table:number-columns-repeated="2" office:value-type="float" office:value="19136042" calcext:value-type="float">
            <text:p>191360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75" calcext:value-type="float">
            <text:p>202975</text:p>
          </table:table-cell>
          <table:table-cell office:value-type="float" office:value="466804000" calcext:value-type="float">
            <text:p>46680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66804000" calcext:value-type="float">
            <text:p>466804000</text:p>
          </table:table-cell>
          <table:table-cell office:value-type="float" office:value="420123600" calcext:value-type="float">
            <text:p>420123600</text:p>
          </table:table-cell>
          <table:table-cell table:number-columns-repeated="3" office:value-type="float" office:value="46680400" calcext:value-type="float">
            <text:p>46680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76" calcext:value-type="float">
            <text:p>202976</text:p>
          </table:table-cell>
          <table:table-cell office:value-type="float" office:value="312910000" calcext:value-type="float">
            <text:p>31291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12910000" calcext:value-type="float">
            <text:p>312910000</text:p>
          </table:table-cell>
          <table:table-cell office:value-type="float" office:value="281619000" calcext:value-type="float">
            <text:p>281619000</text:p>
          </table:table-cell>
          <table:table-cell table:number-columns-repeated="3" office:value-type="float" office:value="31291000" calcext:value-type="float">
            <text:p>3129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77" calcext:value-type="float">
            <text:p>202977</text:p>
          </table:table-cell>
          <table:table-cell office:value-type="float" office:value="373605000" calcext:value-type="float">
            <text:p>37360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73605000" calcext:value-type="float">
            <text:p>373605000</text:p>
          </table:table-cell>
          <table:table-cell office:value-type="float" office:value="336244500" calcext:value-type="float">
            <text:p>336244500</text:p>
          </table:table-cell>
          <table:table-cell table:number-columns-repeated="3" office:value-type="float" office:value="37360500" calcext:value-type="float">
            <text:p>37360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78" calcext:value-type="float">
            <text:p>202978</text:p>
          </table:table-cell>
          <table:table-cell office:value-type="float" office:value="47148000" calcext:value-type="float">
            <text:p>4714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7148000" calcext:value-type="float">
            <text:p>47148000</text:p>
          </table:table-cell>
          <table:table-cell office:value-type="float" office:value="42433200" calcext:value-type="float">
            <text:p>42433200</text:p>
          </table:table-cell>
          <table:table-cell table:number-columns-repeated="3" office:value-type="float" office:value="4714800" calcext:value-type="float">
            <text:p>4714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79" calcext:value-type="float">
            <text:p>202979</text:p>
          </table:table-cell>
          <table:table-cell office:value-type="float" office:value="26380000" calcext:value-type="float">
            <text:p>2638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6380000" calcext:value-type="float">
            <text:p>26380000</text:p>
          </table:table-cell>
          <table:table-cell office:value-type="float" office:value="23742000" calcext:value-type="float">
            <text:p>23742000</text:p>
          </table:table-cell>
          <table:table-cell table:number-columns-repeated="3" office:value-type="float" office:value="2638000" calcext:value-type="float">
            <text:p>263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0" calcext:value-type="float">
            <text:p>202980</text:p>
          </table:table-cell>
          <table:table-cell office:value-type="float" office:value="229111328" calcext:value-type="float">
            <text:p>2291113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83289064" calcext:value-type="float">
            <text:p>183289064</text:p>
          </table:table-cell>
          <table:table-cell office:value-type="float" office:value="160377931" calcext:value-type="float">
            <text:p>160377931</text:p>
          </table:table-cell>
          <table:table-cell table:number-columns-repeated="3" office:value-type="float" office:value="22911133" calcext:value-type="float">
            <text:p>229111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1" calcext:value-type="float">
            <text:p>202981</text:p>
          </table:table-cell>
          <table:table-cell office:value-type="float" office:value="230430072" calcext:value-type="float">
            <text:p>23043007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84344056" calcext:value-type="float">
            <text:p>184344056</text:p>
          </table:table-cell>
          <table:table-cell office:value-type="float" office:value="161301049" calcext:value-type="float">
            <text:p>161301049</text:p>
          </table:table-cell>
          <table:table-cell table:number-columns-repeated="3" office:value-type="float" office:value="23043007" calcext:value-type="float">
            <text:p>23043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2" calcext:value-type="float">
            <text:p>202982</text:p>
          </table:table-cell>
          <table:table-cell office:value-type="float" office:value="343085680" calcext:value-type="float">
            <text:p>3430856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274468544" calcext:value-type="float">
            <text:p>274468544</text:p>
          </table:table-cell>
          <table:table-cell office:value-type="float" office:value="240159976" calcext:value-type="float">
            <text:p>240159976</text:p>
          </table:table-cell>
          <table:table-cell table:number-columns-repeated="3" office:value-type="float" office:value="34308568" calcext:value-type="float">
            <text:p>34308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3" calcext:value-type="float">
            <text:p>202983</text:p>
          </table:table-cell>
          <table:table-cell office:value-type="float" office:value="193998925" calcext:value-type="float">
            <text:p>1939989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55199144" calcext:value-type="float">
            <text:p>155199144</text:p>
          </table:table-cell>
          <table:table-cell office:value-type="float" office:value="135799251" calcext:value-type="float">
            <text:p>135799251</text:p>
          </table:table-cell>
          <table:table-cell table:number-columns-repeated="3" office:value-type="float" office:value="19399893" calcext:value-type="float">
            <text:p>19399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4" calcext:value-type="float">
            <text:p>202984</text:p>
          </table:table-cell>
          <table:table-cell office:value-type="float" office:value="564827000" calcext:value-type="float">
            <text:p>56482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95378900" calcext:value-type="float">
            <text:p>395378900</text:p>
          </table:table-cell>
          <table:table-cell office:value-type="float" office:value="338896200" calcext:value-type="float">
            <text:p>338896200</text:p>
          </table:table-cell>
          <table:table-cell table:number-columns-repeated="3" office:value-type="float" office:value="56482700" calcext:value-type="float">
            <text:p>56482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5" calcext:value-type="float">
            <text:p>202985</text:p>
          </table:table-cell>
          <table:table-cell office:value-type="float" office:value="1010122068" calcext:value-type="float">
            <text:p>10101220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707085449" calcext:value-type="float">
            <text:p>707085449</text:p>
          </table:table-cell>
          <table:table-cell office:value-type="float" office:value="606073242" calcext:value-type="float">
            <text:p>606073242</text:p>
          </table:table-cell>
          <table:table-cell table:number-columns-repeated="3" office:value-type="float" office:value="101012207" calcext:value-type="float">
            <text:p>101012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6" calcext:value-type="float">
            <text:p>202986</text:p>
          </table:table-cell>
          <table:table-cell office:value-type="float" office:value="255958000" calcext:value-type="float">
            <text:p>25595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79170600" calcext:value-type="float">
            <text:p>179170600</text:p>
          </table:table-cell>
          <table:table-cell office:value-type="float" office:value="153574800" calcext:value-type="float">
            <text:p>153574800</text:p>
          </table:table-cell>
          <table:table-cell table:number-columns-repeated="3" office:value-type="float" office:value="25595800" calcext:value-type="float">
            <text:p>25595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7" calcext:value-type="float">
            <text:p>202987</text:p>
          </table:table-cell>
          <table:table-cell office:value-type="float" office:value="154201000" calcext:value-type="float">
            <text:p>15420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7940700" calcext:value-type="float">
            <text:p>107940700</text:p>
          </table:table-cell>
          <table:table-cell office:value-type="float" office:value="92520600" calcext:value-type="float">
            <text:p>92520600</text:p>
          </table:table-cell>
          <table:table-cell table:number-columns-repeated="3" office:value-type="float" office:value="15420100" calcext:value-type="float">
            <text:p>15420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8" calcext:value-type="float">
            <text:p>202988</text:p>
          </table:table-cell>
          <table:table-cell office:value-type="float" office:value="238866000" calcext:value-type="float">
            <text:p>23886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67206200" calcext:value-type="float">
            <text:p>167206200</text:p>
          </table:table-cell>
          <table:table-cell office:value-type="float" office:value="143319600" calcext:value-type="float">
            <text:p>143319600</text:p>
          </table:table-cell>
          <table:table-cell table:number-columns-repeated="3" office:value-type="float" office:value="23886600" calcext:value-type="float">
            <text:p>23886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89" calcext:value-type="float">
            <text:p>202989</text:p>
          </table:table-cell>
          <table:table-cell office:value-type="float" office:value="106261000" calcext:value-type="float">
            <text:p>10626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3756600" calcext:value-type="float">
            <text:p>63756600</text:p>
          </table:table-cell>
          <table:table-cell office:value-type="float" office:value="53130500" calcext:value-type="float">
            <text:p>53130500</text:p>
          </table:table-cell>
          <table:table-cell table:number-columns-repeated="3" office:value-type="float" office:value="10626100" calcext:value-type="float">
            <text:p>10626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90" calcext:value-type="float">
            <text:p>202990</text:p>
          </table:table-cell>
          <table:table-cell office:value-type="float" office:value="483385000" calcext:value-type="float">
            <text:p>48338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90031000" calcext:value-type="float">
            <text:p>290031000</text:p>
          </table:table-cell>
          <table:table-cell office:value-type="float" office:value="241692500" calcext:value-type="float">
            <text:p>241692500</text:p>
          </table:table-cell>
          <table:table-cell table:number-columns-repeated="3" office:value-type="float" office:value="48338500" calcext:value-type="float">
            <text:p>48338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91" calcext:value-type="float">
            <text:p>202991</text:p>
          </table:table-cell>
          <table:table-cell office:value-type="float" office:value="212560000" calcext:value-type="float">
            <text:p>21256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7536000" calcext:value-type="float">
            <text:p>127536000</text:p>
          </table:table-cell>
          <table:table-cell office:value-type="float" office:value="106280000" calcext:value-type="float">
            <text:p>106280000</text:p>
          </table:table-cell>
          <table:table-cell table:number-columns-repeated="3" office:value-type="float" office:value="21256000" calcext:value-type="float">
            <text:p>2125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92" calcext:value-type="float">
            <text:p>202992</text:p>
          </table:table-cell>
          <table:table-cell office:value-type="float" office:value="590475200" calcext:value-type="float">
            <text:p>5904752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54285120" calcext:value-type="float">
            <text:p>354285120</text:p>
          </table:table-cell>
          <table:table-cell office:value-type="float" office:value="295237600" calcext:value-type="float">
            <text:p>295237600</text:p>
          </table:table-cell>
          <table:table-cell table:number-columns-repeated="3" office:value-type="float" office:value="59047520" calcext:value-type="float">
            <text:p>59047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93" calcext:value-type="float">
            <text:p>202993</text:p>
          </table:table-cell>
          <table:table-cell office:value-type="float" office:value="383773000" calcext:value-type="float">
            <text:p>383773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91886500" calcext:value-type="float">
            <text:p>191886500</text:p>
          </table:table-cell>
          <table:table-cell office:value-type="float" office:value="153509200" calcext:value-type="float">
            <text:p>153509200</text:p>
          </table:table-cell>
          <table:table-cell table:number-columns-repeated="3" office:value-type="float" office:value="38377300" calcext:value-type="float">
            <text:p>38377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94" calcext:value-type="float">
            <text:p>202994</text:p>
          </table:table-cell>
          <table:table-cell office:value-type="float" office:value="416951700" calcext:value-type="float">
            <text:p>4169517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08475850" calcext:value-type="float">
            <text:p>208475850</text:p>
          </table:table-cell>
          <table:table-cell office:value-type="float" office:value="166780680" calcext:value-type="float">
            <text:p>166780680</text:p>
          </table:table-cell>
          <table:table-cell table:number-columns-repeated="3" office:value-type="float" office:value="41695170" calcext:value-type="float">
            <text:p>41695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14" calcext:value-type="float">
            <text:p>203014</text:p>
          </table:table-cell>
          <table:table-cell office:value-type="float" office:value="39915325" calcext:value-type="float">
            <text:p>3991532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7940731" calcext:value-type="float">
            <text:p>27940731</text:p>
          </table:table-cell>
          <table:table-cell office:value-type="float" office:value="23949198" calcext:value-type="float">
            <text:p>23949198</text:p>
          </table:table-cell>
          <table:table-cell table:number-columns-repeated="3" office:value-type="float" office:value="3991533" calcext:value-type="float">
            <text:p>3991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15" calcext:value-type="float">
            <text:p>203015</text:p>
          </table:table-cell>
          <table:table-cell office:value-type="float" office:value="144479000" calcext:value-type="float">
            <text:p>14447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1135300" calcext:value-type="float">
            <text:p>101135300</text:p>
          </table:table-cell>
          <table:table-cell office:value-type="float" office:value="86687400" calcext:value-type="float">
            <text:p>86687400</text:p>
          </table:table-cell>
          <table:table-cell table:number-columns-repeated="3" office:value-type="float" office:value="14447900" calcext:value-type="float">
            <text:p>14447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16" calcext:value-type="float">
            <text:p>203016</text:p>
          </table:table-cell>
          <table:table-cell office:value-type="float" office:value="72078000" calcext:value-type="float">
            <text:p>7207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0454600" calcext:value-type="float">
            <text:p>50454600</text:p>
          </table:table-cell>
          <table:table-cell office:value-type="float" office:value="43246800" calcext:value-type="float">
            <text:p>43246800</text:p>
          </table:table-cell>
          <table:table-cell table:number-columns-repeated="3" office:value-type="float" office:value="7207800" calcext:value-type="float">
            <text:p>7207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17" calcext:value-type="float">
            <text:p>203017</text:p>
          </table:table-cell>
          <table:table-cell office:value-type="float" office:value="144249000" calcext:value-type="float">
            <text:p>144249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00974300" calcext:value-type="float">
            <text:p>100974300</text:p>
          </table:table-cell>
          <table:table-cell office:value-type="float" office:value="86549400" calcext:value-type="float">
            <text:p>86549400</text:p>
          </table:table-cell>
          <table:table-cell table:number-columns-repeated="3" office:value-type="float" office:value="14424900" calcext:value-type="float">
            <text:p>14424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18" calcext:value-type="float">
            <text:p>203018</text:p>
          </table:table-cell>
          <table:table-cell office:value-type="float" office:value="242117000" calcext:value-type="float">
            <text:p>24211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69481900" calcext:value-type="float">
            <text:p>169481900</text:p>
          </table:table-cell>
          <table:table-cell office:value-type="float" office:value="145270200" calcext:value-type="float">
            <text:p>145270200</text:p>
          </table:table-cell>
          <table:table-cell table:number-columns-repeated="3" office:value-type="float" office:value="24211700" calcext:value-type="float">
            <text:p>24211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19" calcext:value-type="float">
            <text:p>203019</text:p>
          </table:table-cell>
          <table:table-cell office:value-type="float" office:value="168397000" calcext:value-type="float">
            <text:p>168397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17877900" calcext:value-type="float">
            <text:p>117877900</text:p>
          </table:table-cell>
          <table:table-cell office:value-type="float" office:value="101038200" calcext:value-type="float">
            <text:p>101038200</text:p>
          </table:table-cell>
          <table:table-cell table:number-columns-repeated="3" office:value-type="float" office:value="16839700" calcext:value-type="float">
            <text:p>16839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0" calcext:value-type="float">
            <text:p>203020</text:p>
          </table:table-cell>
          <table:table-cell office:value-type="float" office:value="98784000" calcext:value-type="float">
            <text:p>98784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9148800" calcext:value-type="float">
            <text:p>69148800</text:p>
          </table:table-cell>
          <table:table-cell office:value-type="float" office:value="59270400" calcext:value-type="float">
            <text:p>59270400</text:p>
          </table:table-cell>
          <table:table-cell table:number-columns-repeated="3" office:value-type="float" office:value="9878400" calcext:value-type="float">
            <text:p>987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1" calcext:value-type="float">
            <text:p>203021</text:p>
          </table:table-cell>
          <table:table-cell office:value-type="float" office:value="510023000" calcext:value-type="float">
            <text:p>510023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57016100" calcext:value-type="float">
            <text:p>357016100</text:p>
          </table:table-cell>
          <table:table-cell office:value-type="float" office:value="306013800" calcext:value-type="float">
            <text:p>306013800</text:p>
          </table:table-cell>
          <table:table-cell table:number-columns-repeated="3" office:value-type="float" office:value="51002300" calcext:value-type="float">
            <text:p>5100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2" calcext:value-type="float">
            <text:p>203022</text:p>
          </table:table-cell>
          <table:table-cell office:value-type="float" office:value="776261000" calcext:value-type="float">
            <text:p>77626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43382700" calcext:value-type="float">
            <text:p>543382700</text:p>
          </table:table-cell>
          <table:table-cell office:value-type="float" office:value="465756600" calcext:value-type="float">
            <text:p>465756600</text:p>
          </table:table-cell>
          <table:table-cell table:number-columns-repeated="3" office:value-type="float" office:value="77626100" calcext:value-type="float">
            <text:p>77626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3" calcext:value-type="float">
            <text:p>203023</text:p>
          </table:table-cell>
          <table:table-cell office:value-type="float" office:value="665268000" calcext:value-type="float">
            <text:p>66526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65687600" calcext:value-type="float">
            <text:p>465687600</text:p>
          </table:table-cell>
          <table:table-cell office:value-type="float" office:value="399160800" calcext:value-type="float">
            <text:p>399160800</text:p>
          </table:table-cell>
          <table:table-cell table:number-columns-repeated="3" office:value-type="float" office:value="66526800" calcext:value-type="float">
            <text:p>66526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4" calcext:value-type="float">
            <text:p>203024</text:p>
          </table:table-cell>
          <table:table-cell office:value-type="float" office:value="50676000" calcext:value-type="float">
            <text:p>50676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5473200" calcext:value-type="float">
            <text:p>35473200</text:p>
          </table:table-cell>
          <table:table-cell office:value-type="float" office:value="30405600" calcext:value-type="float">
            <text:p>30405600</text:p>
          </table:table-cell>
          <table:table-cell table:number-columns-repeated="3" office:value-type="float" office:value="5067600" calcext:value-type="float">
            <text:p>5067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5" calcext:value-type="float">
            <text:p>203025</text:p>
          </table:table-cell>
          <table:table-cell office:value-type="float" office:value="152792000" calcext:value-type="float">
            <text:p>15279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1675200" calcext:value-type="float">
            <text:p>91675200</text:p>
          </table:table-cell>
          <table:table-cell office:value-type="float" office:value="76396000" calcext:value-type="float">
            <text:p>76396000</text:p>
          </table:table-cell>
          <table:table-cell table:number-columns-repeated="3" office:value-type="float" office:value="15279200" calcext:value-type="float">
            <text:p>15279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6" calcext:value-type="float">
            <text:p>203026</text:p>
          </table:table-cell>
          <table:table-cell office:value-type="float" office:value="100723000" calcext:value-type="float">
            <text:p>100723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0433800" calcext:value-type="float">
            <text:p>60433800</text:p>
          </table:table-cell>
          <table:table-cell office:value-type="float" office:value="50361500" calcext:value-type="float">
            <text:p>50361500</text:p>
          </table:table-cell>
          <table:table-cell table:number-columns-repeated="3" office:value-type="float" office:value="10072300" calcext:value-type="float">
            <text:p>1007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7" calcext:value-type="float">
            <text:p>203027</text:p>
          </table:table-cell>
          <table:table-cell office:value-type="float" office:value="926045000" calcext:value-type="float">
            <text:p>926045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55627000" calcext:value-type="float">
            <text:p>555627000</text:p>
          </table:table-cell>
          <table:table-cell office:value-type="float" office:value="463022500" calcext:value-type="float">
            <text:p>463022500</text:p>
          </table:table-cell>
          <table:table-cell table:number-columns-repeated="3" office:value-type="float" office:value="92604500" calcext:value-type="float">
            <text:p>92604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8" calcext:value-type="float">
            <text:p>203028</text:p>
          </table:table-cell>
          <table:table-cell office:value-type="float" office:value="203720000" calcext:value-type="float">
            <text:p>20372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2232000" calcext:value-type="float">
            <text:p>122232000</text:p>
          </table:table-cell>
          <table:table-cell office:value-type="float" office:value="101860000" calcext:value-type="float">
            <text:p>101860000</text:p>
          </table:table-cell>
          <table:table-cell table:number-columns-repeated="3" office:value-type="float" office:value="20372000" calcext:value-type="float">
            <text:p>2037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29" calcext:value-type="float">
            <text:p>203029</text:p>
          </table:table-cell>
          <table:table-cell office:value-type="float" office:value="35934000" calcext:value-type="float">
            <text:p>3593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21560400" calcext:value-type="float">
            <text:p>21560400</text:p>
          </table:table-cell>
          <table:table-cell office:value-type="float" office:value="17967000" calcext:value-type="float">
            <text:p>17967000</text:p>
          </table:table-cell>
          <table:table-cell table:number-columns-repeated="3" office:value-type="float" office:value="3593400" calcext:value-type="float">
            <text:p>3593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0" calcext:value-type="float">
            <text:p>203030</text:p>
          </table:table-cell>
          <table:table-cell office:value-type="float" office:value="102652000" calcext:value-type="float">
            <text:p>102652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1591200" calcext:value-type="float">
            <text:p>61591200</text:p>
          </table:table-cell>
          <table:table-cell office:value-type="float" office:value="51326000" calcext:value-type="float">
            <text:p>51326000</text:p>
          </table:table-cell>
          <table:table-cell table:number-columns-repeated="3" office:value-type="float" office:value="10265200" calcext:value-type="float">
            <text:p>10265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1" calcext:value-type="float">
            <text:p>203031</text:p>
          </table:table-cell>
          <table:table-cell office:value-type="float" office:value="9824000" calcext:value-type="float">
            <text:p>982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5894400" calcext:value-type="float">
            <text:p>5894400</text:p>
          </table:table-cell>
          <table:table-cell office:value-type="float" office:value="4912000" calcext:value-type="float">
            <text:p>4912000</text:p>
          </table:table-cell>
          <table:table-cell table:number-columns-repeated="3" office:value-type="float" office:value="982400" calcext:value-type="float">
            <text:p>982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2" calcext:value-type="float">
            <text:p>203032</text:p>
          </table:table-cell>
          <table:table-cell office:value-type="float" office:value="133767000" calcext:value-type="float">
            <text:p>133767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80260200" calcext:value-type="float">
            <text:p>80260200</text:p>
          </table:table-cell>
          <table:table-cell office:value-type="float" office:value="66883500" calcext:value-type="float">
            <text:p>66883500</text:p>
          </table:table-cell>
          <table:table-cell table:number-columns-repeated="3" office:value-type="float" office:value="13376700" calcext:value-type="float">
            <text:p>13376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3" calcext:value-type="float">
            <text:p>203033</text:p>
          </table:table-cell>
          <table:table-cell office:value-type="float" office:value="128084000" calcext:value-type="float">
            <text:p>128084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76850400" calcext:value-type="float">
            <text:p>76850400</text:p>
          </table:table-cell>
          <table:table-cell office:value-type="float" office:value="64042000" calcext:value-type="float">
            <text:p>64042000</text:p>
          </table:table-cell>
          <table:table-cell table:number-columns-repeated="3" office:value-type="float" office:value="12808400" calcext:value-type="float">
            <text:p>1280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4" calcext:value-type="float">
            <text:p>203034</text:p>
          </table:table-cell>
          <table:table-cell office:value-type="float" office:value="557050000" calcext:value-type="float">
            <text:p>55705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34230000" calcext:value-type="float">
            <text:p>334230000</text:p>
          </table:table-cell>
          <table:table-cell office:value-type="float" office:value="278525000" calcext:value-type="float">
            <text:p>278525000</text:p>
          </table:table-cell>
          <table:table-cell table:number-columns-repeated="3" office:value-type="float" office:value="55705000" calcext:value-type="float">
            <text:p>5570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5" calcext:value-type="float">
            <text:p>203035</text:p>
          </table:table-cell>
          <table:table-cell office:value-type="float" office:value="557041000" calcext:value-type="float">
            <text:p>557041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34224600" calcext:value-type="float">
            <text:p>334224600</text:p>
          </table:table-cell>
          <table:table-cell office:value-type="float" office:value="278520500" calcext:value-type="float">
            <text:p>278520500</text:p>
          </table:table-cell>
          <table:table-cell table:number-columns-repeated="3" office:value-type="float" office:value="55704100" calcext:value-type="float">
            <text:p>55704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6" calcext:value-type="float">
            <text:p>203036</text:p>
          </table:table-cell>
          <table:table-cell office:value-type="float" office:value="4938842000" calcext:value-type="float">
            <text:p>4938842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975536800" calcext:value-type="float">
            <text:p>1975536800</text:p>
          </table:table-cell>
          <table:table-cell office:value-type="float" office:value="1481652600" calcext:value-type="float">
            <text:p>1481652600</text:p>
          </table:table-cell>
          <table:table-cell table:number-columns-repeated="3" office:value-type="float" office:value="493884200" calcext:value-type="float">
            <text:p>493884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7" calcext:value-type="float">
            <text:p>203037</text:p>
          </table:table-cell>
          <table:table-cell office:value-type="float" office:value="195949000" calcext:value-type="float">
            <text:p>195949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78379600" calcext:value-type="float">
            <text:p>78379600</text:p>
          </table:table-cell>
          <table:table-cell office:value-type="float" office:value="58784700" calcext:value-type="float">
            <text:p>58784700</text:p>
          </table:table-cell>
          <table:table-cell table:number-columns-repeated="3" office:value-type="float" office:value="19594900" calcext:value-type="float">
            <text:p>19594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8" calcext:value-type="float">
            <text:p>203038</text:p>
          </table:table-cell>
          <table:table-cell office:value-type="float" office:value="287151000" calcext:value-type="float">
            <text:p>287151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4860400" calcext:value-type="float">
            <text:p>114860400</text:p>
          </table:table-cell>
          <table:table-cell office:value-type="float" office:value="86145300" calcext:value-type="float">
            <text:p>86145300</text:p>
          </table:table-cell>
          <table:table-cell table:number-columns-repeated="3" office:value-type="float" office:value="28715100" calcext:value-type="float">
            <text:p>28715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39" calcext:value-type="float">
            <text:p>203039</text:p>
          </table:table-cell>
          <table:table-cell office:value-type="float" office:value="287506000" calcext:value-type="float">
            <text:p>287506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5002400" calcext:value-type="float">
            <text:p>115002400</text:p>
          </table:table-cell>
          <table:table-cell office:value-type="float" office:value="86251800" calcext:value-type="float">
            <text:p>86251800</text:p>
          </table:table-cell>
          <table:table-cell table:number-columns-repeated="3" office:value-type="float" office:value="28750600" calcext:value-type="float">
            <text:p>28750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40" calcext:value-type="float">
            <text:p>203040</text:p>
          </table:table-cell>
          <table:table-cell office:value-type="float" office:value="287806000" calcext:value-type="float">
            <text:p>287806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5122400" calcext:value-type="float">
            <text:p>115122400</text:p>
          </table:table-cell>
          <table:table-cell office:value-type="float" office:value="86341800" calcext:value-type="float">
            <text:p>86341800</text:p>
          </table:table-cell>
          <table:table-cell table:number-columns-repeated="3" office:value-type="float" office:value="28780600" calcext:value-type="float">
            <text:p>28780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41" calcext:value-type="float">
            <text:p>203041</text:p>
          </table:table-cell>
          <table:table-cell office:value-type="float" office:value="287564000" calcext:value-type="float">
            <text:p>287564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5025600" calcext:value-type="float">
            <text:p>115025600</text:p>
          </table:table-cell>
          <table:table-cell office:value-type="float" office:value="86269200" calcext:value-type="float">
            <text:p>86269200</text:p>
          </table:table-cell>
          <table:table-cell table:number-columns-repeated="3" office:value-type="float" office:value="28756400" calcext:value-type="float">
            <text:p>2875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42" calcext:value-type="float">
            <text:p>203042</text:p>
          </table:table-cell>
          <table:table-cell office:value-type="float" office:value="742494500" calcext:value-type="float">
            <text:p>7424945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96997800" calcext:value-type="float">
            <text:p>296997800</text:p>
          </table:table-cell>
          <table:table-cell office:value-type="float" office:value="222748350" calcext:value-type="float">
            <text:p>222748350</text:p>
          </table:table-cell>
          <table:table-cell table:number-columns-repeated="3" office:value-type="float" office:value="74249450" calcext:value-type="float">
            <text:p>74249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43" calcext:value-type="float">
            <text:p>203043</text:p>
          </table:table-cell>
          <table:table-cell office:value-type="float" office:value="1503993000" calcext:value-type="float">
            <text:p>1503993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01597200" calcext:value-type="float">
            <text:p>601597200</text:p>
          </table:table-cell>
          <table:table-cell office:value-type="float" office:value="451197900" calcext:value-type="float">
            <text:p>451197900</text:p>
          </table:table-cell>
          <table:table-cell table:number-columns-repeated="3" office:value-type="float" office:value="150399300" calcext:value-type="float">
            <text:p>150399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44" calcext:value-type="float">
            <text:p>203044</text:p>
          </table:table-cell>
          <table:table-cell office:value-type="float" office:value="1482027000" calcext:value-type="float">
            <text:p>1482027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592810800" calcext:value-type="float">
            <text:p>592810800</text:p>
          </table:table-cell>
          <table:table-cell office:value-type="float" office:value="444608100" calcext:value-type="float">
            <text:p>444608100</text:p>
          </table:table-cell>
          <table:table-cell table:number-columns-repeated="3" office:value-type="float" office:value="148202700" calcext:value-type="float">
            <text:p>148202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45" calcext:value-type="float">
            <text:p>203045</text:p>
          </table:table-cell>
          <table:table-cell office:value-type="float" office:value="498405000" calcext:value-type="float">
            <text:p>498405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99362000" calcext:value-type="float">
            <text:p>199362000</text:p>
          </table:table-cell>
          <table:table-cell office:value-type="float" office:value="149521500" calcext:value-type="float">
            <text:p>149521500</text:p>
          </table:table-cell>
          <table:table-cell table:number-columns-repeated="3" office:value-type="float" office:value="49840500" calcext:value-type="float">
            <text:p>49840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46" calcext:value-type="float">
            <text:p>203046</text:p>
          </table:table-cell>
          <table:table-cell office:value-type="float" office:value="511090000" calcext:value-type="float">
            <text:p>51109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04436000" calcext:value-type="float">
            <text:p>204436000</text:p>
          </table:table-cell>
          <table:table-cell office:value-type="float" office:value="153327000" calcext:value-type="float">
            <text:p>153327000</text:p>
          </table:table-cell>
          <table:table-cell table:number-columns-repeated="3" office:value-type="float" office:value="51109000" calcext:value-type="float">
            <text:p>5110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47" calcext:value-type="float">
            <text:p>203047</text:p>
          </table:table-cell>
          <table:table-cell office:value-type="float" office:value="202579000" calcext:value-type="float">
            <text:p>202579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1031600" calcext:value-type="float">
            <text:p>81031600</text:p>
          </table:table-cell>
          <table:table-cell office:value-type="float" office:value="60773700" calcext:value-type="float">
            <text:p>60773700</text:p>
          </table:table-cell>
          <table:table-cell table:number-columns-repeated="3" office:value-type="float" office:value="20257900" calcext:value-type="float">
            <text:p>20257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48" calcext:value-type="float">
            <text:p>203048</text:p>
          </table:table-cell>
          <table:table-cell office:value-type="float" office:value="300728000" calcext:value-type="float">
            <text:p>300728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20291200" calcext:value-type="float">
            <text:p>120291200</text:p>
          </table:table-cell>
          <table:table-cell office:value-type="float" office:value="90218400" calcext:value-type="float">
            <text:p>90218400</text:p>
          </table:table-cell>
          <table:table-cell table:number-columns-repeated="3" office:value-type="float" office:value="30072800" calcext:value-type="float">
            <text:p>30072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50" calcext:value-type="float">
            <text:p>203050</text:p>
          </table:table-cell>
          <table:table-cell office:value-type="float" office:value="35700000" calcext:value-type="float">
            <text:p>357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9817500" calcext:value-type="float">
            <text:p>9817500</text:p>
          </table:table-cell>
          <table:table-cell office:value-type="float" office:value="8925000" calcext:value-type="float">
            <text:p>8925000</text:p>
          </table:table-cell>
          <table:table-cell table:number-columns-repeated="3" office:value-type="float" office:value="892500" calcext:value-type="float">
            <text:p>89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51" calcext:value-type="float">
            <text:p>203051</text:p>
          </table:table-cell>
          <table:table-cell office:value-type="float" office:value="481393000" calcext:value-type="float">
            <text:p>481393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0232165" calcext:value-type="float">
            <text:p>80232165</text:p>
          </table:table-cell>
          <table:table-cell office:value-type="float" office:value="64185732" calcext:value-type="float">
            <text:p>64185732</text:p>
          </table:table-cell>
          <table:table-cell table:number-columns-repeated="3" office:value-type="float" office:value="16046433" calcext:value-type="float">
            <text:p>16046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52" calcext:value-type="float">
            <text:p>203052</text:p>
          </table:table-cell>
          <table:table-cell office:value-type="float" office:value="585141000" calcext:value-type="float">
            <text:p>585141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97523500" calcext:value-type="float">
            <text:p>97523500</text:p>
          </table:table-cell>
          <table:table-cell office:value-type="float" office:value="78018800" calcext:value-type="float">
            <text:p>78018800</text:p>
          </table:table-cell>
          <table:table-cell table:number-columns-repeated="3" office:value-type="float" office:value="19504700" calcext:value-type="float">
            <text:p>19504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56" calcext:value-type="float">
            <text:p>203056</text:p>
          </table:table-cell>
          <table:table-cell office:value-type="float" office:value="80010000" calcext:value-type="float">
            <text:p>8001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4001750" calcext:value-type="float">
            <text:p>14001750</text:p>
          </table:table-cell>
          <table:table-cell office:value-type="float" office:value="12001500" calcext:value-type="float">
            <text:p>12001500</text:p>
          </table:table-cell>
          <table:table-cell table:number-columns-repeated="3" office:value-type="float" office:value="2000250" calcext:value-type="float">
            <text:p>2000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57" calcext:value-type="float">
            <text:p>203057</text:p>
          </table:table-cell>
          <table:table-cell office:value-type="float" office:value="5321800" calcext:value-type="float">
            <text:p>53218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31315" calcext:value-type="float">
            <text:p>931315</text:p>
          </table:table-cell>
          <table:table-cell office:value-type="float" office:value="798270" calcext:value-type="float">
            <text:p>798270</text:p>
          </table:table-cell>
          <table:table-cell table:number-columns-repeated="3" office:value-type="float" office:value="133045" calcext:value-type="float">
            <text:p>133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59" calcext:value-type="float">
            <text:p>203059</text:p>
          </table:table-cell>
          <table:table-cell office:value-type="float" office:value="63060000" calcext:value-type="float">
            <text:p>6306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9459000" calcext:value-type="float">
            <text:p>9459000</text:p>
          </table:table-cell>
          <table:table-cell office:value-type="float" office:value="7882500" calcext:value-type="float">
            <text:p>7882500</text:p>
          </table:table-cell>
          <table:table-cell table:number-columns-repeated="3" office:value-type="float" office:value="1576500" calcext:value-type="float">
            <text:p>157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60" calcext:value-type="float">
            <text:p>203060</text:p>
          </table:table-cell>
          <table:table-cell office:value-type="float" office:value="154788573" calcext:value-type="float">
            <text:p>15478857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3218284" calcext:value-type="float">
            <text:p>23218284</text:p>
          </table:table-cell>
          <table:table-cell office:value-type="float" office:value="19348570" calcext:value-type="float">
            <text:p>19348570</text:p>
          </table:table-cell>
          <table:table-cell table:number-columns-repeated="3" office:value-type="float" office:value="3869714" calcext:value-type="float">
            <text:p>3869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61" calcext:value-type="float">
            <text:p>203061</text:p>
          </table:table-cell>
          <table:table-cell office:value-type="float" office:value="414777000" calcext:value-type="float">
            <text:p>414777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2216550" calcext:value-type="float">
            <text:p>62216550</text:p>
          </table:table-cell>
          <table:table-cell office:value-type="float" office:value="51847125" calcext:value-type="float">
            <text:p>51847125</text:p>
          </table:table-cell>
          <table:table-cell table:number-columns-repeated="3" office:value-type="float" office:value="10369425" calcext:value-type="float">
            <text:p>10369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63" calcext:value-type="float">
            <text:p>203063</text:p>
          </table:table-cell>
          <table:table-cell office:value-type="float" office:value="203888000" calcext:value-type="float">
            <text:p>203888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61166403" calcext:value-type="float">
            <text:p>61166403</text:p>
          </table:table-cell>
          <table:table-cell office:value-type="float" office:value="54370136" calcext:value-type="float">
            <text:p>54370136</text:p>
          </table:table-cell>
          <table:table-cell table:number-columns-repeated="3" office:value-type="float" office:value="6796267" calcext:value-type="float">
            <text:p>6796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64" calcext:value-type="float">
            <text:p>203064</text:p>
          </table:table-cell>
          <table:table-cell office:value-type="float" office:value="321641000" calcext:value-type="float">
            <text:p>321641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96492303" calcext:value-type="float">
            <text:p>96492303</text:p>
          </table:table-cell>
          <table:table-cell office:value-type="float" office:value="85770936" calcext:value-type="float">
            <text:p>85770936</text:p>
          </table:table-cell>
          <table:table-cell table:number-columns-repeated="3" office:value-type="float" office:value="10721367" calcext:value-type="float">
            <text:p>107213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65" calcext:value-type="float">
            <text:p>203065</text:p>
          </table:table-cell>
          <table:table-cell office:value-type="float" office:value="480795000" calcext:value-type="float">
            <text:p>480795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44238500" calcext:value-type="float">
            <text:p>144238500</text:p>
          </table:table-cell>
          <table:table-cell office:value-type="float" office:value="128212000" calcext:value-type="float">
            <text:p>128212000</text:p>
          </table:table-cell>
          <table:table-cell table:number-columns-repeated="3" office:value-type="float" office:value="16026500" calcext:value-type="float">
            <text:p>1602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66" calcext:value-type="float">
            <text:p>203066</text:p>
          </table:table-cell>
          <table:table-cell office:value-type="float" office:value="434245650" calcext:value-type="float">
            <text:p>43424565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30273695" calcext:value-type="float">
            <text:p>130273695</text:p>
          </table:table-cell>
          <table:table-cell office:value-type="float" office:value="115798840" calcext:value-type="float">
            <text:p>115798840</text:p>
          </table:table-cell>
          <table:table-cell table:number-columns-repeated="3" office:value-type="float" office:value="14474855" calcext:value-type="float">
            <text:p>14474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67" calcext:value-type="float">
            <text:p>203067</text:p>
          </table:table-cell>
          <table:table-cell office:value-type="float" office:value="448666000" calcext:value-type="float">
            <text:p>448666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34599797" calcext:value-type="float">
            <text:p>134599797</text:p>
          </table:table-cell>
          <table:table-cell office:value-type="float" office:value="119644264" calcext:value-type="float">
            <text:p>119644264</text:p>
          </table:table-cell>
          <table:table-cell table:number-columns-repeated="3" office:value-type="float" office:value="14955533" calcext:value-type="float">
            <text:p>14955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68" calcext:value-type="float">
            <text:p>203068</text:p>
          </table:table-cell>
          <table:table-cell office:value-type="float" office:value="518172424" calcext:value-type="float">
            <text:p>5181724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8179312" calcext:value-type="float">
            <text:p>138179312</text:p>
          </table:table-cell>
          <table:table-cell office:value-type="float" office:value="120906898" calcext:value-type="float">
            <text:p>120906898</text:p>
          </table:table-cell>
          <table:table-cell table:number-columns-repeated="3" office:value-type="float" office:value="17272414" calcext:value-type="float">
            <text:p>17272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69" calcext:value-type="float">
            <text:p>203069</text:p>
          </table:table-cell>
          <table:table-cell office:value-type="float" office:value="506454027" calcext:value-type="float">
            <text:p>5064540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5054408" calcext:value-type="float">
            <text:p>135054408</text:p>
          </table:table-cell>
          <table:table-cell office:value-type="float" office:value="118172607" calcext:value-type="float">
            <text:p>118172607</text:p>
          </table:table-cell>
          <table:table-cell table:number-columns-repeated="3" office:value-type="float" office:value="16881801" calcext:value-type="float">
            <text:p>168818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0" calcext:value-type="float">
            <text:p>203070</text:p>
          </table:table-cell>
          <table:table-cell office:value-type="float" office:value="324212565" calcext:value-type="float">
            <text:p>32421256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86456688" calcext:value-type="float">
            <text:p>86456688</text:p>
          </table:table-cell>
          <table:table-cell office:value-type="float" office:value="75649602" calcext:value-type="float">
            <text:p>75649602</text:p>
          </table:table-cell>
          <table:table-cell table:number-columns-repeated="3" office:value-type="float" office:value="10807086" calcext:value-type="float">
            <text:p>10807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1" calcext:value-type="float">
            <text:p>203071</text:p>
          </table:table-cell>
          <table:table-cell office:value-type="float" office:value="47392841" calcext:value-type="float">
            <text:p>4739284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2638088" calcext:value-type="float">
            <text:p>12638088</text:p>
          </table:table-cell>
          <table:table-cell office:value-type="float" office:value="11058327" calcext:value-type="float">
            <text:p>11058327</text:p>
          </table:table-cell>
          <table:table-cell table:number-columns-repeated="3" office:value-type="float" office:value="1579761" calcext:value-type="float">
            <text:p>15797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2" calcext:value-type="float">
            <text:p>203072</text:p>
          </table:table-cell>
          <table:table-cell office:value-type="float" office:value="54514185" calcext:value-type="float">
            <text:p>5451418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4537120" calcext:value-type="float">
            <text:p>14537120</text:p>
          </table:table-cell>
          <table:table-cell office:value-type="float" office:value="12719980" calcext:value-type="float">
            <text:p>12719980</text:p>
          </table:table-cell>
          <table:table-cell table:number-columns-repeated="3" office:value-type="float" office:value="1817140" calcext:value-type="float">
            <text:p>18171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3" calcext:value-type="float">
            <text:p>203073</text:p>
          </table:table-cell>
          <table:table-cell office:value-type="float" office:value="236964206" calcext:value-type="float">
            <text:p>23696420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63190456" calcext:value-type="float">
            <text:p>63190456</text:p>
          </table:table-cell>
          <table:table-cell office:value-type="float" office:value="55291649" calcext:value-type="float">
            <text:p>55291649</text:p>
          </table:table-cell>
          <table:table-cell table:number-columns-repeated="3" office:value-type="float" office:value="7898807" calcext:value-type="float">
            <text:p>7898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4" calcext:value-type="float">
            <text:p>203074</text:p>
          </table:table-cell>
          <table:table-cell office:value-type="float" office:value="492637202" calcext:value-type="float">
            <text:p>49263720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31369920" calcext:value-type="float">
            <text:p>131369920</text:p>
          </table:table-cell>
          <table:table-cell office:value-type="float" office:value="114948680" calcext:value-type="float">
            <text:p>114948680</text:p>
          </table:table-cell>
          <table:table-cell table:number-columns-repeated="3" office:value-type="float" office:value="16421240" calcext:value-type="float">
            <text:p>164212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5" calcext:value-type="float">
            <text:p>203075</text:p>
          </table:table-cell>
          <table:table-cell office:value-type="float" office:value="212971000" calcext:value-type="float">
            <text:p>212971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49693231" calcext:value-type="float">
            <text:p>49693231</text:p>
          </table:table-cell>
          <table:table-cell office:value-type="float" office:value="42594198" calcext:value-type="float">
            <text:p>42594198</text:p>
          </table:table-cell>
          <table:table-cell table:number-columns-repeated="3" office:value-type="float" office:value="7099033" calcext:value-type="float">
            <text:p>7099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6" calcext:value-type="float">
            <text:p>203076</text:p>
          </table:table-cell>
          <table:table-cell office:value-type="float" office:value="318534000" calcext:value-type="float">
            <text:p>318534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74324600" calcext:value-type="float">
            <text:p>74324600</text:p>
          </table:table-cell>
          <table:table-cell office:value-type="float" office:value="63706800" calcext:value-type="float">
            <text:p>63706800</text:p>
          </table:table-cell>
          <table:table-cell table:number-columns-repeated="3" office:value-type="float" office:value="10617800" calcext:value-type="float">
            <text:p>10617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7" calcext:value-type="float">
            <text:p>203077</text:p>
          </table:table-cell>
          <table:table-cell office:value-type="float" office:value="93297000" calcext:value-type="float">
            <text:p>93297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1769300" calcext:value-type="float">
            <text:p>21769300</text:p>
          </table:table-cell>
          <table:table-cell office:value-type="float" office:value="18659400" calcext:value-type="float">
            <text:p>18659400</text:p>
          </table:table-cell>
          <table:table-cell table:number-columns-repeated="3" office:value-type="float" office:value="3109900" calcext:value-type="float">
            <text:p>3109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8" calcext:value-type="float">
            <text:p>203078</text:p>
          </table:table-cell>
          <table:table-cell office:value-type="float" office:value="90916000" calcext:value-type="float">
            <text:p>90916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21213731" calcext:value-type="float">
            <text:p>21213731</text:p>
          </table:table-cell>
          <table:table-cell office:value-type="float" office:value="18183198" calcext:value-type="float">
            <text:p>18183198</text:p>
          </table:table-cell>
          <table:table-cell table:number-columns-repeated="3" office:value-type="float" office:value="3030533" calcext:value-type="float">
            <text:p>3030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79" calcext:value-type="float">
            <text:p>203079</text:p>
          </table:table-cell>
          <table:table-cell office:value-type="float" office:value="337102000" calcext:value-type="float">
            <text:p>337102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67420398" calcext:value-type="float">
            <text:p>67420398</text:p>
          </table:table-cell>
          <table:table-cell office:value-type="float" office:value="56183665" calcext:value-type="float">
            <text:p>56183665</text:p>
          </table:table-cell>
          <table:table-cell table:number-columns-repeated="3" office:value-type="float" office:value="11236733" calcext:value-type="float">
            <text:p>11236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0" calcext:value-type="float">
            <text:p>203080</text:p>
          </table:table-cell>
          <table:table-cell office:value-type="float" office:value="582685000" calcext:value-type="float">
            <text:p>582685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16536998" calcext:value-type="float">
            <text:p>116536998</text:p>
          </table:table-cell>
          <table:table-cell office:value-type="float" office:value="97114165" calcext:value-type="float">
            <text:p>97114165</text:p>
          </table:table-cell>
          <table:table-cell table:number-columns-repeated="3" office:value-type="float" office:value="19422833" calcext:value-type="float">
            <text:p>19422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1" calcext:value-type="float">
            <text:p>203081</text:p>
          </table:table-cell>
          <table:table-cell office:value-type="float" office:value="562442000" calcext:value-type="float">
            <text:p>562442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12488402" calcext:value-type="float">
            <text:p>112488402</text:p>
          </table:table-cell>
          <table:table-cell office:value-type="float" office:value="93740335" calcext:value-type="float">
            <text:p>93740335</text:p>
          </table:table-cell>
          <table:table-cell table:number-columns-repeated="3" office:value-type="float" office:value="18748067" calcext:value-type="float">
            <text:p>187480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2" calcext:value-type="float">
            <text:p>203082</text:p>
          </table:table-cell>
          <table:table-cell office:value-type="float" office:value="481537000" calcext:value-type="float">
            <text:p>481537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96307398" calcext:value-type="float">
            <text:p>96307398</text:p>
          </table:table-cell>
          <table:table-cell office:value-type="float" office:value="80256165" calcext:value-type="float">
            <text:p>80256165</text:p>
          </table:table-cell>
          <table:table-cell table:number-columns-repeated="3" office:value-type="float" office:value="16051233" calcext:value-type="float">
            <text:p>16051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3" calcext:value-type="float">
            <text:p>203083</text:p>
          </table:table-cell>
          <table:table-cell office:value-type="float" office:value="216008200" calcext:value-type="float">
            <text:p>2160082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43201638" calcext:value-type="float">
            <text:p>43201638</text:p>
          </table:table-cell>
          <table:table-cell office:value-type="float" office:value="36001365" calcext:value-type="float">
            <text:p>36001365</text:p>
          </table:table-cell>
          <table:table-cell table:number-columns-repeated="3" office:value-type="float" office:value="7200273" calcext:value-type="float">
            <text:p>7200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4" calcext:value-type="float">
            <text:p>203084</text:p>
          </table:table-cell>
          <table:table-cell office:value-type="float" office:value="214912000" calcext:value-type="float">
            <text:p>214912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42982398" calcext:value-type="float">
            <text:p>42982398</text:p>
          </table:table-cell>
          <table:table-cell office:value-type="float" office:value="35818665" calcext:value-type="float">
            <text:p>35818665</text:p>
          </table:table-cell>
          <table:table-cell table:number-columns-repeated="3" office:value-type="float" office:value="7163733" calcext:value-type="float">
            <text:p>7163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5" calcext:value-type="float">
            <text:p>203085</text:p>
          </table:table-cell>
          <table:table-cell office:value-type="float" office:value="460178765" calcext:value-type="float">
            <text:p>46017876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61357168" calcext:value-type="float">
            <text:p>61357168</text:p>
          </table:table-cell>
          <table:table-cell office:value-type="float" office:value="46017876" calcext:value-type="float">
            <text:p>46017876</text:p>
          </table:table-cell>
          <table:table-cell table:number-columns-repeated="3" office:value-type="float" office:value="15339292" calcext:value-type="float">
            <text:p>153392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6" calcext:value-type="float">
            <text:p>203086</text:p>
          </table:table-cell>
          <table:table-cell office:value-type="float" office:value="473862000" calcext:value-type="float">
            <text:p>473862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63181600" calcext:value-type="float">
            <text:p>63181600</text:p>
          </table:table-cell>
          <table:table-cell office:value-type="float" office:value="47386200" calcext:value-type="float">
            <text:p>47386200</text:p>
          </table:table-cell>
          <table:table-cell table:number-columns-repeated="3" office:value-type="float" office:value="15795400" calcext:value-type="float">
            <text:p>15795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7" calcext:value-type="float">
            <text:p>203087</text:p>
          </table:table-cell>
          <table:table-cell office:value-type="float" office:value="32451000" calcext:value-type="float">
            <text:p>32451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4326800" calcext:value-type="float">
            <text:p>4326800</text:p>
          </table:table-cell>
          <table:table-cell office:value-type="float" office:value="3245100" calcext:value-type="float">
            <text:p>3245100</text:p>
          </table:table-cell>
          <table:table-cell table:number-columns-repeated="3" office:value-type="float" office:value="1081700" calcext:value-type="float">
            <text:p>1081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8" calcext:value-type="float">
            <text:p>203088</text:p>
          </table:table-cell>
          <table:table-cell office:value-type="float" office:value="105110000" calcext:value-type="float">
            <text:p>10511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4014668" calcext:value-type="float">
            <text:p>14014668</text:p>
          </table:table-cell>
          <table:table-cell office:value-type="float" office:value="10511001" calcext:value-type="float">
            <text:p>10511001</text:p>
          </table:table-cell>
          <table:table-cell table:number-columns-repeated="3" office:value-type="float" office:value="3503667" calcext:value-type="float">
            <text:p>3503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89" calcext:value-type="float">
            <text:p>203089</text:p>
          </table:table-cell>
          <table:table-cell office:value-type="float" office:value="102366000" calcext:value-type="float">
            <text:p>102366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3648800" calcext:value-type="float">
            <text:p>13648800</text:p>
          </table:table-cell>
          <table:table-cell office:value-type="float" office:value="10236600" calcext:value-type="float">
            <text:p>10236600</text:p>
          </table:table-cell>
          <table:table-cell table:number-columns-repeated="3" office:value-type="float" office:value="3412200" calcext:value-type="float">
            <text:p>3412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0" calcext:value-type="float">
            <text:p>203090</text:p>
          </table:table-cell>
          <table:table-cell office:value-type="float" office:value="105057000" calcext:value-type="float">
            <text:p>105057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4007600" calcext:value-type="float">
            <text:p>14007600</text:p>
          </table:table-cell>
          <table:table-cell office:value-type="float" office:value="10505700" calcext:value-type="float">
            <text:p>10505700</text:p>
          </table:table-cell>
          <table:table-cell table:number-columns-repeated="3" office:value-type="float" office:value="3501900" calcext:value-type="float">
            <text:p>3501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1" calcext:value-type="float">
            <text:p>203091</text:p>
          </table:table-cell>
          <table:table-cell office:value-type="float" office:value="104899000" calcext:value-type="float">
            <text:p>104899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3986532" calcext:value-type="float">
            <text:p>13986532</text:p>
          </table:table-cell>
          <table:table-cell office:value-type="float" office:value="10489899" calcext:value-type="float">
            <text:p>10489899</text:p>
          </table:table-cell>
          <table:table-cell table:number-columns-repeated="3" office:value-type="float" office:value="3496633" calcext:value-type="float">
            <text:p>3496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2" calcext:value-type="float">
            <text:p>203092</text:p>
          </table:table-cell>
          <table:table-cell office:value-type="float" office:value="78609000" calcext:value-type="float">
            <text:p>78609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0481200" calcext:value-type="float">
            <text:p>10481200</text:p>
          </table:table-cell>
          <table:table-cell office:value-type="float" office:value="7860900" calcext:value-type="float">
            <text:p>7860900</text:p>
          </table:table-cell>
          <table:table-cell table:number-columns-repeated="3" office:value-type="float" office:value="2620300" calcext:value-type="float">
            <text:p>2620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3" calcext:value-type="float">
            <text:p>203093</text:p>
          </table:table-cell>
          <table:table-cell office:value-type="float" office:value="78663000" calcext:value-type="float">
            <text:p>78663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0488400" calcext:value-type="float">
            <text:p>10488400</text:p>
          </table:table-cell>
          <table:table-cell office:value-type="float" office:value="7866300" calcext:value-type="float">
            <text:p>7866300</text:p>
          </table:table-cell>
          <table:table-cell table:number-columns-repeated="3" office:value-type="float" office:value="2622100" calcext:value-type="float">
            <text:p>262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4" calcext:value-type="float">
            <text:p>203094</text:p>
          </table:table-cell>
          <table:table-cell office:value-type="float" office:value="78685000" calcext:value-type="float">
            <text:p>78685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0491332" calcext:value-type="float">
            <text:p>10491332</text:p>
          </table:table-cell>
          <table:table-cell office:value-type="float" office:value="7868499" calcext:value-type="float">
            <text:p>7868499</text:p>
          </table:table-cell>
          <table:table-cell table:number-columns-repeated="3" office:value-type="float" office:value="2622833" calcext:value-type="float">
            <text:p>2622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5" calcext:value-type="float">
            <text:p>203095</text:p>
          </table:table-cell>
          <table:table-cell office:value-type="float" office:value="509868000" calcext:value-type="float">
            <text:p>509868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67982400" calcext:value-type="float">
            <text:p>67982400</text:p>
          </table:table-cell>
          <table:table-cell office:value-type="float" office:value="50986800" calcext:value-type="float">
            <text:p>50986800</text:p>
          </table:table-cell>
          <table:table-cell table:number-columns-repeated="3" office:value-type="float" office:value="16995600" calcext:value-type="float">
            <text:p>16995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6" calcext:value-type="float">
            <text:p>203096</text:p>
          </table:table-cell>
          <table:table-cell office:value-type="float" office:value="388980000" calcext:value-type="float">
            <text:p>38898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51864000" calcext:value-type="float">
            <text:p>51864000</text:p>
          </table:table-cell>
          <table:table-cell office:value-type="float" office:value="38898000" calcext:value-type="float">
            <text:p>38898000</text:p>
          </table:table-cell>
          <table:table-cell table:number-columns-repeated="3" office:value-type="float" office:value="12966000" calcext:value-type="float">
            <text:p>1296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7" calcext:value-type="float">
            <text:p>203097</text:p>
          </table:table-cell>
          <table:table-cell office:value-type="float" office:value="519847000" calcext:value-type="float">
            <text:p>519847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6641165" calcext:value-type="float">
            <text:p>86641165</text:p>
          </table:table-cell>
          <table:table-cell office:value-type="float" office:value="69312932" calcext:value-type="float">
            <text:p>69312932</text:p>
          </table:table-cell>
          <table:table-cell table:number-columns-repeated="3" office:value-type="float" office:value="17328233" calcext:value-type="float">
            <text:p>17328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8" calcext:value-type="float">
            <text:p>203098</text:p>
          </table:table-cell>
          <table:table-cell office:value-type="float" office:value="467006000" calcext:value-type="float">
            <text:p>467006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77834335" calcext:value-type="float">
            <text:p>77834335</text:p>
          </table:table-cell>
          <table:table-cell office:value-type="float" office:value="62267468" calcext:value-type="float">
            <text:p>62267468</text:p>
          </table:table-cell>
          <table:table-cell table:number-columns-repeated="3" office:value-type="float" office:value="15566867" calcext:value-type="float">
            <text:p>15566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099" calcext:value-type="float">
            <text:p>203099</text:p>
          </table:table-cell>
          <table:table-cell office:value-type="float" office:value="511902100" calcext:value-type="float">
            <text:p>5119021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5317015" calcext:value-type="float">
            <text:p>85317015</text:p>
          </table:table-cell>
          <table:table-cell office:value-type="float" office:value="68253612" calcext:value-type="float">
            <text:p>68253612</text:p>
          </table:table-cell>
          <table:table-cell table:number-columns-repeated="3" office:value-type="float" office:value="17063403" calcext:value-type="float">
            <text:p>170634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00" calcext:value-type="float">
            <text:p>203100</text:p>
          </table:table-cell>
          <table:table-cell office:value-type="float" office:value="457049001" calcext:value-type="float">
            <text:p>45704900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76174835" calcext:value-type="float">
            <text:p>76174835</text:p>
          </table:table-cell>
          <table:table-cell office:value-type="float" office:value="60939868" calcext:value-type="float">
            <text:p>60939868</text:p>
          </table:table-cell>
          <table:table-cell table:number-columns-repeated="3" office:value-type="float" office:value="15234967" calcext:value-type="float">
            <text:p>15234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01" calcext:value-type="float">
            <text:p>203101</text:p>
          </table:table-cell>
          <table:table-cell office:value-type="float" office:value="39400000" calcext:value-type="float">
            <text:p>394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6566665" calcext:value-type="float">
            <text:p>6566665</text:p>
          </table:table-cell>
          <table:table-cell office:value-type="float" office:value="5253332" calcext:value-type="float">
            <text:p>5253332</text:p>
          </table:table-cell>
          <table:table-cell table:number-columns-repeated="3" office:value-type="float" office:value="1313333" calcext:value-type="float">
            <text:p>131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02" calcext:value-type="float">
            <text:p>203102</text:p>
          </table:table-cell>
          <table:table-cell office:value-type="float" office:value="213936000" calcext:value-type="float">
            <text:p>213936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5656000" calcext:value-type="float">
            <text:p>35656000</text:p>
          </table:table-cell>
          <table:table-cell office:value-type="float" office:value="28524800" calcext:value-type="float">
            <text:p>28524800</text:p>
          </table:table-cell>
          <table:table-cell table:number-columns-repeated="3" office:value-type="float" office:value="7131200" calcext:value-type="float">
            <text:p>713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03" calcext:value-type="float">
            <text:p>203103</text:p>
          </table:table-cell>
          <table:table-cell office:value-type="float" office:value="214608000" calcext:value-type="float">
            <text:p>214608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5768000" calcext:value-type="float">
            <text:p>35768000</text:p>
          </table:table-cell>
          <table:table-cell office:value-type="float" office:value="28614400" calcext:value-type="float">
            <text:p>28614400</text:p>
          </table:table-cell>
          <table:table-cell table:number-columns-repeated="3" office:value-type="float" office:value="7153600" calcext:value-type="float">
            <text:p>7153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04" calcext:value-type="float">
            <text:p>203104</text:p>
          </table:table-cell>
          <table:table-cell office:value-type="float" office:value="529987100" calcext:value-type="float">
            <text:p>5299871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8331185" calcext:value-type="float">
            <text:p>88331185</text:p>
          </table:table-cell>
          <table:table-cell office:value-type="float" office:value="70664948" calcext:value-type="float">
            <text:p>70664948</text:p>
          </table:table-cell>
          <table:table-cell table:number-columns-repeated="3" office:value-type="float" office:value="17666237" calcext:value-type="float">
            <text:p>176662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05" calcext:value-type="float">
            <text:p>20310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1050000" calcext:value-type="float">
            <text:p>1050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06" calcext:value-type="float">
            <text:p>203106</text:p>
          </table:table-cell>
          <table:table-cell office:value-type="float" office:value="41241200" calcext:value-type="float">
            <text:p>412412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9279270" calcext:value-type="float">
            <text:p>9279270</text:p>
          </table:table-cell>
          <table:table-cell office:value-type="float" office:value="8248240" calcext:value-type="float">
            <text:p>8248240</text:p>
          </table:table-cell>
          <table:table-cell table:number-columns-repeated="3" office:value-type="float" office:value="1031030" calcext:value-type="float">
            <text:p>10310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08" calcext:value-type="float">
            <text:p>203108</text:p>
          </table:table-cell>
          <table:table-cell office:value-type="float" office:value="4751248" calcext:value-type="float">
            <text:p>475124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069029" calcext:value-type="float">
            <text:p>1069029</text:p>
          </table:table-cell>
          <table:table-cell office:value-type="float" office:value="950248" calcext:value-type="float">
            <text:p>950248</text:p>
          </table:table-cell>
          <table:table-cell table:number-columns-repeated="3" office:value-type="float" office:value="118781" calcext:value-type="float">
            <text:p>1187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09" calcext:value-type="float">
            <text:p>203109</text:p>
          </table:table-cell>
          <table:table-cell office:value-type="float" office:value="560100000" calcext:value-type="float">
            <text:p>560100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112020000" calcext:value-type="float">
            <text:p>112020000</text:p>
          </table:table-cell>
          <table:table-cell office:value-type="float" office:value="98017500" calcext:value-type="float">
            <text:p>98017500</text:p>
          </table:table-cell>
          <table:table-cell table:number-columns-repeated="3" office:value-type="float" office:value="14002500" calcext:value-type="float">
            <text:p>1400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10" calcext:value-type="float">
            <text:p>203110</text:p>
          </table:table-cell>
          <table:table-cell office:value-type="float" office:value="357419200" calcext:value-type="float">
            <text:p>3574192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71483840" calcext:value-type="float">
            <text:p>71483840</text:p>
          </table:table-cell>
          <table:table-cell office:value-type="float" office:value="62548360" calcext:value-type="float">
            <text:p>62548360</text:p>
          </table:table-cell>
          <table:table-cell table:number-columns-repeated="3" office:value-type="float" office:value="8935480" calcext:value-type="float">
            <text:p>89354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11" calcext:value-type="float">
            <text:p>203111</text:p>
          </table:table-cell>
          <table:table-cell office:value-type="float" office:value="298644900" calcext:value-type="float">
            <text:p>2986449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52262861" calcext:value-type="float">
            <text:p>52262861</text:p>
          </table:table-cell>
          <table:table-cell office:value-type="float" office:value="44796738" calcext:value-type="float">
            <text:p>44796738</text:p>
          </table:table-cell>
          <table:table-cell table:number-columns-repeated="3" office:value-type="float" office:value="7466123" calcext:value-type="float">
            <text:p>74661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12" calcext:value-type="float">
            <text:p>203112</text:p>
          </table:table-cell>
          <table:table-cell office:value-type="float" office:value="148549000" calcext:value-type="float">
            <text:p>148549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8568625" calcext:value-type="float">
            <text:p>18568625</text:p>
          </table:table-cell>
          <table:table-cell office:value-type="float" office:value="14854900" calcext:value-type="float">
            <text:p>14854900</text:p>
          </table:table-cell>
          <table:table-cell table:number-columns-repeated="3" office:value-type="float" office:value="3713725" calcext:value-type="float">
            <text:p>3713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14" calcext:value-type="float">
            <text:p>203114</text:p>
          </table:table-cell>
          <table:table-cell office:value-type="float" office:value="47777000" calcext:value-type="float">
            <text:p>47777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972125" calcext:value-type="float">
            <text:p>5972125</text:p>
          </table:table-cell>
          <table:table-cell office:value-type="float" office:value="4777700" calcext:value-type="float">
            <text:p>4777700</text:p>
          </table:table-cell>
          <table:table-cell table:number-columns-repeated="3" office:value-type="float" office:value="1194425" calcext:value-type="float">
            <text:p>1194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19" calcext:value-type="float">
            <text:p>203119</text:p>
          </table:table-cell>
          <table:table-cell office:value-type="float" office:value="87400000" calcext:value-type="float">
            <text:p>874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8740000" calcext:value-type="float">
            <text:p>8740000</text:p>
          </table:table-cell>
          <table:table-cell office:value-type="float" office:value="6555000" calcext:value-type="float">
            <text:p>6555000</text:p>
          </table:table-cell>
          <table:table-cell table:number-columns-repeated="3" office:value-type="float" office:value="2185000" calcext:value-type="float">
            <text:p>218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20" calcext:value-type="float">
            <text:p>203120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21" calcext:value-type="float">
            <text:p>203121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22" calcext:value-type="float">
            <text:p>203122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123" calcext:value-type="float">
            <text:p>203123</text:p>
          </table:table-cell>
          <table:table-cell office:value-type="float" office:value="500000" calcext:value-type="float">
            <text:p>5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36834" calcext:value-type="float">
            <text:p>1836834</text:p>
          </table:table-cell>
          <table:table-cell office:value-type="float" office:value="213680330" calcext:value-type="float">
            <text:p>2136803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4104099" calcext:value-type="float">
            <text:p>64104099</text:p>
          </table:table-cell>
          <table:table-cell office:value-type="float" office:value="42736066" calcext:value-type="float">
            <text:p>42736066</text:p>
          </table:table-cell>
          <table:table-cell table:number-columns-repeated="3" office:value-type="float" office:value="21368033" calcext:value-type="float">
            <text:p>213680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36836" calcext:value-type="float">
            <text:p>1836836</text:p>
          </table:table-cell>
          <table:table-cell office:value-type="float" office:value="183432000" calcext:value-type="float">
            <text:p>18343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5029600" calcext:value-type="float">
            <text:p>55029600</text:p>
          </table:table-cell>
          <table:table-cell office:value-type="float" office:value="36686400" calcext:value-type="float">
            <text:p>36686400</text:p>
          </table:table-cell>
          <table:table-cell table:number-columns-repeated="3" office:value-type="float" office:value="18343200" calcext:value-type="float">
            <text:p>18343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36837" calcext:value-type="float">
            <text:p>1836837</text:p>
          </table:table-cell>
          <table:table-cell office:value-type="float" office:value="103647000" calcext:value-type="float">
            <text:p>10364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1094100" calcext:value-type="float">
            <text:p>31094100</text:p>
          </table:table-cell>
          <table:table-cell office:value-type="float" office:value="20729400" calcext:value-type="float">
            <text:p>20729400</text:p>
          </table:table-cell>
          <table:table-cell table:number-columns-repeated="3" office:value-type="float" office:value="10364700" calcext:value-type="float">
            <text:p>10364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36841" calcext:value-type="float">
            <text:p>1836841</text:p>
          </table:table-cell>
          <table:table-cell office:value-type="float" office:value="1297752000" calcext:value-type="float">
            <text:p>1297752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77865120" calcext:value-type="float">
            <text:p>77865120</text:p>
          </table:table-cell>
          <table:table-cell office:value-type="float" office:value="51910080" calcext:value-type="float">
            <text:p>51910080</text:p>
          </table:table-cell>
          <table:table-cell table:number-columns-repeated="3" office:value-type="float" office:value="25955040" calcext:value-type="float">
            <text:p>259550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36904" calcext:value-type="float">
            <text:p>1836904</text:p>
          </table:table-cell>
          <table:table-cell office:value-type="float" office:value="752155602" calcext:value-type="float">
            <text:p>75215560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25646680" calcext:value-type="float">
            <text:p>225646680</text:p>
          </table:table-cell>
          <table:table-cell office:value-type="float" office:value="150431120" calcext:value-type="float">
            <text:p>150431120</text:p>
          </table:table-cell>
          <table:table-cell table:number-columns-repeated="3" office:value-type="float" office:value="75215560" calcext:value-type="float">
            <text:p>752155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39656" calcext:value-type="float">
            <text:p>1839656</text:p>
          </table:table-cell>
          <table:table-cell office:value-type="float" office:value="214410320" calcext:value-type="float">
            <text:p>2144103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4323096" calcext:value-type="float">
            <text:p>64323096</text:p>
          </table:table-cell>
          <table:table-cell office:value-type="float" office:value="42882064" calcext:value-type="float">
            <text:p>42882064</text:p>
          </table:table-cell>
          <table:table-cell table:number-columns-repeated="3" office:value-type="float" office:value="21441032" calcext:value-type="float">
            <text:p>21441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42399" calcext:value-type="float">
            <text:p>1842399</text:p>
          </table:table-cell>
          <table:table-cell office:value-type="float" office:value="161079000" calcext:value-type="float">
            <text:p>16107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8323700" calcext:value-type="float">
            <text:p>48323700</text:p>
          </table:table-cell>
          <table:table-cell office:value-type="float" office:value="32215800" calcext:value-type="float">
            <text:p>32215800</text:p>
          </table:table-cell>
          <table:table-cell table:number-columns-repeated="3" office:value-type="float" office:value="16107900" calcext:value-type="float">
            <text:p>16107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42402" calcext:value-type="float">
            <text:p>1842402</text:p>
          </table:table-cell>
          <table:table-cell office:value-type="float" office:value="80025000" calcext:value-type="float">
            <text:p>8002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007500" calcext:value-type="float">
            <text:p>24007500</text:p>
          </table:table-cell>
          <table:table-cell office:value-type="float" office:value="16005000" calcext:value-type="float">
            <text:p>16005000</text:p>
          </table:table-cell>
          <table:table-cell table:number-columns-repeated="3" office:value-type="float" office:value="8002500" calcext:value-type="float">
            <text:p>800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42403" calcext:value-type="float">
            <text:p>1842403</text:p>
          </table:table-cell>
          <table:table-cell office:value-type="float" office:value="53422000" calcext:value-type="float">
            <text:p>5342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6026600" calcext:value-type="float">
            <text:p>16026600</text:p>
          </table:table-cell>
          <table:table-cell office:value-type="float" office:value="10684400" calcext:value-type="float">
            <text:p>10684400</text:p>
          </table:table-cell>
          <table:table-cell table:number-columns-repeated="3" office:value-type="float" office:value="5342200" calcext:value-type="float">
            <text:p>5342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43382" calcext:value-type="float">
            <text:p>1843382</text:p>
          </table:table-cell>
          <table:table-cell office:value-type="float" office:value="284065000" calcext:value-type="float">
            <text:p>28406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5219500" calcext:value-type="float">
            <text:p>85219500</text:p>
          </table:table-cell>
          <table:table-cell office:value-type="float" office:value="56813000" calcext:value-type="float">
            <text:p>56813000</text:p>
          </table:table-cell>
          <table:table-cell table:number-columns-repeated="3" office:value-type="float" office:value="28406500" calcext:value-type="float">
            <text:p>2840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1855598" calcext:value-type="float">
            <text:p>1855598</text:p>
          </table:table-cell>
          <table:table-cell table:style-name="ce1" office:value-type="float" office:value="185651000" calcext:value-type="float">
            <text:p>185651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49198750" calcext:value-type="float">
            <text:p>49198750</text:p>
          </table:table-cell>
          <table:table-cell table:style-name="ce1" office:value-type="float" office:value="30633650" calcext:value-type="float">
            <text:p>30633650</text:p>
          </table:table-cell>
          <table:table-cell table:number-columns-repeated="2" table:style-name="ce1" office:value-type="float" office:value="18565100" calcext:value-type="float">
            <text:p>18565100</text:p>
          </table:table-cell>
          <table:table-cell table:style-name="ce1" office:value-type="float" office:value="17224150" calcext:value-type="float">
            <text:p>17224150</text:p>
          </table:table-cell>
          <table:table-cell table:style-name="ce1" office:value-type="float" office:value="1340950" calcext:value-type="float">
            <text:p>1340950</text:p>
          </table:table-cell>
          <table:table-cell/>
        </table:table-row>
        <table:table-row table:style-name="ro1" table:visibility="filter">
          <table:table-cell office:value-type="float" office:value="1856743" calcext:value-type="float">
            <text:p>1856743</text:p>
          </table:table-cell>
          <table:table-cell office:value-type="float" office:value="928890000" calcext:value-type="float">
            <text:p>92889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78667000" calcext:value-type="float">
            <text:p>278667000</text:p>
          </table:table-cell>
          <table:table-cell office:value-type="float" office:value="185778000" calcext:value-type="float">
            <text:p>185778000</text:p>
          </table:table-cell>
          <table:table-cell table:number-columns-repeated="3" office:value-type="float" office:value="92889000" calcext:value-type="float">
            <text:p>92889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2518" calcext:value-type="float">
            <text:p>1862518</text:p>
          </table:table-cell>
          <table:table-cell office:value-type="float" office:value="154719000" calcext:value-type="float">
            <text:p>15471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415700" calcext:value-type="float">
            <text:p>46415700</text:p>
          </table:table-cell>
          <table:table-cell office:value-type="float" office:value="30943800" calcext:value-type="float">
            <text:p>30943800</text:p>
          </table:table-cell>
          <table:table-cell table:number-columns-repeated="3" office:value-type="float" office:value="15471900" calcext:value-type="float">
            <text:p>15471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06" calcext:value-type="float">
            <text:p>1867306</text:p>
          </table:table-cell>
          <table:table-cell office:value-type="float" office:value="333860000" calcext:value-type="float">
            <text:p>33386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3386001" calcext:value-type="float">
            <text:p>33386001</text:p>
          </table:table-cell>
          <table:table-cell office:value-type="float" office:value="22257334" calcext:value-type="float">
            <text:p>22257334</text:p>
          </table:table-cell>
          <table:table-cell table:number-columns-repeated="3" office:value-type="float" office:value="11128667" calcext:value-type="float">
            <text:p>11128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09" calcext:value-type="float">
            <text:p>1867309</text:p>
          </table:table-cell>
          <table:table-cell office:value-type="float" office:value="309539000" calcext:value-type="float">
            <text:p>309539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0953901" calcext:value-type="float">
            <text:p>30953901</text:p>
          </table:table-cell>
          <table:table-cell office:value-type="float" office:value="20635934" calcext:value-type="float">
            <text:p>20635934</text:p>
          </table:table-cell>
          <table:table-cell table:number-columns-repeated="3" office:value-type="float" office:value="10317967" calcext:value-type="float">
            <text:p>10317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11" calcext:value-type="float">
            <text:p>1867311</text:p>
          </table:table-cell>
          <table:table-cell office:value-type="float" office:value="156763000" calcext:value-type="float">
            <text:p>15676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7028900" calcext:value-type="float">
            <text:p>47028900</text:p>
          </table:table-cell>
          <table:table-cell office:value-type="float" office:value="31352600" calcext:value-type="float">
            <text:p>31352600</text:p>
          </table:table-cell>
          <table:table-cell table:number-columns-repeated="3" office:value-type="float" office:value="15676300" calcext:value-type="float">
            <text:p>15676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12" calcext:value-type="float">
            <text:p>1867312</text:p>
          </table:table-cell>
          <table:table-cell office:value-type="float" office:value="98522000" calcext:value-type="float">
            <text:p>9852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9556600" calcext:value-type="float">
            <text:p>29556600</text:p>
          </table:table-cell>
          <table:table-cell office:value-type="float" office:value="19704400" calcext:value-type="float">
            <text:p>19704400</text:p>
          </table:table-cell>
          <table:table-cell table:number-columns-repeated="3" office:value-type="float" office:value="9852200" calcext:value-type="float">
            <text:p>9852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15" calcext:value-type="float">
            <text:p>1867315</text:p>
          </table:table-cell>
          <table:table-cell office:value-type="float" office:value="98486622" calcext:value-type="float">
            <text:p>9848662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9545986" calcext:value-type="float">
            <text:p>29545986</text:p>
          </table:table-cell>
          <table:table-cell office:value-type="float" office:value="19697324" calcext:value-type="float">
            <text:p>19697324</text:p>
          </table:table-cell>
          <table:table-cell table:number-columns-repeated="3" office:value-type="float" office:value="9848662" calcext:value-type="float">
            <text:p>984866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28" calcext:value-type="float">
            <text:p>1867328</text:p>
          </table:table-cell>
          <table:table-cell office:value-type="float" office:value="333860000" calcext:value-type="float">
            <text:p>33386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3386001" calcext:value-type="float">
            <text:p>33386001</text:p>
          </table:table-cell>
          <table:table-cell office:value-type="float" office:value="22257334" calcext:value-type="float">
            <text:p>22257334</text:p>
          </table:table-cell>
          <table:table-cell table:number-columns-repeated="3" office:value-type="float" office:value="11128667" calcext:value-type="float">
            <text:p>11128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29" calcext:value-type="float">
            <text:p>1867329</text:p>
          </table:table-cell>
          <table:table-cell office:value-type="float" office:value="331494300" calcext:value-type="float">
            <text:p>3314943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3149430" calcext:value-type="float">
            <text:p>33149430</text:p>
          </table:table-cell>
          <table:table-cell office:value-type="float" office:value="22099620" calcext:value-type="float">
            <text:p>22099620</text:p>
          </table:table-cell>
          <table:table-cell table:number-columns-repeated="3" office:value-type="float" office:value="11049810" calcext:value-type="float">
            <text:p>11049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41" calcext:value-type="float">
            <text:p>1867341</text:p>
          </table:table-cell>
          <table:table-cell office:value-type="float" office:value="198445000" calcext:value-type="float">
            <text:p>198445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4883375" calcext:value-type="float">
            <text:p>14883375</text:p>
          </table:table-cell>
          <table:table-cell office:value-type="float" office:value="9922250" calcext:value-type="float">
            <text:p>9922250</text:p>
          </table:table-cell>
          <table:table-cell table:number-columns-repeated="3" office:value-type="float" office:value="4961125" calcext:value-type="float">
            <text:p>4961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45" calcext:value-type="float">
            <text:p>1867345</text:p>
          </table:table-cell>
          <table:table-cell office:value-type="float" office:value="190000000" calcext:value-type="float">
            <text:p>19000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4250000" calcext:value-type="float">
            <text:p>14250000</text:p>
          </table:table-cell>
          <table:table-cell office:value-type="float" office:value="9500000" calcext:value-type="float">
            <text:p>9500000</text:p>
          </table:table-cell>
          <table:table-cell table:number-columns-repeated="3" office:value-type="float" office:value="4750000" calcext:value-type="float">
            <text:p>47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48" calcext:value-type="float">
            <text:p>1867348</text:p>
          </table:table-cell>
          <table:table-cell office:value-type="float" office:value="153949000" calcext:value-type="float">
            <text:p>15394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184700" calcext:value-type="float">
            <text:p>46184700</text:p>
          </table:table-cell>
          <table:table-cell office:value-type="float" office:value="30789800" calcext:value-type="float">
            <text:p>30789800</text:p>
          </table:table-cell>
          <table:table-cell table:number-columns-repeated="3" office:value-type="float" office:value="15394900" calcext:value-type="float">
            <text:p>15394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50" calcext:value-type="float">
            <text:p>1867350</text:p>
          </table:table-cell>
          <table:table-cell office:value-type="float" office:value="185099000" calcext:value-type="float">
            <text:p>18509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5529700" calcext:value-type="float">
            <text:p>55529700</text:p>
          </table:table-cell>
          <table:table-cell office:value-type="float" office:value="37019800" calcext:value-type="float">
            <text:p>37019800</text:p>
          </table:table-cell>
          <table:table-cell table:number-columns-repeated="3" office:value-type="float" office:value="18509900" calcext:value-type="float">
            <text:p>18509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53" calcext:value-type="float">
            <text:p>1867353</text:p>
          </table:table-cell>
          <table:table-cell office:value-type="float" office:value="171490500" calcext:value-type="float">
            <text:p>1714905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1447150" calcext:value-type="float">
            <text:p>51447150</text:p>
          </table:table-cell>
          <table:table-cell office:value-type="float" office:value="34298100" calcext:value-type="float">
            <text:p>34298100</text:p>
          </table:table-cell>
          <table:table-cell table:number-columns-repeated="3" office:value-type="float" office:value="17149050" calcext:value-type="float">
            <text:p>17149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62" calcext:value-type="float">
            <text:p>1867362</text:p>
          </table:table-cell>
          <table:table-cell office:value-type="float" office:value="102517000" calcext:value-type="float">
            <text:p>10251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0755100" calcext:value-type="float">
            <text:p>30755100</text:p>
          </table:table-cell>
          <table:table-cell office:value-type="float" office:value="20503400" calcext:value-type="float">
            <text:p>20503400</text:p>
          </table:table-cell>
          <table:table-cell table:number-columns-repeated="3" office:value-type="float" office:value="10251700" calcext:value-type="float">
            <text:p>10251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63" calcext:value-type="float">
            <text:p>1867363</text:p>
          </table:table-cell>
          <table:table-cell office:value-type="float" office:value="4085300000" calcext:value-type="float">
            <text:p>40853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225590000" calcext:value-type="float">
            <text:p>1225590000</text:p>
          </table:table-cell>
          <table:table-cell office:value-type="float" office:value="817060000" calcext:value-type="float">
            <text:p>817060000</text:p>
          </table:table-cell>
          <table:table-cell table:number-columns-repeated="3" office:value-type="float" office:value="408530000" calcext:value-type="float">
            <text:p>4085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64" calcext:value-type="float">
            <text:p>1867364</text:p>
          </table:table-cell>
          <table:table-cell office:value-type="float" office:value="102267000" calcext:value-type="float">
            <text:p>10226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0680100" calcext:value-type="float">
            <text:p>30680100</text:p>
          </table:table-cell>
          <table:table-cell office:value-type="float" office:value="20453400" calcext:value-type="float">
            <text:p>20453400</text:p>
          </table:table-cell>
          <table:table-cell table:number-columns-repeated="3" office:value-type="float" office:value="10226700" calcext:value-type="float">
            <text:p>10226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65" calcext:value-type="float">
            <text:p>1867365</text:p>
          </table:table-cell>
          <table:table-cell office:value-type="float" office:value="205774000" calcext:value-type="float">
            <text:p>20577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1732200" calcext:value-type="float">
            <text:p>61732200</text:p>
          </table:table-cell>
          <table:table-cell office:value-type="float" office:value="41154800" calcext:value-type="float">
            <text:p>41154800</text:p>
          </table:table-cell>
          <table:table-cell table:number-columns-repeated="3" office:value-type="float" office:value="20577400" calcext:value-type="float">
            <text:p>2057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66" calcext:value-type="float">
            <text:p>1867366</text:p>
          </table:table-cell>
          <table:table-cell office:value-type="float" office:value="97987000" calcext:value-type="float">
            <text:p>9798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9396100" calcext:value-type="float">
            <text:p>29396100</text:p>
          </table:table-cell>
          <table:table-cell office:value-type="float" office:value="19597400" calcext:value-type="float">
            <text:p>19597400</text:p>
          </table:table-cell>
          <table:table-cell table:number-columns-repeated="3" office:value-type="float" office:value="9798700" calcext:value-type="float">
            <text:p>9798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67" calcext:value-type="float">
            <text:p>1867367</text:p>
          </table:table-cell>
          <table:table-cell office:value-type="float" office:value="3055330000" calcext:value-type="float">
            <text:p>305533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916599000" calcext:value-type="float">
            <text:p>916599000</text:p>
          </table:table-cell>
          <table:table-cell office:value-type="float" office:value="611066000" calcext:value-type="float">
            <text:p>611066000</text:p>
          </table:table-cell>
          <table:table-cell table:number-columns-repeated="3" office:value-type="float" office:value="305533000" calcext:value-type="float">
            <text:p>30553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68" calcext:value-type="float">
            <text:p>1867368</text:p>
          </table:table-cell>
          <table:table-cell office:value-type="float" office:value="177028000" calcext:value-type="float">
            <text:p>177028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3108400" calcext:value-type="float">
            <text:p>53108400</text:p>
          </table:table-cell>
          <table:table-cell office:value-type="float" office:value="35405600" calcext:value-type="float">
            <text:p>35405600</text:p>
          </table:table-cell>
          <table:table-cell table:number-columns-repeated="3" office:value-type="float" office:value="17702800" calcext:value-type="float">
            <text:p>17702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69" calcext:value-type="float">
            <text:p>1867369</text:p>
          </table:table-cell>
          <table:table-cell office:value-type="float" office:value="3633896000" calcext:value-type="float">
            <text:p>363389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90168800" calcext:value-type="float">
            <text:p>1090168800</text:p>
          </table:table-cell>
          <table:table-cell office:value-type="float" office:value="726779200" calcext:value-type="float">
            <text:p>726779200</text:p>
          </table:table-cell>
          <table:table-cell table:number-columns-repeated="3" office:value-type="float" office:value="363389600" calcext:value-type="float">
            <text:p>363389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70" calcext:value-type="float">
            <text:p>1867370</text:p>
          </table:table-cell>
          <table:table-cell office:value-type="float" office:value="178620000" calcext:value-type="float">
            <text:p>17862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3586000" calcext:value-type="float">
            <text:p>53586000</text:p>
          </table:table-cell>
          <table:table-cell office:value-type="float" office:value="35724000" calcext:value-type="float">
            <text:p>35724000</text:p>
          </table:table-cell>
          <table:table-cell table:number-columns-repeated="3" office:value-type="float" office:value="17862000" calcext:value-type="float">
            <text:p>1786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371" calcext:value-type="float">
            <text:p>1867371</text:p>
          </table:table-cell>
          <table:table-cell office:value-type="float" office:value="193427000" calcext:value-type="float">
            <text:p>19342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8028100" calcext:value-type="float">
            <text:p>58028100</text:p>
          </table:table-cell>
          <table:table-cell office:value-type="float" office:value="38685400" calcext:value-type="float">
            <text:p>38685400</text:p>
          </table:table-cell>
          <table:table-cell table:number-columns-repeated="3" office:value-type="float" office:value="19342700" calcext:value-type="float">
            <text:p>19342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67538" calcext:value-type="float">
            <text:p>1867538</text:p>
          </table:table-cell>
          <table:table-cell office:value-type="float" office:value="791856427.21" calcext:value-type="float">
            <text:p>791856427.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37556929.021" calcext:value-type="float">
            <text:p>237556929.021</text:p>
          </table:table-cell>
          <table:table-cell office:value-type="float" office:value="158371286.021" calcext:value-type="float">
            <text:p>158371286.021</text:p>
          </table:table-cell>
          <table:table-cell table:number-columns-repeated="3" office:value-type="float" office:value="79185643" calcext:value-type="float">
            <text:p>79185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62" calcext:value-type="float">
            <text:p>1870062</text:p>
          </table:table-cell>
          <table:table-cell office:value-type="float" office:value="35159000" calcext:value-type="float">
            <text:p>3515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547700" calcext:value-type="float">
            <text:p>10547700</text:p>
          </table:table-cell>
          <table:table-cell office:value-type="float" office:value="7031800" calcext:value-type="float">
            <text:p>7031800</text:p>
          </table:table-cell>
          <table:table-cell table:number-columns-repeated="3" office:value-type="float" office:value="3515900" calcext:value-type="float">
            <text:p>3515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63" calcext:value-type="float">
            <text:p>1870063</text:p>
          </table:table-cell>
          <table:table-cell office:value-type="float" office:value="69854900" calcext:value-type="float">
            <text:p>698549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956470" calcext:value-type="float">
            <text:p>20956470</text:p>
          </table:table-cell>
          <table:table-cell office:value-type="float" office:value="13970980" calcext:value-type="float">
            <text:p>13970980</text:p>
          </table:table-cell>
          <table:table-cell table:number-columns-repeated="3" office:value-type="float" office:value="6985490" calcext:value-type="float">
            <text:p>69854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64" calcext:value-type="float">
            <text:p>1870064</text:p>
          </table:table-cell>
          <table:table-cell office:value-type="float" office:value="100648000" calcext:value-type="float">
            <text:p>100648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0194400" calcext:value-type="float">
            <text:p>30194400</text:p>
          </table:table-cell>
          <table:table-cell office:value-type="float" office:value="20129600" calcext:value-type="float">
            <text:p>20129600</text:p>
          </table:table-cell>
          <table:table-cell table:number-columns-repeated="3" office:value-type="float" office:value="10064800" calcext:value-type="float">
            <text:p>10064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65" calcext:value-type="float">
            <text:p>1870065</text:p>
          </table:table-cell>
          <table:table-cell office:value-type="float" office:value="80500000" calcext:value-type="float">
            <text:p>805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150000" calcext:value-type="float">
            <text:p>24150000</text:p>
          </table:table-cell>
          <table:table-cell office:value-type="float" office:value="16100000" calcext:value-type="float">
            <text:p>16100000</text:p>
          </table:table-cell>
          <table:table-cell table:number-columns-repeated="3" office:value-type="float" office:value="8050000" calcext:value-type="float">
            <text:p>80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66" calcext:value-type="float">
            <text:p>1870066</text:p>
          </table:table-cell>
          <table:table-cell office:value-type="float" office:value="80834000" calcext:value-type="float">
            <text:p>8083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50200" calcext:value-type="float">
            <text:p>24250200</text:p>
          </table:table-cell>
          <table:table-cell office:value-type="float" office:value="16166800" calcext:value-type="float">
            <text:p>16166800</text:p>
          </table:table-cell>
          <table:table-cell table:number-columns-repeated="3" office:value-type="float" office:value="8083400" calcext:value-type="float">
            <text:p>8083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67" calcext:value-type="float">
            <text:p>1870067</text:p>
          </table:table-cell>
          <table:table-cell office:value-type="float" office:value="80510000" calcext:value-type="float">
            <text:p>8051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153000" calcext:value-type="float">
            <text:p>24153000</text:p>
          </table:table-cell>
          <table:table-cell office:value-type="float" office:value="16102000" calcext:value-type="float">
            <text:p>16102000</text:p>
          </table:table-cell>
          <table:table-cell table:number-columns-repeated="3" office:value-type="float" office:value="8051000" calcext:value-type="float">
            <text:p>805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68" calcext:value-type="float">
            <text:p>1870068</text:p>
          </table:table-cell>
          <table:table-cell office:value-type="float" office:value="60561000" calcext:value-type="float">
            <text:p>60561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3633660" calcext:value-type="float">
            <text:p>3633660</text:p>
          </table:table-cell>
          <table:table-cell office:value-type="float" office:value="2422440" calcext:value-type="float">
            <text:p>2422440</text:p>
          </table:table-cell>
          <table:table-cell table:number-columns-repeated="3" office:value-type="float" office:value="1211220" calcext:value-type="float">
            <text:p>1211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69" calcext:value-type="float">
            <text:p>1870069</text:p>
          </table:table-cell>
          <table:table-cell office:value-type="float" office:value="151305000" calcext:value-type="float">
            <text:p>15130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5391500" calcext:value-type="float">
            <text:p>45391500</text:p>
          </table:table-cell>
          <table:table-cell office:value-type="float" office:value="30261000" calcext:value-type="float">
            <text:p>30261000</text:p>
          </table:table-cell>
          <table:table-cell table:number-columns-repeated="3" office:value-type="float" office:value="15130500" calcext:value-type="float">
            <text:p>15130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70" calcext:value-type="float">
            <text:p>1870070</text:p>
          </table:table-cell>
          <table:table-cell office:value-type="float" office:value="80694000" calcext:value-type="float">
            <text:p>8069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08200" calcext:value-type="float">
            <text:p>24208200</text:p>
          </table:table-cell>
          <table:table-cell office:value-type="float" office:value="16138800" calcext:value-type="float">
            <text:p>16138800</text:p>
          </table:table-cell>
          <table:table-cell table:number-columns-repeated="3" office:value-type="float" office:value="8069400" calcext:value-type="float">
            <text:p>8069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71" calcext:value-type="float">
            <text:p>1870071</text:p>
          </table:table-cell>
          <table:table-cell office:value-type="float" office:value="37300000" calcext:value-type="float">
            <text:p>373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1190000" calcext:value-type="float">
            <text:p>11190000</text:p>
          </table:table-cell>
          <table:table-cell office:value-type="float" office:value="7460000" calcext:value-type="float">
            <text:p>7460000</text:p>
          </table:table-cell>
          <table:table-cell table:number-columns-repeated="3" office:value-type="float" office:value="3730000" calcext:value-type="float">
            <text:p>37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72" calcext:value-type="float">
            <text:p>1870072</text:p>
          </table:table-cell>
          <table:table-cell office:value-type="float" office:value="80816000" calcext:value-type="float">
            <text:p>8081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44800" calcext:value-type="float">
            <text:p>24244800</text:p>
          </table:table-cell>
          <table:table-cell office:value-type="float" office:value="16163200" calcext:value-type="float">
            <text:p>16163200</text:p>
          </table:table-cell>
          <table:table-cell table:number-columns-repeated="3" office:value-type="float" office:value="8081600" calcext:value-type="float">
            <text:p>8081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73" calcext:value-type="float">
            <text:p>1870073</text:p>
          </table:table-cell>
          <table:table-cell office:value-type="float" office:value="151849000" calcext:value-type="float">
            <text:p>15184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5554700" calcext:value-type="float">
            <text:p>45554700</text:p>
          </table:table-cell>
          <table:table-cell office:value-type="float" office:value="30369800" calcext:value-type="float">
            <text:p>30369800</text:p>
          </table:table-cell>
          <table:table-cell table:number-columns-repeated="3" office:value-type="float" office:value="15184900" calcext:value-type="float">
            <text:p>15184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74" calcext:value-type="float">
            <text:p>1870074</text:p>
          </table:table-cell>
          <table:table-cell office:value-type="float" office:value="70808000" calcext:value-type="float">
            <text:p>70808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242400" calcext:value-type="float">
            <text:p>21242400</text:p>
          </table:table-cell>
          <table:table-cell office:value-type="float" office:value="14161600" calcext:value-type="float">
            <text:p>14161600</text:p>
          </table:table-cell>
          <table:table-cell table:number-columns-repeated="3" office:value-type="float" office:value="7080800" calcext:value-type="float">
            <text:p>7080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75" calcext:value-type="float">
            <text:p>1870075</text:p>
          </table:table-cell>
          <table:table-cell office:value-type="float" office:value="70773000" calcext:value-type="float">
            <text:p>7077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231900" calcext:value-type="float">
            <text:p>21231900</text:p>
          </table:table-cell>
          <table:table-cell office:value-type="float" office:value="14154600" calcext:value-type="float">
            <text:p>14154600</text:p>
          </table:table-cell>
          <table:table-cell table:number-columns-repeated="3" office:value-type="float" office:value="7077300" calcext:value-type="float">
            <text:p>7077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76" calcext:value-type="float">
            <text:p>1870076</text:p>
          </table:table-cell>
          <table:table-cell office:value-type="float" office:value="50563000" calcext:value-type="float">
            <text:p>5056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168900" calcext:value-type="float">
            <text:p>15168900</text:p>
          </table:table-cell>
          <table:table-cell office:value-type="float" office:value="10112600" calcext:value-type="float">
            <text:p>10112600</text:p>
          </table:table-cell>
          <table:table-cell table:number-columns-repeated="3" office:value-type="float" office:value="5056300" calcext:value-type="float">
            <text:p>5056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78" calcext:value-type="float">
            <text:p>1870078</text:p>
          </table:table-cell>
          <table:table-cell office:value-type="float" office:value="111215000" calcext:value-type="float">
            <text:p>11121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3364500" calcext:value-type="float">
            <text:p>33364500</text:p>
          </table:table-cell>
          <table:table-cell office:value-type="float" office:value="22243000" calcext:value-type="float">
            <text:p>22243000</text:p>
          </table:table-cell>
          <table:table-cell table:number-columns-repeated="3" office:value-type="float" office:value="11121500" calcext:value-type="float">
            <text:p>11121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79" calcext:value-type="float">
            <text:p>1870079</text:p>
          </table:table-cell>
          <table:table-cell office:value-type="float" office:value="79913000" calcext:value-type="float">
            <text:p>7991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3973900" calcext:value-type="float">
            <text:p>23973900</text:p>
          </table:table-cell>
          <table:table-cell office:value-type="float" office:value="15982600" calcext:value-type="float">
            <text:p>15982600</text:p>
          </table:table-cell>
          <table:table-cell table:number-columns-repeated="3" office:value-type="float" office:value="7991300" calcext:value-type="float">
            <text:p>7991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80" calcext:value-type="float">
            <text:p>1870080</text:p>
          </table:table-cell>
          <table:table-cell office:value-type="float" office:value="201786000" calcext:value-type="float">
            <text:p>20178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0535800" calcext:value-type="float">
            <text:p>60535800</text:p>
          </table:table-cell>
          <table:table-cell office:value-type="float" office:value="40357200" calcext:value-type="float">
            <text:p>40357200</text:p>
          </table:table-cell>
          <table:table-cell table:number-columns-repeated="3" office:value-type="float" office:value="20178600" calcext:value-type="float">
            <text:p>20178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81" calcext:value-type="float">
            <text:p>1870081</text:p>
          </table:table-cell>
          <table:table-cell office:value-type="float" office:value="101097000" calcext:value-type="float">
            <text:p>10109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0329100" calcext:value-type="float">
            <text:p>30329100</text:p>
          </table:table-cell>
          <table:table-cell office:value-type="float" office:value="20219400" calcext:value-type="float">
            <text:p>20219400</text:p>
          </table:table-cell>
          <table:table-cell table:number-columns-repeated="3" office:value-type="float" office:value="10109700" calcext:value-type="float">
            <text:p>10109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82" calcext:value-type="float">
            <text:p>1870082</text:p>
          </table:table-cell>
          <table:table-cell office:value-type="float" office:value="252299400" calcext:value-type="float">
            <text:p>2522994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5689820" calcext:value-type="float">
            <text:p>75689820</text:p>
          </table:table-cell>
          <table:table-cell office:value-type="float" office:value="50459880" calcext:value-type="float">
            <text:p>50459880</text:p>
          </table:table-cell>
          <table:table-cell table:number-columns-repeated="3" office:value-type="float" office:value="25229940" calcext:value-type="float">
            <text:p>25229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83" calcext:value-type="float">
            <text:p>1870083</text:p>
          </table:table-cell>
          <table:table-cell office:value-type="float" office:value="144277000" calcext:value-type="float">
            <text:p>14427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3283100" calcext:value-type="float">
            <text:p>43283100</text:p>
          </table:table-cell>
          <table:table-cell office:value-type="float" office:value="28855400" calcext:value-type="float">
            <text:p>28855400</text:p>
          </table:table-cell>
          <table:table-cell table:number-columns-repeated="3" office:value-type="float" office:value="14427700" calcext:value-type="float">
            <text:p>14427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84" calcext:value-type="float">
            <text:p>1870084</text:p>
          </table:table-cell>
          <table:table-cell office:value-type="float" office:value="80816000" calcext:value-type="float">
            <text:p>8081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44800" calcext:value-type="float">
            <text:p>24244800</text:p>
          </table:table-cell>
          <table:table-cell office:value-type="float" office:value="16163200" calcext:value-type="float">
            <text:p>16163200</text:p>
          </table:table-cell>
          <table:table-cell table:number-columns-repeated="3" office:value-type="float" office:value="8081600" calcext:value-type="float">
            <text:p>8081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85" calcext:value-type="float">
            <text:p>1870085</text:p>
          </table:table-cell>
          <table:table-cell office:value-type="float" office:value="101301000" calcext:value-type="float">
            <text:p>101301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0390300" calcext:value-type="float">
            <text:p>30390300</text:p>
          </table:table-cell>
          <table:table-cell office:value-type="float" office:value="20260200" calcext:value-type="float">
            <text:p>20260200</text:p>
          </table:table-cell>
          <table:table-cell table:number-columns-repeated="3" office:value-type="float" office:value="10130100" calcext:value-type="float">
            <text:p>10130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87" calcext:value-type="float">
            <text:p>1870087</text:p>
          </table:table-cell>
          <table:table-cell office:value-type="float" office:value="40354000" calcext:value-type="float">
            <text:p>4035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2106200" calcext:value-type="float">
            <text:p>12106200</text:p>
          </table:table-cell>
          <table:table-cell office:value-type="float" office:value="8070800" calcext:value-type="float">
            <text:p>8070800</text:p>
          </table:table-cell>
          <table:table-cell table:number-columns-repeated="3" office:value-type="float" office:value="4035400" calcext:value-type="float">
            <text:p>4035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88" calcext:value-type="float">
            <text:p>1870088</text:p>
          </table:table-cell>
          <table:table-cell office:value-type="float" office:value="80184000" calcext:value-type="float">
            <text:p>8018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055200" calcext:value-type="float">
            <text:p>24055200</text:p>
          </table:table-cell>
          <table:table-cell office:value-type="float" office:value="16036800" calcext:value-type="float">
            <text:p>16036800</text:p>
          </table:table-cell>
          <table:table-cell table:number-columns-repeated="3" office:value-type="float" office:value="8018400" calcext:value-type="float">
            <text:p>801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89" calcext:value-type="float">
            <text:p>1870089</text:p>
          </table:table-cell>
          <table:table-cell office:value-type="float" office:value="109164000" calcext:value-type="float">
            <text:p>10916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2749200" calcext:value-type="float">
            <text:p>32749200</text:p>
          </table:table-cell>
          <table:table-cell office:value-type="float" office:value="21832800" calcext:value-type="float">
            <text:p>21832800</text:p>
          </table:table-cell>
          <table:table-cell table:number-columns-repeated="3" office:value-type="float" office:value="10916400" calcext:value-type="float">
            <text:p>1091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90" calcext:value-type="float">
            <text:p>1870090</text:p>
          </table:table-cell>
          <table:table-cell office:value-type="float" office:value="131017000" calcext:value-type="float">
            <text:p>13101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9305100" calcext:value-type="float">
            <text:p>39305100</text:p>
          </table:table-cell>
          <table:table-cell office:value-type="float" office:value="26203400" calcext:value-type="float">
            <text:p>26203400</text:p>
          </table:table-cell>
          <table:table-cell table:number-columns-repeated="3" office:value-type="float" office:value="13101700" calcext:value-type="float">
            <text:p>13101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91" calcext:value-type="float">
            <text:p>1870091</text:p>
          </table:table-cell>
          <table:table-cell office:value-type="float" office:value="80816000" calcext:value-type="float">
            <text:p>8081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44800" calcext:value-type="float">
            <text:p>24244800</text:p>
          </table:table-cell>
          <table:table-cell office:value-type="float" office:value="16163200" calcext:value-type="float">
            <text:p>16163200</text:p>
          </table:table-cell>
          <table:table-cell table:number-columns-repeated="3" office:value-type="float" office:value="8081600" calcext:value-type="float">
            <text:p>8081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92" calcext:value-type="float">
            <text:p>1870092</text:p>
          </table:table-cell>
          <table:table-cell office:value-type="float" office:value="50589000" calcext:value-type="float">
            <text:p>5058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176700" calcext:value-type="float">
            <text:p>15176700</text:p>
          </table:table-cell>
          <table:table-cell office:value-type="float" office:value="10117800" calcext:value-type="float">
            <text:p>10117800</text:p>
          </table:table-cell>
          <table:table-cell table:number-columns-repeated="3" office:value-type="float" office:value="5058900" calcext:value-type="float">
            <text:p>5058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93" calcext:value-type="float">
            <text:p>1870093</text:p>
          </table:table-cell>
          <table:table-cell office:value-type="float" office:value="80498000" calcext:value-type="float">
            <text:p>80498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149400" calcext:value-type="float">
            <text:p>24149400</text:p>
          </table:table-cell>
          <table:table-cell office:value-type="float" office:value="16099600" calcext:value-type="float">
            <text:p>16099600</text:p>
          </table:table-cell>
          <table:table-cell table:number-columns-repeated="3" office:value-type="float" office:value="8049800" calcext:value-type="float">
            <text:p>8049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94" calcext:value-type="float">
            <text:p>1870094</text:p>
          </table:table-cell>
          <table:table-cell office:value-type="float" office:value="80933000" calcext:value-type="float">
            <text:p>8093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79900" calcext:value-type="float">
            <text:p>24279900</text:p>
          </table:table-cell>
          <table:table-cell office:value-type="float" office:value="16186600" calcext:value-type="float">
            <text:p>16186600</text:p>
          </table:table-cell>
          <table:table-cell table:number-columns-repeated="3" office:value-type="float" office:value="8093300" calcext:value-type="float">
            <text:p>8093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95" calcext:value-type="float">
            <text:p>1870095</text:p>
          </table:table-cell>
          <table:table-cell office:value-type="float" office:value="50293000" calcext:value-type="float">
            <text:p>5029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087900" calcext:value-type="float">
            <text:p>15087900</text:p>
          </table:table-cell>
          <table:table-cell office:value-type="float" office:value="10058600" calcext:value-type="float">
            <text:p>10058600</text:p>
          </table:table-cell>
          <table:table-cell table:number-columns-repeated="3" office:value-type="float" office:value="5029300" calcext:value-type="float">
            <text:p>5029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96" calcext:value-type="float">
            <text:p>1870096</text:p>
          </table:table-cell>
          <table:table-cell office:value-type="float" office:value="53962000" calcext:value-type="float">
            <text:p>5396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6188600" calcext:value-type="float">
            <text:p>16188600</text:p>
          </table:table-cell>
          <table:table-cell office:value-type="float" office:value="10792400" calcext:value-type="float">
            <text:p>10792400</text:p>
          </table:table-cell>
          <table:table-cell table:number-columns-repeated="3" office:value-type="float" office:value="5396200" calcext:value-type="float">
            <text:p>5396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98" calcext:value-type="float">
            <text:p>1870098</text:p>
          </table:table-cell>
          <table:table-cell office:value-type="float" office:value="20107000" calcext:value-type="float">
            <text:p>2010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032100" calcext:value-type="float">
            <text:p>6032100</text:p>
          </table:table-cell>
          <table:table-cell office:value-type="float" office:value="4021400" calcext:value-type="float">
            <text:p>4021400</text:p>
          </table:table-cell>
          <table:table-cell table:number-columns-repeated="3" office:value-type="float" office:value="2010700" calcext:value-type="float">
            <text:p>2010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099" calcext:value-type="float">
            <text:p>1870099</text:p>
          </table:table-cell>
          <table:table-cell office:value-type="float" office:value="80765000" calcext:value-type="float">
            <text:p>8076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29500" calcext:value-type="float">
            <text:p>24229500</text:p>
          </table:table-cell>
          <table:table-cell office:value-type="float" office:value="16153000" calcext:value-type="float">
            <text:p>16153000</text:p>
          </table:table-cell>
          <table:table-cell table:number-columns-repeated="3" office:value-type="float" office:value="8076500" calcext:value-type="float">
            <text:p>807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01" calcext:value-type="float">
            <text:p>1870101</text:p>
          </table:table-cell>
          <table:table-cell office:value-type="float" office:value="60536000" calcext:value-type="float">
            <text:p>6053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8160800" calcext:value-type="float">
            <text:p>18160800</text:p>
          </table:table-cell>
          <table:table-cell office:value-type="float" office:value="12107200" calcext:value-type="float">
            <text:p>12107200</text:p>
          </table:table-cell>
          <table:table-cell table:number-columns-repeated="3" office:value-type="float" office:value="6053600" calcext:value-type="float">
            <text:p>6053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02" calcext:value-type="float">
            <text:p>1870102</text:p>
          </table:table-cell>
          <table:table-cell office:value-type="float" office:value="20076000" calcext:value-type="float">
            <text:p>2007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022800" calcext:value-type="float">
            <text:p>6022800</text:p>
          </table:table-cell>
          <table:table-cell office:value-type="float" office:value="4015200" calcext:value-type="float">
            <text:p>4015200</text:p>
          </table:table-cell>
          <table:table-cell table:number-columns-repeated="3" office:value-type="float" office:value="2007600" calcext:value-type="float">
            <text:p>2007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03" calcext:value-type="float">
            <text:p>1870103</text:p>
          </table:table-cell>
          <table:table-cell office:value-type="float" office:value="35465000" calcext:value-type="float">
            <text:p>3546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0639500" calcext:value-type="float">
            <text:p>10639500</text:p>
          </table:table-cell>
          <table:table-cell office:value-type="float" office:value="7093000" calcext:value-type="float">
            <text:p>7093000</text:p>
          </table:table-cell>
          <table:table-cell table:number-columns-repeated="3" office:value-type="float" office:value="3546500" calcext:value-type="float">
            <text:p>354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04" calcext:value-type="float">
            <text:p>1870104</text:p>
          </table:table-cell>
          <table:table-cell office:value-type="float" office:value="70870000" calcext:value-type="float">
            <text:p>7087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261000" calcext:value-type="float">
            <text:p>21261000</text:p>
          </table:table-cell>
          <table:table-cell office:value-type="float" office:value="14174000" calcext:value-type="float">
            <text:p>14174000</text:p>
          </table:table-cell>
          <table:table-cell table:number-columns-repeated="3" office:value-type="float" office:value="7087000" calcext:value-type="float">
            <text:p>708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05" calcext:value-type="float">
            <text:p>1870105</text:p>
          </table:table-cell>
          <table:table-cell office:value-type="float" office:value="75772000" calcext:value-type="float">
            <text:p>7577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2731600" calcext:value-type="float">
            <text:p>22731600</text:p>
          </table:table-cell>
          <table:table-cell office:value-type="float" office:value="15154400" calcext:value-type="float">
            <text:p>15154400</text:p>
          </table:table-cell>
          <table:table-cell table:number-columns-repeated="3" office:value-type="float" office:value="7577200" calcext:value-type="float">
            <text:p>7577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06" calcext:value-type="float">
            <text:p>1870106</text:p>
          </table:table-cell>
          <table:table-cell office:value-type="float" office:value="79228000" calcext:value-type="float">
            <text:p>79228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3768400" calcext:value-type="float">
            <text:p>23768400</text:p>
          </table:table-cell>
          <table:table-cell office:value-type="float" office:value="15845600" calcext:value-type="float">
            <text:p>15845600</text:p>
          </table:table-cell>
          <table:table-cell table:number-columns-repeated="3" office:value-type="float" office:value="7922800" calcext:value-type="float">
            <text:p>7922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07" calcext:value-type="float">
            <text:p>1870107</text:p>
          </table:table-cell>
          <table:table-cell office:value-type="float" office:value="77779000" calcext:value-type="float">
            <text:p>7777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3333700" calcext:value-type="float">
            <text:p>23333700</text:p>
          </table:table-cell>
          <table:table-cell office:value-type="float" office:value="15555800" calcext:value-type="float">
            <text:p>15555800</text:p>
          </table:table-cell>
          <table:table-cell table:number-columns-repeated="3" office:value-type="float" office:value="7777900" calcext:value-type="float">
            <text:p>7777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08" calcext:value-type="float">
            <text:p>1870108</text:p>
          </table:table-cell>
          <table:table-cell office:value-type="float" office:value="80730000" calcext:value-type="float">
            <text:p>8073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19000" calcext:value-type="float">
            <text:p>24219000</text:p>
          </table:table-cell>
          <table:table-cell office:value-type="float" office:value="16146000" calcext:value-type="float">
            <text:p>16146000</text:p>
          </table:table-cell>
          <table:table-cell table:number-columns-repeated="3" office:value-type="float" office:value="8073000" calcext:value-type="float">
            <text:p>807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09" calcext:value-type="float">
            <text:p>1870109</text:p>
          </table:table-cell>
          <table:table-cell office:value-type="float" office:value="27776000" calcext:value-type="float">
            <text:p>2777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8332800" calcext:value-type="float">
            <text:p>8332800</text:p>
          </table:table-cell>
          <table:table-cell office:value-type="float" office:value="5555200" calcext:value-type="float">
            <text:p>5555200</text:p>
          </table:table-cell>
          <table:table-cell table:number-columns-repeated="3" office:value-type="float" office:value="2777600" calcext:value-type="float">
            <text:p>2777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10" calcext:value-type="float">
            <text:p>1870110</text:p>
          </table:table-cell>
          <table:table-cell office:value-type="float" office:value="80765000" calcext:value-type="float">
            <text:p>8076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29500" calcext:value-type="float">
            <text:p>24229500</text:p>
          </table:table-cell>
          <table:table-cell office:value-type="float" office:value="16153000" calcext:value-type="float">
            <text:p>16153000</text:p>
          </table:table-cell>
          <table:table-cell table:number-columns-repeated="3" office:value-type="float" office:value="8076500" calcext:value-type="float">
            <text:p>807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11" calcext:value-type="float">
            <text:p>1870111</text:p>
          </table:table-cell>
          <table:table-cell office:value-type="float" office:value="151613000" calcext:value-type="float">
            <text:p>15161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5483900" calcext:value-type="float">
            <text:p>45483900</text:p>
          </table:table-cell>
          <table:table-cell office:value-type="float" office:value="30322600" calcext:value-type="float">
            <text:p>30322600</text:p>
          </table:table-cell>
          <table:table-cell table:number-columns-repeated="3" office:value-type="float" office:value="15161300" calcext:value-type="float">
            <text:p>15161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70112" calcext:value-type="float">
            <text:p>1870112</text:p>
          </table:table-cell>
          <table:table-cell office:value-type="float" office:value="71950000" calcext:value-type="float">
            <text:p>7195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585000" calcext:value-type="float">
            <text:p>21585000</text:p>
          </table:table-cell>
          <table:table-cell office:value-type="float" office:value="14390000" calcext:value-type="float">
            <text:p>14390000</text:p>
          </table:table-cell>
          <table:table-cell table:number-columns-repeated="3" office:value-type="float" office:value="7195000" calcext:value-type="float">
            <text:p>719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484" calcext:value-type="float">
            <text:p>1914484</text:p>
          </table:table-cell>
          <table:table-cell office:value-type="float" office:value="25274000" calcext:value-type="float">
            <text:p>2527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582200" calcext:value-type="float">
            <text:p>7582200</text:p>
          </table:table-cell>
          <table:table-cell office:value-type="float" office:value="5054800" calcext:value-type="float">
            <text:p>5054800</text:p>
          </table:table-cell>
          <table:table-cell table:number-columns-repeated="3" office:value-type="float" office:value="2527400" calcext:value-type="float">
            <text:p>252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495" calcext:value-type="float">
            <text:p>1914495</text:p>
          </table:table-cell>
          <table:table-cell office:value-type="float" office:value="80867000" calcext:value-type="float">
            <text:p>8086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60100" calcext:value-type="float">
            <text:p>24260100</text:p>
          </table:table-cell>
          <table:table-cell office:value-type="float" office:value="16173400" calcext:value-type="float">
            <text:p>16173400</text:p>
          </table:table-cell>
          <table:table-cell table:number-columns-repeated="3" office:value-type="float" office:value="8086700" calcext:value-type="float">
            <text:p>8086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496" calcext:value-type="float">
            <text:p>1914496</text:p>
          </table:table-cell>
          <table:table-cell office:value-type="float" office:value="70625000" calcext:value-type="float">
            <text:p>7062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187500" calcext:value-type="float">
            <text:p>21187500</text:p>
          </table:table-cell>
          <table:table-cell office:value-type="float" office:value="14125000" calcext:value-type="float">
            <text:p>14125000</text:p>
          </table:table-cell>
          <table:table-cell table:number-columns-repeated="3" office:value-type="float" office:value="7062500" calcext:value-type="float">
            <text:p>706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507" calcext:value-type="float">
            <text:p>1914507</text:p>
          </table:table-cell>
          <table:table-cell office:value-type="float" office:value="50543000" calcext:value-type="float">
            <text:p>5054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162900" calcext:value-type="float">
            <text:p>15162900</text:p>
          </table:table-cell>
          <table:table-cell office:value-type="float" office:value="10108600" calcext:value-type="float">
            <text:p>10108600</text:p>
          </table:table-cell>
          <table:table-cell table:number-columns-repeated="3" office:value-type="float" office:value="5054300" calcext:value-type="float">
            <text:p>5054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568" calcext:value-type="float">
            <text:p>1914568</text:p>
          </table:table-cell>
          <table:table-cell office:value-type="float" office:value="65774000" calcext:value-type="float">
            <text:p>6577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732200" calcext:value-type="float">
            <text:p>19732200</text:p>
          </table:table-cell>
          <table:table-cell office:value-type="float" office:value="13154800" calcext:value-type="float">
            <text:p>13154800</text:p>
          </table:table-cell>
          <table:table-cell table:number-columns-repeated="3" office:value-type="float" office:value="6577400" calcext:value-type="float">
            <text:p>657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600" calcext:value-type="float">
            <text:p>1914600</text:p>
          </table:table-cell>
          <table:table-cell office:value-type="float" office:value="80714000" calcext:value-type="float">
            <text:p>8071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14200" calcext:value-type="float">
            <text:p>24214200</text:p>
          </table:table-cell>
          <table:table-cell office:value-type="float" office:value="16142800" calcext:value-type="float">
            <text:p>16142800</text:p>
          </table:table-cell>
          <table:table-cell table:number-columns-repeated="3" office:value-type="float" office:value="8071400" calcext:value-type="float">
            <text:p>8071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605" calcext:value-type="float">
            <text:p>1914605</text:p>
          </table:table-cell>
          <table:table-cell office:value-type="float" office:value="80470000" calcext:value-type="float">
            <text:p>8047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141000" calcext:value-type="float">
            <text:p>24141000</text:p>
          </table:table-cell>
          <table:table-cell office:value-type="float" office:value="16094000" calcext:value-type="float">
            <text:p>16094000</text:p>
          </table:table-cell>
          <table:table-cell table:number-columns-repeated="3" office:value-type="float" office:value="8047000" calcext:value-type="float">
            <text:p>8047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606" calcext:value-type="float">
            <text:p>1914606</text:p>
          </table:table-cell>
          <table:table-cell office:value-type="float" office:value="50569000" calcext:value-type="float">
            <text:p>5056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170700" calcext:value-type="float">
            <text:p>15170700</text:p>
          </table:table-cell>
          <table:table-cell office:value-type="float" office:value="10113800" calcext:value-type="float">
            <text:p>10113800</text:p>
          </table:table-cell>
          <table:table-cell table:number-columns-repeated="3" office:value-type="float" office:value="5056900" calcext:value-type="float">
            <text:p>505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642" calcext:value-type="float">
            <text:p>1914642</text:p>
          </table:table-cell>
          <table:table-cell office:value-type="float" office:value="50548000" calcext:value-type="float">
            <text:p>50548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164400" calcext:value-type="float">
            <text:p>15164400</text:p>
          </table:table-cell>
          <table:table-cell office:value-type="float" office:value="10109600" calcext:value-type="float">
            <text:p>10109600</text:p>
          </table:table-cell>
          <table:table-cell table:number-columns-repeated="3" office:value-type="float" office:value="5054800" calcext:value-type="float">
            <text:p>5054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684" calcext:value-type="float">
            <text:p>1914684</text:p>
          </table:table-cell>
          <table:table-cell office:value-type="float" office:value="80694000" calcext:value-type="float">
            <text:p>8069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08200" calcext:value-type="float">
            <text:p>24208200</text:p>
          </table:table-cell>
          <table:table-cell office:value-type="float" office:value="16138800" calcext:value-type="float">
            <text:p>16138800</text:p>
          </table:table-cell>
          <table:table-cell table:number-columns-repeated="3" office:value-type="float" office:value="8069400" calcext:value-type="float">
            <text:p>8069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699" calcext:value-type="float">
            <text:p>1914699</text:p>
          </table:table-cell>
          <table:table-cell office:value-type="float" office:value="103747000" calcext:value-type="float">
            <text:p>10374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1124100" calcext:value-type="float">
            <text:p>31124100</text:p>
          </table:table-cell>
          <table:table-cell office:value-type="float" office:value="20749400" calcext:value-type="float">
            <text:p>20749400</text:p>
          </table:table-cell>
          <table:table-cell table:number-columns-repeated="3" office:value-type="float" office:value="10374700" calcext:value-type="float">
            <text:p>10374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706" calcext:value-type="float">
            <text:p>1914706</text:p>
          </table:table-cell>
          <table:table-cell office:value-type="float" office:value="69337000" calcext:value-type="float">
            <text:p>6933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801100" calcext:value-type="float">
            <text:p>20801100</text:p>
          </table:table-cell>
          <table:table-cell office:value-type="float" office:value="13867400" calcext:value-type="float">
            <text:p>13867400</text:p>
          </table:table-cell>
          <table:table-cell table:number-columns-repeated="3" office:value-type="float" office:value="6933700" calcext:value-type="float">
            <text:p>693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741" calcext:value-type="float">
            <text:p>1914741</text:p>
          </table:table-cell>
          <table:table-cell office:value-type="float" office:value="80510000" calcext:value-type="float">
            <text:p>8051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153000" calcext:value-type="float">
            <text:p>24153000</text:p>
          </table:table-cell>
          <table:table-cell office:value-type="float" office:value="16102000" calcext:value-type="float">
            <text:p>16102000</text:p>
          </table:table-cell>
          <table:table-cell table:number-columns-repeated="3" office:value-type="float" office:value="8051000" calcext:value-type="float">
            <text:p>805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927" calcext:value-type="float">
            <text:p>1914927</text:p>
          </table:table-cell>
          <table:table-cell office:value-type="float" office:value="80979000" calcext:value-type="float">
            <text:p>8097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93700" calcext:value-type="float">
            <text:p>24293700</text:p>
          </table:table-cell>
          <table:table-cell office:value-type="float" office:value="16195800" calcext:value-type="float">
            <text:p>16195800</text:p>
          </table:table-cell>
          <table:table-cell table:number-columns-repeated="3" office:value-type="float" office:value="8097900" calcext:value-type="float">
            <text:p>8097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4950" calcext:value-type="float">
            <text:p>1914950</text:p>
          </table:table-cell>
          <table:table-cell office:value-type="float" office:value="126830000" calcext:value-type="float">
            <text:p>12683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8049000" calcext:value-type="float">
            <text:p>38049000</text:p>
          </table:table-cell>
          <table:table-cell office:value-type="float" office:value="25366000" calcext:value-type="float">
            <text:p>25366000</text:p>
          </table:table-cell>
          <table:table-cell table:number-columns-repeated="3" office:value-type="float" office:value="12683000" calcext:value-type="float">
            <text:p>1268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5012" calcext:value-type="float">
            <text:p>1915012</text:p>
          </table:table-cell>
          <table:table-cell office:value-type="float" office:value="101372000" calcext:value-type="float">
            <text:p>10137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0411600" calcext:value-type="float">
            <text:p>30411600</text:p>
          </table:table-cell>
          <table:table-cell office:value-type="float" office:value="20274400" calcext:value-type="float">
            <text:p>20274400</text:p>
          </table:table-cell>
          <table:table-cell table:number-columns-repeated="3" office:value-type="float" office:value="10137200" calcext:value-type="float">
            <text:p>10137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5017" calcext:value-type="float">
            <text:p>1915017</text:p>
          </table:table-cell>
          <table:table-cell office:value-type="float" office:value="101450000" calcext:value-type="float">
            <text:p>10145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0435000" calcext:value-type="float">
            <text:p>30435000</text:p>
          </table:table-cell>
          <table:table-cell office:value-type="float" office:value="20290000" calcext:value-type="float">
            <text:p>20290000</text:p>
          </table:table-cell>
          <table:table-cell table:number-columns-repeated="3" office:value-type="float" office:value="10145000" calcext:value-type="float">
            <text:p>101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5054" calcext:value-type="float">
            <text:p>1915054</text:p>
          </table:table-cell>
          <table:table-cell office:value-type="float" office:value="50609000" calcext:value-type="float">
            <text:p>5060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182700" calcext:value-type="float">
            <text:p>15182700</text:p>
          </table:table-cell>
          <table:table-cell office:value-type="float" office:value="10121800" calcext:value-type="float">
            <text:p>10121800</text:p>
          </table:table-cell>
          <table:table-cell table:number-columns-repeated="3" office:value-type="float" office:value="5060900" calcext:value-type="float">
            <text:p>5060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5269" calcext:value-type="float">
            <text:p>1915269</text:p>
          </table:table-cell>
          <table:table-cell office:value-type="float" office:value="81040000" calcext:value-type="float">
            <text:p>8104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312000" calcext:value-type="float">
            <text:p>24312000</text:p>
          </table:table-cell>
          <table:table-cell office:value-type="float" office:value="16208000" calcext:value-type="float">
            <text:p>16208000</text:p>
          </table:table-cell>
          <table:table-cell table:number-columns-repeated="3" office:value-type="float" office:value="8104000" calcext:value-type="float">
            <text:p>810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5541" calcext:value-type="float">
            <text:p>1915541</text:p>
          </table:table-cell>
          <table:table-cell office:value-type="float" office:value="82956000" calcext:value-type="float">
            <text:p>8295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886800" calcext:value-type="float">
            <text:p>24886800</text:p>
          </table:table-cell>
          <table:table-cell office:value-type="float" office:value="16591200" calcext:value-type="float">
            <text:p>16591200</text:p>
          </table:table-cell>
          <table:table-cell table:number-columns-repeated="3" office:value-type="float" office:value="8295600" calcext:value-type="float">
            <text:p>8295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5771" calcext:value-type="float">
            <text:p>1915771</text:p>
          </table:table-cell>
          <table:table-cell office:value-type="float" office:value="80714000" calcext:value-type="float">
            <text:p>8071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14200" calcext:value-type="float">
            <text:p>24214200</text:p>
          </table:table-cell>
          <table:table-cell office:value-type="float" office:value="16142800" calcext:value-type="float">
            <text:p>16142800</text:p>
          </table:table-cell>
          <table:table-cell table:number-columns-repeated="3" office:value-type="float" office:value="8071400" calcext:value-type="float">
            <text:p>8071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5772" calcext:value-type="float">
            <text:p>1915772</text:p>
          </table:table-cell>
          <table:table-cell office:value-type="float" office:value="80694000" calcext:value-type="float">
            <text:p>8069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208200" calcext:value-type="float">
            <text:p>24208200</text:p>
          </table:table-cell>
          <table:table-cell office:value-type="float" office:value="16138800" calcext:value-type="float">
            <text:p>16138800</text:p>
          </table:table-cell>
          <table:table-cell table:number-columns-repeated="3" office:value-type="float" office:value="8069400" calcext:value-type="float">
            <text:p>8069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6082" calcext:value-type="float">
            <text:p>1916082</text:p>
          </table:table-cell>
          <table:table-cell office:value-type="float" office:value="80612000" calcext:value-type="float">
            <text:p>8061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183600" calcext:value-type="float">
            <text:p>24183600</text:p>
          </table:table-cell>
          <table:table-cell office:value-type="float" office:value="16122400" calcext:value-type="float">
            <text:p>16122400</text:p>
          </table:table-cell>
          <table:table-cell table:number-columns-repeated="3" office:value-type="float" office:value="8061200" calcext:value-type="float">
            <text:p>806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6131" calcext:value-type="float">
            <text:p>1916131</text:p>
          </table:table-cell>
          <table:table-cell office:value-type="float" office:value="90702000" calcext:value-type="float">
            <text:p>9070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7210600" calcext:value-type="float">
            <text:p>27210600</text:p>
          </table:table-cell>
          <table:table-cell office:value-type="float" office:value="18140400" calcext:value-type="float">
            <text:p>18140400</text:p>
          </table:table-cell>
          <table:table-cell table:number-columns-repeated="3" office:value-type="float" office:value="9070200" calcext:value-type="float">
            <text:p>9070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916133" calcext:value-type="float">
            <text:p>1916133</text:p>
          </table:table-cell>
          <table:table-cell office:value-type="float" office:value="100893000" calcext:value-type="float">
            <text:p>10089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0267900" calcext:value-type="float">
            <text:p>30267900</text:p>
          </table:table-cell>
          <table:table-cell office:value-type="float" office:value="20178600" calcext:value-type="float">
            <text:p>20178600</text:p>
          </table:table-cell>
          <table:table-cell table:number-columns-repeated="3" office:value-type="float" office:value="10089300" calcext:value-type="float">
            <text:p>10089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7187" calcext:value-type="float">
            <text:p>2047187</text:p>
          </table:table-cell>
          <table:table-cell office:value-type="float" office:value="30064000" calcext:value-type="float">
            <text:p>3006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9019200" calcext:value-type="float">
            <text:p>9019200</text:p>
          </table:table-cell>
          <table:table-cell office:value-type="float" office:value="6012800" calcext:value-type="float">
            <text:p>6012800</text:p>
          </table:table-cell>
          <table:table-cell table:number-columns-repeated="3" office:value-type="float" office:value="3006400" calcext:value-type="float">
            <text:p>300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7539" calcext:value-type="float">
            <text:p>2047539</text:p>
          </table:table-cell>
          <table:table-cell office:value-type="float" office:value="72928000" calcext:value-type="float">
            <text:p>72928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878400" calcext:value-type="float">
            <text:p>21878400</text:p>
          </table:table-cell>
          <table:table-cell office:value-type="float" office:value="14585600" calcext:value-type="float">
            <text:p>14585600</text:p>
          </table:table-cell>
          <table:table-cell table:number-columns-repeated="3" office:value-type="float" office:value="7292800" calcext:value-type="float">
            <text:p>7292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7585" calcext:value-type="float">
            <text:p>2047585</text:p>
          </table:table-cell>
          <table:table-cell office:value-type="float" office:value="100791000" calcext:value-type="float">
            <text:p>100791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0237300" calcext:value-type="float">
            <text:p>30237300</text:p>
          </table:table-cell>
          <table:table-cell office:value-type="float" office:value="20158200" calcext:value-type="float">
            <text:p>20158200</text:p>
          </table:table-cell>
          <table:table-cell table:number-columns-repeated="3" office:value-type="float" office:value="10079100" calcext:value-type="float">
            <text:p>10079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47628" calcext:value-type="float">
            <text:p>2047628</text:p>
          </table:table-cell>
          <table:table-cell office:value-type="float" office:value="80409000" calcext:value-type="float">
            <text:p>8040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122700" calcext:value-type="float">
            <text:p>24122700</text:p>
          </table:table-cell>
          <table:table-cell office:value-type="float" office:value="16081800" calcext:value-type="float">
            <text:p>16081800</text:p>
          </table:table-cell>
          <table:table-cell table:number-columns-repeated="3" office:value-type="float" office:value="8040900" calcext:value-type="float">
            <text:p>8040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23" calcext:value-type="float">
            <text:p>2065023</text:p>
          </table:table-cell>
          <table:table-cell office:value-type="float" office:value="154207000" calcext:value-type="float">
            <text:p>15420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262100" calcext:value-type="float">
            <text:p>46262100</text:p>
          </table:table-cell>
          <table:table-cell office:value-type="float" office:value="30841400" calcext:value-type="float">
            <text:p>30841400</text:p>
          </table:table-cell>
          <table:table-cell table:number-columns-repeated="3" office:value-type="float" office:value="15420700" calcext:value-type="float">
            <text:p>15420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28" calcext:value-type="float">
            <text:p>2065028</text:p>
          </table:table-cell>
          <table:table-cell office:value-type="float" office:value="153864000" calcext:value-type="float">
            <text:p>15386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159200" calcext:value-type="float">
            <text:p>46159200</text:p>
          </table:table-cell>
          <table:table-cell office:value-type="float" office:value="30772800" calcext:value-type="float">
            <text:p>30772800</text:p>
          </table:table-cell>
          <table:table-cell table:number-columns-repeated="3" office:value-type="float" office:value="15386400" calcext:value-type="float">
            <text:p>1538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29" calcext:value-type="float">
            <text:p>2065029</text:p>
          </table:table-cell>
          <table:table-cell office:value-type="float" office:value="154515000" calcext:value-type="float">
            <text:p>15451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354500" calcext:value-type="float">
            <text:p>46354500</text:p>
          </table:table-cell>
          <table:table-cell office:value-type="float" office:value="30903000" calcext:value-type="float">
            <text:p>30903000</text:p>
          </table:table-cell>
          <table:table-cell table:number-columns-repeated="3" office:value-type="float" office:value="15451500" calcext:value-type="float">
            <text:p>15451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0" calcext:value-type="float">
            <text:p>2065030</text:p>
          </table:table-cell>
          <table:table-cell office:value-type="float" office:value="153619000" calcext:value-type="float">
            <text:p>15361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085700" calcext:value-type="float">
            <text:p>46085700</text:p>
          </table:table-cell>
          <table:table-cell office:value-type="float" office:value="30723800" calcext:value-type="float">
            <text:p>30723800</text:p>
          </table:table-cell>
          <table:table-cell table:number-columns-repeated="3" office:value-type="float" office:value="15361900" calcext:value-type="float">
            <text:p>15361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1" calcext:value-type="float">
            <text:p>2065031</text:p>
          </table:table-cell>
          <table:table-cell office:value-type="float" office:value="153760000" calcext:value-type="float">
            <text:p>15376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128000" calcext:value-type="float">
            <text:p>46128000</text:p>
          </table:table-cell>
          <table:table-cell office:value-type="float" office:value="30752000" calcext:value-type="float">
            <text:p>30752000</text:p>
          </table:table-cell>
          <table:table-cell table:number-columns-repeated="3" office:value-type="float" office:value="15376000" calcext:value-type="float">
            <text:p>1537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2" calcext:value-type="float">
            <text:p>2065032</text:p>
          </table:table-cell>
          <table:table-cell office:value-type="float" office:value="614228000" calcext:value-type="float">
            <text:p>614228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84268400" calcext:value-type="float">
            <text:p>184268400</text:p>
          </table:table-cell>
          <table:table-cell office:value-type="float" office:value="122845600" calcext:value-type="float">
            <text:p>122845600</text:p>
          </table:table-cell>
          <table:table-cell table:number-columns-repeated="3" office:value-type="float" office:value="61422800" calcext:value-type="float">
            <text:p>61422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3" calcext:value-type="float">
            <text:p>2065033</text:p>
          </table:table-cell>
          <table:table-cell office:value-type="float" office:value="718387000" calcext:value-type="float">
            <text:p>71838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15516100" calcext:value-type="float">
            <text:p>215516100</text:p>
          </table:table-cell>
          <table:table-cell office:value-type="float" office:value="143677400" calcext:value-type="float">
            <text:p>143677400</text:p>
          </table:table-cell>
          <table:table-cell table:number-columns-repeated="3" office:value-type="float" office:value="71838700" calcext:value-type="float">
            <text:p>71838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4" calcext:value-type="float">
            <text:p>2065034</text:p>
          </table:table-cell>
          <table:table-cell office:value-type="float" office:value="154174000" calcext:value-type="float">
            <text:p>15417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252200" calcext:value-type="float">
            <text:p>46252200</text:p>
          </table:table-cell>
          <table:table-cell office:value-type="float" office:value="30834800" calcext:value-type="float">
            <text:p>30834800</text:p>
          </table:table-cell>
          <table:table-cell table:number-columns-repeated="3" office:value-type="float" office:value="15417400" calcext:value-type="float">
            <text:p>1541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5" calcext:value-type="float">
            <text:p>2065035</text:p>
          </table:table-cell>
          <table:table-cell office:value-type="float" office:value="153007000" calcext:value-type="float">
            <text:p>15300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5902100" calcext:value-type="float">
            <text:p>45902100</text:p>
          </table:table-cell>
          <table:table-cell office:value-type="float" office:value="30601400" calcext:value-type="float">
            <text:p>30601400</text:p>
          </table:table-cell>
          <table:table-cell table:number-columns-repeated="3" office:value-type="float" office:value="15300700" calcext:value-type="float">
            <text:p>15300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6" calcext:value-type="float">
            <text:p>2065036</text:p>
          </table:table-cell>
          <table:table-cell office:value-type="float" office:value="153735000" calcext:value-type="float">
            <text:p>15373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120500" calcext:value-type="float">
            <text:p>46120500</text:p>
          </table:table-cell>
          <table:table-cell office:value-type="float" office:value="30747000" calcext:value-type="float">
            <text:p>30747000</text:p>
          </table:table-cell>
          <table:table-cell table:number-columns-repeated="3" office:value-type="float" office:value="15373500" calcext:value-type="float">
            <text:p>15373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7" calcext:value-type="float">
            <text:p>2065037</text:p>
          </table:table-cell>
          <table:table-cell office:value-type="float" office:value="153041000" calcext:value-type="float">
            <text:p>153041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5912300" calcext:value-type="float">
            <text:p>45912300</text:p>
          </table:table-cell>
          <table:table-cell office:value-type="float" office:value="30608200" calcext:value-type="float">
            <text:p>30608200</text:p>
          </table:table-cell>
          <table:table-cell table:number-columns-repeated="3" office:value-type="float" office:value="15304100" calcext:value-type="float">
            <text:p>15304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8" calcext:value-type="float">
            <text:p>2065038</text:p>
          </table:table-cell>
          <table:table-cell office:value-type="float" office:value="38587000" calcext:value-type="float">
            <text:p>3858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1576100" calcext:value-type="float">
            <text:p>11576100</text:p>
          </table:table-cell>
          <table:table-cell office:value-type="float" office:value="7717400" calcext:value-type="float">
            <text:p>7717400</text:p>
          </table:table-cell>
          <table:table-cell table:number-columns-repeated="3" office:value-type="float" office:value="3858700" calcext:value-type="float">
            <text:p>3858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39" calcext:value-type="float">
            <text:p>2065039</text:p>
          </table:table-cell>
          <table:table-cell office:value-type="float" office:value="152932000" calcext:value-type="float">
            <text:p>15293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5879600" calcext:value-type="float">
            <text:p>45879600</text:p>
          </table:table-cell>
          <table:table-cell office:value-type="float" office:value="30586400" calcext:value-type="float">
            <text:p>30586400</text:p>
          </table:table-cell>
          <table:table-cell table:number-columns-repeated="3" office:value-type="float" office:value="15293200" calcext:value-type="float">
            <text:p>15293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40" calcext:value-type="float">
            <text:p>2065040</text:p>
          </table:table-cell>
          <table:table-cell office:value-type="float" office:value="150592000" calcext:value-type="float">
            <text:p>150592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5059199" calcext:value-type="float">
            <text:p>15059199</text:p>
          </table:table-cell>
          <table:table-cell office:value-type="float" office:value="10039466" calcext:value-type="float">
            <text:p>10039466</text:p>
          </table:table-cell>
          <table:table-cell table:number-columns-repeated="3" office:value-type="float" office:value="5019733" calcext:value-type="float">
            <text:p>5019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42" calcext:value-type="float">
            <text:p>2065042</text:p>
          </table:table-cell>
          <table:table-cell office:value-type="float" office:value="41974000" calcext:value-type="float">
            <text:p>4197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2592200" calcext:value-type="float">
            <text:p>12592200</text:p>
          </table:table-cell>
          <table:table-cell office:value-type="float" office:value="8394800" calcext:value-type="float">
            <text:p>8394800</text:p>
          </table:table-cell>
          <table:table-cell table:number-columns-repeated="3" office:value-type="float" office:value="4197400" calcext:value-type="float">
            <text:p>419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43" calcext:value-type="float">
            <text:p>2065043</text:p>
          </table:table-cell>
          <table:table-cell office:value-type="float" office:value="94597000" calcext:value-type="float">
            <text:p>94597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7094775" calcext:value-type="float">
            <text:p>7094775</text:p>
          </table:table-cell>
          <table:table-cell office:value-type="float" office:value="4729850" calcext:value-type="float">
            <text:p>4729850</text:p>
          </table:table-cell>
          <table:table-cell table:number-columns-repeated="3" office:value-type="float" office:value="2364925" calcext:value-type="float">
            <text:p>2364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45" calcext:value-type="float">
            <text:p>2065045</text:p>
          </table:table-cell>
          <table:table-cell office:value-type="float" office:value="81655000" calcext:value-type="float">
            <text:p>81655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6124125" calcext:value-type="float">
            <text:p>6124125</text:p>
          </table:table-cell>
          <table:table-cell office:value-type="float" office:value="4082750" calcext:value-type="float">
            <text:p>4082750</text:p>
          </table:table-cell>
          <table:table-cell table:number-columns-repeated="3" office:value-type="float" office:value="2041375" calcext:value-type="float">
            <text:p>2041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47" calcext:value-type="float">
            <text:p>2065047</text:p>
          </table:table-cell>
          <table:table-cell office:value-type="float" office:value="94266000" calcext:value-type="float">
            <text:p>9426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8279800" calcext:value-type="float">
            <text:p>28279800</text:p>
          </table:table-cell>
          <table:table-cell office:value-type="float" office:value="18853200" calcext:value-type="float">
            <text:p>18853200</text:p>
          </table:table-cell>
          <table:table-cell table:number-columns-repeated="3" office:value-type="float" office:value="9426600" calcext:value-type="float">
            <text:p>9426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48" calcext:value-type="float">
            <text:p>2065048</text:p>
          </table:table-cell>
          <table:table-cell office:value-type="float" office:value="151012000" calcext:value-type="float">
            <text:p>151012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5101199" calcext:value-type="float">
            <text:p>15101199</text:p>
          </table:table-cell>
          <table:table-cell office:value-type="float" office:value="10067466" calcext:value-type="float">
            <text:p>10067466</text:p>
          </table:table-cell>
          <table:table-cell table:number-columns-repeated="3" office:value-type="float" office:value="5033733" calcext:value-type="float">
            <text:p>50337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49" calcext:value-type="float">
            <text:p>2065049</text:p>
          </table:table-cell>
          <table:table-cell office:value-type="float" office:value="215579550" calcext:value-type="float">
            <text:p>2155795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4673865" calcext:value-type="float">
            <text:p>64673865</text:p>
          </table:table-cell>
          <table:table-cell office:value-type="float" office:value="43115910" calcext:value-type="float">
            <text:p>43115910</text:p>
          </table:table-cell>
          <table:table-cell table:number-columns-repeated="3" office:value-type="float" office:value="21557955" calcext:value-type="float">
            <text:p>21557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50" calcext:value-type="float">
            <text:p>2065050</text:p>
          </table:table-cell>
          <table:table-cell office:value-type="float" office:value="92864000" calcext:value-type="float">
            <text:p>92864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6964800" calcext:value-type="float">
            <text:p>6964800</text:p>
          </table:table-cell>
          <table:table-cell office:value-type="float" office:value="4643200" calcext:value-type="float">
            <text:p>4643200</text:p>
          </table:table-cell>
          <table:table-cell table:number-columns-repeated="3" office:value-type="float" office:value="2321600" calcext:value-type="float">
            <text:p>2321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51" calcext:value-type="float">
            <text:p>2065051</text:p>
          </table:table-cell>
          <table:table-cell office:value-type="float" office:value="216171000" calcext:value-type="float">
            <text:p>216171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4851300" calcext:value-type="float">
            <text:p>64851300</text:p>
          </table:table-cell>
          <table:table-cell office:value-type="float" office:value="43234200" calcext:value-type="float">
            <text:p>43234200</text:p>
          </table:table-cell>
          <table:table-cell table:number-columns-repeated="3" office:value-type="float" office:value="21617100" calcext:value-type="float">
            <text:p>21617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52" calcext:value-type="float">
            <text:p>2065052</text:p>
          </table:table-cell>
          <table:table-cell office:value-type="float" office:value="162080000" calcext:value-type="float">
            <text:p>16208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2156000" calcext:value-type="float">
            <text:p>12156000</text:p>
          </table:table-cell>
          <table:table-cell office:value-type="float" office:value="8104000" calcext:value-type="float">
            <text:p>8104000</text:p>
          </table:table-cell>
          <table:table-cell table:number-columns-repeated="3" office:value-type="float" office:value="4052000" calcext:value-type="float">
            <text:p>405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54" calcext:value-type="float">
            <text:p>2065054</text:p>
          </table:table-cell>
          <table:table-cell office:value-type="float" office:value="429791000" calcext:value-type="float">
            <text:p>429791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28937300" calcext:value-type="float">
            <text:p>128937300</text:p>
          </table:table-cell>
          <table:table-cell office:value-type="float" office:value="85958200" calcext:value-type="float">
            <text:p>85958200</text:p>
          </table:table-cell>
          <table:table-cell table:number-columns-repeated="3" office:value-type="float" office:value="42979100" calcext:value-type="float">
            <text:p>42979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55" calcext:value-type="float">
            <text:p>2065055</text:p>
          </table:table-cell>
          <table:table-cell office:value-type="float" office:value="213554000" calcext:value-type="float">
            <text:p>21355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4066200" calcext:value-type="float">
            <text:p>64066200</text:p>
          </table:table-cell>
          <table:table-cell office:value-type="float" office:value="42710800" calcext:value-type="float">
            <text:p>42710800</text:p>
          </table:table-cell>
          <table:table-cell table:number-columns-repeated="3" office:value-type="float" office:value="21355400" calcext:value-type="float">
            <text:p>21355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56" calcext:value-type="float">
            <text:p>2065056</text:p>
          </table:table-cell>
          <table:table-cell office:value-type="float" office:value="34440000" calcext:value-type="float">
            <text:p>3444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444000" calcext:value-type="float">
            <text:p>3444000</text:p>
          </table:table-cell>
          <table:table-cell office:value-type="float" office:value="2296000" calcext:value-type="float">
            <text:p>2296000</text:p>
          </table:table-cell>
          <table:table-cell table:number-columns-repeated="3" office:value-type="float" office:value="1148000" calcext:value-type="float">
            <text:p>114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57" calcext:value-type="float">
            <text:p>2065057</text:p>
          </table:table-cell>
          <table:table-cell office:value-type="float" office:value="93651000" calcext:value-type="float">
            <text:p>93651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7023825" calcext:value-type="float">
            <text:p>7023825</text:p>
          </table:table-cell>
          <table:table-cell office:value-type="float" office:value="4682550" calcext:value-type="float">
            <text:p>4682550</text:p>
          </table:table-cell>
          <table:table-cell table:number-columns-repeated="3" office:value-type="float" office:value="2341275" calcext:value-type="float">
            <text:p>2341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58" calcext:value-type="float">
            <text:p>2065058</text:p>
          </table:table-cell>
          <table:table-cell office:value-type="float" office:value="215449000" calcext:value-type="float">
            <text:p>21544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4634700" calcext:value-type="float">
            <text:p>64634700</text:p>
          </table:table-cell>
          <table:table-cell office:value-type="float" office:value="43089800" calcext:value-type="float">
            <text:p>43089800</text:p>
          </table:table-cell>
          <table:table-cell table:number-columns-repeated="3" office:value-type="float" office:value="21544900" calcext:value-type="float">
            <text:p>21544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59" calcext:value-type="float">
            <text:p>2065059</text:p>
          </table:table-cell>
          <table:table-cell office:value-type="float" office:value="216426000" calcext:value-type="float">
            <text:p>21642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4927800" calcext:value-type="float">
            <text:p>64927800</text:p>
          </table:table-cell>
          <table:table-cell office:value-type="float" office:value="43285200" calcext:value-type="float">
            <text:p>43285200</text:p>
          </table:table-cell>
          <table:table-cell table:number-columns-repeated="3" office:value-type="float" office:value="21642600" calcext:value-type="float">
            <text:p>21642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65061" calcext:value-type="float">
            <text:p>2065061</text:p>
          </table:table-cell>
          <table:table-cell office:value-type="float" office:value="454818000" calcext:value-type="float">
            <text:p>454818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45481800" calcext:value-type="float">
            <text:p>45481800</text:p>
          </table:table-cell>
          <table:table-cell office:value-type="float" office:value="30321200" calcext:value-type="float">
            <text:p>30321200</text:p>
          </table:table-cell>
          <table:table-cell table:number-columns-repeated="3" office:value-type="float" office:value="15160600" calcext:value-type="float">
            <text:p>15160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71146" calcext:value-type="float">
            <text:p>2071146</text:p>
          </table:table-cell>
          <table:table-cell office:value-type="float" office:value="24134000" calcext:value-type="float">
            <text:p>2413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240200" calcext:value-type="float">
            <text:p>7240200</text:p>
          </table:table-cell>
          <table:table-cell office:value-type="float" office:value="4826800" calcext:value-type="float">
            <text:p>4826800</text:p>
          </table:table-cell>
          <table:table-cell table:number-columns-repeated="3" office:value-type="float" office:value="2413400" calcext:value-type="float">
            <text:p>2413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71149" calcext:value-type="float">
            <text:p>2071149</text:p>
          </table:table-cell>
          <table:table-cell office:value-type="float" office:value="123077000" calcext:value-type="float">
            <text:p>12307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6923100" calcext:value-type="float">
            <text:p>36923100</text:p>
          </table:table-cell>
          <table:table-cell office:value-type="float" office:value="24615400" calcext:value-type="float">
            <text:p>24615400</text:p>
          </table:table-cell>
          <table:table-cell table:number-columns-repeated="3" office:value-type="float" office:value="12307700" calcext:value-type="float">
            <text:p>12307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71150" calcext:value-type="float">
            <text:p>2071150</text:p>
          </table:table-cell>
          <table:table-cell office:value-type="float" office:value="155791000" calcext:value-type="float">
            <text:p>155791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6737300" calcext:value-type="float">
            <text:p>46737300</text:p>
          </table:table-cell>
          <table:table-cell office:value-type="float" office:value="31158200" calcext:value-type="float">
            <text:p>31158200</text:p>
          </table:table-cell>
          <table:table-cell table:number-columns-repeated="3" office:value-type="float" office:value="15579100" calcext:value-type="float">
            <text:p>15579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71151" calcext:value-type="float">
            <text:p>2071151</text:p>
          </table:table-cell>
          <table:table-cell office:value-type="float" office:value="192329000" calcext:value-type="float">
            <text:p>19232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7698700" calcext:value-type="float">
            <text:p>57698700</text:p>
          </table:table-cell>
          <table:table-cell office:value-type="float" office:value="38465800" calcext:value-type="float">
            <text:p>38465800</text:p>
          </table:table-cell>
          <table:table-cell table:number-columns-repeated="3" office:value-type="float" office:value="19232900" calcext:value-type="float">
            <text:p>19232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71152" calcext:value-type="float">
            <text:p>2071152</text:p>
          </table:table-cell>
          <table:table-cell office:value-type="float" office:value="189357000" calcext:value-type="float">
            <text:p>189357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6807100" calcext:value-type="float">
            <text:p>56807100</text:p>
          </table:table-cell>
          <table:table-cell office:value-type="float" office:value="37871400" calcext:value-type="float">
            <text:p>37871400</text:p>
          </table:table-cell>
          <table:table-cell table:number-columns-repeated="3" office:value-type="float" office:value="18935700" calcext:value-type="float">
            <text:p>18935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71153" calcext:value-type="float">
            <text:p>2071153</text:p>
          </table:table-cell>
          <table:table-cell office:value-type="float" office:value="180891000" calcext:value-type="float">
            <text:p>180891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4267300" calcext:value-type="float">
            <text:p>54267300</text:p>
          </table:table-cell>
          <table:table-cell office:value-type="float" office:value="36178200" calcext:value-type="float">
            <text:p>36178200</text:p>
          </table:table-cell>
          <table:table-cell table:number-columns-repeated="3" office:value-type="float" office:value="18089100" calcext:value-type="float">
            <text:p>18089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71154" calcext:value-type="float">
            <text:p>2071154</text:p>
          </table:table-cell>
          <table:table-cell office:value-type="float" office:value="164825000" calcext:value-type="float">
            <text:p>16482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9447500" calcext:value-type="float">
            <text:p>49447500</text:p>
          </table:table-cell>
          <table:table-cell office:value-type="float" office:value="32965000" calcext:value-type="float">
            <text:p>32965000</text:p>
          </table:table-cell>
          <table:table-cell table:number-columns-repeated="3" office:value-type="float" office:value="16482500" calcext:value-type="float">
            <text:p>1648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68" calcext:value-type="float">
            <text:p>2220568</text:p>
          </table:table-cell>
          <table:table-cell office:value-type="float" office:value="305446000" calcext:value-type="float">
            <text:p>305446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91633800" calcext:value-type="float">
            <text:p>91633800</text:p>
          </table:table-cell>
          <table:table-cell office:value-type="float" office:value="61089200" calcext:value-type="float">
            <text:p>61089200</text:p>
          </table:table-cell>
          <table:table-cell table:number-columns-repeated="3" office:value-type="float" office:value="30544600" calcext:value-type="float">
            <text:p>30544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69" calcext:value-type="float">
            <text:p>2220569</text:p>
          </table:table-cell>
          <table:table-cell office:value-type="float" office:value="416122000" calcext:value-type="float">
            <text:p>416122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24836600" calcext:value-type="float">
            <text:p>124836600</text:p>
          </table:table-cell>
          <table:table-cell office:value-type="float" office:value="83224400" calcext:value-type="float">
            <text:p>83224400</text:p>
          </table:table-cell>
          <table:table-cell table:number-columns-repeated="3" office:value-type="float" office:value="41612200" calcext:value-type="float">
            <text:p>41612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70" calcext:value-type="float">
            <text:p>2220570</text:p>
          </table:table-cell>
          <table:table-cell office:value-type="float" office:value="1192577500" calcext:value-type="float">
            <text:p>11925775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57773250" calcext:value-type="float">
            <text:p>357773250</text:p>
          </table:table-cell>
          <table:table-cell office:value-type="float" office:value="238515500" calcext:value-type="float">
            <text:p>238515500</text:p>
          </table:table-cell>
          <table:table-cell table:number-columns-repeated="3" office:value-type="float" office:value="119257750" calcext:value-type="float">
            <text:p>119257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71" calcext:value-type="float">
            <text:p>2220571</text:p>
          </table:table-cell>
          <table:table-cell office:value-type="float" office:value="530844000" calcext:value-type="float">
            <text:p>530844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59253200" calcext:value-type="float">
            <text:p>159253200</text:p>
          </table:table-cell>
          <table:table-cell office:value-type="float" office:value="106168800" calcext:value-type="float">
            <text:p>106168800</text:p>
          </table:table-cell>
          <table:table-cell table:number-columns-repeated="3" office:value-type="float" office:value="53084400" calcext:value-type="float">
            <text:p>53084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72" calcext:value-type="float">
            <text:p>2220572</text:p>
          </table:table-cell>
          <table:table-cell office:value-type="float" office:value="635558000" calcext:value-type="float">
            <text:p>635558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90667400" calcext:value-type="float">
            <text:p>190667400</text:p>
          </table:table-cell>
          <table:table-cell office:value-type="float" office:value="127111600" calcext:value-type="float">
            <text:p>127111600</text:p>
          </table:table-cell>
          <table:table-cell table:number-columns-repeated="3" office:value-type="float" office:value="63555800" calcext:value-type="float">
            <text:p>63555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73" calcext:value-type="float">
            <text:p>2220573</text:p>
          </table:table-cell>
          <table:table-cell office:value-type="float" office:value="157401000" calcext:value-type="float">
            <text:p>157401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7220300" calcext:value-type="float">
            <text:p>47220300</text:p>
          </table:table-cell>
          <table:table-cell office:value-type="float" office:value="31480200" calcext:value-type="float">
            <text:p>31480200</text:p>
          </table:table-cell>
          <table:table-cell table:number-columns-repeated="3" office:value-type="float" office:value="15740100" calcext:value-type="float">
            <text:p>15740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74" calcext:value-type="float">
            <text:p>2220574</text:p>
          </table:table-cell>
          <table:table-cell office:value-type="float" office:value="914571000" calcext:value-type="float">
            <text:p>914571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74371300" calcext:value-type="float">
            <text:p>274371300</text:p>
          </table:table-cell>
          <table:table-cell office:value-type="float" office:value="182914200" calcext:value-type="float">
            <text:p>182914200</text:p>
          </table:table-cell>
          <table:table-cell table:number-columns-repeated="3" office:value-type="float" office:value="91457100" calcext:value-type="float">
            <text:p>91457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75" calcext:value-type="float">
            <text:p>2220575</text:p>
          </table:table-cell>
          <table:table-cell office:value-type="float" office:value="2455565000" calcext:value-type="float">
            <text:p>2455565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36669500" calcext:value-type="float">
            <text:p>736669500</text:p>
          </table:table-cell>
          <table:table-cell office:value-type="float" office:value="491113000" calcext:value-type="float">
            <text:p>491113000</text:p>
          </table:table-cell>
          <table:table-cell table:number-columns-repeated="3" office:value-type="float" office:value="245556500" calcext:value-type="float">
            <text:p>24555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76" calcext:value-type="float">
            <text:p>2220576</text:p>
          </table:table-cell>
          <table:table-cell office:value-type="float" office:value="2085023000" calcext:value-type="float">
            <text:p>2085023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25506900" calcext:value-type="float">
            <text:p>625506900</text:p>
          </table:table-cell>
          <table:table-cell office:value-type="float" office:value="417004600" calcext:value-type="float">
            <text:p>417004600</text:p>
          </table:table-cell>
          <table:table-cell table:number-columns-repeated="3" office:value-type="float" office:value="208502300" calcext:value-type="float">
            <text:p>20850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220577" calcext:value-type="float">
            <text:p>2220577</text:p>
          </table:table-cell>
          <table:table-cell office:value-type="float" office:value="2163269000" calcext:value-type="float">
            <text:p>2163269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648980700" calcext:value-type="float">
            <text:p>648980700</text:p>
          </table:table-cell>
          <table:table-cell office:value-type="float" office:value="432653800" calcext:value-type="float">
            <text:p>432653800</text:p>
          </table:table-cell>
          <table:table-cell table:number-columns-repeated="3" office:value-type="float" office:value="216326900" calcext:value-type="float">
            <text:p>21632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33" calcext:value-type="float">
            <text:p>2633333</text:p>
          </table:table-cell>
          <table:table-cell office:value-type="float" office:value="114810000" calcext:value-type="float">
            <text:p>11481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4351250" calcext:value-type="float">
            <text:p>14351250</text:p>
          </table:table-cell>
          <table:table-cell office:value-type="float" office:value="11481000" calcext:value-type="float">
            <text:p>11481000</text:p>
          </table:table-cell>
          <table:table-cell table:number-columns-repeated="3" office:value-type="float" office:value="2870250" calcext:value-type="float">
            <text:p>2870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52" calcext:value-type="float">
            <text:p>2633352</text:p>
          </table:table-cell>
          <table:table-cell office:value-type="float" office:value="62561000" calcext:value-type="float">
            <text:p>62561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7820125" calcext:value-type="float">
            <text:p>7820125</text:p>
          </table:table-cell>
          <table:table-cell office:value-type="float" office:value="6256100" calcext:value-type="float">
            <text:p>6256100</text:p>
          </table:table-cell>
          <table:table-cell table:number-columns-repeated="3" office:value-type="float" office:value="1564025" calcext:value-type="float">
            <text:p>1564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54" calcext:value-type="float">
            <text:p>2633354</text:p>
          </table:table-cell>
          <table:table-cell office:value-type="float" office:value="185039000" calcext:value-type="float">
            <text:p>185039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3129875" calcext:value-type="float">
            <text:p>23129875</text:p>
          </table:table-cell>
          <table:table-cell office:value-type="float" office:value="18503900" calcext:value-type="float">
            <text:p>18503900</text:p>
          </table:table-cell>
          <table:table-cell table:number-columns-repeated="3" office:value-type="float" office:value="4625975" calcext:value-type="float">
            <text:p>4625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56" calcext:value-type="float">
            <text:p>2633356</text:p>
          </table:table-cell>
          <table:table-cell office:value-type="float" office:value="93410000" calcext:value-type="float">
            <text:p>9341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1676250" calcext:value-type="float">
            <text:p>11676250</text:p>
          </table:table-cell>
          <table:table-cell office:value-type="float" office:value="9341000" calcext:value-type="float">
            <text:p>9341000</text:p>
          </table:table-cell>
          <table:table-cell table:number-columns-repeated="3" office:value-type="float" office:value="2335250" calcext:value-type="float">
            <text:p>2335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57" calcext:value-type="float">
            <text:p>2633357</text:p>
          </table:table-cell>
          <table:table-cell office:value-type="float" office:value="78528000" calcext:value-type="float">
            <text:p>78528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9816000" calcext:value-type="float">
            <text:p>9816000</text:p>
          </table:table-cell>
          <table:table-cell office:value-type="float" office:value="7852800" calcext:value-type="float">
            <text:p>7852800</text:p>
          </table:table-cell>
          <table:table-cell table:number-columns-repeated="3" office:value-type="float" office:value="1963200" calcext:value-type="float">
            <text:p>1963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59" calcext:value-type="float">
            <text:p>2633359</text:p>
          </table:table-cell>
          <table:table-cell office:value-type="float" office:value="65025000" calcext:value-type="float">
            <text:p>65025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8128125" calcext:value-type="float">
            <text:p>8128125</text:p>
          </table:table-cell>
          <table:table-cell office:value-type="float" office:value="6502500" calcext:value-type="float">
            <text:p>6502500</text:p>
          </table:table-cell>
          <table:table-cell table:number-columns-repeated="3" office:value-type="float" office:value="1625625" calcext:value-type="float">
            <text:p>1625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60" calcext:value-type="float">
            <text:p>2633360</text:p>
          </table:table-cell>
          <table:table-cell office:value-type="float" office:value="48329000" calcext:value-type="float">
            <text:p>48329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041125" calcext:value-type="float">
            <text:p>6041125</text:p>
          </table:table-cell>
          <table:table-cell office:value-type="float" office:value="4832900" calcext:value-type="float">
            <text:p>4832900</text:p>
          </table:table-cell>
          <table:table-cell table:number-columns-repeated="3" office:value-type="float" office:value="1208225" calcext:value-type="float">
            <text:p>1208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62" calcext:value-type="float">
            <text:p>2633362</text:p>
          </table:table-cell>
          <table:table-cell office:value-type="float" office:value="126026000" calcext:value-type="float">
            <text:p>126026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5753250" calcext:value-type="float">
            <text:p>15753250</text:p>
          </table:table-cell>
          <table:table-cell office:value-type="float" office:value="12602600" calcext:value-type="float">
            <text:p>12602600</text:p>
          </table:table-cell>
          <table:table-cell table:number-columns-repeated="3" office:value-type="float" office:value="3150650" calcext:value-type="float">
            <text:p>3150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64" calcext:value-type="float">
            <text:p>2633364</text:p>
          </table:table-cell>
          <table:table-cell office:value-type="float" office:value="83712000" calcext:value-type="float">
            <text:p>83712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0464000" calcext:value-type="float">
            <text:p>10464000</text:p>
          </table:table-cell>
          <table:table-cell office:value-type="float" office:value="8371200" calcext:value-type="float">
            <text:p>8371200</text:p>
          </table:table-cell>
          <table:table-cell table:number-columns-repeated="3" office:value-type="float" office:value="2092800" calcext:value-type="float">
            <text:p>2092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368" calcext:value-type="float">
            <text:p>2633368</text:p>
          </table:table-cell>
          <table:table-cell office:value-type="float" office:value="80125000" calcext:value-type="float">
            <text:p>80125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0015625" calcext:value-type="float">
            <text:p>10015625</text:p>
          </table:table-cell>
          <table:table-cell office:value-type="float" office:value="8012500" calcext:value-type="float">
            <text:p>8012500</text:p>
          </table:table-cell>
          <table:table-cell table:number-columns-repeated="3" office:value-type="float" office:value="2003125" calcext:value-type="float">
            <text:p>2003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420" calcext:value-type="float">
            <text:p>2633420</text:p>
          </table:table-cell>
          <table:table-cell office:value-type="float" office:value="219698287" calcext:value-type="float">
            <text:p>21969828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7462285" calcext:value-type="float">
            <text:p>27462285</text:p>
          </table:table-cell>
          <table:table-cell office:value-type="float" office:value="21969828" calcext:value-type="float">
            <text:p>21969828</text:p>
          </table:table-cell>
          <table:table-cell table:number-columns-repeated="3" office:value-type="float" office:value="5492457" calcext:value-type="float">
            <text:p>5492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423" calcext:value-type="float">
            <text:p>2633423</text:p>
          </table:table-cell>
          <table:table-cell office:value-type="float" office:value="44286000" calcext:value-type="float">
            <text:p>44286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535750" calcext:value-type="float">
            <text:p>5535750</text:p>
          </table:table-cell>
          <table:table-cell office:value-type="float" office:value="4428600" calcext:value-type="float">
            <text:p>4428600</text:p>
          </table:table-cell>
          <table:table-cell table:number-columns-repeated="3" office:value-type="float" office:value="1107150" calcext:value-type="float">
            <text:p>1107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424" calcext:value-type="float">
            <text:p>2633424</text:p>
          </table:table-cell>
          <table:table-cell office:value-type="float" office:value="74282000" calcext:value-type="float">
            <text:p>74282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9285250" calcext:value-type="float">
            <text:p>9285250</text:p>
          </table:table-cell>
          <table:table-cell office:value-type="float" office:value="7428200" calcext:value-type="float">
            <text:p>7428200</text:p>
          </table:table-cell>
          <table:table-cell table:number-columns-repeated="3" office:value-type="float" office:value="1857050" calcext:value-type="float">
            <text:p>1857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426" calcext:value-type="float">
            <text:p>2633426</text:p>
          </table:table-cell>
          <table:table-cell office:value-type="float" office:value="123383000" calcext:value-type="float">
            <text:p>123383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5422875" calcext:value-type="float">
            <text:p>15422875</text:p>
          </table:table-cell>
          <table:table-cell office:value-type="float" office:value="12338300" calcext:value-type="float">
            <text:p>12338300</text:p>
          </table:table-cell>
          <table:table-cell table:number-columns-repeated="3" office:value-type="float" office:value="3084575" calcext:value-type="float">
            <text:p>3084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470" calcext:value-type="float">
            <text:p>2633470</text:p>
          </table:table-cell>
          <table:table-cell office:value-type="float" office:value="210378000" calcext:value-type="float">
            <text:p>210378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6297250" calcext:value-type="float">
            <text:p>26297250</text:p>
          </table:table-cell>
          <table:table-cell office:value-type="float" office:value="21037800" calcext:value-type="float">
            <text:p>21037800</text:p>
          </table:table-cell>
          <table:table-cell table:number-columns-repeated="3" office:value-type="float" office:value="5259450" calcext:value-type="float">
            <text:p>5259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06" calcext:value-type="float">
            <text:p>2633506</text:p>
          </table:table-cell>
          <table:table-cell office:value-type="float" office:value="109211000" calcext:value-type="float">
            <text:p>109211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651375" calcext:value-type="float">
            <text:p>13651375</text:p>
          </table:table-cell>
          <table:table-cell office:value-type="float" office:value="10921100" calcext:value-type="float">
            <text:p>10921100</text:p>
          </table:table-cell>
          <table:table-cell table:number-columns-repeated="3" office:value-type="float" office:value="2730275" calcext:value-type="float">
            <text:p>2730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07" calcext:value-type="float">
            <text:p>2633507</text:p>
          </table:table-cell>
          <table:table-cell office:value-type="float" office:value="54116000" calcext:value-type="float">
            <text:p>54116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764500" calcext:value-type="float">
            <text:p>6764500</text:p>
          </table:table-cell>
          <table:table-cell office:value-type="float" office:value="5411600" calcext:value-type="float">
            <text:p>5411600</text:p>
          </table:table-cell>
          <table:table-cell table:number-columns-repeated="3" office:value-type="float" office:value="1352900" calcext:value-type="float">
            <text:p>1352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09" calcext:value-type="float">
            <text:p>2633509</text:p>
          </table:table-cell>
          <table:table-cell office:value-type="float" office:value="472437000" calcext:value-type="float">
            <text:p>472437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82676475" calcext:value-type="float">
            <text:p>82676475</text:p>
          </table:table-cell>
          <table:table-cell office:value-type="float" office:value="70865550" calcext:value-type="float">
            <text:p>70865550</text:p>
          </table:table-cell>
          <table:table-cell table:number-columns-repeated="3" office:value-type="float" office:value="11810925" calcext:value-type="float">
            <text:p>11810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38" calcext:value-type="float">
            <text:p>2633538</text:p>
          </table:table-cell>
          <table:table-cell office:value-type="float" office:value="148506000" calcext:value-type="float">
            <text:p>148506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5988550" calcext:value-type="float">
            <text:p>25988550</text:p>
          </table:table-cell>
          <table:table-cell office:value-type="float" office:value="22275900" calcext:value-type="float">
            <text:p>22275900</text:p>
          </table:table-cell>
          <table:table-cell table:number-columns-repeated="3" office:value-type="float" office:value="3712650" calcext:value-type="float">
            <text:p>3712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57" calcext:value-type="float">
            <text:p>2633557</text:p>
          </table:table-cell>
          <table:table-cell office:value-type="float" office:value="116392000" calcext:value-type="float">
            <text:p>116392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0368600" calcext:value-type="float">
            <text:p>20368600</text:p>
          </table:table-cell>
          <table:table-cell office:value-type="float" office:value="17458800" calcext:value-type="float">
            <text:p>17458800</text:p>
          </table:table-cell>
          <table:table-cell table:number-columns-repeated="3" office:value-type="float" office:value="2909800" calcext:value-type="float">
            <text:p>2909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73" calcext:value-type="float">
            <text:p>2633573</text:p>
          </table:table-cell>
          <table:table-cell office:value-type="float" office:value="84257000" calcext:value-type="float">
            <text:p>84257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4744975" calcext:value-type="float">
            <text:p>14744975</text:p>
          </table:table-cell>
          <table:table-cell office:value-type="float" office:value="12638550" calcext:value-type="float">
            <text:p>12638550</text:p>
          </table:table-cell>
          <table:table-cell table:number-columns-repeated="3" office:value-type="float" office:value="2106425" calcext:value-type="float">
            <text:p>210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74" calcext:value-type="float">
            <text:p>2633574</text:p>
          </table:table-cell>
          <table:table-cell office:value-type="float" office:value="169466000" calcext:value-type="float">
            <text:p>169466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9656550" calcext:value-type="float">
            <text:p>29656550</text:p>
          </table:table-cell>
          <table:table-cell office:value-type="float" office:value="25419900" calcext:value-type="float">
            <text:p>25419900</text:p>
          </table:table-cell>
          <table:table-cell table:number-columns-repeated="3" office:value-type="float" office:value="4236650" calcext:value-type="float">
            <text:p>4236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78" calcext:value-type="float">
            <text:p>2633578</text:p>
          </table:table-cell>
          <table:table-cell office:value-type="float" office:value="181254000" calcext:value-type="float">
            <text:p>181254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31719450" calcext:value-type="float">
            <text:p>31719450</text:p>
          </table:table-cell>
          <table:table-cell office:value-type="float" office:value="27188100" calcext:value-type="float">
            <text:p>27188100</text:p>
          </table:table-cell>
          <table:table-cell table:number-columns-repeated="3" office:value-type="float" office:value="4531350" calcext:value-type="float">
            <text:p>4531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79" calcext:value-type="float">
            <text:p>2633579</text:p>
          </table:table-cell>
          <table:table-cell office:value-type="float" office:value="1014574000" calcext:value-type="float">
            <text:p>1014574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77550450" calcext:value-type="float">
            <text:p>177550450</text:p>
          </table:table-cell>
          <table:table-cell office:value-type="float" office:value="152186100" calcext:value-type="float">
            <text:p>152186100</text:p>
          </table:table-cell>
          <table:table-cell table:number-columns-repeated="3" office:value-type="float" office:value="25364350" calcext:value-type="float">
            <text:p>25364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80" calcext:value-type="float">
            <text:p>2633580</text:p>
          </table:table-cell>
          <table:table-cell office:value-type="float" office:value="133338000" calcext:value-type="float">
            <text:p>133338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6667250" calcext:value-type="float">
            <text:p>16667250</text:p>
          </table:table-cell>
          <table:table-cell office:value-type="float" office:value="13333800" calcext:value-type="float">
            <text:p>13333800</text:p>
          </table:table-cell>
          <table:table-cell table:number-columns-repeated="3" office:value-type="float" office:value="3333450" calcext:value-type="float">
            <text:p>333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81" calcext:value-type="float">
            <text:p>2633581</text:p>
          </table:table-cell>
          <table:table-cell office:value-type="float" office:value="133798000" calcext:value-type="float">
            <text:p>133798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3414650" calcext:value-type="float">
            <text:p>23414650</text:p>
          </table:table-cell>
          <table:table-cell office:value-type="float" office:value="20069700" calcext:value-type="float">
            <text:p>20069700</text:p>
          </table:table-cell>
          <table:table-cell table:number-columns-repeated="3" office:value-type="float" office:value="3344950" calcext:value-type="float">
            <text:p>3344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82" calcext:value-type="float">
            <text:p>2633582</text:p>
          </table:table-cell>
          <table:table-cell office:value-type="float" office:value="86807000" calcext:value-type="float">
            <text:p>86807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0850875" calcext:value-type="float">
            <text:p>10850875</text:p>
          </table:table-cell>
          <table:table-cell office:value-type="float" office:value="8680700" calcext:value-type="float">
            <text:p>8680700</text:p>
          </table:table-cell>
          <table:table-cell table:number-columns-repeated="3" office:value-type="float" office:value="2170175" calcext:value-type="float">
            <text:p>2170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83" calcext:value-type="float">
            <text:p>2633583</text:p>
          </table:table-cell>
          <table:table-cell office:value-type="float" office:value="540454000" calcext:value-type="float">
            <text:p>540454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94579450" calcext:value-type="float">
            <text:p>94579450</text:p>
          </table:table-cell>
          <table:table-cell office:value-type="float" office:value="81068100" calcext:value-type="float">
            <text:p>81068100</text:p>
          </table:table-cell>
          <table:table-cell table:number-columns-repeated="3" office:value-type="float" office:value="13511350" calcext:value-type="float">
            <text:p>13511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84" calcext:value-type="float">
            <text:p>2633584</text:p>
          </table:table-cell>
          <table:table-cell office:value-type="float" office:value="295114000" calcext:value-type="float">
            <text:p>295114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36889250" calcext:value-type="float">
            <text:p>36889250</text:p>
          </table:table-cell>
          <table:table-cell office:value-type="float" office:value="29511400" calcext:value-type="float">
            <text:p>29511400</text:p>
          </table:table-cell>
          <table:table-cell table:number-columns-repeated="3" office:value-type="float" office:value="7377850" calcext:value-type="float">
            <text:p>7377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585" calcext:value-type="float">
            <text:p>2633585</text:p>
          </table:table-cell>
          <table:table-cell office:value-type="float" office:value="149014000" calcext:value-type="float">
            <text:p>149014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6077450" calcext:value-type="float">
            <text:p>26077450</text:p>
          </table:table-cell>
          <table:table-cell office:value-type="float" office:value="22352100" calcext:value-type="float">
            <text:p>22352100</text:p>
          </table:table-cell>
          <table:table-cell table:number-columns-repeated="3" office:value-type="float" office:value="3725350" calcext:value-type="float">
            <text:p>3725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07" calcext:value-type="float">
            <text:p>2633607</text:p>
          </table:table-cell>
          <table:table-cell office:value-type="float" office:value="92365000" calcext:value-type="float">
            <text:p>92365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1545625" calcext:value-type="float">
            <text:p>11545625</text:p>
          </table:table-cell>
          <table:table-cell office:value-type="float" office:value="9236500" calcext:value-type="float">
            <text:p>9236500</text:p>
          </table:table-cell>
          <table:table-cell table:number-columns-repeated="3" office:value-type="float" office:value="2309125" calcext:value-type="float">
            <text:p>2309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09" calcext:value-type="float">
            <text:p>2633609</text:p>
          </table:table-cell>
          <table:table-cell office:value-type="float" office:value="106514000" calcext:value-type="float">
            <text:p>106514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3314250" calcext:value-type="float">
            <text:p>13314250</text:p>
          </table:table-cell>
          <table:table-cell office:value-type="float" office:value="10651400" calcext:value-type="float">
            <text:p>10651400</text:p>
          </table:table-cell>
          <table:table-cell table:number-columns-repeated="3" office:value-type="float" office:value="2662850" calcext:value-type="float">
            <text:p>2662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13" calcext:value-type="float">
            <text:p>2633613</text:p>
          </table:table-cell>
          <table:table-cell office:value-type="float" office:value="88271000" calcext:value-type="float">
            <text:p>88271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1033875" calcext:value-type="float">
            <text:p>11033875</text:p>
          </table:table-cell>
          <table:table-cell office:value-type="float" office:value="8827100" calcext:value-type="float">
            <text:p>8827100</text:p>
          </table:table-cell>
          <table:table-cell table:number-columns-repeated="3" office:value-type="float" office:value="2206775" calcext:value-type="float">
            <text:p>2206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15" calcext:value-type="float">
            <text:p>2633615</text:p>
          </table:table-cell>
          <table:table-cell office:value-type="float" office:value="119587000" calcext:value-type="float">
            <text:p>119587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4948375" calcext:value-type="float">
            <text:p>14948375</text:p>
          </table:table-cell>
          <table:table-cell office:value-type="float" office:value="11958700" calcext:value-type="float">
            <text:p>11958700</text:p>
          </table:table-cell>
          <table:table-cell table:number-columns-repeated="3" office:value-type="float" office:value="2989675" calcext:value-type="float">
            <text:p>2989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16" calcext:value-type="float">
            <text:p>2633616</text:p>
          </table:table-cell>
          <table:table-cell office:value-type="float" office:value="157351000" calcext:value-type="float">
            <text:p>157351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9668875" calcext:value-type="float">
            <text:p>19668875</text:p>
          </table:table-cell>
          <table:table-cell office:value-type="float" office:value="15735100" calcext:value-type="float">
            <text:p>15735100</text:p>
          </table:table-cell>
          <table:table-cell table:number-columns-repeated="3" office:value-type="float" office:value="3933775" calcext:value-type="float">
            <text:p>3933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17" calcext:value-type="float">
            <text:p>2633617</text:p>
          </table:table-cell>
          <table:table-cell office:value-type="float" office:value="350367000" calcext:value-type="float">
            <text:p>350367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61314225" calcext:value-type="float">
            <text:p>61314225</text:p>
          </table:table-cell>
          <table:table-cell office:value-type="float" office:value="52555050" calcext:value-type="float">
            <text:p>52555050</text:p>
          </table:table-cell>
          <table:table-cell table:number-columns-repeated="3" office:value-type="float" office:value="8759175" calcext:value-type="float">
            <text:p>8759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18" calcext:value-type="float">
            <text:p>2633618</text:p>
          </table:table-cell>
          <table:table-cell office:value-type="float" office:value="180712000" calcext:value-type="float">
            <text:p>180712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2589000" calcext:value-type="float">
            <text:p>22589000</text:p>
          </table:table-cell>
          <table:table-cell office:value-type="float" office:value="18071200" calcext:value-type="float">
            <text:p>18071200</text:p>
          </table:table-cell>
          <table:table-cell table:number-columns-repeated="3" office:value-type="float" office:value="4517800" calcext:value-type="float">
            <text:p>4517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19" calcext:value-type="float">
            <text:p>2633619</text:p>
          </table:table-cell>
          <table:table-cell office:value-type="float" office:value="1028068000" calcext:value-type="float">
            <text:p>1028068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79911900" calcext:value-type="float">
            <text:p>179911900</text:p>
          </table:table-cell>
          <table:table-cell office:value-type="float" office:value="154210200" calcext:value-type="float">
            <text:p>154210200</text:p>
          </table:table-cell>
          <table:table-cell table:number-columns-repeated="3" office:value-type="float" office:value="25701700" calcext:value-type="float">
            <text:p>25701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20" calcext:value-type="float">
            <text:p>2633620</text:p>
          </table:table-cell>
          <table:table-cell office:value-type="float" office:value="65229000" calcext:value-type="float">
            <text:p>65229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8153625" calcext:value-type="float">
            <text:p>8153625</text:p>
          </table:table-cell>
          <table:table-cell office:value-type="float" office:value="6522900" calcext:value-type="float">
            <text:p>6522900</text:p>
          </table:table-cell>
          <table:table-cell table:number-columns-repeated="3" office:value-type="float" office:value="1630725" calcext:value-type="float">
            <text:p>1630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25" calcext:value-type="float">
            <text:p>2633625</text:p>
          </table:table-cell>
          <table:table-cell office:value-type="float" office:value="124734000" calcext:value-type="float">
            <text:p>124734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21828450" calcext:value-type="float">
            <text:p>21828450</text:p>
          </table:table-cell>
          <table:table-cell office:value-type="float" office:value="18710100" calcext:value-type="float">
            <text:p>18710100</text:p>
          </table:table-cell>
          <table:table-cell table:number-columns-repeated="3" office:value-type="float" office:value="3118350" calcext:value-type="float">
            <text:p>3118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26" calcext:value-type="float">
            <text:p>2633626</text:p>
          </table:table-cell>
          <table:table-cell office:value-type="float" office:value="92441000" calcext:value-type="float">
            <text:p>92441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1555125" calcext:value-type="float">
            <text:p>11555125</text:p>
          </table:table-cell>
          <table:table-cell office:value-type="float" office:value="9244100" calcext:value-type="float">
            <text:p>9244100</text:p>
          </table:table-cell>
          <table:table-cell table:number-columns-repeated="3" office:value-type="float" office:value="2311025" calcext:value-type="float">
            <text:p>2311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27" calcext:value-type="float">
            <text:p>2633627</text:p>
          </table:table-cell>
          <table:table-cell office:value-type="float" office:value="189943000" calcext:value-type="float">
            <text:p>189943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33240025" calcext:value-type="float">
            <text:p>33240025</text:p>
          </table:table-cell>
          <table:table-cell office:value-type="float" office:value="28491450" calcext:value-type="float">
            <text:p>28491450</text:p>
          </table:table-cell>
          <table:table-cell table:number-columns-repeated="3" office:value-type="float" office:value="4748575" calcext:value-type="float">
            <text:p>4748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28" calcext:value-type="float">
            <text:p>2633628</text:p>
          </table:table-cell>
          <table:table-cell office:value-type="float" office:value="48634000" calcext:value-type="float">
            <text:p>48634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079250" calcext:value-type="float">
            <text:p>6079250</text:p>
          </table:table-cell>
          <table:table-cell office:value-type="float" office:value="4863400" calcext:value-type="float">
            <text:p>4863400</text:p>
          </table:table-cell>
          <table:table-cell table:number-columns-repeated="3" office:value-type="float" office:value="1215850" calcext:value-type="float">
            <text:p>1215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72" calcext:value-type="float">
            <text:p>2633672</text:p>
          </table:table-cell>
          <table:table-cell office:value-type="float" office:value="111720000" calcext:value-type="float">
            <text:p>11172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19551000" calcext:value-type="float">
            <text:p>19551000</text:p>
          </table:table-cell>
          <table:table-cell office:value-type="float" office:value="16758000" calcext:value-type="float">
            <text:p>16758000</text:p>
          </table:table-cell>
          <table:table-cell table:number-columns-repeated="3" office:value-type="float" office:value="2793000" calcext:value-type="float">
            <text:p>279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73" calcext:value-type="float">
            <text:p>2633673</text:p>
          </table:table-cell>
          <table:table-cell office:value-type="float" office:value="137345000" calcext:value-type="float">
            <text:p>137345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7168125" calcext:value-type="float">
            <text:p>17168125</text:p>
          </table:table-cell>
          <table:table-cell office:value-type="float" office:value="13734500" calcext:value-type="float">
            <text:p>13734500</text:p>
          </table:table-cell>
          <table:table-cell table:number-columns-repeated="3" office:value-type="float" office:value="3433625" calcext:value-type="float">
            <text:p>3433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74" calcext:value-type="float">
            <text:p>2633674</text:p>
          </table:table-cell>
          <table:table-cell office:value-type="float" office:value="320685000" calcext:value-type="float">
            <text:p>320685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56119875" calcext:value-type="float">
            <text:p>56119875</text:p>
          </table:table-cell>
          <table:table-cell office:value-type="float" office:value="48102750" calcext:value-type="float">
            <text:p>48102750</text:p>
          </table:table-cell>
          <table:table-cell table:number-columns-repeated="3" office:value-type="float" office:value="8017125" calcext:value-type="float">
            <text:p>8017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77" calcext:value-type="float">
            <text:p>2633677</text:p>
          </table:table-cell>
          <table:table-cell office:value-type="float" office:value="49295000" calcext:value-type="float">
            <text:p>49295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161875" calcext:value-type="float">
            <text:p>6161875</text:p>
          </table:table-cell>
          <table:table-cell office:value-type="float" office:value="4929500" calcext:value-type="float">
            <text:p>4929500</text:p>
          </table:table-cell>
          <table:table-cell table:number-columns-repeated="3" office:value-type="float" office:value="1232375" calcext:value-type="float">
            <text:p>1232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78" calcext:value-type="float">
            <text:p>2633678</text:p>
          </table:table-cell>
          <table:table-cell office:value-type="float" office:value="458901000" calcext:value-type="float">
            <text:p>458901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80307675" calcext:value-type="float">
            <text:p>80307675</text:p>
          </table:table-cell>
          <table:table-cell office:value-type="float" office:value="68835150" calcext:value-type="float">
            <text:p>68835150</text:p>
          </table:table-cell>
          <table:table-cell table:number-columns-repeated="3" office:value-type="float" office:value="11472525" calcext:value-type="float">
            <text:p>11472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679" calcext:value-type="float">
            <text:p>2633679</text:p>
          </table:table-cell>
          <table:table-cell office:value-type="float" office:value="248997000" calcext:value-type="float">
            <text:p>248997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43574475" calcext:value-type="float">
            <text:p>43574475</text:p>
          </table:table-cell>
          <table:table-cell office:value-type="float" office:value="37349550" calcext:value-type="float">
            <text:p>37349550</text:p>
          </table:table-cell>
          <table:table-cell table:number-columns-repeated="3" office:value-type="float" office:value="6224925" calcext:value-type="float">
            <text:p>6224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716" calcext:value-type="float">
            <text:p>2633716</text:p>
          </table:table-cell>
          <table:table-cell office:value-type="float" office:value="37737000" calcext:value-type="float">
            <text:p>37737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6603975" calcext:value-type="float">
            <text:p>6603975</text:p>
          </table:table-cell>
          <table:table-cell office:value-type="float" office:value="5660550" calcext:value-type="float">
            <text:p>5660550</text:p>
          </table:table-cell>
          <table:table-cell table:number-columns-repeated="3" office:value-type="float" office:value="943425" calcext:value-type="float">
            <text:p>943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831" calcext:value-type="float">
            <text:p>2633831</text:p>
          </table:table-cell>
          <table:table-cell office:value-type="float" office:value="141039000" calcext:value-type="float">
            <text:p>141039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1155850" calcext:value-type="float">
            <text:p>21155850</text:p>
          </table:table-cell>
          <table:table-cell office:value-type="float" office:value="17629875" calcext:value-type="float">
            <text:p>17629875</text:p>
          </table:table-cell>
          <table:table-cell table:number-columns-repeated="3" office:value-type="float" office:value="3525975" calcext:value-type="float">
            <text:p>3525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861" calcext:value-type="float">
            <text:p>2633861</text:p>
          </table:table-cell>
          <table:table-cell office:value-type="float" office:value="129276000" calcext:value-type="float">
            <text:p>129276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9391400" calcext:value-type="float">
            <text:p>19391400</text:p>
          </table:table-cell>
          <table:table-cell office:value-type="float" office:value="16159500" calcext:value-type="float">
            <text:p>16159500</text:p>
          </table:table-cell>
          <table:table-cell table:number-columns-repeated="3" office:value-type="float" office:value="3231900" calcext:value-type="float">
            <text:p>3231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877" calcext:value-type="float">
            <text:p>2633877</text:p>
          </table:table-cell>
          <table:table-cell office:value-type="float" office:value="45559000" calcext:value-type="float">
            <text:p>45559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833850" calcext:value-type="float">
            <text:p>6833850</text:p>
          </table:table-cell>
          <table:table-cell office:value-type="float" office:value="5694875" calcext:value-type="float">
            <text:p>5694875</text:p>
          </table:table-cell>
          <table:table-cell table:number-columns-repeated="3" office:value-type="float" office:value="1138975" calcext:value-type="float">
            <text:p>1138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892" calcext:value-type="float">
            <text:p>2633892</text:p>
          </table:table-cell>
          <table:table-cell office:value-type="float" office:value="130352000" calcext:value-type="float">
            <text:p>130352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9552800" calcext:value-type="float">
            <text:p>19552800</text:p>
          </table:table-cell>
          <table:table-cell office:value-type="float" office:value="16294000" calcext:value-type="float">
            <text:p>16294000</text:p>
          </table:table-cell>
          <table:table-cell table:number-columns-repeated="3" office:value-type="float" office:value="3258800" calcext:value-type="float">
            <text:p>3258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25" calcext:value-type="float">
            <text:p>2633925</text:p>
          </table:table-cell>
          <table:table-cell office:value-type="float" office:value="101682000" calcext:value-type="float">
            <text:p>101682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5252300" calcext:value-type="float">
            <text:p>15252300</text:p>
          </table:table-cell>
          <table:table-cell office:value-type="float" office:value="12710250" calcext:value-type="float">
            <text:p>12710250</text:p>
          </table:table-cell>
          <table:table-cell table:number-columns-repeated="3" office:value-type="float" office:value="2542050" calcext:value-type="float">
            <text:p>2542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57" calcext:value-type="float">
            <text:p>2633957</text:p>
          </table:table-cell>
          <table:table-cell office:value-type="float" office:value="84222000" calcext:value-type="float">
            <text:p>84222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2633300" calcext:value-type="float">
            <text:p>12633300</text:p>
          </table:table-cell>
          <table:table-cell office:value-type="float" office:value="10527750" calcext:value-type="float">
            <text:p>10527750</text:p>
          </table:table-cell>
          <table:table-cell table:number-columns-repeated="3" office:value-type="float" office:value="2105550" calcext:value-type="float">
            <text:p>2105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60" calcext:value-type="float">
            <text:p>2633960</text:p>
          </table:table-cell>
          <table:table-cell office:value-type="float" office:value="95801000" calcext:value-type="float">
            <text:p>95801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4370150" calcext:value-type="float">
            <text:p>14370150</text:p>
          </table:table-cell>
          <table:table-cell office:value-type="float" office:value="11975125" calcext:value-type="float">
            <text:p>11975125</text:p>
          </table:table-cell>
          <table:table-cell table:number-columns-repeated="3" office:value-type="float" office:value="2395025" calcext:value-type="float">
            <text:p>2395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63" calcext:value-type="float">
            <text:p>2633963</text:p>
          </table:table-cell>
          <table:table-cell office:value-type="float" office:value="38769000" calcext:value-type="float">
            <text:p>38769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815350" calcext:value-type="float">
            <text:p>5815350</text:p>
          </table:table-cell>
          <table:table-cell office:value-type="float" office:value="4846125" calcext:value-type="float">
            <text:p>4846125</text:p>
          </table:table-cell>
          <table:table-cell table:number-columns-repeated="3" office:value-type="float" office:value="969225" calcext:value-type="float">
            <text:p>969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67" calcext:value-type="float">
            <text:p>2633967</text:p>
          </table:table-cell>
          <table:table-cell office:value-type="float" office:value="461986000" calcext:value-type="float">
            <text:p>461986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4648950" calcext:value-type="float">
            <text:p>34648950</text:p>
          </table:table-cell>
          <table:table-cell office:value-type="float" office:value="23099300" calcext:value-type="float">
            <text:p>23099300</text:p>
          </table:table-cell>
          <table:table-cell table:number-columns-repeated="3" office:value-type="float" office:value="11549650" calcext:value-type="float">
            <text:p>11549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69" calcext:value-type="float">
            <text:p>2633969</text:p>
          </table:table-cell>
          <table:table-cell office:value-type="float" office:value="47093000" calcext:value-type="float">
            <text:p>47093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7063950" calcext:value-type="float">
            <text:p>7063950</text:p>
          </table:table-cell>
          <table:table-cell office:value-type="float" office:value="5886625" calcext:value-type="float">
            <text:p>5886625</text:p>
          </table:table-cell>
          <table:table-cell table:number-columns-repeated="3" office:value-type="float" office:value="1177325" calcext:value-type="float">
            <text:p>1177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71" calcext:value-type="float">
            <text:p>2633971</text:p>
          </table:table-cell>
          <table:table-cell office:value-type="float" office:value="388487000" calcext:value-type="float">
            <text:p>388487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9136525" calcext:value-type="float">
            <text:p>29136525</text:p>
          </table:table-cell>
          <table:table-cell office:value-type="float" office:value="19424350" calcext:value-type="float">
            <text:p>19424350</text:p>
          </table:table-cell>
          <table:table-cell table:number-columns-repeated="3" office:value-type="float" office:value="9712175" calcext:value-type="float">
            <text:p>9712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72" calcext:value-type="float">
            <text:p>2633972</text:p>
          </table:table-cell>
          <table:table-cell office:value-type="float" office:value="158196000" calcext:value-type="float">
            <text:p>158196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1864700" calcext:value-type="float">
            <text:p>11864700</text:p>
          </table:table-cell>
          <table:table-cell office:value-type="float" office:value="7909800" calcext:value-type="float">
            <text:p>7909800</text:p>
          </table:table-cell>
          <table:table-cell table:number-columns-repeated="3" office:value-type="float" office:value="3954900" calcext:value-type="float">
            <text:p>3954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73" calcext:value-type="float">
            <text:p>2633973</text:p>
          </table:table-cell>
          <table:table-cell office:value-type="float" office:value="121624000" calcext:value-type="float">
            <text:p>121624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9121800" calcext:value-type="float">
            <text:p>9121800</text:p>
          </table:table-cell>
          <table:table-cell office:value-type="float" office:value="6081200" calcext:value-type="float">
            <text:p>6081200</text:p>
          </table:table-cell>
          <table:table-cell table:number-columns-repeated="3" office:value-type="float" office:value="3040600" calcext:value-type="float">
            <text:p>3040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86" calcext:value-type="float">
            <text:p>2633986</text:p>
          </table:table-cell>
          <table:table-cell office:value-type="float" office:value="257750000" calcext:value-type="float">
            <text:p>25775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9331250" calcext:value-type="float">
            <text:p>19331250</text:p>
          </table:table-cell>
          <table:table-cell office:value-type="float" office:value="12887500" calcext:value-type="float">
            <text:p>12887500</text:p>
          </table:table-cell>
          <table:table-cell table:number-columns-repeated="3" office:value-type="float" office:value="6443750" calcext:value-type="float">
            <text:p>644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87" calcext:value-type="float">
            <text:p>2633987</text:p>
          </table:table-cell>
          <table:table-cell office:value-type="float" office:value="306136251" calcext:value-type="float">
            <text:p>30613625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2960218" calcext:value-type="float">
            <text:p>22960218</text:p>
          </table:table-cell>
          <table:table-cell office:value-type="float" office:value="15306812" calcext:value-type="float">
            <text:p>15306812</text:p>
          </table:table-cell>
          <table:table-cell table:number-columns-repeated="3" office:value-type="float" office:value="7653406" calcext:value-type="float">
            <text:p>76534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88" calcext:value-type="float">
            <text:p>2633988</text:p>
          </table:table-cell>
          <table:table-cell office:value-type="float" office:value="42380000" calcext:value-type="float">
            <text:p>4238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357000" calcext:value-type="float">
            <text:p>6357000</text:p>
          </table:table-cell>
          <table:table-cell office:value-type="float" office:value="5297500" calcext:value-type="float">
            <text:p>5297500</text:p>
          </table:table-cell>
          <table:table-cell table:number-columns-repeated="3" office:value-type="float" office:value="1059500" calcext:value-type="float">
            <text:p>1059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91" calcext:value-type="float">
            <text:p>2633991</text:p>
          </table:table-cell>
          <table:table-cell office:value-type="float" office:value="67252000" calcext:value-type="float">
            <text:p>67252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5043900" calcext:value-type="float">
            <text:p>5043900</text:p>
          </table:table-cell>
          <table:table-cell office:value-type="float" office:value="3362600" calcext:value-type="float">
            <text:p>3362600</text:p>
          </table:table-cell>
          <table:table-cell table:number-columns-repeated="3" office:value-type="float" office:value="1681300" calcext:value-type="float">
            <text:p>1681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92" calcext:value-type="float">
            <text:p>2633992</text:p>
          </table:table-cell>
          <table:table-cell office:value-type="float" office:value="164964800" calcext:value-type="float">
            <text:p>1649648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37117080" calcext:value-type="float">
            <text:p>37117080</text:p>
          </table:table-cell>
          <table:table-cell office:value-type="float" office:value="32992960" calcext:value-type="float">
            <text:p>32992960</text:p>
          </table:table-cell>
          <table:table-cell table:number-columns-repeated="3" office:value-type="float" office:value="4124120" calcext:value-type="float">
            <text:p>4124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94" calcext:value-type="float">
            <text:p>2633994</text:p>
          </table:table-cell>
          <table:table-cell office:value-type="float" office:value="177783000" calcext:value-type="float">
            <text:p>177783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3333725" calcext:value-type="float">
            <text:p>13333725</text:p>
          </table:table-cell>
          <table:table-cell office:value-type="float" office:value="8889150" calcext:value-type="float">
            <text:p>8889150</text:p>
          </table:table-cell>
          <table:table-cell table:number-columns-repeated="3" office:value-type="float" office:value="4444575" calcext:value-type="float">
            <text:p>4444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95" calcext:value-type="float">
            <text:p>2633995</text:p>
          </table:table-cell>
          <table:table-cell office:value-type="float" office:value="237621000" calcext:value-type="float">
            <text:p>237621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7821575" calcext:value-type="float">
            <text:p>17821575</text:p>
          </table:table-cell>
          <table:table-cell office:value-type="float" office:value="11881050" calcext:value-type="float">
            <text:p>11881050</text:p>
          </table:table-cell>
          <table:table-cell table:number-columns-repeated="3" office:value-type="float" office:value="5940525" calcext:value-type="float">
            <text:p>5940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3998" calcext:value-type="float">
            <text:p>2633998</text:p>
          </table:table-cell>
          <table:table-cell office:value-type="float" office:value="141405000" calcext:value-type="float">
            <text:p>141405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605375" calcext:value-type="float">
            <text:p>10605375</text:p>
          </table:table-cell>
          <table:table-cell office:value-type="float" office:value="7070250" calcext:value-type="float">
            <text:p>7070250</text:p>
          </table:table-cell>
          <table:table-cell table:number-columns-repeated="3" office:value-type="float" office:value="3535125" calcext:value-type="float">
            <text:p>3535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00" calcext:value-type="float">
            <text:p>2634000</text:p>
          </table:table-cell>
          <table:table-cell office:value-type="float" office:value="47072000" calcext:value-type="float">
            <text:p>47072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7060800" calcext:value-type="float">
            <text:p>7060800</text:p>
          </table:table-cell>
          <table:table-cell office:value-type="float" office:value="5884000" calcext:value-type="float">
            <text:p>5884000</text:p>
          </table:table-cell>
          <table:table-cell table:number-columns-repeated="3" office:value-type="float" office:value="1176800" calcext:value-type="float">
            <text:p>1176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01" calcext:value-type="float">
            <text:p>2634001</text:p>
          </table:table-cell>
          <table:table-cell office:value-type="float" office:value="111060000" calcext:value-type="float">
            <text:p>11106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8329500" calcext:value-type="float">
            <text:p>8329500</text:p>
          </table:table-cell>
          <table:table-cell office:value-type="float" office:value="5553000" calcext:value-type="float">
            <text:p>5553000</text:p>
          </table:table-cell>
          <table:table-cell table:number-columns-repeated="3" office:value-type="float" office:value="2776500" calcext:value-type="float">
            <text:p>277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03" calcext:value-type="float">
            <text:p>2634003</text:p>
          </table:table-cell>
          <table:table-cell office:value-type="float" office:value="109282000" calcext:value-type="float">
            <text:p>109282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6392300" calcext:value-type="float">
            <text:p>16392300</text:p>
          </table:table-cell>
          <table:table-cell office:value-type="float" office:value="13660250" calcext:value-type="float">
            <text:p>13660250</text:p>
          </table:table-cell>
          <table:table-cell table:number-columns-repeated="3" office:value-type="float" office:value="2732050" calcext:value-type="float">
            <text:p>2732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05" calcext:value-type="float">
            <text:p>2634005</text:p>
          </table:table-cell>
          <table:table-cell office:value-type="float" office:value="86367000" calcext:value-type="float">
            <text:p>86367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6477525" calcext:value-type="float">
            <text:p>6477525</text:p>
          </table:table-cell>
          <table:table-cell office:value-type="float" office:value="4318350" calcext:value-type="float">
            <text:p>4318350</text:p>
          </table:table-cell>
          <table:table-cell table:number-columns-repeated="3" office:value-type="float" office:value="2159175" calcext:value-type="float">
            <text:p>2159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08" calcext:value-type="float">
            <text:p>2634008</text:p>
          </table:table-cell>
          <table:table-cell office:value-type="float" office:value="111921000" calcext:value-type="float">
            <text:p>111921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8394075" calcext:value-type="float">
            <text:p>8394075</text:p>
          </table:table-cell>
          <table:table-cell office:value-type="float" office:value="5596050" calcext:value-type="float">
            <text:p>5596050</text:p>
          </table:table-cell>
          <table:table-cell table:number-columns-repeated="3" office:value-type="float" office:value="2798025" calcext:value-type="float">
            <text:p>2798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10" calcext:value-type="float">
            <text:p>2634010</text:p>
          </table:table-cell>
          <table:table-cell office:value-type="float" office:value="85660000" calcext:value-type="float">
            <text:p>85660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6424500" calcext:value-type="float">
            <text:p>6424500</text:p>
          </table:table-cell>
          <table:table-cell office:value-type="float" office:value="4283000" calcext:value-type="float">
            <text:p>4283000</text:p>
          </table:table-cell>
          <table:table-cell table:number-columns-repeated="3" office:value-type="float" office:value="2141500" calcext:value-type="float">
            <text:p>2141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11" calcext:value-type="float">
            <text:p>2634011</text:p>
          </table:table-cell>
          <table:table-cell office:value-type="float" office:value="64252000" calcext:value-type="float">
            <text:p>64252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9637800" calcext:value-type="float">
            <text:p>9637800</text:p>
          </table:table-cell>
          <table:table-cell office:value-type="float" office:value="8031500" calcext:value-type="float">
            <text:p>8031500</text:p>
          </table:table-cell>
          <table:table-cell table:number-columns-repeated="3" office:value-type="float" office:value="1606300" calcext:value-type="float">
            <text:p>1606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14" calcext:value-type="float">
            <text:p>2634014</text:p>
          </table:table-cell>
          <table:table-cell office:value-type="float" office:value="126371000" calcext:value-type="float">
            <text:p>126371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9477825" calcext:value-type="float">
            <text:p>9477825</text:p>
          </table:table-cell>
          <table:table-cell office:value-type="float" office:value="6318550" calcext:value-type="float">
            <text:p>6318550</text:p>
          </table:table-cell>
          <table:table-cell table:number-columns-repeated="3" office:value-type="float" office:value="3159275" calcext:value-type="float">
            <text:p>3159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15" calcext:value-type="float">
            <text:p>2634015</text:p>
          </table:table-cell>
          <table:table-cell office:value-type="float" office:value="46873000" calcext:value-type="float">
            <text:p>46873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7030950" calcext:value-type="float">
            <text:p>7030950</text:p>
          </table:table-cell>
          <table:table-cell office:value-type="float" office:value="5859125" calcext:value-type="float">
            <text:p>5859125</text:p>
          </table:table-cell>
          <table:table-cell table:number-columns-repeated="3" office:value-type="float" office:value="1171825" calcext:value-type="float">
            <text:p>1171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18" calcext:value-type="float">
            <text:p>2634018</text:p>
          </table:table-cell>
          <table:table-cell office:value-type="float" office:value="308195000" calcext:value-type="float">
            <text:p>308195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6229250" calcext:value-type="float">
            <text:p>46229250</text:p>
          </table:table-cell>
          <table:table-cell office:value-type="float" office:value="38524375" calcext:value-type="float">
            <text:p>38524375</text:p>
          </table:table-cell>
          <table:table-cell table:number-columns-repeated="3" office:value-type="float" office:value="7704875" calcext:value-type="float">
            <text:p>7704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21" calcext:value-type="float">
            <text:p>2634021</text:p>
          </table:table-cell>
          <table:table-cell office:value-type="float" office:value="182015000" calcext:value-type="float">
            <text:p>182015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3651125" calcext:value-type="float">
            <text:p>13651125</text:p>
          </table:table-cell>
          <table:table-cell office:value-type="float" office:value="9100750" calcext:value-type="float">
            <text:p>9100750</text:p>
          </table:table-cell>
          <table:table-cell table:number-columns-repeated="3" office:value-type="float" office:value="4550375" calcext:value-type="float">
            <text:p>4550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25" calcext:value-type="float">
            <text:p>2634025</text:p>
          </table:table-cell>
          <table:table-cell office:value-type="float" office:value="113761000" calcext:value-type="float">
            <text:p>113761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7064150" calcext:value-type="float">
            <text:p>17064150</text:p>
          </table:table-cell>
          <table:table-cell office:value-type="float" office:value="14220125" calcext:value-type="float">
            <text:p>14220125</text:p>
          </table:table-cell>
          <table:table-cell table:number-columns-repeated="3" office:value-type="float" office:value="2844025" calcext:value-type="float">
            <text:p>2844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27" calcext:value-type="float">
            <text:p>2634027</text:p>
          </table:table-cell>
          <table:table-cell office:value-type="float" office:value="32359000" calcext:value-type="float">
            <text:p>32359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426925" calcext:value-type="float">
            <text:p>2426925</text:p>
          </table:table-cell>
          <table:table-cell office:value-type="float" office:value="1617950" calcext:value-type="float">
            <text:p>1617950</text:p>
          </table:table-cell>
          <table:table-cell table:number-columns-repeated="3" office:value-type="float" office:value="808975" calcext:value-type="float">
            <text:p>808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29" calcext:value-type="float">
            <text:p>2634029</text:p>
          </table:table-cell>
          <table:table-cell office:value-type="float" office:value="103460000" calcext:value-type="float">
            <text:p>10346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5519000" calcext:value-type="float">
            <text:p>15519000</text:p>
          </table:table-cell>
          <table:table-cell office:value-type="float" office:value="12932500" calcext:value-type="float">
            <text:p>12932500</text:p>
          </table:table-cell>
          <table:table-cell table:number-columns-repeated="3" office:value-type="float" office:value="2586500" calcext:value-type="float">
            <text:p>258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79" calcext:value-type="float">
            <text:p>2634079</text:p>
          </table:table-cell>
          <table:table-cell office:value-type="float" office:value="44866000" calcext:value-type="float">
            <text:p>44866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6729900" calcext:value-type="float">
            <text:p>6729900</text:p>
          </table:table-cell>
          <table:table-cell office:value-type="float" office:value="5608250" calcext:value-type="float">
            <text:p>5608250</text:p>
          </table:table-cell>
          <table:table-cell table:number-columns-repeated="3" office:value-type="float" office:value="1121650" calcext:value-type="float">
            <text:p>1121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80" calcext:value-type="float">
            <text:p>2634080</text:p>
          </table:table-cell>
          <table:table-cell office:value-type="float" office:value="141391000" calcext:value-type="float">
            <text:p>141391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604325" calcext:value-type="float">
            <text:p>10604325</text:p>
          </table:table-cell>
          <table:table-cell office:value-type="float" office:value="7069550" calcext:value-type="float">
            <text:p>7069550</text:p>
          </table:table-cell>
          <table:table-cell table:number-columns-repeated="3" office:value-type="float" office:value="3534775" calcext:value-type="float">
            <text:p>3534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83" calcext:value-type="float">
            <text:p>2634083</text:p>
          </table:table-cell>
          <table:table-cell office:value-type="float" office:value="58660000" calcext:value-type="float">
            <text:p>5866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8799000" calcext:value-type="float">
            <text:p>8799000</text:p>
          </table:table-cell>
          <table:table-cell office:value-type="float" office:value="7332500" calcext:value-type="float">
            <text:p>7332500</text:p>
          </table:table-cell>
          <table:table-cell table:number-columns-repeated="3" office:value-type="float" office:value="1466500" calcext:value-type="float">
            <text:p>146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84" calcext:value-type="float">
            <text:p>2634084</text:p>
          </table:table-cell>
          <table:table-cell office:value-type="float" office:value="134786000" calcext:value-type="float">
            <text:p>134786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108950" calcext:value-type="float">
            <text:p>10108950</text:p>
          </table:table-cell>
          <table:table-cell office:value-type="float" office:value="6739300" calcext:value-type="float">
            <text:p>6739300</text:p>
          </table:table-cell>
          <table:table-cell table:number-columns-repeated="3" office:value-type="float" office:value="3369650" calcext:value-type="float">
            <text:p>3369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86" calcext:value-type="float">
            <text:p>2634086</text:p>
          </table:table-cell>
          <table:table-cell office:value-type="float" office:value="271765000" calcext:value-type="float">
            <text:p>271765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40764750" calcext:value-type="float">
            <text:p>40764750</text:p>
          </table:table-cell>
          <table:table-cell office:value-type="float" office:value="33970625" calcext:value-type="float">
            <text:p>33970625</text:p>
          </table:table-cell>
          <table:table-cell table:number-columns-repeated="3" office:value-type="float" office:value="6794125" calcext:value-type="float">
            <text:p>6794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092" calcext:value-type="float">
            <text:p>2634092</text:p>
          </table:table-cell>
          <table:table-cell office:value-type="float" office:value="88413000" calcext:value-type="float">
            <text:p>88413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6630975" calcext:value-type="float">
            <text:p>6630975</text:p>
          </table:table-cell>
          <table:table-cell office:value-type="float" office:value="4420650" calcext:value-type="float">
            <text:p>4420650</text:p>
          </table:table-cell>
          <table:table-cell table:number-columns-repeated="3" office:value-type="float" office:value="2210325" calcext:value-type="float">
            <text:p>2210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135" calcext:value-type="float">
            <text:p>2634135</text:p>
          </table:table-cell>
          <table:table-cell office:value-type="float" office:value="101851000" calcext:value-type="float">
            <text:p>101851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7638825" calcext:value-type="float">
            <text:p>7638825</text:p>
          </table:table-cell>
          <table:table-cell office:value-type="float" office:value="5092550" calcext:value-type="float">
            <text:p>5092550</text:p>
          </table:table-cell>
          <table:table-cell table:number-columns-repeated="3" office:value-type="float" office:value="2546275" calcext:value-type="float">
            <text:p>2546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140" calcext:value-type="float">
            <text:p>2634140</text:p>
          </table:table-cell>
          <table:table-cell office:value-type="float" office:value="28977000" calcext:value-type="float">
            <text:p>28977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2173275" calcext:value-type="float">
            <text:p>2173275</text:p>
          </table:table-cell>
          <table:table-cell office:value-type="float" office:value="1448850" calcext:value-type="float">
            <text:p>1448850</text:p>
          </table:table-cell>
          <table:table-cell table:number-columns-repeated="3" office:value-type="float" office:value="724425" calcext:value-type="float">
            <text:p>724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156" calcext:value-type="float">
            <text:p>2634156</text:p>
          </table:table-cell>
          <table:table-cell office:value-type="float" office:value="134387000" calcext:value-type="float">
            <text:p>134387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079025" calcext:value-type="float">
            <text:p>10079025</text:p>
          </table:table-cell>
          <table:table-cell office:value-type="float" office:value="6719350" calcext:value-type="float">
            <text:p>6719350</text:p>
          </table:table-cell>
          <table:table-cell table:number-columns-repeated="3" office:value-type="float" office:value="3359675" calcext:value-type="float">
            <text:p>3359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157" calcext:value-type="float">
            <text:p>2634157</text:p>
          </table:table-cell>
          <table:table-cell office:value-type="float" office:value="94504000" calcext:value-type="float">
            <text:p>94504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7087800" calcext:value-type="float">
            <text:p>7087800</text:p>
          </table:table-cell>
          <table:table-cell office:value-type="float" office:value="4725200" calcext:value-type="float">
            <text:p>4725200</text:p>
          </table:table-cell>
          <table:table-cell table:number-columns-repeated="3" office:value-type="float" office:value="2362600" calcext:value-type="float">
            <text:p>2362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159" calcext:value-type="float">
            <text:p>2634159</text:p>
          </table:table-cell>
          <table:table-cell office:value-type="float" office:value="148081000" calcext:value-type="float">
            <text:p>148081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1106075" calcext:value-type="float">
            <text:p>11106075</text:p>
          </table:table-cell>
          <table:table-cell office:value-type="float" office:value="7404050" calcext:value-type="float">
            <text:p>7404050</text:p>
          </table:table-cell>
          <table:table-cell table:number-columns-repeated="3" office:value-type="float" office:value="3702025" calcext:value-type="float">
            <text:p>3702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284" calcext:value-type="float">
            <text:p>2634284</text:p>
          </table:table-cell>
          <table:table-cell office:value-type="float" office:value="109115000" calcext:value-type="float">
            <text:p>109115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6367250" calcext:value-type="float">
            <text:p>16367250</text:p>
          </table:table-cell>
          <table:table-cell office:value-type="float" office:value="13639375" calcext:value-type="float">
            <text:p>13639375</text:p>
          </table:table-cell>
          <table:table-cell table:number-columns-repeated="3" office:value-type="float" office:value="2727875" calcext:value-type="float">
            <text:p>272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285" calcext:value-type="float">
            <text:p>2634285</text:p>
          </table:table-cell>
          <table:table-cell office:value-type="float" office:value="199691000" calcext:value-type="float">
            <text:p>199691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9953650" calcext:value-type="float">
            <text:p>29953650</text:p>
          </table:table-cell>
          <table:table-cell office:value-type="float" office:value="24961375" calcext:value-type="float">
            <text:p>24961375</text:p>
          </table:table-cell>
          <table:table-cell table:number-columns-repeated="3" office:value-type="float" office:value="4992275" calcext:value-type="float">
            <text:p>4992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286" calcext:value-type="float">
            <text:p>2634286</text:p>
          </table:table-cell>
          <table:table-cell office:value-type="float" office:value="82081000" calcext:value-type="float">
            <text:p>82081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2312150" calcext:value-type="float">
            <text:p>12312150</text:p>
          </table:table-cell>
          <table:table-cell office:value-type="float" office:value="10260125" calcext:value-type="float">
            <text:p>10260125</text:p>
          </table:table-cell>
          <table:table-cell table:number-columns-repeated="3" office:value-type="float" office:value="2052025" calcext:value-type="float">
            <text:p>2052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287" calcext:value-type="float">
            <text:p>2634287</text:p>
          </table:table-cell>
          <table:table-cell office:value-type="float" office:value="204758000" calcext:value-type="float">
            <text:p>204758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5594750" calcext:value-type="float">
            <text:p>25594750</text:p>
          </table:table-cell>
          <table:table-cell office:value-type="float" office:value="20475800" calcext:value-type="float">
            <text:p>20475800</text:p>
          </table:table-cell>
          <table:table-cell table:number-columns-repeated="3" office:value-type="float" office:value="5118950" calcext:value-type="float">
            <text:p>5118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288" calcext:value-type="float">
            <text:p>2634288</text:p>
          </table:table-cell>
          <table:table-cell office:value-type="float" office:value="130740000" calcext:value-type="float">
            <text:p>13074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9611000" calcext:value-type="float">
            <text:p>19611000</text:p>
          </table:table-cell>
          <table:table-cell office:value-type="float" office:value="16342500" calcext:value-type="float">
            <text:p>16342500</text:p>
          </table:table-cell>
          <table:table-cell table:number-columns-repeated="3" office:value-type="float" office:value="3268500" calcext:value-type="float">
            <text:p>3268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290" calcext:value-type="float">
            <text:p>2634290</text:p>
          </table:table-cell>
          <table:table-cell office:value-type="float" office:value="99022000" calcext:value-type="float">
            <text:p>99022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4853300" calcext:value-type="float">
            <text:p>14853300</text:p>
          </table:table-cell>
          <table:table-cell office:value-type="float" office:value="12377750" calcext:value-type="float">
            <text:p>12377750</text:p>
          </table:table-cell>
          <table:table-cell table:number-columns-repeated="3" office:value-type="float" office:value="2475550" calcext:value-type="float">
            <text:p>2475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291" calcext:value-type="float">
            <text:p>2634291</text:p>
          </table:table-cell>
          <table:table-cell office:value-type="float" office:value="72054000" calcext:value-type="float">
            <text:p>72054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0808100" calcext:value-type="float">
            <text:p>10808100</text:p>
          </table:table-cell>
          <table:table-cell office:value-type="float" office:value="9006750" calcext:value-type="float">
            <text:p>9006750</text:p>
          </table:table-cell>
          <table:table-cell table:number-columns-repeated="3" office:value-type="float" office:value="1801350" calcext:value-type="float">
            <text:p>1801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293" calcext:value-type="float">
            <text:p>2634293</text:p>
          </table:table-cell>
          <table:table-cell office:value-type="float" office:value="36430000" calcext:value-type="float">
            <text:p>3643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5464500" calcext:value-type="float">
            <text:p>5464500</text:p>
          </table:table-cell>
          <table:table-cell office:value-type="float" office:value="4553750" calcext:value-type="float">
            <text:p>4553750</text:p>
          </table:table-cell>
          <table:table-cell table:number-columns-repeated="3" office:value-type="float" office:value="910750" calcext:value-type="float">
            <text:p>910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294" calcext:value-type="float">
            <text:p>2634294</text:p>
          </table:table-cell>
          <table:table-cell office:value-type="float" office:value="80039000" calcext:value-type="float">
            <text:p>80039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2005850" calcext:value-type="float">
            <text:p>12005850</text:p>
          </table:table-cell>
          <table:table-cell office:value-type="float" office:value="10004875" calcext:value-type="float">
            <text:p>10004875</text:p>
          </table:table-cell>
          <table:table-cell table:number-columns-repeated="3" office:value-type="float" office:value="2000975" calcext:value-type="float">
            <text:p>2000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05" calcext:value-type="float">
            <text:p>2634305</text:p>
          </table:table-cell>
          <table:table-cell office:value-type="float" office:value="495730000" calcext:value-type="float">
            <text:p>49573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9573000" calcext:value-type="float">
            <text:p>49573000</text:p>
          </table:table-cell>
          <table:table-cell office:value-type="float" office:value="37179750" calcext:value-type="float">
            <text:p>37179750</text:p>
          </table:table-cell>
          <table:table-cell table:number-columns-repeated="3" office:value-type="float" office:value="12393250" calcext:value-type="float">
            <text:p>12393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10" calcext:value-type="float">
            <text:p>2634310</text:p>
          </table:table-cell>
          <table:table-cell office:value-type="float" office:value="204096000" calcext:value-type="float">
            <text:p>20409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409600" calcext:value-type="float">
            <text:p>20409600</text:p>
          </table:table-cell>
          <table:table-cell office:value-type="float" office:value="15307200" calcext:value-type="float">
            <text:p>15307200</text:p>
          </table:table-cell>
          <table:table-cell table:number-columns-repeated="3" office:value-type="float" office:value="5102400" calcext:value-type="float">
            <text:p>5102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11" calcext:value-type="float">
            <text:p>2634311</text:p>
          </table:table-cell>
          <table:table-cell office:value-type="float" office:value="94366000" calcext:value-type="float">
            <text:p>9436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436600" calcext:value-type="float">
            <text:p>9436600</text:p>
          </table:table-cell>
          <table:table-cell office:value-type="float" office:value="7077450" calcext:value-type="float">
            <text:p>7077450</text:p>
          </table:table-cell>
          <table:table-cell table:number-columns-repeated="3" office:value-type="float" office:value="2359150" calcext:value-type="float">
            <text:p>2359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12" calcext:value-type="float">
            <text:p>2634312</text:p>
          </table:table-cell>
          <table:table-cell office:value-type="float" office:value="199819000" calcext:value-type="float">
            <text:p>19981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981900" calcext:value-type="float">
            <text:p>19981900</text:p>
          </table:table-cell>
          <table:table-cell office:value-type="float" office:value="14986425" calcext:value-type="float">
            <text:p>14986425</text:p>
          </table:table-cell>
          <table:table-cell table:number-columns-repeated="3" office:value-type="float" office:value="4995475" calcext:value-type="float">
            <text:p>4995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15" calcext:value-type="float">
            <text:p>2634315</text:p>
          </table:table-cell>
          <table:table-cell office:value-type="float" office:value="146276000" calcext:value-type="float">
            <text:p>146276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10970700" calcext:value-type="float">
            <text:p>10970700</text:p>
          </table:table-cell>
          <table:table-cell office:value-type="float" office:value="7313800" calcext:value-type="float">
            <text:p>7313800</text:p>
          </table:table-cell>
          <table:table-cell table:number-columns-repeated="3" office:value-type="float" office:value="3656900" calcext:value-type="float">
            <text:p>365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16" calcext:value-type="float">
            <text:p>2634316</text:p>
          </table:table-cell>
          <table:table-cell office:value-type="float" office:value="479671000" calcext:value-type="float">
            <text:p>47967100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5975325" calcext:value-type="float">
            <text:p>35975325</text:p>
          </table:table-cell>
          <table:table-cell office:value-type="float" office:value="23983550" calcext:value-type="float">
            <text:p>23983550</text:p>
          </table:table-cell>
          <table:table-cell table:number-columns-repeated="3" office:value-type="float" office:value="11991775" calcext:value-type="float">
            <text:p>11991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36" calcext:value-type="float">
            <text:p>2634336</text:p>
          </table:table-cell>
          <table:table-cell office:value-type="float" office:value="20133000" calcext:value-type="float">
            <text:p>20133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4529925" calcext:value-type="float">
            <text:p>4529925</text:p>
          </table:table-cell>
          <table:table-cell office:value-type="float" office:value="4026600" calcext:value-type="float">
            <text:p>4026600</text:p>
          </table:table-cell>
          <table:table-cell table:number-columns-repeated="3" office:value-type="float" office:value="503325" calcext:value-type="float">
            <text:p>503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40" calcext:value-type="float">
            <text:p>2634340</text:p>
          </table:table-cell>
          <table:table-cell office:value-type="float" office:value="31745000" calcext:value-type="float">
            <text:p>3174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174500" calcext:value-type="float">
            <text:p>3174500</text:p>
          </table:table-cell>
          <table:table-cell office:value-type="float" office:value="2380875" calcext:value-type="float">
            <text:p>2380875</text:p>
          </table:table-cell>
          <table:table-cell table:number-columns-repeated="3" office:value-type="float" office:value="793625" calcext:value-type="float">
            <text:p>793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41" calcext:value-type="float">
            <text:p>2634341</text:p>
          </table:table-cell>
          <table:table-cell office:value-type="float" office:value="10538000" calcext:value-type="float">
            <text:p>10538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371050" calcext:value-type="float">
            <text:p>2371050</text:p>
          </table:table-cell>
          <table:table-cell office:value-type="float" office:value="2107600" calcext:value-type="float">
            <text:p>2107600</text:p>
          </table:table-cell>
          <table:table-cell table:number-columns-repeated="3" office:value-type="float" office:value="263450" calcext:value-type="float">
            <text:p>26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42" calcext:value-type="float">
            <text:p>2634342</text:p>
          </table:table-cell>
          <table:table-cell office:value-type="float" office:value="26452000" calcext:value-type="float">
            <text:p>2645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645200" calcext:value-type="float">
            <text:p>2645200</text:p>
          </table:table-cell>
          <table:table-cell office:value-type="float" office:value="1983900" calcext:value-type="float">
            <text:p>1983900</text:p>
          </table:table-cell>
          <table:table-cell table:number-columns-repeated="3" office:value-type="float" office:value="661300" calcext:value-type="float">
            <text:p>661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43" calcext:value-type="float">
            <text:p>2634343</text:p>
          </table:table-cell>
          <table:table-cell office:value-type="float" office:value="18612000" calcext:value-type="float">
            <text:p>18612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4187700" calcext:value-type="float">
            <text:p>4187700</text:p>
          </table:table-cell>
          <table:table-cell office:value-type="float" office:value="3722400" calcext:value-type="float">
            <text:p>3722400</text:p>
          </table:table-cell>
          <table:table-cell table:number-columns-repeated="3" office:value-type="float" office:value="465300" calcext:value-type="float">
            <text:p>46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46" calcext:value-type="float">
            <text:p>2634346</text:p>
          </table:table-cell>
          <table:table-cell office:value-type="float" office:value="121546000" calcext:value-type="float">
            <text:p>12154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154600" calcext:value-type="float">
            <text:p>12154600</text:p>
          </table:table-cell>
          <table:table-cell office:value-type="float" office:value="9115950" calcext:value-type="float">
            <text:p>9115950</text:p>
          </table:table-cell>
          <table:table-cell table:number-columns-repeated="3" office:value-type="float" office:value="3038650" calcext:value-type="float">
            <text:p>3038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47" calcext:value-type="float">
            <text:p>2634347</text:p>
          </table:table-cell>
          <table:table-cell office:value-type="float" office:value="98783000" calcext:value-type="float">
            <text:p>9878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878300" calcext:value-type="float">
            <text:p>9878300</text:p>
          </table:table-cell>
          <table:table-cell office:value-type="float" office:value="7408725" calcext:value-type="float">
            <text:p>7408725</text:p>
          </table:table-cell>
          <table:table-cell table:number-columns-repeated="3" office:value-type="float" office:value="2469575" calcext:value-type="float">
            <text:p>2469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54" calcext:value-type="float">
            <text:p>2634354</text:p>
          </table:table-cell>
          <table:table-cell office:value-type="float" office:value="50214000" calcext:value-type="float">
            <text:p>50214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1298150" calcext:value-type="float">
            <text:p>11298150</text:p>
          </table:table-cell>
          <table:table-cell office:value-type="float" office:value="10042800" calcext:value-type="float">
            <text:p>10042800</text:p>
          </table:table-cell>
          <table:table-cell table:number-columns-repeated="3" office:value-type="float" office:value="1255350" calcext:value-type="float">
            <text:p>1255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55" calcext:value-type="float">
            <text:p>2634355</text:p>
          </table:table-cell>
          <table:table-cell office:value-type="float" office:value="120644000" calcext:value-type="float">
            <text:p>12064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064400" calcext:value-type="float">
            <text:p>12064400</text:p>
          </table:table-cell>
          <table:table-cell office:value-type="float" office:value="9048300" calcext:value-type="float">
            <text:p>9048300</text:p>
          </table:table-cell>
          <table:table-cell table:number-columns-repeated="3" office:value-type="float" office:value="3016100" calcext:value-type="float">
            <text:p>3016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56" calcext:value-type="float">
            <text:p>2634356</text:p>
          </table:table-cell>
          <table:table-cell office:value-type="float" office:value="305050000" calcext:value-type="float">
            <text:p>30505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68636250" calcext:value-type="float">
            <text:p>68636250</text:p>
          </table:table-cell>
          <table:table-cell office:value-type="float" office:value="61010000" calcext:value-type="float">
            <text:p>61010000</text:p>
          </table:table-cell>
          <table:table-cell table:number-columns-repeated="3" office:value-type="float" office:value="7626250" calcext:value-type="float">
            <text:p>762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63" calcext:value-type="float">
            <text:p>2634363</text:p>
          </table:table-cell>
          <table:table-cell office:value-type="float" office:value="121279000" calcext:value-type="float">
            <text:p>12127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127900" calcext:value-type="float">
            <text:p>12127900</text:p>
          </table:table-cell>
          <table:table-cell office:value-type="float" office:value="9095925" calcext:value-type="float">
            <text:p>9095925</text:p>
          </table:table-cell>
          <table:table-cell table:number-columns-repeated="3" office:value-type="float" office:value="3031975" calcext:value-type="float">
            <text:p>3031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64" calcext:value-type="float">
            <text:p>2634364</text:p>
          </table:table-cell>
          <table:table-cell office:value-type="float" office:value="61381000" calcext:value-type="float">
            <text:p>61381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3810725" calcext:value-type="float">
            <text:p>13810725</text:p>
          </table:table-cell>
          <table:table-cell office:value-type="float" office:value="12276200" calcext:value-type="float">
            <text:p>12276200</text:p>
          </table:table-cell>
          <table:table-cell table:number-columns-repeated="3" office:value-type="float" office:value="1534525" calcext:value-type="float">
            <text:p>1534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65" calcext:value-type="float">
            <text:p>2634365</text:p>
          </table:table-cell>
          <table:table-cell office:value-type="float" office:value="14236000" calcext:value-type="float">
            <text:p>14236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3203100" calcext:value-type="float">
            <text:p>3203100</text:p>
          </table:table-cell>
          <table:table-cell office:value-type="float" office:value="2847200" calcext:value-type="float">
            <text:p>2847200</text:p>
          </table:table-cell>
          <table:table-cell table:number-columns-repeated="3" office:value-type="float" office:value="355900" calcext:value-type="float">
            <text:p>355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66" calcext:value-type="float">
            <text:p>2634366</text:p>
          </table:table-cell>
          <table:table-cell office:value-type="float" office:value="136576000" calcext:value-type="float">
            <text:p>13657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657600" calcext:value-type="float">
            <text:p>13657600</text:p>
          </table:table-cell>
          <table:table-cell office:value-type="float" office:value="10243200" calcext:value-type="float">
            <text:p>10243200</text:p>
          </table:table-cell>
          <table:table-cell table:number-columns-repeated="3" office:value-type="float" office:value="3414400" calcext:value-type="float">
            <text:p>3414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67" calcext:value-type="float">
            <text:p>2634367</text:p>
          </table:table-cell>
          <table:table-cell office:value-type="float" office:value="82472000" calcext:value-type="float">
            <text:p>82472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18556200" calcext:value-type="float">
            <text:p>18556200</text:p>
          </table:table-cell>
          <table:table-cell office:value-type="float" office:value="16494400" calcext:value-type="float">
            <text:p>16494400</text:p>
          </table:table-cell>
          <table:table-cell table:number-columns-repeated="3" office:value-type="float" office:value="2061800" calcext:value-type="float">
            <text:p>2061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68" calcext:value-type="float">
            <text:p>2634368</text:p>
          </table:table-cell>
          <table:table-cell office:value-type="float" office:value="130732000" calcext:value-type="float">
            <text:p>13073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073200" calcext:value-type="float">
            <text:p>13073200</text:p>
          </table:table-cell>
          <table:table-cell office:value-type="float" office:value="9804900" calcext:value-type="float">
            <text:p>9804900</text:p>
          </table:table-cell>
          <table:table-cell table:number-columns-repeated="3" office:value-type="float" office:value="3268300" calcext:value-type="float">
            <text:p>3268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75" calcext:value-type="float">
            <text:p>2634375</text:p>
          </table:table-cell>
          <table:table-cell office:value-type="float" office:value="103861000" calcext:value-type="float">
            <text:p>10386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386100" calcext:value-type="float">
            <text:p>10386100</text:p>
          </table:table-cell>
          <table:table-cell office:value-type="float" office:value="7789575" calcext:value-type="float">
            <text:p>7789575</text:p>
          </table:table-cell>
          <table:table-cell table:number-columns-repeated="3" office:value-type="float" office:value="2596525" calcext:value-type="float">
            <text:p>2596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76" calcext:value-type="float">
            <text:p>2634376</text:p>
          </table:table-cell>
          <table:table-cell office:value-type="float" office:value="90575000" calcext:value-type="float">
            <text:p>9057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057500" calcext:value-type="float">
            <text:p>9057500</text:p>
          </table:table-cell>
          <table:table-cell office:value-type="float" office:value="6793125" calcext:value-type="float">
            <text:p>6793125</text:p>
          </table:table-cell>
          <table:table-cell table:number-columns-repeated="3" office:value-type="float" office:value="2264375" calcext:value-type="float">
            <text:p>2264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395" calcext:value-type="float">
            <text:p>2634395</text:p>
          </table:table-cell>
          <table:table-cell office:value-type="float" office:value="50521000" calcext:value-type="float">
            <text:p>5052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052100" calcext:value-type="float">
            <text:p>5052100</text:p>
          </table:table-cell>
          <table:table-cell office:value-type="float" office:value="3789075" calcext:value-type="float">
            <text:p>3789075</text:p>
          </table:table-cell>
          <table:table-cell table:number-columns-repeated="3" office:value-type="float" office:value="1263025" calcext:value-type="float">
            <text:p>1263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36" calcext:value-type="float">
            <text:p>2634436</text:p>
          </table:table-cell>
          <table:table-cell office:value-type="float" office:value="19498000" calcext:value-type="float">
            <text:p>1949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49800" calcext:value-type="float">
            <text:p>1949800</text:p>
          </table:table-cell>
          <table:table-cell office:value-type="float" office:value="1462350" calcext:value-type="float">
            <text:p>1462350</text:p>
          </table:table-cell>
          <table:table-cell table:number-columns-repeated="3" office:value-type="float" office:value="487450" calcext:value-type="float">
            <text:p>487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39" calcext:value-type="float">
            <text:p>2634439</text:p>
          </table:table-cell>
          <table:table-cell office:value-type="float" office:value="69167000" calcext:value-type="float">
            <text:p>6916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916700" calcext:value-type="float">
            <text:p>6916700</text:p>
          </table:table-cell>
          <table:table-cell office:value-type="float" office:value="5187525" calcext:value-type="float">
            <text:p>5187525</text:p>
          </table:table-cell>
          <table:table-cell table:number-columns-repeated="3" office:value-type="float" office:value="1729175" calcext:value-type="float">
            <text:p>1729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40" calcext:value-type="float">
            <text:p>2634440</text:p>
          </table:table-cell>
          <table:table-cell office:value-type="float" office:value="18852000" calcext:value-type="float">
            <text:p>1885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85200" calcext:value-type="float">
            <text:p>1885200</text:p>
          </table:table-cell>
          <table:table-cell office:value-type="float" office:value="1413900" calcext:value-type="float">
            <text:p>1413900</text:p>
          </table:table-cell>
          <table:table-cell table:number-columns-repeated="3" office:value-type="float" office:value="471300" calcext:value-type="float">
            <text:p>471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47" calcext:value-type="float">
            <text:p>2634447</text:p>
          </table:table-cell>
          <table:table-cell office:value-type="float" office:value="19743000" calcext:value-type="float">
            <text:p>1974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74300" calcext:value-type="float">
            <text:p>1974300</text:p>
          </table:table-cell>
          <table:table-cell office:value-type="float" office:value="1480725" calcext:value-type="float">
            <text:p>1480725</text:p>
          </table:table-cell>
          <table:table-cell table:number-columns-repeated="3" office:value-type="float" office:value="493575" calcext:value-type="float">
            <text:p>493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54" calcext:value-type="float">
            <text:p>2634454</text:p>
          </table:table-cell>
          <table:table-cell office:value-type="float" office:value="30476000" calcext:value-type="float">
            <text:p>3047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47600" calcext:value-type="float">
            <text:p>3047600</text:p>
          </table:table-cell>
          <table:table-cell office:value-type="float" office:value="2285700" calcext:value-type="float">
            <text:p>2285700</text:p>
          </table:table-cell>
          <table:table-cell table:number-columns-repeated="3" office:value-type="float" office:value="761900" calcext:value-type="float">
            <text:p>761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55" calcext:value-type="float">
            <text:p>2634455</text:p>
          </table:table-cell>
          <table:table-cell office:value-type="float" office:value="22648000" calcext:value-type="float">
            <text:p>2264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264800" calcext:value-type="float">
            <text:p>2264800</text:p>
          </table:table-cell>
          <table:table-cell office:value-type="float" office:value="1698600" calcext:value-type="float">
            <text:p>1698600</text:p>
          </table:table-cell>
          <table:table-cell table:number-columns-repeated="3" office:value-type="float" office:value="566200" calcext:value-type="float">
            <text:p>566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56" calcext:value-type="float">
            <text:p>2634456</text:p>
          </table:table-cell>
          <table:table-cell office:value-type="float" office:value="20763000" calcext:value-type="float">
            <text:p>2076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76300" calcext:value-type="float">
            <text:p>2076300</text:p>
          </table:table-cell>
          <table:table-cell office:value-type="float" office:value="1557225" calcext:value-type="float">
            <text:p>1557225</text:p>
          </table:table-cell>
          <table:table-cell table:number-columns-repeated="3" office:value-type="float" office:value="519075" calcext:value-type="float">
            <text:p>519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57" calcext:value-type="float">
            <text:p>2634457</text:p>
          </table:table-cell>
          <table:table-cell office:value-type="float" office:value="16748000" calcext:value-type="float">
            <text:p>1674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674800" calcext:value-type="float">
            <text:p>1674800</text:p>
          </table:table-cell>
          <table:table-cell office:value-type="float" office:value="1256100" calcext:value-type="float">
            <text:p>1256100</text:p>
          </table:table-cell>
          <table:table-cell table:number-columns-repeated="3" office:value-type="float" office:value="418700" calcext:value-type="float">
            <text:p>418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58" calcext:value-type="float">
            <text:p>2634458</text:p>
          </table:table-cell>
          <table:table-cell office:value-type="float" office:value="25517000" calcext:value-type="float">
            <text:p>2551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551700" calcext:value-type="float">
            <text:p>2551700</text:p>
          </table:table-cell>
          <table:table-cell office:value-type="float" office:value="1913775" calcext:value-type="float">
            <text:p>1913775</text:p>
          </table:table-cell>
          <table:table-cell table:number-columns-repeated="3" office:value-type="float" office:value="637925" calcext:value-type="float">
            <text:p>637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59" calcext:value-type="float">
            <text:p>2634459</text:p>
          </table:table-cell>
          <table:table-cell office:value-type="float" office:value="14950000" calcext:value-type="float">
            <text:p>1495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495000" calcext:value-type="float">
            <text:p>1495000</text:p>
          </table:table-cell>
          <table:table-cell office:value-type="float" office:value="1121250" calcext:value-type="float">
            <text:p>1121250</text:p>
          </table:table-cell>
          <table:table-cell table:number-columns-repeated="3" office:value-type="float" office:value="373750" calcext:value-type="float">
            <text:p>37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60" calcext:value-type="float">
            <text:p>2634460</text:p>
          </table:table-cell>
          <table:table-cell office:value-type="float" office:value="25193000" calcext:value-type="float">
            <text:p>2519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519300" calcext:value-type="float">
            <text:p>2519300</text:p>
          </table:table-cell>
          <table:table-cell office:value-type="float" office:value="1889475" calcext:value-type="float">
            <text:p>1889475</text:p>
          </table:table-cell>
          <table:table-cell table:number-columns-repeated="3" office:value-type="float" office:value="629825" calcext:value-type="float">
            <text:p>629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61" calcext:value-type="float">
            <text:p>2634461</text:p>
          </table:table-cell>
          <table:table-cell office:value-type="float" office:value="112790000" calcext:value-type="float">
            <text:p>11279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279000" calcext:value-type="float">
            <text:p>11279000</text:p>
          </table:table-cell>
          <table:table-cell office:value-type="float" office:value="8459250" calcext:value-type="float">
            <text:p>8459250</text:p>
          </table:table-cell>
          <table:table-cell table:number-columns-repeated="3" office:value-type="float" office:value="2819750" calcext:value-type="float">
            <text:p>2819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62" calcext:value-type="float">
            <text:p>2634462</text:p>
          </table:table-cell>
          <table:table-cell office:value-type="float" office:value="108167000" calcext:value-type="float">
            <text:p>10816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816700" calcext:value-type="float">
            <text:p>10816700</text:p>
          </table:table-cell>
          <table:table-cell office:value-type="float" office:value="8112525" calcext:value-type="float">
            <text:p>8112525</text:p>
          </table:table-cell>
          <table:table-cell table:number-columns-repeated="3" office:value-type="float" office:value="2704175" calcext:value-type="float">
            <text:p>2704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63" calcext:value-type="float">
            <text:p>2634463</text:p>
          </table:table-cell>
          <table:table-cell office:value-type="float" office:value="102606000" calcext:value-type="float">
            <text:p>10260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260600" calcext:value-type="float">
            <text:p>10260600</text:p>
          </table:table-cell>
          <table:table-cell office:value-type="float" office:value="7695450" calcext:value-type="float">
            <text:p>7695450</text:p>
          </table:table-cell>
          <table:table-cell table:number-columns-repeated="3" office:value-type="float" office:value="2565150" calcext:value-type="float">
            <text:p>2565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64" calcext:value-type="float">
            <text:p>2634464</text:p>
          </table:table-cell>
          <table:table-cell office:value-type="float" office:value="101551000" calcext:value-type="float">
            <text:p>10155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155100" calcext:value-type="float">
            <text:p>10155100</text:p>
          </table:table-cell>
          <table:table-cell office:value-type="float" office:value="7616325" calcext:value-type="float">
            <text:p>7616325</text:p>
          </table:table-cell>
          <table:table-cell table:number-columns-repeated="3" office:value-type="float" office:value="2538775" calcext:value-type="float">
            <text:p>2538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65" calcext:value-type="float">
            <text:p>2634465</text:p>
          </table:table-cell>
          <table:table-cell office:value-type="float" office:value="94879000" calcext:value-type="float">
            <text:p>9487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487900" calcext:value-type="float">
            <text:p>9487900</text:p>
          </table:table-cell>
          <table:table-cell office:value-type="float" office:value="7115925" calcext:value-type="float">
            <text:p>7115925</text:p>
          </table:table-cell>
          <table:table-cell table:number-columns-repeated="3" office:value-type="float" office:value="2371975" calcext:value-type="float">
            <text:p>2371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66" calcext:value-type="float">
            <text:p>2634466</text:p>
          </table:table-cell>
          <table:table-cell office:value-type="float" office:value="38157000" calcext:value-type="float">
            <text:p>3815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815700" calcext:value-type="float">
            <text:p>3815700</text:p>
          </table:table-cell>
          <table:table-cell office:value-type="float" office:value="2861775" calcext:value-type="float">
            <text:p>2861775</text:p>
          </table:table-cell>
          <table:table-cell table:number-columns-repeated="3" office:value-type="float" office:value="953925" calcext:value-type="float">
            <text:p>953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67" calcext:value-type="float">
            <text:p>2634467</text:p>
          </table:table-cell>
          <table:table-cell office:value-type="float" office:value="18777000" calcext:value-type="float">
            <text:p>1877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77700" calcext:value-type="float">
            <text:p>1877700</text:p>
          </table:table-cell>
          <table:table-cell office:value-type="float" office:value="1408275" calcext:value-type="float">
            <text:p>1408275</text:p>
          </table:table-cell>
          <table:table-cell table:number-columns-repeated="3" office:value-type="float" office:value="469425" calcext:value-type="float">
            <text:p>469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68" calcext:value-type="float">
            <text:p>2634468</text:p>
          </table:table-cell>
          <table:table-cell office:value-type="float" office:value="21915000" calcext:value-type="float">
            <text:p>2191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191500" calcext:value-type="float">
            <text:p>2191500</text:p>
          </table:table-cell>
          <table:table-cell office:value-type="float" office:value="1643625" calcext:value-type="float">
            <text:p>1643625</text:p>
          </table:table-cell>
          <table:table-cell table:number-columns-repeated="3" office:value-type="float" office:value="547875" calcext:value-type="float">
            <text:p>54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85" calcext:value-type="float">
            <text:p>2634485</text:p>
          </table:table-cell>
          <table:table-cell office:value-type="float" office:value="2286000" calcext:value-type="float">
            <text:p>228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28600" calcext:value-type="float">
            <text:p>228600</text:p>
          </table:table-cell>
          <table:table-cell office:value-type="float" office:value="171450" calcext:value-type="float">
            <text:p>171450</text:p>
          </table:table-cell>
          <table:table-cell table:number-columns-repeated="3" office:value-type="float" office:value="57150" calcext:value-type="float">
            <text:p>57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86" calcext:value-type="float">
            <text:p>2634486</text:p>
          </table:table-cell>
          <table:table-cell office:value-type="float" office:value="11888000" calcext:value-type="float">
            <text:p>1188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88800" calcext:value-type="float">
            <text:p>1188800</text:p>
          </table:table-cell>
          <table:table-cell office:value-type="float" office:value="891600" calcext:value-type="float">
            <text:p>891600</text:p>
          </table:table-cell>
          <table:table-cell table:number-columns-repeated="3" office:value-type="float" office:value="297200" calcext:value-type="float">
            <text:p>297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87" calcext:value-type="float">
            <text:p>2634487</text:p>
          </table:table-cell>
          <table:table-cell office:value-type="float" office:value="10673000" calcext:value-type="float">
            <text:p>1067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67300" calcext:value-type="float">
            <text:p>1067300</text:p>
          </table:table-cell>
          <table:table-cell office:value-type="float" office:value="800475" calcext:value-type="float">
            <text:p>800475</text:p>
          </table:table-cell>
          <table:table-cell table:number-columns-repeated="3" office:value-type="float" office:value="266825" calcext:value-type="float">
            <text:p>266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88" calcext:value-type="float">
            <text:p>2634488</text:p>
          </table:table-cell>
          <table:table-cell office:value-type="float" office:value="18727000" calcext:value-type="float">
            <text:p>1872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72700" calcext:value-type="float">
            <text:p>1872700</text:p>
          </table:table-cell>
          <table:table-cell office:value-type="float" office:value="1404525" calcext:value-type="float">
            <text:p>1404525</text:p>
          </table:table-cell>
          <table:table-cell table:number-columns-repeated="3" office:value-type="float" office:value="468175" calcext:value-type="float">
            <text:p>468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89" calcext:value-type="float">
            <text:p>2634489</text:p>
          </table:table-cell>
          <table:table-cell office:value-type="float" office:value="62004000" calcext:value-type="float">
            <text:p>6200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200400" calcext:value-type="float">
            <text:p>6200400</text:p>
          </table:table-cell>
          <table:table-cell office:value-type="float" office:value="4650300" calcext:value-type="float">
            <text:p>4650300</text:p>
          </table:table-cell>
          <table:table-cell table:number-columns-repeated="3" office:value-type="float" office:value="1550100" calcext:value-type="float">
            <text:p>1550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90" calcext:value-type="float">
            <text:p>2634490</text:p>
          </table:table-cell>
          <table:table-cell office:value-type="float" office:value="113891000" calcext:value-type="float">
            <text:p>11389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389100" calcext:value-type="float">
            <text:p>11389100</text:p>
          </table:table-cell>
          <table:table-cell office:value-type="float" office:value="8541825" calcext:value-type="float">
            <text:p>8541825</text:p>
          </table:table-cell>
          <table:table-cell table:number-columns-repeated="3" office:value-type="float" office:value="2847275" calcext:value-type="float">
            <text:p>2847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91" calcext:value-type="float">
            <text:p>2634491</text:p>
          </table:table-cell>
          <table:table-cell office:value-type="float" office:value="22009000" calcext:value-type="float">
            <text:p>2200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200900" calcext:value-type="float">
            <text:p>2200900</text:p>
          </table:table-cell>
          <table:table-cell office:value-type="float" office:value="1650675" calcext:value-type="float">
            <text:p>1650675</text:p>
          </table:table-cell>
          <table:table-cell table:number-columns-repeated="3" office:value-type="float" office:value="550225" calcext:value-type="float">
            <text:p>550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92" calcext:value-type="float">
            <text:p>2634492</text:p>
          </table:table-cell>
          <table:table-cell office:value-type="float" office:value="27575000" calcext:value-type="float">
            <text:p>2757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757500" calcext:value-type="float">
            <text:p>2757500</text:p>
          </table:table-cell>
          <table:table-cell office:value-type="float" office:value="2068125" calcext:value-type="float">
            <text:p>2068125</text:p>
          </table:table-cell>
          <table:table-cell table:number-columns-repeated="3" office:value-type="float" office:value="689375" calcext:value-type="float">
            <text:p>689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93" calcext:value-type="float">
            <text:p>2634493</text:p>
          </table:table-cell>
          <table:table-cell office:value-type="float" office:value="20169000" calcext:value-type="float">
            <text:p>2016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16900" calcext:value-type="float">
            <text:p>2016900</text:p>
          </table:table-cell>
          <table:table-cell office:value-type="float" office:value="1512675" calcext:value-type="float">
            <text:p>1512675</text:p>
          </table:table-cell>
          <table:table-cell table:number-columns-repeated="3" office:value-type="float" office:value="504225" calcext:value-type="float">
            <text:p>504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94" calcext:value-type="float">
            <text:p>2634494</text:p>
          </table:table-cell>
          <table:table-cell office:value-type="float" office:value="13829000" calcext:value-type="float">
            <text:p>1382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82900" calcext:value-type="float">
            <text:p>1382900</text:p>
          </table:table-cell>
          <table:table-cell office:value-type="float" office:value="1037175" calcext:value-type="float">
            <text:p>1037175</text:p>
          </table:table-cell>
          <table:table-cell table:number-columns-repeated="3" office:value-type="float" office:value="345725" calcext:value-type="float">
            <text:p>345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95" calcext:value-type="float">
            <text:p>2634495</text:p>
          </table:table-cell>
          <table:table-cell office:value-type="float" office:value="2567000" calcext:value-type="float">
            <text:p>256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56700" calcext:value-type="float">
            <text:p>256700</text:p>
          </table:table-cell>
          <table:table-cell office:value-type="float" office:value="192525" calcext:value-type="float">
            <text:p>192525</text:p>
          </table:table-cell>
          <table:table-cell table:number-columns-repeated="3" office:value-type="float" office:value="64175" calcext:value-type="float">
            <text:p>64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96" calcext:value-type="float">
            <text:p>2634496</text:p>
          </table:table-cell>
          <table:table-cell office:value-type="float" office:value="18934000" calcext:value-type="float">
            <text:p>1893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93400" calcext:value-type="float">
            <text:p>1893400</text:p>
          </table:table-cell>
          <table:table-cell office:value-type="float" office:value="1420050" calcext:value-type="float">
            <text:p>1420050</text:p>
          </table:table-cell>
          <table:table-cell table:number-columns-repeated="3" office:value-type="float" office:value="473350" calcext:value-type="float">
            <text:p>473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497" calcext:value-type="float">
            <text:p>2634497</text:p>
          </table:table-cell>
          <table:table-cell office:value-type="float" office:value="31951000" calcext:value-type="float">
            <text:p>3195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195100" calcext:value-type="float">
            <text:p>3195100</text:p>
          </table:table-cell>
          <table:table-cell office:value-type="float" office:value="2396325" calcext:value-type="float">
            <text:p>2396325</text:p>
          </table:table-cell>
          <table:table-cell table:number-columns-repeated="3" office:value-type="float" office:value="798775" calcext:value-type="float">
            <text:p>798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538" calcext:value-type="float">
            <text:p>2634538</text:p>
          </table:table-cell>
          <table:table-cell office:value-type="float" office:value="134369000" calcext:value-type="float">
            <text:p>13436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436900" calcext:value-type="float">
            <text:p>13436900</text:p>
          </table:table-cell>
          <table:table-cell office:value-type="float" office:value="10077675" calcext:value-type="float">
            <text:p>10077675</text:p>
          </table:table-cell>
          <table:table-cell table:number-columns-repeated="3" office:value-type="float" office:value="3359225" calcext:value-type="float">
            <text:p>3359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539" calcext:value-type="float">
            <text:p>2634539</text:p>
          </table:table-cell>
          <table:table-cell office:value-type="float" office:value="21477000" calcext:value-type="float">
            <text:p>2147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147700" calcext:value-type="float">
            <text:p>2147700</text:p>
          </table:table-cell>
          <table:table-cell office:value-type="float" office:value="1610775" calcext:value-type="float">
            <text:p>1610775</text:p>
          </table:table-cell>
          <table:table-cell table:number-columns-repeated="3" office:value-type="float" office:value="536925" calcext:value-type="float">
            <text:p>536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580" calcext:value-type="float">
            <text:p>2634580</text:p>
          </table:table-cell>
          <table:table-cell office:value-type="float" office:value="117048000" calcext:value-type="float">
            <text:p>11704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704800" calcext:value-type="float">
            <text:p>11704800</text:p>
          </table:table-cell>
          <table:table-cell office:value-type="float" office:value="8778600" calcext:value-type="float">
            <text:p>8778600</text:p>
          </table:table-cell>
          <table:table-cell table:number-columns-repeated="3" office:value-type="float" office:value="2926200" calcext:value-type="float">
            <text:p>2926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584" calcext:value-type="float">
            <text:p>2634584</text:p>
          </table:table-cell>
          <table:table-cell office:value-type="float" office:value="16942000" calcext:value-type="float">
            <text:p>1694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694200" calcext:value-type="float">
            <text:p>1694200</text:p>
          </table:table-cell>
          <table:table-cell office:value-type="float" office:value="1270650" calcext:value-type="float">
            <text:p>1270650</text:p>
          </table:table-cell>
          <table:table-cell table:number-columns-repeated="3" office:value-type="float" office:value="423550" calcext:value-type="float">
            <text:p>423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588" calcext:value-type="float">
            <text:p>2634588</text:p>
          </table:table-cell>
          <table:table-cell office:value-type="float" office:value="18814000" calcext:value-type="float">
            <text:p>1881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81400" calcext:value-type="float">
            <text:p>1881400</text:p>
          </table:table-cell>
          <table:table-cell office:value-type="float" office:value="1411050" calcext:value-type="float">
            <text:p>1411050</text:p>
          </table:table-cell>
          <table:table-cell table:number-columns-repeated="3" office:value-type="float" office:value="470350" calcext:value-type="float">
            <text:p>470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594" calcext:value-type="float">
            <text:p>2634594</text:p>
          </table:table-cell>
          <table:table-cell office:value-type="float" office:value="22759000" calcext:value-type="float">
            <text:p>2275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275900" calcext:value-type="float">
            <text:p>2275900</text:p>
          </table:table-cell>
          <table:table-cell office:value-type="float" office:value="1706925" calcext:value-type="float">
            <text:p>1706925</text:p>
          </table:table-cell>
          <table:table-cell table:number-columns-repeated="3" office:value-type="float" office:value="568975" calcext:value-type="float">
            <text:p>568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597" calcext:value-type="float">
            <text:p>2634597</text:p>
          </table:table-cell>
          <table:table-cell office:value-type="float" office:value="22698000" calcext:value-type="float">
            <text:p>2269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269800" calcext:value-type="float">
            <text:p>2269800</text:p>
          </table:table-cell>
          <table:table-cell office:value-type="float" office:value="1702350" calcext:value-type="float">
            <text:p>1702350</text:p>
          </table:table-cell>
          <table:table-cell table:number-columns-repeated="3" office:value-type="float" office:value="567450" calcext:value-type="float">
            <text:p>567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611" calcext:value-type="float">
            <text:p>2634611</text:p>
          </table:table-cell>
          <table:table-cell office:value-type="float" office:value="26624000" calcext:value-type="float">
            <text:p>2662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662400" calcext:value-type="float">
            <text:p>2662400</text:p>
          </table:table-cell>
          <table:table-cell office:value-type="float" office:value="1996800" calcext:value-type="float">
            <text:p>1996800</text:p>
          </table:table-cell>
          <table:table-cell table:number-columns-repeated="3" office:value-type="float" office:value="665600" calcext:value-type="float">
            <text:p>665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612" calcext:value-type="float">
            <text:p>2634612</text:p>
          </table:table-cell>
          <table:table-cell office:value-type="float" office:value="6864000" calcext:value-type="float">
            <text:p>686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86400" calcext:value-type="float">
            <text:p>686400</text:p>
          </table:table-cell>
          <table:table-cell office:value-type="float" office:value="514800" calcext:value-type="float">
            <text:p>514800</text:p>
          </table:table-cell>
          <table:table-cell table:number-columns-repeated="3" office:value-type="float" office:value="171600" calcext:value-type="float">
            <text:p>171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639" calcext:value-type="float">
            <text:p>2634639</text:p>
          </table:table-cell>
          <table:table-cell office:value-type="float" office:value="2542000" calcext:value-type="float">
            <text:p>254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54200" calcext:value-type="float">
            <text:p>254200</text:p>
          </table:table-cell>
          <table:table-cell office:value-type="float" office:value="190650" calcext:value-type="float">
            <text:p>190650</text:p>
          </table:table-cell>
          <table:table-cell table:number-columns-repeated="3" office:value-type="float" office:value="63550" calcext:value-type="float">
            <text:p>63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640" calcext:value-type="float">
            <text:p>2634640</text:p>
          </table:table-cell>
          <table:table-cell office:value-type="float" office:value="1897000" calcext:value-type="float">
            <text:p>189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9700" calcext:value-type="float">
            <text:p>189700</text:p>
          </table:table-cell>
          <table:table-cell office:value-type="float" office:value="142275" calcext:value-type="float">
            <text:p>142275</text:p>
          </table:table-cell>
          <table:table-cell table:number-columns-repeated="3" office:value-type="float" office:value="47425" calcext:value-type="float">
            <text:p>47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648" calcext:value-type="float">
            <text:p>2634648</text:p>
          </table:table-cell>
          <table:table-cell office:value-type="float" office:value="81498000" calcext:value-type="float">
            <text:p>8149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8149800" calcext:value-type="float">
            <text:p>8149800</text:p>
          </table:table-cell>
          <table:table-cell office:value-type="float" office:value="6112350" calcext:value-type="float">
            <text:p>6112350</text:p>
          </table:table-cell>
          <table:table-cell table:number-columns-repeated="3" office:value-type="float" office:value="2037450" calcext:value-type="float">
            <text:p>2037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653" calcext:value-type="float">
            <text:p>2634653</text:p>
          </table:table-cell>
          <table:table-cell office:value-type="float" office:value="137201000" calcext:value-type="float">
            <text:p>13720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720100" calcext:value-type="float">
            <text:p>13720100</text:p>
          </table:table-cell>
          <table:table-cell office:value-type="float" office:value="10290075" calcext:value-type="float">
            <text:p>10290075</text:p>
          </table:table-cell>
          <table:table-cell table:number-columns-repeated="3" office:value-type="float" office:value="3430025" calcext:value-type="float">
            <text:p>3430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667" calcext:value-type="float">
            <text:p>2634667</text:p>
          </table:table-cell>
          <table:table-cell office:value-type="float" office:value="21570000" calcext:value-type="float">
            <text:p>2157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157000" calcext:value-type="float">
            <text:p>2157000</text:p>
          </table:table-cell>
          <table:table-cell office:value-type="float" office:value="1617750" calcext:value-type="float">
            <text:p>1617750</text:p>
          </table:table-cell>
          <table:table-cell table:number-columns-repeated="3" office:value-type="float" office:value="539250" calcext:value-type="float">
            <text:p>539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681" calcext:value-type="float">
            <text:p>2634681</text:p>
          </table:table-cell>
          <table:table-cell office:value-type="float" office:value="112676000" calcext:value-type="float">
            <text:p>11267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267600" calcext:value-type="float">
            <text:p>11267600</text:p>
          </table:table-cell>
          <table:table-cell office:value-type="float" office:value="8450700" calcext:value-type="float">
            <text:p>8450700</text:p>
          </table:table-cell>
          <table:table-cell table:number-columns-repeated="3" office:value-type="float" office:value="2816900" calcext:value-type="float">
            <text:p>281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692" calcext:value-type="float">
            <text:p>2634692</text:p>
          </table:table-cell>
          <table:table-cell office:value-type="float" office:value="20761000" calcext:value-type="float">
            <text:p>2076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76100" calcext:value-type="float">
            <text:p>2076100</text:p>
          </table:table-cell>
          <table:table-cell office:value-type="float" office:value="1557075" calcext:value-type="float">
            <text:p>1557075</text:p>
          </table:table-cell>
          <table:table-cell table:number-columns-repeated="3" office:value-type="float" office:value="519025" calcext:value-type="float">
            <text:p>519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703" calcext:value-type="float">
            <text:p>2634703</text:p>
          </table:table-cell>
          <table:table-cell office:value-type="float" office:value="38595000" calcext:value-type="float">
            <text:p>3859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859500" calcext:value-type="float">
            <text:p>3859500</text:p>
          </table:table-cell>
          <table:table-cell office:value-type="float" office:value="2894625" calcext:value-type="float">
            <text:p>2894625</text:p>
          </table:table-cell>
          <table:table-cell table:number-columns-repeated="3" office:value-type="float" office:value="964875" calcext:value-type="float">
            <text:p>964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766" calcext:value-type="float">
            <text:p>2634766</text:p>
          </table:table-cell>
          <table:table-cell office:value-type="float" office:value="20224000" calcext:value-type="float">
            <text:p>2022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22400" calcext:value-type="float">
            <text:p>2022400</text:p>
          </table:table-cell>
          <table:table-cell office:value-type="float" office:value="1516800" calcext:value-type="float">
            <text:p>1516800</text:p>
          </table:table-cell>
          <table:table-cell table:number-columns-repeated="3" office:value-type="float" office:value="505600" calcext:value-type="float">
            <text:p>505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769" calcext:value-type="float">
            <text:p>2634769</text:p>
          </table:table-cell>
          <table:table-cell office:value-type="float" office:value="17694000" calcext:value-type="float">
            <text:p>1769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769400" calcext:value-type="float">
            <text:p>1769400</text:p>
          </table:table-cell>
          <table:table-cell office:value-type="float" office:value="1327050" calcext:value-type="float">
            <text:p>1327050</text:p>
          </table:table-cell>
          <table:table-cell table:number-columns-repeated="3" office:value-type="float" office:value="442350" calcext:value-type="float">
            <text:p>442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770" calcext:value-type="float">
            <text:p>2634770</text:p>
          </table:table-cell>
          <table:table-cell office:value-type="float" office:value="21359000" calcext:value-type="float">
            <text:p>2135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135900" calcext:value-type="float">
            <text:p>2135900</text:p>
          </table:table-cell>
          <table:table-cell office:value-type="float" office:value="1601925" calcext:value-type="float">
            <text:p>1601925</text:p>
          </table:table-cell>
          <table:table-cell table:number-columns-repeated="3" office:value-type="float" office:value="533975" calcext:value-type="float">
            <text:p>533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772" calcext:value-type="float">
            <text:p>2634772</text:p>
          </table:table-cell>
          <table:table-cell office:value-type="float" office:value="21759000" calcext:value-type="float">
            <text:p>2175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175900" calcext:value-type="float">
            <text:p>2175900</text:p>
          </table:table-cell>
          <table:table-cell office:value-type="float" office:value="1631925" calcext:value-type="float">
            <text:p>1631925</text:p>
          </table:table-cell>
          <table:table-cell table:number-columns-repeated="3" office:value-type="float" office:value="543975" calcext:value-type="float">
            <text:p>543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776" calcext:value-type="float">
            <text:p>2634776</text:p>
          </table:table-cell>
          <table:table-cell office:value-type="float" office:value="13315000" calcext:value-type="float">
            <text:p>1331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31500" calcext:value-type="float">
            <text:p>1331500</text:p>
          </table:table-cell>
          <table:table-cell office:value-type="float" office:value="998625" calcext:value-type="float">
            <text:p>998625</text:p>
          </table:table-cell>
          <table:table-cell table:number-columns-repeated="3" office:value-type="float" office:value="332875" calcext:value-type="float">
            <text:p>332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779" calcext:value-type="float">
            <text:p>2634779</text:p>
          </table:table-cell>
          <table:table-cell office:value-type="float" office:value="19798000" calcext:value-type="float">
            <text:p>1979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79800" calcext:value-type="float">
            <text:p>1979800</text:p>
          </table:table-cell>
          <table:table-cell office:value-type="float" office:value="1484850" calcext:value-type="float">
            <text:p>1484850</text:p>
          </table:table-cell>
          <table:table-cell table:number-columns-repeated="3" office:value-type="float" office:value="494950" calcext:value-type="float">
            <text:p>494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786" calcext:value-type="float">
            <text:p>2634786</text:p>
          </table:table-cell>
          <table:table-cell office:value-type="float" office:value="3833000" calcext:value-type="float">
            <text:p>383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83300" calcext:value-type="float">
            <text:p>383300</text:p>
          </table:table-cell>
          <table:table-cell office:value-type="float" office:value="287475" calcext:value-type="float">
            <text:p>287475</text:p>
          </table:table-cell>
          <table:table-cell table:number-columns-repeated="3" office:value-type="float" office:value="95825" calcext:value-type="float">
            <text:p>95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787" calcext:value-type="float">
            <text:p>2634787</text:p>
          </table:table-cell>
          <table:table-cell office:value-type="float" office:value="1941000" calcext:value-type="float">
            <text:p>194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4100" calcext:value-type="float">
            <text:p>194100</text:p>
          </table:table-cell>
          <table:table-cell office:value-type="float" office:value="145575" calcext:value-type="float">
            <text:p>145575</text:p>
          </table:table-cell>
          <table:table-cell table:number-columns-repeated="3" office:value-type="float" office:value="48525" calcext:value-type="float">
            <text:p>48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37" calcext:value-type="float">
            <text:p>2634937</text:p>
          </table:table-cell>
          <table:table-cell office:value-type="float" office:value="67689000" calcext:value-type="float">
            <text:p>6768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768900" calcext:value-type="float">
            <text:p>6768900</text:p>
          </table:table-cell>
          <table:table-cell office:value-type="float" office:value="5076675" calcext:value-type="float">
            <text:p>5076675</text:p>
          </table:table-cell>
          <table:table-cell table:number-columns-repeated="3" office:value-type="float" office:value="1692225" calcext:value-type="float">
            <text:p>1692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39" calcext:value-type="float">
            <text:p>2634939</text:p>
          </table:table-cell>
          <table:table-cell office:value-type="float" office:value="73074000" calcext:value-type="float">
            <text:p>7307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307400" calcext:value-type="float">
            <text:p>7307400</text:p>
          </table:table-cell>
          <table:table-cell office:value-type="float" office:value="5480550" calcext:value-type="float">
            <text:p>5480550</text:p>
          </table:table-cell>
          <table:table-cell table:number-columns-repeated="3" office:value-type="float" office:value="1826850" calcext:value-type="float">
            <text:p>1826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43" calcext:value-type="float">
            <text:p>2634943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58000" calcext:value-type="float">
            <text:p>258000</text:p>
          </table:table-cell>
          <table:table-cell office:value-type="float" office:value="193500" calcext:value-type="float">
            <text:p>193500</text:p>
          </table:table-cell>
          <table:table-cell table:number-columns-repeated="3" office:value-type="float" office:value="64500" calcext:value-type="float">
            <text:p>64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44" calcext:value-type="float">
            <text:p>2634944</text:p>
          </table:table-cell>
          <table:table-cell office:value-type="float" office:value="20508000" calcext:value-type="float">
            <text:p>2050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50800" calcext:value-type="float">
            <text:p>2050800</text:p>
          </table:table-cell>
          <table:table-cell office:value-type="float" office:value="1538100" calcext:value-type="float">
            <text:p>1538100</text:p>
          </table:table-cell>
          <table:table-cell table:number-columns-repeated="3" office:value-type="float" office:value="512700" calcext:value-type="float">
            <text:p>512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87" calcext:value-type="float">
            <text:p>2634987</text:p>
          </table:table-cell>
          <table:table-cell office:value-type="float" office:value="19369000" calcext:value-type="float">
            <text:p>1936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36900" calcext:value-type="float">
            <text:p>1936900</text:p>
          </table:table-cell>
          <table:table-cell office:value-type="float" office:value="1452675" calcext:value-type="float">
            <text:p>1452675</text:p>
          </table:table-cell>
          <table:table-cell table:number-columns-repeated="3" office:value-type="float" office:value="484225" calcext:value-type="float">
            <text:p>484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88" calcext:value-type="float">
            <text:p>2634988</text:p>
          </table:table-cell>
          <table:table-cell office:value-type="float" office:value="18502000" calcext:value-type="float">
            <text:p>1850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50200" calcext:value-type="float">
            <text:p>1850200</text:p>
          </table:table-cell>
          <table:table-cell office:value-type="float" office:value="1387650" calcext:value-type="float">
            <text:p>1387650</text:p>
          </table:table-cell>
          <table:table-cell table:number-columns-repeated="3" office:value-type="float" office:value="462550" calcext:value-type="float">
            <text:p>462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90" calcext:value-type="float">
            <text:p>2634990</text:p>
          </table:table-cell>
          <table:table-cell office:value-type="float" office:value="20895000" calcext:value-type="float">
            <text:p>2089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89500" calcext:value-type="float">
            <text:p>2089500</text:p>
          </table:table-cell>
          <table:table-cell office:value-type="float" office:value="1567125" calcext:value-type="float">
            <text:p>1567125</text:p>
          </table:table-cell>
          <table:table-cell table:number-columns-repeated="3" office:value-type="float" office:value="522375" calcext:value-type="float">
            <text:p>522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91" calcext:value-type="float">
            <text:p>2634991</text:p>
          </table:table-cell>
          <table:table-cell office:value-type="float" office:value="25302000" calcext:value-type="float">
            <text:p>2530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530200" calcext:value-type="float">
            <text:p>2530200</text:p>
          </table:table-cell>
          <table:table-cell office:value-type="float" office:value="1897650" calcext:value-type="float">
            <text:p>1897650</text:p>
          </table:table-cell>
          <table:table-cell table:number-columns-repeated="3" office:value-type="float" office:value="632550" calcext:value-type="float">
            <text:p>632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93" calcext:value-type="float">
            <text:p>2634993</text:p>
          </table:table-cell>
          <table:table-cell office:value-type="float" office:value="130342000" calcext:value-type="float">
            <text:p>13034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034200" calcext:value-type="float">
            <text:p>13034200</text:p>
          </table:table-cell>
          <table:table-cell office:value-type="float" office:value="9775650" calcext:value-type="float">
            <text:p>9775650</text:p>
          </table:table-cell>
          <table:table-cell table:number-columns-repeated="3" office:value-type="float" office:value="3258550" calcext:value-type="float">
            <text:p>3258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94" calcext:value-type="float">
            <text:p>2634994</text:p>
          </table:table-cell>
          <table:table-cell office:value-type="float" office:value="107969000" calcext:value-type="float">
            <text:p>10796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796900" calcext:value-type="float">
            <text:p>10796900</text:p>
          </table:table-cell>
          <table:table-cell office:value-type="float" office:value="8097675" calcext:value-type="float">
            <text:p>8097675</text:p>
          </table:table-cell>
          <table:table-cell table:number-columns-repeated="3" office:value-type="float" office:value="2699225" calcext:value-type="float">
            <text:p>2699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95" calcext:value-type="float">
            <text:p>2634995</text:p>
          </table:table-cell>
          <table:table-cell office:value-type="float" office:value="95032000" calcext:value-type="float">
            <text:p>9503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503200" calcext:value-type="float">
            <text:p>9503200</text:p>
          </table:table-cell>
          <table:table-cell office:value-type="float" office:value="7127400" calcext:value-type="float">
            <text:p>7127400</text:p>
          </table:table-cell>
          <table:table-cell table:number-columns-repeated="3" office:value-type="float" office:value="2375800" calcext:value-type="float">
            <text:p>2375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96" calcext:value-type="float">
            <text:p>2634996</text:p>
          </table:table-cell>
          <table:table-cell office:value-type="float" office:value="16342000" calcext:value-type="float">
            <text:p>1634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634200" calcext:value-type="float">
            <text:p>1634200</text:p>
          </table:table-cell>
          <table:table-cell office:value-type="float" office:value="1225650" calcext:value-type="float">
            <text:p>1225650</text:p>
          </table:table-cell>
          <table:table-cell table:number-columns-repeated="3" office:value-type="float" office:value="408550" calcext:value-type="float">
            <text:p>408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98" calcext:value-type="float">
            <text:p>2634998</text:p>
          </table:table-cell>
          <table:table-cell office:value-type="float" office:value="19548000" calcext:value-type="float">
            <text:p>1954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54800" calcext:value-type="float">
            <text:p>1954800</text:p>
          </table:table-cell>
          <table:table-cell office:value-type="float" office:value="1466100" calcext:value-type="float">
            <text:p>1466100</text:p>
          </table:table-cell>
          <table:table-cell table:number-columns-repeated="3" office:value-type="float" office:value="488700" calcext:value-type="float">
            <text:p>488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4999" calcext:value-type="float">
            <text:p>2634999</text:p>
          </table:table-cell>
          <table:table-cell office:value-type="float" office:value="21194000" calcext:value-type="float">
            <text:p>2119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119400" calcext:value-type="float">
            <text:p>2119400</text:p>
          </table:table-cell>
          <table:table-cell office:value-type="float" office:value="1589550" calcext:value-type="float">
            <text:p>1589550</text:p>
          </table:table-cell>
          <table:table-cell table:number-columns-repeated="3" office:value-type="float" office:value="529850" calcext:value-type="float">
            <text:p>529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01" calcext:value-type="float">
            <text:p>2635001</text:p>
          </table:table-cell>
          <table:table-cell office:value-type="float" office:value="53386000" calcext:value-type="float">
            <text:p>5338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338600" calcext:value-type="float">
            <text:p>5338600</text:p>
          </table:table-cell>
          <table:table-cell office:value-type="float" office:value="4003950" calcext:value-type="float">
            <text:p>4003950</text:p>
          </table:table-cell>
          <table:table-cell table:number-columns-repeated="3" office:value-type="float" office:value="1334650" calcext:value-type="float">
            <text:p>1334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02" calcext:value-type="float">
            <text:p>2635002</text:p>
          </table:table-cell>
          <table:table-cell office:value-type="float" office:value="58873000" calcext:value-type="float">
            <text:p>5887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887300" calcext:value-type="float">
            <text:p>5887300</text:p>
          </table:table-cell>
          <table:table-cell office:value-type="float" office:value="4415475" calcext:value-type="float">
            <text:p>4415475</text:p>
          </table:table-cell>
          <table:table-cell table:number-columns-repeated="3" office:value-type="float" office:value="1471825" calcext:value-type="float">
            <text:p>1471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03" calcext:value-type="float">
            <text:p>2635003</text:p>
          </table:table-cell>
          <table:table-cell office:value-type="float" office:value="59285000" calcext:value-type="float">
            <text:p>5928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928500" calcext:value-type="float">
            <text:p>5928500</text:p>
          </table:table-cell>
          <table:table-cell office:value-type="float" office:value="4446375" calcext:value-type="float">
            <text:p>4446375</text:p>
          </table:table-cell>
          <table:table-cell table:number-columns-repeated="3" office:value-type="float" office:value="1482125" calcext:value-type="float">
            <text:p>1482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04" calcext:value-type="float">
            <text:p>2635004</text:p>
          </table:table-cell>
          <table:table-cell office:value-type="float" office:value="102169000" calcext:value-type="float">
            <text:p>10216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216900" calcext:value-type="float">
            <text:p>10216900</text:p>
          </table:table-cell>
          <table:table-cell office:value-type="float" office:value="7662675" calcext:value-type="float">
            <text:p>7662675</text:p>
          </table:table-cell>
          <table:table-cell table:number-columns-repeated="3" office:value-type="float" office:value="2554225" calcext:value-type="float">
            <text:p>2554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05" calcext:value-type="float">
            <text:p>2635005</text:p>
          </table:table-cell>
          <table:table-cell office:value-type="float" office:value="56569000" calcext:value-type="float">
            <text:p>5656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656900" calcext:value-type="float">
            <text:p>5656900</text:p>
          </table:table-cell>
          <table:table-cell office:value-type="float" office:value="4242675" calcext:value-type="float">
            <text:p>4242675</text:p>
          </table:table-cell>
          <table:table-cell table:number-columns-repeated="3" office:value-type="float" office:value="1414225" calcext:value-type="float">
            <text:p>1414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07" calcext:value-type="float">
            <text:p>2635007</text:p>
          </table:table-cell>
          <table:table-cell office:value-type="float" office:value="18295000" calcext:value-type="float">
            <text:p>1829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29500" calcext:value-type="float">
            <text:p>1829500</text:p>
          </table:table-cell>
          <table:table-cell office:value-type="float" office:value="1372125" calcext:value-type="float">
            <text:p>1372125</text:p>
          </table:table-cell>
          <table:table-cell table:number-columns-repeated="3" office:value-type="float" office:value="457375" calcext:value-type="float">
            <text:p>457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08" calcext:value-type="float">
            <text:p>2635008</text:p>
          </table:table-cell>
          <table:table-cell office:value-type="float" office:value="18107000" calcext:value-type="float">
            <text:p>1810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10700" calcext:value-type="float">
            <text:p>1810700</text:p>
          </table:table-cell>
          <table:table-cell office:value-type="float" office:value="1358025" calcext:value-type="float">
            <text:p>1358025</text:p>
          </table:table-cell>
          <table:table-cell table:number-columns-repeated="3" office:value-type="float" office:value="452675" calcext:value-type="float">
            <text:p>452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09" calcext:value-type="float">
            <text:p>2635009</text:p>
          </table:table-cell>
          <table:table-cell office:value-type="float" office:value="121737000" calcext:value-type="float">
            <text:p>12173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173700" calcext:value-type="float">
            <text:p>12173700</text:p>
          </table:table-cell>
          <table:table-cell office:value-type="float" office:value="9130275" calcext:value-type="float">
            <text:p>9130275</text:p>
          </table:table-cell>
          <table:table-cell table:number-columns-repeated="3" office:value-type="float" office:value="3043425" calcext:value-type="float">
            <text:p>3043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10" calcext:value-type="float">
            <text:p>2635010</text:p>
          </table:table-cell>
          <table:table-cell office:value-type="float" office:value="28490000" calcext:value-type="float">
            <text:p>2849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849000" calcext:value-type="float">
            <text:p>2849000</text:p>
          </table:table-cell>
          <table:table-cell office:value-type="float" office:value="2136750" calcext:value-type="float">
            <text:p>2136750</text:p>
          </table:table-cell>
          <table:table-cell table:number-columns-repeated="3" office:value-type="float" office:value="712250" calcext:value-type="float">
            <text:p>712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11" calcext:value-type="float">
            <text:p>2635011</text:p>
          </table:table-cell>
          <table:table-cell office:value-type="float" office:value="70633000" calcext:value-type="float">
            <text:p>7063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063300" calcext:value-type="float">
            <text:p>7063300</text:p>
          </table:table-cell>
          <table:table-cell office:value-type="float" office:value="5297475" calcext:value-type="float">
            <text:p>5297475</text:p>
          </table:table-cell>
          <table:table-cell table:number-columns-repeated="3" office:value-type="float" office:value="1765825" calcext:value-type="float">
            <text:p>1765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12" calcext:value-type="float">
            <text:p>2635012</text:p>
          </table:table-cell>
          <table:table-cell office:value-type="float" office:value="18883000" calcext:value-type="float">
            <text:p>1888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88300" calcext:value-type="float">
            <text:p>1888300</text:p>
          </table:table-cell>
          <table:table-cell office:value-type="float" office:value="1416225" calcext:value-type="float">
            <text:p>1416225</text:p>
          </table:table-cell>
          <table:table-cell table:number-columns-repeated="3" office:value-type="float" office:value="472075" calcext:value-type="float">
            <text:p>472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13" calcext:value-type="float">
            <text:p>2635013</text:p>
          </table:table-cell>
          <table:table-cell office:value-type="float" office:value="29032000" calcext:value-type="float">
            <text:p>2903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903200" calcext:value-type="float">
            <text:p>2903200</text:p>
          </table:table-cell>
          <table:table-cell office:value-type="float" office:value="2177400" calcext:value-type="float">
            <text:p>2177400</text:p>
          </table:table-cell>
          <table:table-cell table:number-columns-repeated="3" office:value-type="float" office:value="725800" calcext:value-type="float">
            <text:p>725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14" calcext:value-type="float">
            <text:p>2635014</text:p>
          </table:table-cell>
          <table:table-cell office:value-type="float" office:value="36494000" calcext:value-type="float">
            <text:p>3649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649400" calcext:value-type="float">
            <text:p>3649400</text:p>
          </table:table-cell>
          <table:table-cell office:value-type="float" office:value="2737050" calcext:value-type="float">
            <text:p>2737050</text:p>
          </table:table-cell>
          <table:table-cell table:number-columns-repeated="3" office:value-type="float" office:value="912350" calcext:value-type="float">
            <text:p>912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15" calcext:value-type="float">
            <text:p>2635015</text:p>
          </table:table-cell>
          <table:table-cell office:value-type="float" office:value="120472000" calcext:value-type="float">
            <text:p>12047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047200" calcext:value-type="float">
            <text:p>12047200</text:p>
          </table:table-cell>
          <table:table-cell office:value-type="float" office:value="9035400" calcext:value-type="float">
            <text:p>9035400</text:p>
          </table:table-cell>
          <table:table-cell table:number-columns-repeated="3" office:value-type="float" office:value="3011800" calcext:value-type="float">
            <text:p>3011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16" calcext:value-type="float">
            <text:p>2635016</text:p>
          </table:table-cell>
          <table:table-cell office:value-type="float" office:value="23051000" calcext:value-type="float">
            <text:p>2305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305100" calcext:value-type="float">
            <text:p>2305100</text:p>
          </table:table-cell>
          <table:table-cell office:value-type="float" office:value="1728825" calcext:value-type="float">
            <text:p>1728825</text:p>
          </table:table-cell>
          <table:table-cell table:number-columns-repeated="3" office:value-type="float" office:value="576275" calcext:value-type="float">
            <text:p>576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19" calcext:value-type="float">
            <text:p>2635019</text:p>
          </table:table-cell>
          <table:table-cell office:value-type="float" office:value="22004000" calcext:value-type="float">
            <text:p>2200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200400" calcext:value-type="float">
            <text:p>2200400</text:p>
          </table:table-cell>
          <table:table-cell office:value-type="float" office:value="1650300" calcext:value-type="float">
            <text:p>1650300</text:p>
          </table:table-cell>
          <table:table-cell table:number-columns-repeated="3" office:value-type="float" office:value="550100" calcext:value-type="float">
            <text:p>550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20" calcext:value-type="float">
            <text:p>2635020</text:p>
          </table:table-cell>
          <table:table-cell office:value-type="float" office:value="19079000" calcext:value-type="float">
            <text:p>1907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07900" calcext:value-type="float">
            <text:p>1907900</text:p>
          </table:table-cell>
          <table:table-cell office:value-type="float" office:value="1430925" calcext:value-type="float">
            <text:p>1430925</text:p>
          </table:table-cell>
          <table:table-cell table:number-columns-repeated="3" office:value-type="float" office:value="476975" calcext:value-type="float">
            <text:p>476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21" calcext:value-type="float">
            <text:p>2635021</text:p>
          </table:table-cell>
          <table:table-cell office:value-type="float" office:value="22211000" calcext:value-type="float">
            <text:p>2221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221100" calcext:value-type="float">
            <text:p>2221100</text:p>
          </table:table-cell>
          <table:table-cell office:value-type="float" office:value="1665825" calcext:value-type="float">
            <text:p>1665825</text:p>
          </table:table-cell>
          <table:table-cell table:number-columns-repeated="3" office:value-type="float" office:value="555275" calcext:value-type="float">
            <text:p>555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22" calcext:value-type="float">
            <text:p>2635022</text:p>
          </table:table-cell>
          <table:table-cell office:value-type="float" office:value="74959000" calcext:value-type="float">
            <text:p>7495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495900" calcext:value-type="float">
            <text:p>7495900</text:p>
          </table:table-cell>
          <table:table-cell office:value-type="float" office:value="5621925" calcext:value-type="float">
            <text:p>5621925</text:p>
          </table:table-cell>
          <table:table-cell table:number-columns-repeated="3" office:value-type="float" office:value="1873975" calcext:value-type="float">
            <text:p>18739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23" calcext:value-type="float">
            <text:p>2635023</text:p>
          </table:table-cell>
          <table:table-cell office:value-type="float" office:value="62077000" calcext:value-type="float">
            <text:p>6207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207700" calcext:value-type="float">
            <text:p>6207700</text:p>
          </table:table-cell>
          <table:table-cell office:value-type="float" office:value="4655775" calcext:value-type="float">
            <text:p>4655775</text:p>
          </table:table-cell>
          <table:table-cell table:number-columns-repeated="3" office:value-type="float" office:value="1551925" calcext:value-type="float">
            <text:p>15519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25" calcext:value-type="float">
            <text:p>2635025</text:p>
          </table:table-cell>
          <table:table-cell office:value-type="float" office:value="4253000" calcext:value-type="float">
            <text:p>425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25300" calcext:value-type="float">
            <text:p>425300</text:p>
          </table:table-cell>
          <table:table-cell office:value-type="float" office:value="318975" calcext:value-type="float">
            <text:p>318975</text:p>
          </table:table-cell>
          <table:table-cell table:number-columns-repeated="3" office:value-type="float" office:value="106325" calcext:value-type="float">
            <text:p>106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27" calcext:value-type="float">
            <text:p>2635027</text:p>
          </table:table-cell>
          <table:table-cell office:value-type="float" office:value="141979000" calcext:value-type="float">
            <text:p>14197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4197900" calcext:value-type="float">
            <text:p>14197900</text:p>
          </table:table-cell>
          <table:table-cell office:value-type="float" office:value="10648425" calcext:value-type="float">
            <text:p>10648425</text:p>
          </table:table-cell>
          <table:table-cell table:number-columns-repeated="3" office:value-type="float" office:value="3549475" calcext:value-type="float">
            <text:p>3549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33" calcext:value-type="float">
            <text:p>2635033</text:p>
          </table:table-cell>
          <table:table-cell office:value-type="float" office:value="17876000" calcext:value-type="float">
            <text:p>1787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787600" calcext:value-type="float">
            <text:p>1787600</text:p>
          </table:table-cell>
          <table:table-cell office:value-type="float" office:value="1340700" calcext:value-type="float">
            <text:p>1340700</text:p>
          </table:table-cell>
          <table:table-cell table:number-columns-repeated="3" office:value-type="float" office:value="446900" calcext:value-type="float">
            <text:p>44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36" calcext:value-type="float">
            <text:p>2635036</text:p>
          </table:table-cell>
          <table:table-cell office:value-type="float" office:value="22331000" calcext:value-type="float">
            <text:p>2233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233100" calcext:value-type="float">
            <text:p>2233100</text:p>
          </table:table-cell>
          <table:table-cell office:value-type="float" office:value="1674825" calcext:value-type="float">
            <text:p>1674825</text:p>
          </table:table-cell>
          <table:table-cell table:number-columns-repeated="3" office:value-type="float" office:value="558275" calcext:value-type="float">
            <text:p>558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37" calcext:value-type="float">
            <text:p>2635037</text:p>
          </table:table-cell>
          <table:table-cell office:value-type="float" office:value="19161000" calcext:value-type="float">
            <text:p>1916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16100" calcext:value-type="float">
            <text:p>1916100</text:p>
          </table:table-cell>
          <table:table-cell office:value-type="float" office:value="1437075" calcext:value-type="float">
            <text:p>1437075</text:p>
          </table:table-cell>
          <table:table-cell table:number-columns-repeated="3" office:value-type="float" office:value="479025" calcext:value-type="float">
            <text:p>479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38" calcext:value-type="float">
            <text:p>2635038</text:p>
          </table:table-cell>
          <table:table-cell office:value-type="float" office:value="22030000" calcext:value-type="float">
            <text:p>2203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203000" calcext:value-type="float">
            <text:p>2203000</text:p>
          </table:table-cell>
          <table:table-cell office:value-type="float" office:value="1652250" calcext:value-type="float">
            <text:p>1652250</text:p>
          </table:table-cell>
          <table:table-cell table:number-columns-repeated="3" office:value-type="float" office:value="550750" calcext:value-type="float">
            <text:p>550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63" calcext:value-type="float">
            <text:p>2635063</text:p>
          </table:table-cell>
          <table:table-cell office:value-type="float" office:value="23094000" calcext:value-type="float">
            <text:p>2309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309400" calcext:value-type="float">
            <text:p>2309400</text:p>
          </table:table-cell>
          <table:table-cell office:value-type="float" office:value="1732050" calcext:value-type="float">
            <text:p>1732050</text:p>
          </table:table-cell>
          <table:table-cell table:number-columns-repeated="3" office:value-type="float" office:value="577350" calcext:value-type="float">
            <text:p>577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64" calcext:value-type="float">
            <text:p>2635064</text:p>
          </table:table-cell>
          <table:table-cell office:value-type="float" office:value="21885000" calcext:value-type="float">
            <text:p>2188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188500" calcext:value-type="float">
            <text:p>2188500</text:p>
          </table:table-cell>
          <table:table-cell office:value-type="float" office:value="1641375" calcext:value-type="float">
            <text:p>1641375</text:p>
          </table:table-cell>
          <table:table-cell table:number-columns-repeated="3" office:value-type="float" office:value="547125" calcext:value-type="float">
            <text:p>547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065" calcext:value-type="float">
            <text:p>2635065</text:p>
          </table:table-cell>
          <table:table-cell office:value-type="float" office:value="34186000" calcext:value-type="float">
            <text:p>3418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418600" calcext:value-type="float">
            <text:p>3418600</text:p>
          </table:table-cell>
          <table:table-cell office:value-type="float" office:value="2563950" calcext:value-type="float">
            <text:p>2563950</text:p>
          </table:table-cell>
          <table:table-cell table:number-columns-repeated="3" office:value-type="float" office:value="854650" calcext:value-type="float">
            <text:p>854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06" calcext:value-type="float">
            <text:p>2635106</text:p>
          </table:table-cell>
          <table:table-cell office:value-type="float" office:value="23072000" calcext:value-type="float">
            <text:p>2307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307200" calcext:value-type="float">
            <text:p>2307200</text:p>
          </table:table-cell>
          <table:table-cell office:value-type="float" office:value="1730400" calcext:value-type="float">
            <text:p>1730400</text:p>
          </table:table-cell>
          <table:table-cell table:number-columns-repeated="3" office:value-type="float" office:value="576800" calcext:value-type="float">
            <text:p>576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23" calcext:value-type="float">
            <text:p>2635123</text:p>
          </table:table-cell>
          <table:table-cell office:value-type="float" office:value="47414000" calcext:value-type="float">
            <text:p>4741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741400" calcext:value-type="float">
            <text:p>4741400</text:p>
          </table:table-cell>
          <table:table-cell office:value-type="float" office:value="3556050" calcext:value-type="float">
            <text:p>3556050</text:p>
          </table:table-cell>
          <table:table-cell table:number-columns-repeated="3" office:value-type="float" office:value="1185350" calcext:value-type="float">
            <text:p>1185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24" calcext:value-type="float">
            <text:p>2635124</text:p>
          </table:table-cell>
          <table:table-cell office:value-type="float" office:value="28315000" calcext:value-type="float">
            <text:p>2831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831500" calcext:value-type="float">
            <text:p>2831500</text:p>
          </table:table-cell>
          <table:table-cell office:value-type="float" office:value="2123625" calcext:value-type="float">
            <text:p>2123625</text:p>
          </table:table-cell>
          <table:table-cell table:number-columns-repeated="3" office:value-type="float" office:value="707875" calcext:value-type="float">
            <text:p>707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28" calcext:value-type="float">
            <text:p>2635128</text:p>
          </table:table-cell>
          <table:table-cell office:value-type="float" office:value="36980000" calcext:value-type="float">
            <text:p>3698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698000" calcext:value-type="float">
            <text:p>3698000</text:p>
          </table:table-cell>
          <table:table-cell office:value-type="float" office:value="2773500" calcext:value-type="float">
            <text:p>2773500</text:p>
          </table:table-cell>
          <table:table-cell table:number-columns-repeated="3" office:value-type="float" office:value="924500" calcext:value-type="float">
            <text:p>924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29" calcext:value-type="float">
            <text:p>2635129</text:p>
          </table:table-cell>
          <table:table-cell office:value-type="float" office:value="73148000" calcext:value-type="float">
            <text:p>7314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314800" calcext:value-type="float">
            <text:p>7314800</text:p>
          </table:table-cell>
          <table:table-cell office:value-type="float" office:value="5486100" calcext:value-type="float">
            <text:p>5486100</text:p>
          </table:table-cell>
          <table:table-cell table:number-columns-repeated="3" office:value-type="float" office:value="1828700" calcext:value-type="float">
            <text:p>1828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0" calcext:value-type="float">
            <text:p>2635130</text:p>
          </table:table-cell>
          <table:table-cell office:value-type="float" office:value="45003000" calcext:value-type="float">
            <text:p>4500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500300" calcext:value-type="float">
            <text:p>4500300</text:p>
          </table:table-cell>
          <table:table-cell office:value-type="float" office:value="3375225" calcext:value-type="float">
            <text:p>3375225</text:p>
          </table:table-cell>
          <table:table-cell table:number-columns-repeated="3" office:value-type="float" office:value="1125075" calcext:value-type="float">
            <text:p>1125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1" calcext:value-type="float">
            <text:p>2635131</text:p>
          </table:table-cell>
          <table:table-cell office:value-type="float" office:value="19154000" calcext:value-type="float">
            <text:p>1915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15400" calcext:value-type="float">
            <text:p>1915400</text:p>
          </table:table-cell>
          <table:table-cell office:value-type="float" office:value="1436550" calcext:value-type="float">
            <text:p>1436550</text:p>
          </table:table-cell>
          <table:table-cell table:number-columns-repeated="3" office:value-type="float" office:value="478850" calcext:value-type="float">
            <text:p>478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2" calcext:value-type="float">
            <text:p>2635132</text:p>
          </table:table-cell>
          <table:table-cell office:value-type="float" office:value="109063000" calcext:value-type="float">
            <text:p>10906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906300" calcext:value-type="float">
            <text:p>10906300</text:p>
          </table:table-cell>
          <table:table-cell office:value-type="float" office:value="8179725" calcext:value-type="float">
            <text:p>8179725</text:p>
          </table:table-cell>
          <table:table-cell table:number-columns-repeated="3" office:value-type="float" office:value="2726575" calcext:value-type="float">
            <text:p>2726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3" calcext:value-type="float">
            <text:p>2635133</text:p>
          </table:table-cell>
          <table:table-cell office:value-type="float" office:value="34448000" calcext:value-type="float">
            <text:p>3444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444800" calcext:value-type="float">
            <text:p>3444800</text:p>
          </table:table-cell>
          <table:table-cell office:value-type="float" office:value="2583600" calcext:value-type="float">
            <text:p>2583600</text:p>
          </table:table-cell>
          <table:table-cell table:number-columns-repeated="3" office:value-type="float" office:value="861200" calcext:value-type="float">
            <text:p>86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4" calcext:value-type="float">
            <text:p>2635134</text:p>
          </table:table-cell>
          <table:table-cell office:value-type="float" office:value="19443000" calcext:value-type="float">
            <text:p>19443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44300" calcext:value-type="float">
            <text:p>1944300</text:p>
          </table:table-cell>
          <table:table-cell office:value-type="float" office:value="1458225" calcext:value-type="float">
            <text:p>1458225</text:p>
          </table:table-cell>
          <table:table-cell table:number-columns-repeated="3" office:value-type="float" office:value="486075" calcext:value-type="float">
            <text:p>4860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5" calcext:value-type="float">
            <text:p>2635135</text:p>
          </table:table-cell>
          <table:table-cell office:value-type="float" office:value="124028000" calcext:value-type="float">
            <text:p>12402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402800" calcext:value-type="float">
            <text:p>12402800</text:p>
          </table:table-cell>
          <table:table-cell office:value-type="float" office:value="9302100" calcext:value-type="float">
            <text:p>9302100</text:p>
          </table:table-cell>
          <table:table-cell table:number-columns-repeated="3" office:value-type="float" office:value="3100700" calcext:value-type="float">
            <text:p>3100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6" calcext:value-type="float">
            <text:p>2635136</text:p>
          </table:table-cell>
          <table:table-cell office:value-type="float" office:value="126634000" calcext:value-type="float">
            <text:p>12663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663400" calcext:value-type="float">
            <text:p>12663400</text:p>
          </table:table-cell>
          <table:table-cell office:value-type="float" office:value="9497550" calcext:value-type="float">
            <text:p>9497550</text:p>
          </table:table-cell>
          <table:table-cell table:number-columns-repeated="3" office:value-type="float" office:value="3165850" calcext:value-type="float">
            <text:p>3165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7" calcext:value-type="float">
            <text:p>2635137</text:p>
          </table:table-cell>
          <table:table-cell office:value-type="float" office:value="95638000" calcext:value-type="float">
            <text:p>9563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563800" calcext:value-type="float">
            <text:p>9563800</text:p>
          </table:table-cell>
          <table:table-cell office:value-type="float" office:value="7172850" calcext:value-type="float">
            <text:p>7172850</text:p>
          </table:table-cell>
          <table:table-cell table:number-columns-repeated="3" office:value-type="float" office:value="2390950" calcext:value-type="float">
            <text:p>2390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8" calcext:value-type="float">
            <text:p>2635138</text:p>
          </table:table-cell>
          <table:table-cell office:value-type="float" office:value="24265000" calcext:value-type="float">
            <text:p>2426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426500" calcext:value-type="float">
            <text:p>2426500</text:p>
          </table:table-cell>
          <table:table-cell office:value-type="float" office:value="1819875" calcext:value-type="float">
            <text:p>1819875</text:p>
          </table:table-cell>
          <table:table-cell table:number-columns-repeated="3" office:value-type="float" office:value="606625" calcext:value-type="float">
            <text:p>606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39" calcext:value-type="float">
            <text:p>2635139</text:p>
          </table:table-cell>
          <table:table-cell office:value-type="float" office:value="24191000" calcext:value-type="float">
            <text:p>2419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419100" calcext:value-type="float">
            <text:p>2419100</text:p>
          </table:table-cell>
          <table:table-cell office:value-type="float" office:value="1814325" calcext:value-type="float">
            <text:p>1814325</text:p>
          </table:table-cell>
          <table:table-cell table:number-columns-repeated="3" office:value-type="float" office:value="604775" calcext:value-type="float">
            <text:p>604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0" calcext:value-type="float">
            <text:p>2635140</text:p>
          </table:table-cell>
          <table:table-cell office:value-type="float" office:value="2655000" calcext:value-type="float">
            <text:p>265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65500" calcext:value-type="float">
            <text:p>265500</text:p>
          </table:table-cell>
          <table:table-cell office:value-type="float" office:value="199125" calcext:value-type="float">
            <text:p>199125</text:p>
          </table:table-cell>
          <table:table-cell table:number-columns-repeated="3" office:value-type="float" office:value="66375" calcext:value-type="float">
            <text:p>66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1" calcext:value-type="float">
            <text:p>2635141</text:p>
          </table:table-cell>
          <table:table-cell office:value-type="float" office:value="14887000" calcext:value-type="float">
            <text:p>1488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488700" calcext:value-type="float">
            <text:p>1488700</text:p>
          </table:table-cell>
          <table:table-cell office:value-type="float" office:value="1116525" calcext:value-type="float">
            <text:p>1116525</text:p>
          </table:table-cell>
          <table:table-cell table:number-columns-repeated="3" office:value-type="float" office:value="372175" calcext:value-type="float">
            <text:p>372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2" calcext:value-type="float">
            <text:p>2635142</text:p>
          </table:table-cell>
          <table:table-cell office:value-type="float" office:value="66020000" calcext:value-type="float">
            <text:p>6602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602000" calcext:value-type="float">
            <text:p>6602000</text:p>
          </table:table-cell>
          <table:table-cell office:value-type="float" office:value="4951500" calcext:value-type="float">
            <text:p>4951500</text:p>
          </table:table-cell>
          <table:table-cell table:number-columns-repeated="3" office:value-type="float" office:value="1650500" calcext:value-type="float">
            <text:p>1650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3" calcext:value-type="float">
            <text:p>2635143</text:p>
          </table:table-cell>
          <table:table-cell office:value-type="float" office:value="115628000" calcext:value-type="float">
            <text:p>11562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562800" calcext:value-type="float">
            <text:p>11562800</text:p>
          </table:table-cell>
          <table:table-cell office:value-type="float" office:value="8672100" calcext:value-type="float">
            <text:p>8672100</text:p>
          </table:table-cell>
          <table:table-cell table:number-columns-repeated="3" office:value-type="float" office:value="2890700" calcext:value-type="float">
            <text:p>2890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4" calcext:value-type="float">
            <text:p>2635144</text:p>
          </table:table-cell>
          <table:table-cell office:value-type="float" office:value="123986000" calcext:value-type="float">
            <text:p>12398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2398600" calcext:value-type="float">
            <text:p>12398600</text:p>
          </table:table-cell>
          <table:table-cell office:value-type="float" office:value="9298950" calcext:value-type="float">
            <text:p>9298950</text:p>
          </table:table-cell>
          <table:table-cell table:number-columns-repeated="3" office:value-type="float" office:value="3099650" calcext:value-type="float">
            <text:p>30996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5" calcext:value-type="float">
            <text:p>2635145</text:p>
          </table:table-cell>
          <table:table-cell office:value-type="float" office:value="78892000" calcext:value-type="float">
            <text:p>7889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889200" calcext:value-type="float">
            <text:p>7889200</text:p>
          </table:table-cell>
          <table:table-cell office:value-type="float" office:value="5916900" calcext:value-type="float">
            <text:p>5916900</text:p>
          </table:table-cell>
          <table:table-cell table:number-columns-repeated="3" office:value-type="float" office:value="1972300" calcext:value-type="float">
            <text:p>197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6" calcext:value-type="float">
            <text:p>2635146</text:p>
          </table:table-cell>
          <table:table-cell office:value-type="float" office:value="38646000" calcext:value-type="float">
            <text:p>38646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864600" calcext:value-type="float">
            <text:p>3864600</text:p>
          </table:table-cell>
          <table:table-cell office:value-type="float" office:value="2898450" calcext:value-type="float">
            <text:p>2898450</text:p>
          </table:table-cell>
          <table:table-cell table:number-columns-repeated="3" office:value-type="float" office:value="966150" calcext:value-type="float">
            <text:p>966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7" calcext:value-type="float">
            <text:p>2635147</text:p>
          </table:table-cell>
          <table:table-cell office:value-type="float" office:value="146739000" calcext:value-type="float">
            <text:p>14673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4673900" calcext:value-type="float">
            <text:p>14673900</text:p>
          </table:table-cell>
          <table:table-cell office:value-type="float" office:value="11005425" calcext:value-type="float">
            <text:p>11005425</text:p>
          </table:table-cell>
          <table:table-cell table:number-columns-repeated="3" office:value-type="float" office:value="3668475" calcext:value-type="float">
            <text:p>3668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8" calcext:value-type="float">
            <text:p>2635148</text:p>
          </table:table-cell>
          <table:table-cell office:value-type="float" office:value="63358000" calcext:value-type="float">
            <text:p>6335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335800" calcext:value-type="float">
            <text:p>6335800</text:p>
          </table:table-cell>
          <table:table-cell office:value-type="float" office:value="4751850" calcext:value-type="float">
            <text:p>4751850</text:p>
          </table:table-cell>
          <table:table-cell table:number-columns-repeated="3" office:value-type="float" office:value="1583950" calcext:value-type="float">
            <text:p>1583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49" calcext:value-type="float">
            <text:p>2635149</text:p>
          </table:table-cell>
          <table:table-cell office:value-type="float" office:value="15348000" calcext:value-type="float">
            <text:p>1534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534800" calcext:value-type="float">
            <text:p>1534800</text:p>
          </table:table-cell>
          <table:table-cell office:value-type="float" office:value="1151100" calcext:value-type="float">
            <text:p>1151100</text:p>
          </table:table-cell>
          <table:table-cell table:number-columns-repeated="3" office:value-type="float" office:value="383700" calcext:value-type="float">
            <text:p>383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50" calcext:value-type="float">
            <text:p>2635150</text:p>
          </table:table-cell>
          <table:table-cell office:value-type="float" office:value="84572000" calcext:value-type="float">
            <text:p>8457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8457200" calcext:value-type="float">
            <text:p>8457200</text:p>
          </table:table-cell>
          <table:table-cell office:value-type="float" office:value="6342900" calcext:value-type="float">
            <text:p>6342900</text:p>
          </table:table-cell>
          <table:table-cell table:number-columns-repeated="3" office:value-type="float" office:value="2114300" calcext:value-type="float">
            <text:p>2114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51" calcext:value-type="float">
            <text:p>2635151</text:p>
          </table:table-cell>
          <table:table-cell office:value-type="float" office:value="20657000" calcext:value-type="float">
            <text:p>2065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65700" calcext:value-type="float">
            <text:p>2065700</text:p>
          </table:table-cell>
          <table:table-cell office:value-type="float" office:value="1549275" calcext:value-type="float">
            <text:p>1549275</text:p>
          </table:table-cell>
          <table:table-cell table:number-columns-repeated="3" office:value-type="float" office:value="516425" calcext:value-type="float">
            <text:p>51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52" calcext:value-type="float">
            <text:p>2635152</text:p>
          </table:table-cell>
          <table:table-cell office:value-type="float" office:value="16227000" calcext:value-type="float">
            <text:p>1622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1217025" calcext:value-type="float">
            <text:p>1217025</text:p>
          </table:table-cell>
          <table:table-cell table:number-columns-repeated="3" office:value-type="float" office:value="405675" calcext:value-type="float">
            <text:p>405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53" calcext:value-type="float">
            <text:p>2635153</text:p>
          </table:table-cell>
          <table:table-cell office:value-type="float" office:value="14531000" calcext:value-type="float">
            <text:p>14531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453100" calcext:value-type="float">
            <text:p>1453100</text:p>
          </table:table-cell>
          <table:table-cell office:value-type="float" office:value="1089825" calcext:value-type="float">
            <text:p>1089825</text:p>
          </table:table-cell>
          <table:table-cell table:number-columns-repeated="3" office:value-type="float" office:value="363275" calcext:value-type="float">
            <text:p>363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54" calcext:value-type="float">
            <text:p>2635154</text:p>
          </table:table-cell>
          <table:table-cell office:value-type="float" office:value="23774000" calcext:value-type="float">
            <text:p>2377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377400" calcext:value-type="float">
            <text:p>2377400</text:p>
          </table:table-cell>
          <table:table-cell office:value-type="float" office:value="1783050" calcext:value-type="float">
            <text:p>1783050</text:p>
          </table:table-cell>
          <table:table-cell table:number-columns-repeated="3" office:value-type="float" office:value="594350" calcext:value-type="float">
            <text:p>594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55" calcext:value-type="float">
            <text:p>2635155</text:p>
          </table:table-cell>
          <table:table-cell office:value-type="float" office:value="35534000" calcext:value-type="float">
            <text:p>3553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553400" calcext:value-type="float">
            <text:p>3553400</text:p>
          </table:table-cell>
          <table:table-cell office:value-type="float" office:value="2665050" calcext:value-type="float">
            <text:p>2665050</text:p>
          </table:table-cell>
          <table:table-cell table:number-columns-repeated="3" office:value-type="float" office:value="888350" calcext:value-type="float">
            <text:p>888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56" calcext:value-type="float">
            <text:p>2635156</text:p>
          </table:table-cell>
          <table:table-cell office:value-type="float" office:value="116335000" calcext:value-type="float">
            <text:p>11633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1633500" calcext:value-type="float">
            <text:p>11633500</text:p>
          </table:table-cell>
          <table:table-cell office:value-type="float" office:value="8725125" calcext:value-type="float">
            <text:p>8725125</text:p>
          </table:table-cell>
          <table:table-cell table:number-columns-repeated="3" office:value-type="float" office:value="2908375" calcext:value-type="float">
            <text:p>29083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64" calcext:value-type="float">
            <text:p>2635164</text:p>
          </table:table-cell>
          <table:table-cell office:value-type="float" office:value="45788000" calcext:value-type="float">
            <text:p>4578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4578800" calcext:value-type="float">
            <text:p>4578800</text:p>
          </table:table-cell>
          <table:table-cell office:value-type="float" office:value="3434100" calcext:value-type="float">
            <text:p>3434100</text:p>
          </table:table-cell>
          <table:table-cell table:number-columns-repeated="3" office:value-type="float" office:value="1144700" calcext:value-type="float">
            <text:p>1144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65" calcext:value-type="float">
            <text:p>2635165</text:p>
          </table:table-cell>
          <table:table-cell office:value-type="float" office:value="39789000" calcext:value-type="float">
            <text:p>3978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978900" calcext:value-type="float">
            <text:p>3978900</text:p>
          </table:table-cell>
          <table:table-cell office:value-type="float" office:value="2984175" calcext:value-type="float">
            <text:p>2984175</text:p>
          </table:table-cell>
          <table:table-cell table:number-columns-repeated="3" office:value-type="float" office:value="994725" calcext:value-type="float">
            <text:p>994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83" calcext:value-type="float">
            <text:p>2635183</text:p>
          </table:table-cell>
          <table:table-cell office:value-type="float" office:value="18727000" calcext:value-type="float">
            <text:p>18727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72700" calcext:value-type="float">
            <text:p>1872700</text:p>
          </table:table-cell>
          <table:table-cell office:value-type="float" office:value="1404525" calcext:value-type="float">
            <text:p>1404525</text:p>
          </table:table-cell>
          <table:table-cell table:number-columns-repeated="3" office:value-type="float" office:value="468175" calcext:value-type="float">
            <text:p>468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92" calcext:value-type="float">
            <text:p>2635192</text:p>
          </table:table-cell>
          <table:table-cell office:value-type="float" office:value="23808000" calcext:value-type="float">
            <text:p>23808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380800" calcext:value-type="float">
            <text:p>2380800</text:p>
          </table:table-cell>
          <table:table-cell office:value-type="float" office:value="1785600" calcext:value-type="float">
            <text:p>1785600</text:p>
          </table:table-cell>
          <table:table-cell table:number-columns-repeated="3" office:value-type="float" office:value="595200" calcext:value-type="float">
            <text:p>595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98" calcext:value-type="float">
            <text:p>2635198</text:p>
          </table:table-cell>
          <table:table-cell office:value-type="float" office:value="197714000" calcext:value-type="float">
            <text:p>197714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771400" calcext:value-type="float">
            <text:p>19771400</text:p>
          </table:table-cell>
          <table:table-cell office:value-type="float" office:value="14828550" calcext:value-type="float">
            <text:p>14828550</text:p>
          </table:table-cell>
          <table:table-cell table:number-columns-repeated="3" office:value-type="float" office:value="4942850" calcext:value-type="float">
            <text:p>4942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199" calcext:value-type="float">
            <text:p>2635199</text:p>
          </table:table-cell>
          <table:table-cell office:value-type="float" office:value="173979000" calcext:value-type="float">
            <text:p>17397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7397900" calcext:value-type="float">
            <text:p>17397900</text:p>
          </table:table-cell>
          <table:table-cell office:value-type="float" office:value="13048425" calcext:value-type="float">
            <text:p>13048425</text:p>
          </table:table-cell>
          <table:table-cell table:number-columns-repeated="3" office:value-type="float" office:value="4349475" calcext:value-type="float">
            <text:p>4349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200" calcext:value-type="float">
            <text:p>2635200</text:p>
          </table:table-cell>
          <table:table-cell office:value-type="float" office:value="279082000" calcext:value-type="float">
            <text:p>279082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7908200" calcext:value-type="float">
            <text:p>27908200</text:p>
          </table:table-cell>
          <table:table-cell office:value-type="float" office:value="20931150" calcext:value-type="float">
            <text:p>20931150</text:p>
          </table:table-cell>
          <table:table-cell table:number-columns-repeated="3" office:value-type="float" office:value="6977050" calcext:value-type="float">
            <text:p>6977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201" calcext:value-type="float">
            <text:p>2635201</text:p>
          </table:table-cell>
          <table:table-cell office:value-type="float" office:value="198390000" calcext:value-type="float">
            <text:p>19839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9839000" calcext:value-type="float">
            <text:p>19839000</text:p>
          </table:table-cell>
          <table:table-cell office:value-type="float" office:value="14879250" calcext:value-type="float">
            <text:p>14879250</text:p>
          </table:table-cell>
          <table:table-cell table:number-columns-repeated="3" office:value-type="float" office:value="4959750" calcext:value-type="float">
            <text:p>4959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5202" calcext:value-type="float">
            <text:p>2635202</text:p>
          </table:table-cell>
          <table:table-cell office:value-type="float" office:value="344003900" calcext:value-type="float">
            <text:p>3440039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4400392" calcext:value-type="float">
            <text:p>34400392</text:p>
          </table:table-cell>
          <table:table-cell office:value-type="float" office:value="25800294" calcext:value-type="float">
            <text:p>25800294</text:p>
          </table:table-cell>
          <table:table-cell table:number-columns-repeated="3" office:value-type="float" office:value="8600098" calcext:value-type="float">
            <text:p>860009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7824" calcext:value-type="float">
            <text:p>2637824</text:p>
          </table:table-cell>
          <table:table-cell office:value-type="float" office:value="423621000" calcext:value-type="float">
            <text:p>423621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2952625" calcext:value-type="float">
            <text:p>52952625</text:p>
          </table:table-cell>
          <table:table-cell office:value-type="float" office:value="42362100" calcext:value-type="float">
            <text:p>42362100</text:p>
          </table:table-cell>
          <table:table-cell table:number-columns-repeated="3" office:value-type="float" office:value="10590525" calcext:value-type="float">
            <text:p>10590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37823" calcext:value-type="float">
            <text:p>2637823</text:p>
          </table:table-cell>
          <table:table-cell office:value-type="float" office:value="469243703" calcext:value-type="float">
            <text:p>4692437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34621850" calcext:value-type="float">
            <text:p>234621850</text:p>
          </table:table-cell>
          <table:table-cell office:value-type="float" office:value="187697480" calcext:value-type="float">
            <text:p>187697480</text:p>
          </table:table-cell>
          <table:table-cell table:number-columns-repeated="3" office:value-type="float" office:value="46924370" calcext:value-type="float">
            <text:p>469243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389" calcext:value-type="float">
            <text:p>2659389</text:p>
          </table:table-cell>
          <table:table-cell office:value-type="float" office:value="214897000" calcext:value-type="float">
            <text:p>214897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2979400" calcext:value-type="float">
            <text:p>42979400</text:p>
          </table:table-cell>
          <table:table-cell table:number-columns-repeated="4" office:value-type="float" office:value="21489700" calcext:value-type="float">
            <text:p>21489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703" calcext:value-type="float">
            <text:p>2659703</text:p>
          </table:table-cell>
          <table:table-cell office:value-type="float" office:value="395005000" calcext:value-type="float">
            <text:p>395005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6333666" calcext:value-type="float">
            <text:p>26333666</text:p>
          </table:table-cell>
          <table:table-cell table:number-columns-repeated="4" office:value-type="float" office:value="13166833" calcext:value-type="float">
            <text:p>13166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712" calcext:value-type="float">
            <text:p>2659712</text:p>
          </table:table-cell>
          <table:table-cell office:value-type="float" office:value="155791000" calcext:value-type="float">
            <text:p>155791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231640" calcext:value-type="float">
            <text:p>6231640</text:p>
          </table:table-cell>
          <table:table-cell table:number-columns-repeated="4" office:value-type="float" office:value="3115820" calcext:value-type="float">
            <text:p>31158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3846" calcext:value-type="float">
            <text:p>2663846</text:p>
          </table:table-cell>
          <table:table-cell office:value-type="float" office:value="1938040100" calcext:value-type="float">
            <text:p>19380401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77521604" calcext:value-type="float">
            <text:p>77521604</text:p>
          </table:table-cell>
          <table:table-cell table:number-columns-repeated="4" office:value-type="float" office:value="38760802" calcext:value-type="float">
            <text:p>387608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3858" calcext:value-type="float">
            <text:p>2663858</text:p>
          </table:table-cell>
          <table:table-cell office:value-type="float" office:value="201453000" calcext:value-type="float">
            <text:p>201453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0290600" calcext:value-type="float">
            <text:p>40290600</text:p>
          </table:table-cell>
          <table:table-cell table:number-columns-repeated="4" office:value-type="float" office:value="20145300" calcext:value-type="float">
            <text:p>2014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3859" calcext:value-type="float">
            <text:p>2663859</text:p>
          </table:table-cell>
          <table:table-cell office:value-type="float" office:value="244780000" calcext:value-type="float">
            <text:p>24478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8956000" calcext:value-type="float">
            <text:p>48956000</text:p>
          </table:table-cell>
          <table:table-cell table:number-columns-repeated="4" office:value-type="float" office:value="24478000" calcext:value-type="float">
            <text:p>2447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3863" calcext:value-type="float">
            <text:p>2663863</text:p>
          </table:table-cell>
          <table:table-cell office:value-type="float" office:value="145709397" calcext:value-type="float">
            <text:p>14570939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9141880" calcext:value-type="float">
            <text:p>29141880</text:p>
          </table:table-cell>
          <table:table-cell table:number-columns-repeated="4" office:value-type="float" office:value="14570940" calcext:value-type="float">
            <text:p>145709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357" calcext:value-type="float">
            <text:p>2667357</text:p>
          </table:table-cell>
          <table:table-cell office:value-type="float" office:value="361998828" calcext:value-type="float">
            <text:p>361998828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4133256" calcext:value-type="float">
            <text:p>24133256</text:p>
          </table:table-cell>
          <table:table-cell table:number-columns-repeated="4" office:value-type="float" office:value="12066628" calcext:value-type="float">
            <text:p>120666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402" calcext:value-type="float">
            <text:p>2667402</text:p>
          </table:table-cell>
          <table:table-cell office:value-type="float" office:value="712988000" calcext:value-type="float">
            <text:p>71298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42597600" calcext:value-type="float">
            <text:p>142597600</text:p>
          </table:table-cell>
          <table:table-cell table:number-columns-repeated="4" office:value-type="float" office:value="71298800" calcext:value-type="float">
            <text:p>71298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403" calcext:value-type="float">
            <text:p>2667403</text:p>
          </table:table-cell>
          <table:table-cell office:value-type="float" office:value="721664000" calcext:value-type="float">
            <text:p>7216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44332800" calcext:value-type="float">
            <text:p>144332800</text:p>
          </table:table-cell>
          <table:table-cell table:number-columns-repeated="4" office:value-type="float" office:value="72166400" calcext:value-type="float">
            <text:p>7216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404" calcext:value-type="float">
            <text:p>2667404</text:p>
          </table:table-cell>
          <table:table-cell office:value-type="float" office:value="713780000" calcext:value-type="float">
            <text:p>71378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42756000" calcext:value-type="float">
            <text:p>142756000</text:p>
          </table:table-cell>
          <table:table-cell table:number-columns-repeated="4" office:value-type="float" office:value="71378000" calcext:value-type="float">
            <text:p>71378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416" calcext:value-type="float">
            <text:p>2667416</text:p>
          </table:table-cell>
          <table:table-cell office:value-type="float" office:value="533184000" calcext:value-type="float">
            <text:p>53318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6636800" calcext:value-type="float">
            <text:p>106636800</text:p>
          </table:table-cell>
          <table:table-cell table:number-columns-repeated="4" office:value-type="float" office:value="53318400" calcext:value-type="float">
            <text:p>5331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417" calcext:value-type="float">
            <text:p>2667417</text:p>
          </table:table-cell>
          <table:table-cell office:value-type="float" office:value="1574252000" calcext:value-type="float">
            <text:p>1574252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14850400" calcext:value-type="float">
            <text:p>314850400</text:p>
          </table:table-cell>
          <table:table-cell table:number-columns-repeated="4" office:value-type="float" office:value="157425200" calcext:value-type="float">
            <text:p>157425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426" calcext:value-type="float">
            <text:p>2667426</text:p>
          </table:table-cell>
          <table:table-cell office:value-type="float" office:value="8417818000" calcext:value-type="float">
            <text:p>841781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683563600" calcext:value-type="float">
            <text:p>1683563600</text:p>
          </table:table-cell>
          <table:table-cell table:number-columns-repeated="4" office:value-type="float" office:value="841781800" calcext:value-type="float">
            <text:p>841781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655" calcext:value-type="float">
            <text:p>2667655</text:p>
          </table:table-cell>
          <table:table-cell office:value-type="float" office:value="199575000" calcext:value-type="float">
            <text:p>199575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9915000" calcext:value-type="float">
            <text:p>39915000</text:p>
          </table:table-cell>
          <table:table-cell table:number-columns-repeated="4" office:value-type="float" office:value="19957500" calcext:value-type="float">
            <text:p>1995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706" calcext:value-type="float">
            <text:p>2667706</text:p>
          </table:table-cell>
          <table:table-cell office:value-type="float" office:value="198317000" calcext:value-type="float">
            <text:p>198317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9663400" calcext:value-type="float">
            <text:p>39663400</text:p>
          </table:table-cell>
          <table:table-cell table:number-columns-repeated="4" office:value-type="float" office:value="19831700" calcext:value-type="float">
            <text:p>19831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707" calcext:value-type="float">
            <text:p>2667707</text:p>
          </table:table-cell>
          <table:table-cell office:value-type="float" office:value="20664000" calcext:value-type="float">
            <text:p>2066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132800" calcext:value-type="float">
            <text:p>4132800</text:p>
          </table:table-cell>
          <table:table-cell table:number-columns-repeated="4" office:value-type="float" office:value="2066400" calcext:value-type="float">
            <text:p>2066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708" calcext:value-type="float">
            <text:p>2667708</text:p>
          </table:table-cell>
          <table:table-cell office:value-type="float" office:value="57640000" calcext:value-type="float">
            <text:p>5764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1528000" calcext:value-type="float">
            <text:p>11528000</text:p>
          </table:table-cell>
          <table:table-cell table:number-columns-repeated="4" office:value-type="float" office:value="5764000" calcext:value-type="float">
            <text:p>576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709" calcext:value-type="float">
            <text:p>2667709</text:p>
          </table:table-cell>
          <table:table-cell office:value-type="float" office:value="35478000" calcext:value-type="float">
            <text:p>3547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095600" calcext:value-type="float">
            <text:p>7095600</text:p>
          </table:table-cell>
          <table:table-cell table:number-columns-repeated="4" office:value-type="float" office:value="3547800" calcext:value-type="float">
            <text:p>3547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7712" calcext:value-type="float">
            <text:p>2667712</text:p>
          </table:table-cell>
          <table:table-cell office:value-type="float" office:value="82074000" calcext:value-type="float">
            <text:p>82074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6414800" calcext:value-type="float">
            <text:p>16414800</text:p>
          </table:table-cell>
          <table:table-cell table:number-columns-repeated="4" office:value-type="float" office:value="8207400" calcext:value-type="float">
            <text:p>8207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119" calcext:value-type="float">
            <text:p>2668119</text:p>
          </table:table-cell>
          <table:table-cell office:value-type="float" office:value="392705000" calcext:value-type="float">
            <text:p>392705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6180334" calcext:value-type="float">
            <text:p>26180334</text:p>
          </table:table-cell>
          <table:table-cell table:number-columns-repeated="4" office:value-type="float" office:value="13090167" calcext:value-type="float">
            <text:p>13090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120" calcext:value-type="float">
            <text:p>2668120</text:p>
          </table:table-cell>
          <table:table-cell office:value-type="float" office:value="454639000" calcext:value-type="float">
            <text:p>45463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0309266" calcext:value-type="float">
            <text:p>30309266</text:p>
          </table:table-cell>
          <table:table-cell table:number-columns-repeated="4" office:value-type="float" office:value="15154633" calcext:value-type="float">
            <text:p>151546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123" calcext:value-type="float">
            <text:p>2668123</text:p>
          </table:table-cell>
          <table:table-cell office:value-type="float" office:value="451730000" calcext:value-type="float">
            <text:p>45173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0115334" calcext:value-type="float">
            <text:p>30115334</text:p>
          </table:table-cell>
          <table:table-cell table:number-columns-repeated="4" office:value-type="float" office:value="15057667" calcext:value-type="float">
            <text:p>15057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130" calcext:value-type="float">
            <text:p>2668130</text:p>
          </table:table-cell>
          <table:table-cell office:value-type="float" office:value="468617000" calcext:value-type="float">
            <text:p>468617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1241134" calcext:value-type="float">
            <text:p>31241134</text:p>
          </table:table-cell>
          <table:table-cell table:number-columns-repeated="4" office:value-type="float" office:value="15620567" calcext:value-type="float">
            <text:p>15620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224" calcext:value-type="float">
            <text:p>2668224</text:p>
          </table:table-cell>
          <table:table-cell office:value-type="float" office:value="69640000" calcext:value-type="float">
            <text:p>6964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3482000" calcext:value-type="float">
            <text:p>3482000</text:p>
          </table:table-cell>
          <table:table-cell table:number-columns-repeated="4" office:value-type="float" office:value="1741000" calcext:value-type="float">
            <text:p>174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225" calcext:value-type="float">
            <text:p>2668225</text:p>
          </table:table-cell>
          <table:table-cell office:value-type="float" office:value="90272000" calcext:value-type="float">
            <text:p>90272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4513600" calcext:value-type="float">
            <text:p>4513600</text:p>
          </table:table-cell>
          <table:table-cell table:number-columns-repeated="4" office:value-type="float" office:value="2256800" calcext:value-type="float">
            <text:p>2256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226" calcext:value-type="float">
            <text:p>2668226</text:p>
          </table:table-cell>
          <table:table-cell office:value-type="float" office:value="159930000" calcext:value-type="float">
            <text:p>15993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7996500" calcext:value-type="float">
            <text:p>7996500</text:p>
          </table:table-cell>
          <table:table-cell table:number-columns-repeated="4" office:value-type="float" office:value="3998250" calcext:value-type="float">
            <text:p>3998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228" calcext:value-type="float">
            <text:p>2668228</text:p>
          </table:table-cell>
          <table:table-cell office:value-type="float" office:value="184138000" calcext:value-type="float">
            <text:p>184138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9206900" calcext:value-type="float">
            <text:p>9206900</text:p>
          </table:table-cell>
          <table:table-cell table:number-columns-repeated="4" office:value-type="float" office:value="4603450" calcext:value-type="float">
            <text:p>460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8683" calcext:value-type="float">
            <text:p>2668683</text:p>
          </table:table-cell>
          <table:table-cell office:value-type="float" office:value="201750000" calcext:value-type="float">
            <text:p>20175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10087500" calcext:value-type="float">
            <text:p>10087500</text:p>
          </table:table-cell>
          <table:table-cell table:number-columns-repeated="4" office:value-type="float" office:value="5043750" calcext:value-type="float">
            <text:p>504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9672" calcext:value-type="float">
            <text:p>2669672</text:p>
          </table:table-cell>
          <table:table-cell office:value-type="float" office:value="192625000" calcext:value-type="float">
            <text:p>192625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9631250" calcext:value-type="float">
            <text:p>9631250</text:p>
          </table:table-cell>
          <table:table-cell table:number-columns-repeated="4" office:value-type="float" office:value="4815625" calcext:value-type="float">
            <text:p>4815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836839" calcext:value-type="float">
            <text:p>1836839</text:p>
          </table:table-cell>
          <table:table-cell office:value-type="float" office:value="1420007000" calcext:value-type="float">
            <text:p>14200070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85200420" calcext:value-type="float">
            <text:p>85200420</text:p>
          </table:table-cell>
          <table:table-cell office:value-type="float" office:value="56800280" calcext:value-type="float">
            <text:p>56800280</text:p>
          </table:table-cell>
          <table:table-cell table:number-columns-repeated="3" office:value-type="float" office:value="28400140" calcext:value-type="float">
            <text:p>284001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53" calcext:value-type="float">
            <text:p>2674553</text:p>
          </table:table-cell>
          <table:table-cell office:value-type="float" office:value="441933500" calcext:value-type="float">
            <text:p>4419335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8386700" calcext:value-type="float">
            <text:p>88386700</text:p>
          </table:table-cell>
          <table:table-cell table:number-columns-repeated="4" office:value-type="float" office:value="44193350" calcext:value-type="float">
            <text:p>441933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86" calcext:value-type="float">
            <text:p>2769686</text:p>
          </table:table-cell>
          <table:table-cell office:value-type="float" office:value="465575500" calcext:value-type="float">
            <text:p>4655755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18623020" calcext:value-type="float">
            <text:p>18623020</text:p>
          </table:table-cell>
          <table:table-cell table:number-columns-repeated="4" office:value-type="float" office:value="9311510" calcext:value-type="float">
            <text:p>9311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87" calcext:value-type="float">
            <text:p>2769687</text:p>
          </table:table-cell>
          <table:table-cell office:value-type="float" office:value="160605000" calcext:value-type="float">
            <text:p>160605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424200" calcext:value-type="float">
            <text:p>6424200</text:p>
          </table:table-cell>
          <table:table-cell table:number-columns-repeated="4" office:value-type="float" office:value="3212100" calcext:value-type="float">
            <text:p>32121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88" calcext:value-type="float">
            <text:p>2769688</text:p>
          </table:table-cell>
          <table:table-cell office:value-type="float" office:value="160443000" calcext:value-type="float">
            <text:p>16044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417720" calcext:value-type="float">
            <text:p>6417720</text:p>
          </table:table-cell>
          <table:table-cell table:number-columns-repeated="4" office:value-type="float" office:value="3208860" calcext:value-type="float">
            <text:p>32088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89" calcext:value-type="float">
            <text:p>2769689</text:p>
          </table:table-cell>
          <table:table-cell office:value-type="float" office:value="160663000" calcext:value-type="float">
            <text:p>160663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6426520" calcext:value-type="float">
            <text:p>6426520</text:p>
          </table:table-cell>
          <table:table-cell table:number-columns-repeated="4" office:value-type="float" office:value="3213260" calcext:value-type="float">
            <text:p>321326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90" calcext:value-type="float">
            <text:p>2769690</text:p>
          </table:table-cell>
          <table:table-cell office:value-type="float" office:value="114966000" calcext:value-type="float">
            <text:p>1149660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4598640" calcext:value-type="float">
            <text:p>4598640</text:p>
          </table:table-cell>
          <table:table-cell table:number-columns-repeated="4" office:value-type="float" office:value="2299320" calcext:value-type="float">
            <text:p>22993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704" calcext:value-type="float">
            <text:p>202704</text:p>
          </table:table-cell>
          <table:table-cell office:value-type="float" office:value="74209000" calcext:value-type="float">
            <text:p>74209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6788100" calcext:value-type="float">
            <text:p>66788100</text:p>
          </table:table-cell>
          <table:table-cell office:value-type="float" office:value="59367200" calcext:value-type="float">
            <text:p>59367200</text:p>
          </table:table-cell>
          <table:table-cell table:number-columns-repeated="3" office:value-type="float" office:value="7420900" calcext:value-type="float">
            <text:p>7420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19" calcext:value-type="float">
            <text:p>202919</text:p>
          </table:table-cell>
          <table:table-cell office:value-type="float" office:value="59549500" calcext:value-type="float">
            <text:p>595495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4291880" calcext:value-type="float">
            <text:p>14291880</text:p>
          </table:table-cell>
          <table:table-cell office:value-type="float" office:value="11909900" calcext:value-type="float">
            <text:p>11909900</text:p>
          </table:table-cell>
          <table:table-cell table:number-columns-repeated="3" office:value-type="float" office:value="2381980" calcext:value-type="float">
            <text:p>2381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2934" calcext:value-type="float">
            <text:p>202934</text:p>
          </table:table-cell>
          <table:table-cell office:value-type="float" office:value="64465000" calcext:value-type="float">
            <text:p>64465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5786000" calcext:value-type="float">
            <text:p>25786000</text:p>
          </table:table-cell>
          <table:table-cell office:value-type="float" office:value="19339500" calcext:value-type="float">
            <text:p>19339500</text:p>
          </table:table-cell>
          <table:table-cell table:number-columns-repeated="3" office:value-type="float" office:value="6446500" calcext:value-type="float">
            <text:p>6446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69" calcext:value-type="float">
            <text:p>203669</text:p>
          </table:table-cell>
          <table:table-cell office:value-type="float" office:value="67254500" calcext:value-type="float">
            <text:p>672545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7078150" calcext:value-type="float">
            <text:p>47078150</text:p>
          </table:table-cell>
          <table:table-cell office:value-type="float" office:value="40352700" calcext:value-type="float">
            <text:p>40352700</text:p>
          </table:table-cell>
          <table:table-cell table:number-columns-repeated="3" office:value-type="float" office:value="6725450" calcext:value-type="float">
            <text:p>6725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70" calcext:value-type="float">
            <text:p>203670</text:p>
          </table:table-cell>
          <table:table-cell office:value-type="float" office:value="90317800" calcext:value-type="float">
            <text:p>90317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3222460" calcext:value-type="float">
            <text:p>63222460</text:p>
          </table:table-cell>
          <table:table-cell office:value-type="float" office:value="54190680" calcext:value-type="float">
            <text:p>54190680</text:p>
          </table:table-cell>
          <table:table-cell table:number-columns-repeated="3" office:value-type="float" office:value="9031780" calcext:value-type="float">
            <text:p>90317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71" calcext:value-type="float">
            <text:p>203671</text:p>
          </table:table-cell>
          <table:table-cell office:value-type="float" office:value="102077000" calcext:value-type="float">
            <text:p>102077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1246200" calcext:value-type="float">
            <text:p>61246200</text:p>
          </table:table-cell>
          <table:table-cell office:value-type="float" office:value="51038500" calcext:value-type="float">
            <text:p>51038500</text:p>
          </table:table-cell>
          <table:table-cell table:number-columns-repeated="3" office:value-type="float" office:value="10207700" calcext:value-type="float">
            <text:p>102077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72" calcext:value-type="float">
            <text:p>203672</text:p>
          </table:table-cell>
          <table:table-cell office:value-type="float" office:value="176172000" calcext:value-type="float">
            <text:p>176172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24664080" calcext:value-type="float">
            <text:p>24664080</text:p>
          </table:table-cell>
          <table:table-cell office:value-type="float" office:value="21140640" calcext:value-type="float">
            <text:p>21140640</text:p>
          </table:table-cell>
          <table:table-cell table:number-columns-repeated="3" office:value-type="float" office:value="3523440" calcext:value-type="float">
            <text:p>35234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73" calcext:value-type="float">
            <text:p>203673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74" calcext:value-type="float">
            <text:p>203674</text:p>
          </table:table-cell>
          <table:table-cell office:value-type="float" office:value="30165000" calcext:value-type="float">
            <text:p>301650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4223100" calcext:value-type="float">
            <text:p>4223100</text:p>
          </table:table-cell>
          <table:table-cell office:value-type="float" office:value="3619800" calcext:value-type="float">
            <text:p>3619800</text:p>
          </table:table-cell>
          <table:table-cell table:number-columns-repeated="3" office:value-type="float" office:value="603300" calcext:value-type="float">
            <text:p>603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75" calcext:value-type="float">
            <text:p>203675</text:p>
          </table:table-cell>
          <table:table-cell office:value-type="float" office:value="34491300" calcext:value-type="float">
            <text:p>344913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3449130" calcext:value-type="float">
            <text:p>3449130</text:p>
          </table:table-cell>
          <table:table-cell office:value-type="float" office:value="2759304" calcext:value-type="float">
            <text:p>2759304</text:p>
          </table:table-cell>
          <table:table-cell table:number-columns-repeated="3" office:value-type="float" office:value="689826" calcext:value-type="float">
            <text:p>689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76" calcext:value-type="float">
            <text:p>203676</text:p>
          </table:table-cell>
          <table:table-cell office:value-type="float" office:value="101839500" calcext:value-type="float">
            <text:p>1018395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61103700" calcext:value-type="float">
            <text:p>61103700</text:p>
          </table:table-cell>
          <table:table-cell office:value-type="float" office:value="50919750" calcext:value-type="float">
            <text:p>50919750</text:p>
          </table:table-cell>
          <table:table-cell table:number-columns-repeated="3" office:value-type="float" office:value="10183950" calcext:value-type="float">
            <text:p>10183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77" calcext:value-type="float">
            <text:p>203677</text:p>
          </table:table-cell>
          <table:table-cell office:value-type="float" office:value="3598000" calcext:value-type="float">
            <text:p>3598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518600" calcext:value-type="float">
            <text:p>2518600</text:p>
          </table:table-cell>
          <table:table-cell office:value-type="float" office:value="2158800" calcext:value-type="float">
            <text:p>2158800</text:p>
          </table:table-cell>
          <table:table-cell table:number-columns-repeated="3" office:value-type="float" office:value="359800" calcext:value-type="float">
            <text:p>359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78" calcext:value-type="float">
            <text:p>203678</text:p>
          </table:table-cell>
          <table:table-cell office:value-type="float" office:value="7742200" calcext:value-type="float">
            <text:p>77422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419540" calcext:value-type="float">
            <text:p>5419540</text:p>
          </table:table-cell>
          <table:table-cell office:value-type="float" office:value="4645320" calcext:value-type="float">
            <text:p>4645320</text:p>
          </table:table-cell>
          <table:table-cell table:number-columns-repeated="3" office:value-type="float" office:value="774220" calcext:value-type="float">
            <text:p>7742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679" calcext:value-type="float">
            <text:p>203679</text:p>
          </table:table-cell>
          <table:table-cell table:style-name="ce1" office:value-type="float" office:value="440460000" calcext:value-type="float">
            <text:p>4404600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31680180" calcext:value-type="float">
            <text:p>31680180</text:p>
          </table:table-cell>
          <table:table-cell table:style-name="ce1" office:value-type="float" office:value="20668680" calcext:value-type="float">
            <text:p>20668680</text:p>
          </table:table-cell>
          <table:table-cell table:number-columns-repeated="2" table:style-name="ce1" office:value-type="float" office:value="11011500" calcext:value-type="float">
            <text:p>11011500</text:p>
          </table:table-cell>
          <table:table-cell table:style-name="ce1" office:value-type="float" office:value="10763880" calcext:value-type="float">
            <text:p>10763880</text:p>
          </table:table-cell>
          <table:table-cell table:style-name="ce1" office:value-type="float" office:value="247620" calcext:value-type="float">
            <text:p>247620</text:p>
          </table:table-cell>
          <table:table-cell/>
        </table:table-row>
        <table:table-row table:style-name="ro1" table:visibility="filter">
          <table:table-cell office:value-type="float" office:value="203680" calcext:value-type="float">
            <text:p>203680</text:p>
          </table:table-cell>
          <table:table-cell office:value-type="float" office:value="148872000" calcext:value-type="float">
            <text:p>148872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22330800" calcext:value-type="float">
            <text:p>22330800</text:p>
          </table:table-cell>
          <table:table-cell office:value-type="float" office:value="18609000" calcext:value-type="float">
            <text:p>18609000</text:p>
          </table:table-cell>
          <table:table-cell table:number-columns-repeated="3" office:value-type="float" office:value="3721800" calcext:value-type="float">
            <text:p>3721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81" calcext:value-type="float">
            <text:p>203681</text:p>
          </table:table-cell>
          <table:table-cell office:value-type="float" office:value="2683700" calcext:value-type="float">
            <text:p>26837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447285" calcext:value-type="float">
            <text:p>447285</text:p>
          </table:table-cell>
          <table:table-cell office:value-type="float" office:value="357828" calcext:value-type="float">
            <text:p>357828</text:p>
          </table:table-cell>
          <table:table-cell table:number-columns-repeated="3" office:value-type="float" office:value="89457" calcext:value-type="float">
            <text:p>89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82" calcext:value-type="float">
            <text:p>203682</text:p>
          </table:table-cell>
          <table:table-cell office:value-type="float" office:value="69526000" calcext:value-type="float">
            <text:p>69526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3905198" calcext:value-type="float">
            <text:p>13905198</text:p>
          </table:table-cell>
          <table:table-cell office:value-type="float" office:value="11587665" calcext:value-type="float">
            <text:p>11587665</text:p>
          </table:table-cell>
          <table:table-cell table:number-columns-repeated="3" office:value-type="float" office:value="2317533" calcext:value-type="float">
            <text:p>2317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83" calcext:value-type="float">
            <text:p>203683</text:p>
          </table:table-cell>
          <table:table-cell office:value-type="float" office:value="49766000" calcext:value-type="float">
            <text:p>49766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9953202" calcext:value-type="float">
            <text:p>9953202</text:p>
          </table:table-cell>
          <table:table-cell office:value-type="float" office:value="8294335" calcext:value-type="float">
            <text:p>8294335</text:p>
          </table:table-cell>
          <table:table-cell table:number-columns-repeated="3" office:value-type="float" office:value="1658867" calcext:value-type="float">
            <text:p>1658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84" calcext:value-type="float">
            <text:p>20368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749997" calcext:value-type="float">
            <text:p>749997</text:p>
          </table:table-cell>
          <table:table-cell office:value-type="float" office:value="666664" calcext:value-type="float">
            <text:p>666664</text:p>
          </table:table-cell>
          <table:table-cell table:number-columns-repeated="3" office:value-type="float" office:value="83333" calcext:value-type="float">
            <text:p>8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85" calcext:value-type="float">
            <text:p>203685</text:p>
          </table:table-cell>
          <table:table-cell office:value-type="float" office:value="121836000" calcext:value-type="float">
            <text:p>121836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20306000" calcext:value-type="float">
            <text:p>20306000</text:p>
          </table:table-cell>
          <table:table-cell office:value-type="float" office:value="16244800" calcext:value-type="float">
            <text:p>16244800</text:p>
          </table:table-cell>
          <table:table-cell table:number-columns-repeated="3" office:value-type="float" office:value="4061200" calcext:value-type="float">
            <text:p>4061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686" calcext:value-type="float">
            <text:p>203686</text:p>
          </table:table-cell>
          <table:table-cell table:style-name="ce1" office:value-type="float" office:value="227706002" calcext:value-type="float">
            <text:p>22770600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4998278" calcext:value-type="float">
            <text:p>24998278</text:p>
          </table:table-cell>
          <table:table-cell table:style-name="ce1" office:value-type="float" office:value="17408078" calcext:value-type="float">
            <text:p>17408078</text:p>
          </table:table-cell>
          <table:table-cell table:number-columns-repeated="2" table:style-name="ce1" office:value-type="float" office:value="7590200" calcext:value-type="float">
            <text:p>7590200</text:p>
          </table:table-cell>
          <table:table-cell table:style-name="ce1" office:value-type="float" office:value="7788812" calcext:value-type="float">
            <text:p>7788812</text:p>
          </table:table-cell>
          <table:table-cell table:style-name="ce1" office:value-type="float" office:value="-198612" calcext:value-type="float">
            <text:p>-198612</text:p>
          </table:table-cell>
          <table:table-cell/>
        </table:table-row>
        <table:table-row table:style-name="ro1" table:visibility="filter">
          <table:table-cell office:value-type="float" office:value="203687" calcext:value-type="float">
            <text:p>203687</text:p>
          </table:table-cell>
          <table:table-cell office:value-type="float" office:value="61580000" calcext:value-type="float">
            <text:p>6158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8210668" calcext:value-type="float">
            <text:p>8210668</text:p>
          </table:table-cell>
          <table:table-cell office:value-type="float" office:value="6158001" calcext:value-type="float">
            <text:p>6158001</text:p>
          </table:table-cell>
          <table:table-cell table:number-columns-repeated="3" office:value-type="float" office:value="2052667" calcext:value-type="float">
            <text:p>2052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88" calcext:value-type="float">
            <text:p>203688</text:p>
          </table:table-cell>
          <table:table-cell office:value-type="float" office:value="84525000" calcext:value-type="float">
            <text:p>84525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1270000" calcext:value-type="float">
            <text:p>11270000</text:p>
          </table:table-cell>
          <table:table-cell office:value-type="float" office:value="8452500" calcext:value-type="float">
            <text:p>8452500</text:p>
          </table:table-cell>
          <table:table-cell table:number-columns-repeated="3" office:value-type="float" office:value="2817500" calcext:value-type="float">
            <text:p>281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89" calcext:value-type="float">
            <text:p>203689</text:p>
          </table:table-cell>
          <table:table-cell office:value-type="float" office:value="162895500" calcext:value-type="float">
            <text:p>1628955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1719400" calcext:value-type="float">
            <text:p>21719400</text:p>
          </table:table-cell>
          <table:table-cell office:value-type="float" office:value="16289550" calcext:value-type="float">
            <text:p>16289550</text:p>
          </table:table-cell>
          <table:table-cell table:number-columns-repeated="3" office:value-type="float" office:value="5429850" calcext:value-type="float">
            <text:p>5429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0" calcext:value-type="float">
            <text:p>203690</text:p>
          </table:table-cell>
          <table:table-cell office:value-type="float" office:value="84520000" calcext:value-type="float">
            <text:p>8452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1269332" calcext:value-type="float">
            <text:p>11269332</text:p>
          </table:table-cell>
          <table:table-cell office:value-type="float" office:value="8451999" calcext:value-type="float">
            <text:p>8451999</text:p>
          </table:table-cell>
          <table:table-cell table:number-columns-repeated="3" office:value-type="float" office:value="2817333" calcext:value-type="float">
            <text:p>2817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1" calcext:value-type="float">
            <text:p>203691</text:p>
          </table:table-cell>
          <table:table-cell office:value-type="float" office:value="80280003" calcext:value-type="float">
            <text:p>8028000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6056000" calcext:value-type="float">
            <text:p>16056000</text:p>
          </table:table-cell>
          <table:table-cell office:value-type="float" office:value="13380000" calcext:value-type="float">
            <text:p>13380000</text:p>
          </table:table-cell>
          <table:table-cell table:number-columns-repeated="3" office:value-type="float" office:value="2676000" calcext:value-type="float">
            <text:p>267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2" calcext:value-type="float">
            <text:p>203692</text:p>
          </table:table-cell>
          <table:table-cell office:value-type="float" office:value="10492500" calcext:value-type="float">
            <text:p>104925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098500" calcext:value-type="float">
            <text:p>2098500</text:p>
          </table:table-cell>
          <table:table-cell office:value-type="float" office:value="1748750" calcext:value-type="float">
            <text:p>1748750</text:p>
          </table:table-cell>
          <table:table-cell table:number-columns-repeated="3" office:value-type="float" office:value="349750" calcext:value-type="float">
            <text:p>349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3" calcext:value-type="float">
            <text:p>203693</text:p>
          </table:table-cell>
          <table:table-cell office:value-type="float" office:value="10492500" calcext:value-type="float">
            <text:p>104925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098500" calcext:value-type="float">
            <text:p>2098500</text:p>
          </table:table-cell>
          <table:table-cell office:value-type="float" office:value="1748750" calcext:value-type="float">
            <text:p>1748750</text:p>
          </table:table-cell>
          <table:table-cell table:number-columns-repeated="3" office:value-type="float" office:value="349750" calcext:value-type="float">
            <text:p>349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4" calcext:value-type="float">
            <text:p>203694</text:p>
          </table:table-cell>
          <table:table-cell office:value-type="float" office:value="101131500" calcext:value-type="float">
            <text:p>1011315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0226300" calcext:value-type="float">
            <text:p>20226300</text:p>
          </table:table-cell>
          <table:table-cell office:value-type="float" office:value="16855250" calcext:value-type="float">
            <text:p>16855250</text:p>
          </table:table-cell>
          <table:table-cell table:number-columns-repeated="3" office:value-type="float" office:value="3371050" calcext:value-type="float">
            <text:p>3371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5" calcext:value-type="float">
            <text:p>203695</text:p>
          </table:table-cell>
          <table:table-cell office:value-type="float" office:value="97080000" calcext:value-type="float">
            <text:p>97080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19416000" calcext:value-type="float">
            <text:p>19416000</text:p>
          </table:table-cell>
          <table:table-cell office:value-type="float" office:value="16180000" calcext:value-type="float">
            <text:p>16180000</text:p>
          </table:table-cell>
          <table:table-cell table:number-columns-repeated="3" office:value-type="float" office:value="3236000" calcext:value-type="float">
            <text:p>323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6" calcext:value-type="float">
            <text:p>203696</text:p>
          </table:table-cell>
          <table:table-cell office:value-type="float" office:value="170850000" calcext:value-type="float">
            <text:p>1708500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34170000" calcext:value-type="float">
            <text:p>34170000</text:p>
          </table:table-cell>
          <table:table-cell office:value-type="float" office:value="28475000" calcext:value-type="float">
            <text:p>28475000</text:p>
          </table:table-cell>
          <table:table-cell table:number-columns-repeated="3" office:value-type="float" office:value="5695000" calcext:value-type="float">
            <text:p>569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7" calcext:value-type="float">
            <text:p>203697</text:p>
          </table:table-cell>
          <table:table-cell office:value-type="float" office:value="148253997" calcext:value-type="float">
            <text:p>14825399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29650800" calcext:value-type="float">
            <text:p>29650800</text:p>
          </table:table-cell>
          <table:table-cell office:value-type="float" office:value="24709000" calcext:value-type="float">
            <text:p>24709000</text:p>
          </table:table-cell>
          <table:table-cell table:number-columns-repeated="3" office:value-type="float" office:value="4941800" calcext:value-type="float">
            <text:p>4941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8" calcext:value-type="float">
            <text:p>203698</text:p>
          </table:table-cell>
          <table:table-cell office:value-type="float" office:value="49897000" calcext:value-type="float">
            <text:p>49897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8316165" calcext:value-type="float">
            <text:p>8316165</text:p>
          </table:table-cell>
          <table:table-cell office:value-type="float" office:value="6652932" calcext:value-type="float">
            <text:p>6652932</text:p>
          </table:table-cell>
          <table:table-cell table:number-columns-repeated="3" office:value-type="float" office:value="1663233" calcext:value-type="float">
            <text:p>1663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99" calcext:value-type="float">
            <text:p>203699</text:p>
          </table:table-cell>
          <table:table-cell office:value-type="float" office:value="24000000" calcext:value-type="float">
            <text:p>240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200000" calcext:value-type="float">
            <text:p>3200000</text:p>
          </table:table-cell>
          <table:table-cell table:number-columns-repeated="3" office:value-type="float" office:value="800000" calcext:value-type="float">
            <text:p>8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0" calcext:value-type="float">
            <text:p>203700</text:p>
          </table:table-cell>
          <table:table-cell office:value-type="float" office:value="23982000" calcext:value-type="float">
            <text:p>23982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997000" calcext:value-type="float">
            <text:p>3997000</text:p>
          </table:table-cell>
          <table:table-cell office:value-type="float" office:value="3197600" calcext:value-type="float">
            <text:p>3197600</text:p>
          </table:table-cell>
          <table:table-cell table:number-columns-repeated="3" office:value-type="float" office:value="799400" calcext:value-type="float">
            <text:p>799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1" calcext:value-type="float">
            <text:p>203701</text:p>
          </table:table-cell>
          <table:table-cell office:value-type="float" office:value="17925333" calcext:value-type="float">
            <text:p>179253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390044" calcext:value-type="float">
            <text:p>2390044</text:p>
          </table:table-cell>
          <table:table-cell office:value-type="float" office:value="1792533" calcext:value-type="float">
            <text:p>1792533</text:p>
          </table:table-cell>
          <table:table-cell table:number-columns-repeated="3" office:value-type="float" office:value="597511" calcext:value-type="float">
            <text:p>59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2" calcext:value-type="float">
            <text:p>203702</text:p>
          </table:table-cell>
          <table:table-cell office:value-type="float" office:value="17925333" calcext:value-type="float">
            <text:p>179253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390044" calcext:value-type="float">
            <text:p>2390044</text:p>
          </table:table-cell>
          <table:table-cell office:value-type="float" office:value="1792533" calcext:value-type="float">
            <text:p>1792533</text:p>
          </table:table-cell>
          <table:table-cell table:number-columns-repeated="3" office:value-type="float" office:value="597511" calcext:value-type="float">
            <text:p>59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3" calcext:value-type="float">
            <text:p>203703</text:p>
          </table:table-cell>
          <table:table-cell office:value-type="float" office:value="17925333" calcext:value-type="float">
            <text:p>179253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390044" calcext:value-type="float">
            <text:p>2390044</text:p>
          </table:table-cell>
          <table:table-cell office:value-type="float" office:value="1792533" calcext:value-type="float">
            <text:p>1792533</text:p>
          </table:table-cell>
          <table:table-cell table:number-columns-repeated="3" office:value-type="float" office:value="597511" calcext:value-type="float">
            <text:p>59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4" calcext:value-type="float">
            <text:p>203704</text:p>
          </table:table-cell>
          <table:table-cell office:value-type="float" office:value="17925333" calcext:value-type="float">
            <text:p>179253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390044" calcext:value-type="float">
            <text:p>2390044</text:p>
          </table:table-cell>
          <table:table-cell office:value-type="float" office:value="1792533" calcext:value-type="float">
            <text:p>1792533</text:p>
          </table:table-cell>
          <table:table-cell table:number-columns-repeated="3" office:value-type="float" office:value="597511" calcext:value-type="float">
            <text:p>59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5" calcext:value-type="float">
            <text:p>203705</text:p>
          </table:table-cell>
          <table:table-cell office:value-type="float" office:value="17925333" calcext:value-type="float">
            <text:p>179253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390044" calcext:value-type="float">
            <text:p>2390044</text:p>
          </table:table-cell>
          <table:table-cell office:value-type="float" office:value="1792533" calcext:value-type="float">
            <text:p>1792533</text:p>
          </table:table-cell>
          <table:table-cell table:number-columns-repeated="3" office:value-type="float" office:value="597511" calcext:value-type="float">
            <text:p>59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6" calcext:value-type="float">
            <text:p>203706</text:p>
          </table:table-cell>
          <table:table-cell office:value-type="float" office:value="17925333" calcext:value-type="float">
            <text:p>179253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390044" calcext:value-type="float">
            <text:p>2390044</text:p>
          </table:table-cell>
          <table:table-cell office:value-type="float" office:value="1792533" calcext:value-type="float">
            <text:p>1792533</text:p>
          </table:table-cell>
          <table:table-cell table:number-columns-repeated="3" office:value-type="float" office:value="597511" calcext:value-type="float">
            <text:p>597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7" calcext:value-type="float">
            <text:p>20370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333335" calcext:value-type="float">
            <text:p>333335</text:p>
          </table:table-cell>
          <table:table-cell office:value-type="float" office:value="266668" calcext:value-type="float">
            <text:p>266668</text:p>
          </table:table-cell>
          <table:table-cell table:number-columns-repeated="3" office:value-type="float" office:value="66667" calcext:value-type="float">
            <text:p>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8" calcext:value-type="float">
            <text:p>203708</text:p>
          </table:table-cell>
          <table:table-cell office:value-type="float" office:value="7419000" calcext:value-type="float">
            <text:p>7419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41900" calcext:value-type="float">
            <text:p>741900</text:p>
          </table:table-cell>
          <table:table-cell office:value-type="float" office:value="556425" calcext:value-type="float">
            <text:p>556425</text:p>
          </table:table-cell>
          <table:table-cell table:number-columns-repeated="3" office:value-type="float" office:value="185475" calcext:value-type="float">
            <text:p>185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09" calcext:value-type="float">
            <text:p>203709</text:p>
          </table:table-cell>
          <table:table-cell office:value-type="float" office:value="33826762" calcext:value-type="float">
            <text:p>3382676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6765352" calcext:value-type="float">
            <text:p>6765352</text:p>
          </table:table-cell>
          <table:table-cell office:value-type="float" office:value="5919683" calcext:value-type="float">
            <text:p>5919683</text:p>
          </table:table-cell>
          <table:table-cell table:number-columns-repeated="3" office:value-type="float" office:value="845669" calcext:value-type="float">
            <text:p>8456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0" calcext:value-type="float">
            <text:p>203710</text:p>
          </table:table-cell>
          <table:table-cell office:value-type="float" office:value="99926700" calcext:value-type="float">
            <text:p>999267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19985344" calcext:value-type="float">
            <text:p>19985344</text:p>
          </table:table-cell>
          <table:table-cell office:value-type="float" office:value="17487176" calcext:value-type="float">
            <text:p>17487176</text:p>
          </table:table-cell>
          <table:table-cell table:number-columns-repeated="3" office:value-type="float" office:value="2498168" calcext:value-type="float">
            <text:p>2498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1" calcext:value-type="float">
            <text:p>203711</text:p>
          </table:table-cell>
          <table:table-cell office:value-type="float" office:value="18970000" calcext:value-type="float">
            <text:p>1897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97000" calcext:value-type="float">
            <text:p>1897000</text:p>
          </table:table-cell>
          <table:table-cell office:value-type="float" office:value="1422750" calcext:value-type="float">
            <text:p>1422750</text:p>
          </table:table-cell>
          <table:table-cell table:number-columns-repeated="3" office:value-type="float" office:value="474250" calcext:value-type="float">
            <text:p>474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2" calcext:value-type="float">
            <text:p>203712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612500" calcext:value-type="float">
            <text:p>612500</text:p>
          </table:table-cell>
          <table:table-cell office:value-type="float" office:value="525000" calcext:value-type="float">
            <text:p>525000</text:p>
          </table:table-cell>
          <table:table-cell table:number-columns-repeated="3" office:value-type="float" office:value="87500" calcext:value-type="float">
            <text:p>8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3" calcext:value-type="float">
            <text:p>203713</text:p>
          </table:table-cell>
          <table:table-cell office:value-type="float" office:value="19759200" calcext:value-type="float">
            <text:p>197592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2469900" calcext:value-type="float">
            <text:p>2469900</text:p>
          </table:table-cell>
          <table:table-cell office:value-type="float" office:value="1975920" calcext:value-type="float">
            <text:p>1975920</text:p>
          </table:table-cell>
          <table:table-cell table:number-columns-repeated="3" office:value-type="float" office:value="493980" calcext:value-type="float">
            <text:p>4939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714" calcext:value-type="float">
            <text:p>203714</text:p>
          </table:table-cell>
          <table:table-cell office:value-type="float" office:value="39738300" calcext:value-type="float">
            <text:p>397383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4967290" calcext:value-type="float">
            <text:p>4967290</text:p>
          </table:table-cell>
          <table:table-cell office:value-type="float" office:value="3973832" calcext:value-type="float">
            <text:p>3973832</text:p>
          </table:table-cell>
          <table:table-cell table:number-columns-repeated="3" office:value-type="float" office:value="993458" calcext:value-type="float">
            <text:p>9934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719504" calcext:value-type="float">
            <text:p>719504</text:p>
          </table:table-cell>
          <table:table-cell table:style-name="ce1" office:value-type="float" office:value="30970332" calcext:value-type="float">
            <text:p>3097033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554256" calcext:value-type="float">
            <text:p>8554256</text:p>
          </table:table-cell>
          <table:table-cell table:style-name="ce1" office:value-type="float" office:value="5457223" calcext:value-type="float">
            <text:p>5457223</text:p>
          </table:table-cell>
          <table:table-cell table:number-columns-repeated="2" table:style-name="ce1" office:value-type="float" office:value="3097033" calcext:value-type="float">
            <text:p>3097033</text:p>
          </table:table-cell>
          <table:table-cell table:style-name="ce1" office:value-type="float" office:value="2834790" calcext:value-type="float">
            <text:p>2834790</text:p>
          </table:table-cell>
          <table:table-cell table:style-name="ce1" office:value-type="float" office:value="262243" calcext:value-type="float">
            <text:p>262243</text:p>
          </table:table-cell>
          <table:table-cell/>
        </table:table-row>
        <table:table-row table:style-name="ro1" table:visibility="filter">
          <table:table-cell office:value-type="float" office:value="720960" calcext:value-type="float">
            <text:p>720960</text:p>
          </table:table-cell>
          <table:table-cell office:value-type="float" office:value="49700000" calcext:value-type="float">
            <text:p>497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4910000" calcext:value-type="float">
            <text:p>14910000</text:p>
          </table:table-cell>
          <table:table-cell office:value-type="float" office:value="9940000" calcext:value-type="float">
            <text:p>9940000</text:p>
          </table:table-cell>
          <table:table-cell table:number-columns-repeated="3" office:value-type="float" office:value="4970000" calcext:value-type="float">
            <text:p>497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721870" calcext:value-type="float">
            <text:p>721870</text:p>
          </table:table-cell>
          <table:table-cell table:style-name="ce1" office:value-type="float" office:value="500974089" calcext:value-type="float">
            <text:p>50097408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9273869" calcext:value-type="float">
            <text:p>29273869</text:p>
          </table:table-cell>
          <table:table-cell table:style-name="ce1" office:value-type="float" office:value="16749517" calcext:value-type="float">
            <text:p>16749517</text:p>
          </table:table-cell>
          <table:table-cell table:number-columns-repeated="2" table:style-name="ce1" office:value-type="float" office:value="12524352" calcext:value-type="float">
            <text:p>12524352</text:p>
          </table:table-cell>
          <table:table-cell table:style-name="ce1" office:value-type="float" office:value="12416015" calcext:value-type="float">
            <text:p>12416015</text:p>
          </table:table-cell>
          <table:table-cell table:style-name="ce1" office:value-type="float" office:value="108337" calcext:value-type="float">
            <text:p>108337</text:p>
          </table:table-cell>
          <table:table-cell/>
        </table:table-row>
        <table:table-row table:style-name="ro1" table:visibility="filter">
          <table:table-cell office:value-type="float" office:value="1709388" calcext:value-type="float">
            <text:p>1709388</text:p>
          </table:table-cell>
          <table:table-cell office:value-type="float" office:value="62500000" calcext:value-type="float">
            <text:p>625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8750000" calcext:value-type="float">
            <text:p>18750000</text:p>
          </table:table-cell>
          <table:table-cell office:value-type="float" office:value="12500000" calcext:value-type="float">
            <text:p>12500000</text:p>
          </table:table-cell>
          <table:table-cell table:number-columns-repeated="3" office:value-type="float" office:value="6250000" calcext:value-type="float">
            <text:p>62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89" calcext:value-type="float">
            <text:p>1709389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90" calcext:value-type="float">
            <text:p>1709390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91" calcext:value-type="float">
            <text:p>1709391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92" calcext:value-type="float">
            <text:p>1709392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93" calcext:value-type="float">
            <text:p>1709393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94" calcext:value-type="float">
            <text:p>1709394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95" calcext:value-type="float">
            <text:p>1709395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96" calcext:value-type="float">
            <text:p>1709396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97" calcext:value-type="float">
            <text:p>1709397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398" calcext:value-type="float">
            <text:p>1709398</text:p>
          </table:table-cell>
          <table:table-cell office:value-type="float" office:value="19550350" calcext:value-type="float">
            <text:p>1955035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955034" calcext:value-type="float">
            <text:p>1955034</text:p>
          </table:table-cell>
          <table:table-cell office:value-type="float" office:value="1303356" calcext:value-type="float">
            <text:p>1303356</text:p>
          </table:table-cell>
          <table:table-cell table:number-columns-repeated="3" office:value-type="float" office:value="651678" calcext:value-type="float">
            <text:p>6516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402" calcext:value-type="float">
            <text:p>1709402</text:p>
          </table:table-cell>
          <table:table-cell office:value-type="float" office:value="28536538" calcext:value-type="float">
            <text:p>2853653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853654" calcext:value-type="float">
            <text:p>2853654</text:p>
          </table:table-cell>
          <table:table-cell office:value-type="float" office:value="1902436" calcext:value-type="float">
            <text:p>1902436</text:p>
          </table:table-cell>
          <table:table-cell table:number-columns-repeated="3" office:value-type="float" office:value="951218" calcext:value-type="float">
            <text:p>951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403" calcext:value-type="float">
            <text:p>1709403</text:p>
          </table:table-cell>
          <table:table-cell office:value-type="float" office:value="28536538" calcext:value-type="float">
            <text:p>2853653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853654" calcext:value-type="float">
            <text:p>2853654</text:p>
          </table:table-cell>
          <table:table-cell office:value-type="float" office:value="1902436" calcext:value-type="float">
            <text:p>1902436</text:p>
          </table:table-cell>
          <table:table-cell table:number-columns-repeated="3" office:value-type="float" office:value="951218" calcext:value-type="float">
            <text:p>9512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404" calcext:value-type="float">
            <text:p>1709404</text:p>
          </table:table-cell>
          <table:table-cell office:value-type="float" office:value="28538924" calcext:value-type="float">
            <text:p>285389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2853891" calcext:value-type="float">
            <text:p>2853891</text:p>
          </table:table-cell>
          <table:table-cell office:value-type="float" office:value="1902594" calcext:value-type="float">
            <text:p>1902594</text:p>
          </table:table-cell>
          <table:table-cell table:number-columns-repeated="3" office:value-type="float" office:value="951297" calcext:value-type="float">
            <text:p>9512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09488" calcext:value-type="float">
            <text:p>1709488</text:p>
          </table:table-cell>
          <table:table-cell office:value-type="float" office:value="72600000" calcext:value-type="float">
            <text:p>726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7260000" calcext:value-type="float">
            <text:p>7260000</text:p>
          </table:table-cell>
          <table:table-cell office:value-type="float" office:value="4840000" calcext:value-type="float">
            <text:p>4840000</text:p>
          </table:table-cell>
          <table:table-cell table:number-columns-repeated="3" office:value-type="float" office:value="2420000" calcext:value-type="float">
            <text:p>24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13963" calcext:value-type="float">
            <text:p>1713963</text:p>
          </table:table-cell>
          <table:table-cell office:value-type="float" office:value="150750000" calcext:value-type="float">
            <text:p>15075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5225000" calcext:value-type="float">
            <text:p>45225000</text:p>
          </table:table-cell>
          <table:table-cell office:value-type="float" office:value="30150000" calcext:value-type="float">
            <text:p>30150000</text:p>
          </table:table-cell>
          <table:table-cell table:number-columns-repeated="3" office:value-type="float" office:value="15075000" calcext:value-type="float">
            <text:p>150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3994" calcext:value-type="float">
            <text:p>2653994</text:p>
          </table:table-cell>
          <table:table-cell office:value-type="float" office:value="77585200" calcext:value-type="float">
            <text:p>775852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3879260" calcext:value-type="float">
            <text:p>3879260</text:p>
          </table:table-cell>
          <table:table-cell table:number-columns-repeated="4" office:value-type="float" office:value="1939630" calcext:value-type="float">
            <text:p>1939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693" calcext:value-type="float">
            <text:p>2659693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694" calcext:value-type="float">
            <text:p>2659694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695" calcext:value-type="float">
            <text:p>2659695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696" calcext:value-type="float">
            <text:p>2659696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697" calcext:value-type="float">
            <text:p>2659697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698" calcext:value-type="float">
            <text:p>2659698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699" calcext:value-type="float">
            <text:p>2659699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700" calcext:value-type="float">
            <text:p>2659700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701" calcext:value-type="float">
            <text:p>2659701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702" calcext:value-type="float">
            <text:p>2659702</text:p>
          </table:table-cell>
          <table:table-cell office:value-type="float" office:value="5489000" calcext:value-type="float">
            <text:p>548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934" calcext:value-type="float">
            <text:p>365934</text:p>
          </table:table-cell>
          <table:table-cell table:number-columns-repeated="4" office:value-type="float" office:value="182967" calcext:value-type="float">
            <text:p>182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59704" calcext:value-type="float">
            <text:p>2659704</text:p>
          </table:table-cell>
          <table:table-cell office:value-type="float" office:value="5485000" calcext:value-type="float">
            <text:p>5485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65666" calcext:value-type="float">
            <text:p>365666</text:p>
          </table:table-cell>
          <table:table-cell table:number-columns-repeated="4" office:value-type="float" office:value="182833" calcext:value-type="float">
            <text:p>182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69600" calcext:value-type="float">
            <text:p>2669600</text:p>
          </table:table-cell>
          <table:table-cell office:value-type="float" office:value="32918000" calcext:value-type="float">
            <text:p>3291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6583600" calcext:value-type="float">
            <text:p>6583600</text:p>
          </table:table-cell>
          <table:table-cell table:number-columns-repeated="4" office:value-type="float" office:value="3291800" calcext:value-type="float">
            <text:p>3291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16" calcext:value-type="float">
            <text:p>2032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59996" calcext:value-type="float">
            <text:p>159996</text:p>
          </table:table-cell>
          <table:table-cell office:value-type="float" office:value="146663" calcext:value-type="float">
            <text:p>146663</text:p>
          </table:table-cell>
          <table:table-cell table:number-columns-repeated="3" office:value-type="float" office:value="13333" calcext:value-type="float">
            <text:p>1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17" calcext:value-type="float">
            <text:p>20321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00004" calcext:value-type="float">
            <text:p>200004</text:p>
          </table:table-cell>
          <table:table-cell office:value-type="float" office:value="183337" calcext:value-type="float">
            <text:p>183337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18" calcext:value-type="float">
            <text:p>20321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00005" calcext:value-type="float">
            <text:p>1000005</text:p>
          </table:table-cell>
          <table:table-cell office:value-type="float" office:value="933338" calcext:value-type="float">
            <text:p>933338</text:p>
          </table:table-cell>
          <table:table-cell table:number-columns-repeated="3" office:value-type="float" office:value="66667" calcext:value-type="float">
            <text:p>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20" calcext:value-type="float">
            <text:p>203220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412500" calcext:value-type="float">
            <text:p>3412500</text:p>
          </table:table-cell>
          <table:table-cell office:value-type="float" office:value="3325000" calcext:value-type="float">
            <text:p>3325000</text:p>
          </table:table-cell>
          <table:table-cell table:number-columns-repeated="3" office:value-type="float" office:value="87500" calcext:value-type="float">
            <text:p>8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21" calcext:value-type="float">
            <text:p>20322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700000" calcext:value-type="float">
            <text:p>7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23" calcext:value-type="float">
            <text:p>203223</text:p>
          </table:table-cell>
          <table:table-cell office:value-type="float" office:value="350000" calcext:value-type="float">
            <text:p>3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71250" calcext:value-type="float">
            <text:p>271250</text:p>
          </table:table-cell>
          <table:table-cell office:value-type="float" office:value="262500" calcext:value-type="float">
            <text:p>262500</text:p>
          </table:table-cell>
          <table:table-cell table:number-columns-repeated="3" office:value-type="float" office:value="8750" calcext:value-type="float">
            <text:p>8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24" calcext:value-type="float">
            <text:p>203224</text:p>
          </table:table-cell>
          <table:table-cell office:value-type="float" office:value="450000" calcext:value-type="float">
            <text:p>45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68750" calcext:value-type="float">
            <text:p>168750</text:p>
          </table:table-cell>
          <table:table-cell office:value-type="float" office:value="157500" calcext:value-type="float">
            <text:p>157500</text:p>
          </table:table-cell>
          <table:table-cell table:number-columns-repeated="3"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25" calcext:value-type="float">
            <text:p>203225</text:p>
          </table:table-cell>
          <table:table-cell office:value-type="float" office:value="475000" calcext:value-type="float">
            <text:p>475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78125" calcext:value-type="float">
            <text:p>178125</text:p>
          </table:table-cell>
          <table:table-cell office:value-type="float" office:value="166250" calcext:value-type="float">
            <text:p>166250</text:p>
          </table:table-cell>
          <table:table-cell table:number-columns-repeated="3" office:value-type="float" office:value="11875" calcext:value-type="float">
            <text:p>11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29" calcext:value-type="float">
            <text:p>2032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550000" calcext:value-type="float">
            <text:p>550000</text:p>
          </table:table-cell>
          <table:table-cell office:value-type="float" office:value="500000" calcext:value-type="float">
            <text:p>5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31" calcext:value-type="float">
            <text:p>20323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412500" calcext:value-type="float">
            <text:p>412500</text:p>
          </table:table-cell>
          <table:table-cell office:value-type="float" office:value="375000" calcext:value-type="float">
            <text:p>3750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32" calcext:value-type="float">
            <text:p>20323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775000" calcext:value-type="float">
            <text:p>775000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33" calcext:value-type="float">
            <text:p>20323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34" calcext:value-type="float">
            <text:p>203234</text:p>
          </table:table-cell>
          <table:table-cell office:value-type="float" office:value="600000" calcext:value-type="float">
            <text:p>6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0000" calcext:value-type="float">
            <text:p>270000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35" calcext:value-type="float">
            <text:p>203235</text:p>
          </table:table-cell>
          <table:table-cell office:value-type="float" office:value="800000" calcext:value-type="float">
            <text:p>8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0000" calcext:value-type="float">
            <text:p>120000</text:p>
          </table:table-cell>
          <table:table-cell table:number-columns-repeated="3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36" calcext:value-type="float">
            <text:p>203236</text:p>
          </table:table-cell>
          <table:table-cell office:value-type="float" office:value="350000" calcext:value-type="float">
            <text:p>35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28337" calcext:value-type="float">
            <text:p>128337</text:p>
          </table:table-cell>
          <table:table-cell office:value-type="float" office:value="116670" calcext:value-type="float">
            <text:p>116670</text:p>
          </table:table-cell>
          <table:table-cell table:number-columns-repeated="3" office:value-type="float" office:value="11667" calcext:value-type="float">
            <text:p>1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37" calcext:value-type="float">
            <text:p>203237</text:p>
          </table:table-cell>
          <table:table-cell office:value-type="float" office:value="450000" calcext:value-type="float">
            <text:p>45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47500" calcext:value-type="float">
            <text:p>247500</text:p>
          </table:table-cell>
          <table:table-cell office:value-type="float" office:value="236250" calcext:value-type="float">
            <text:p>236250</text:p>
          </table:table-cell>
          <table:table-cell table:number-columns-repeated="3"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38" calcext:value-type="float">
            <text:p>203238</text:p>
          </table:table-cell>
          <table:table-cell office:value-type="float" office:value="450000" calcext:value-type="float">
            <text:p>45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25000" calcext:value-type="float">
            <text:p>225000</text:p>
          </table:table-cell>
          <table:table-cell office:value-type="float" office:value="202500" calcext:value-type="float">
            <text:p>202500</text:p>
          </table:table-cell>
          <table:table-cell table:number-columns-repeated="3"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39" calcext:value-type="float">
            <text:p>2032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75000" calcext:value-type="float">
            <text:p>875000</text:p>
          </table:table-cell>
          <table:table-cell office:value-type="float" office:value="850000" calcext:value-type="float">
            <text:p>8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40" calcext:value-type="float">
            <text:p>20324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600000" calcext:value-type="float">
            <text:p>16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41" calcext:value-type="float">
            <text:p>203241</text:p>
          </table:table-cell>
          <table:table-cell office:value-type="float" office:value="300000" calcext:value-type="float">
            <text:p>3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30000" calcext:value-type="float">
            <text:p>230000</text:p>
          </table:table-cell>
          <table:table-cell office:value-type="float" office:value="220000" calcext:value-type="float">
            <text:p>22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44" calcext:value-type="float">
            <text:p>203244</text:p>
          </table:table-cell>
          <table:table-cell office:value-type="float" office:value="300000" calcext:value-type="float">
            <text:p>3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10000" calcext:value-type="float">
            <text:p>110000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45" calcext:value-type="float">
            <text:p>203245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25000" calcext:value-type="float">
            <text:p>225000</text:p>
          </table:table-cell>
          <table:table-cell office:value-type="float" office:value="217500" calcext:value-type="float">
            <text:p>217500</text:p>
          </table:table-cell>
          <table:table-cell table:number-columns-repeated="3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46" calcext:value-type="float">
            <text:p>203246</text:p>
          </table:table-cell>
          <table:table-cell office:value-type="float" office:value="400000" calcext:value-type="float">
            <text:p>4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340000" calcext:value-type="float">
            <text:p>340000</text:p>
          </table:table-cell>
          <table:table-cell office:value-type="float" office:value="320000" calcext:value-type="float">
            <text:p>32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47" calcext:value-type="float">
            <text:p>203247</text:p>
          </table:table-cell>
          <table:table-cell office:value-type="float" office:value="500000" calcext:value-type="float">
            <text:p>5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66668" calcext:value-type="float">
            <text:p>66668</text:p>
          </table:table-cell>
          <table:table-cell office:value-type="float" office:value="50001" calcext:value-type="float">
            <text:p>50001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48" calcext:value-type="float">
            <text:p>203248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00000" calcext:value-type="float">
            <text:p>400000</text:p>
          </table:table-cell>
          <table:table-cell office:value-type="float" office:value="360000" calcext:value-type="float">
            <text:p>360000</text:p>
          </table:table-cell>
          <table:table-cell table:number-columns-repeated="3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49" calcext:value-type="float">
            <text:p>20324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450000" calcext:value-type="float">
            <text:p>450000</text:p>
          </table:table-cell>
          <table:table-cell office:value-type="float" office:value="412500" calcext:value-type="float">
            <text:p>412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50" calcext:value-type="float">
            <text:p>203250</text:p>
          </table:table-cell>
          <table:table-cell office:value-type="float" office:value="300000" calcext:value-type="float">
            <text:p>3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0000" calcext:value-type="float">
            <text:p>300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51" calcext:value-type="float">
            <text:p>20325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2500" calcext:value-type="float">
            <text:p>112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53" calcext:value-type="float">
            <text:p>203253</text:p>
          </table:table-cell>
          <table:table-cell office:value-type="float" office:value="900000" calcext:value-type="float">
            <text:p>9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35000" calcext:value-type="float">
            <text:p>135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54" calcext:value-type="float">
            <text:p>203254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66668" calcext:value-type="float">
            <text:p>266668</text:p>
          </table:table-cell>
          <table:table-cell office:value-type="float" office:value="200001" calcext:value-type="float">
            <text:p>200001</text:p>
          </table:table-cell>
          <table:table-cell table:number-columns-repeated="3" office:value-type="float" office:value="66667" calcext:value-type="float">
            <text:p>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55" calcext:value-type="float">
            <text:p>203255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5000" calcext:value-type="float">
            <text:p>405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56" calcext:value-type="float">
            <text:p>2032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650000" calcext:value-type="float">
            <text:p>650000</text:p>
          </table:table-cell>
          <table:table-cell office:value-type="float" office:value="625000" calcext:value-type="float">
            <text:p>6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57" calcext:value-type="float">
            <text:p>20325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58" calcext:value-type="float">
            <text:p>20325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950000" calcext:value-type="float">
            <text:p>95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59" calcext:value-type="float">
            <text:p>20325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60" calcext:value-type="float">
            <text:p>20326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63" calcext:value-type="float">
            <text:p>203263</text:p>
          </table:table-cell>
          <table:table-cell office:value-type="float" office:value="850000" calcext:value-type="float">
            <text:p>85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396662" calcext:value-type="float">
            <text:p>396662</text:p>
          </table:table-cell>
          <table:table-cell office:value-type="float" office:value="368329" calcext:value-type="float">
            <text:p>368329</text:p>
          </table:table-cell>
          <table:table-cell table:number-columns-repeated="3" office:value-type="float" office:value="28333" calcext:value-type="float">
            <text:p>28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64" calcext:value-type="float">
            <text:p>203264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650000" calcext:value-type="float">
            <text:p>650000</text:p>
          </table:table-cell>
          <table:table-cell office:value-type="float" office:value="600000" calcext:value-type="float">
            <text:p>6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65" calcext:value-type="float">
            <text:p>203265</text:p>
          </table:table-cell>
          <table:table-cell office:value-type="float" office:value="300000" calcext:value-type="float">
            <text:p>3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47500" calcext:value-type="float">
            <text:p>247500</text:p>
          </table:table-cell>
          <table:table-cell office:value-type="float" office:value="240000" calcext:value-type="float">
            <text:p>240000</text:p>
          </table:table-cell>
          <table:table-cell table:number-columns-repeated="3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66" calcext:value-type="float">
            <text:p>20326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0000" calcext:value-type="float">
            <text:p>600000</text:p>
          </table:table-cell>
          <table:table-cell office:value-type="float" office:value="550000" calcext:value-type="float">
            <text:p>5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67" calcext:value-type="float">
            <text:p>203267</text:p>
          </table:table-cell>
          <table:table-cell office:value-type="float" office:value="1365000" calcext:value-type="float">
            <text:p>136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36500" calcext:value-type="float">
            <text:p>136500</text:p>
          </table:table-cell>
          <table:table-cell office:value-type="float" office:value="102375" calcext:value-type="float">
            <text:p>102375</text:p>
          </table:table-cell>
          <table:table-cell table:number-columns-repeated="3" office:value-type="float" office:value="34125" calcext:value-type="float">
            <text:p>34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68" calcext:value-type="float">
            <text:p>2032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50000" calcext:value-type="float">
            <text:p>9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69" calcext:value-type="float">
            <text:p>203269</text:p>
          </table:table-cell>
          <table:table-cell office:value-type="float" office:value="700000" calcext:value-type="float">
            <text:p>7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45000" calcext:value-type="float">
            <text:p>245000</text:p>
          </table:table-cell>
          <table:table-cell office:value-type="float" office:value="227500" calcext:value-type="float">
            <text:p>227500</text:p>
          </table:table-cell>
          <table:table-cell table:number-columns-repeated="3"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70" calcext:value-type="float">
            <text:p>203270</text:p>
          </table:table-cell>
          <table:table-cell office:value-type="float" office:value="975000" calcext:value-type="float">
            <text:p>975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487500" calcext:value-type="float">
            <text:p>487500</text:p>
          </table:table-cell>
          <table:table-cell office:value-type="float" office:value="438750" calcext:value-type="float">
            <text:p>438750</text:p>
          </table:table-cell>
          <table:table-cell table:number-columns-repeated="3" office:value-type="float" office:value="48750" calcext:value-type="float">
            <text:p>48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71" calcext:value-type="float">
            <text:p>203271</text:p>
          </table:table-cell>
          <table:table-cell office:value-type="float" office:value="500000" calcext:value-type="float">
            <text:p>5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66672" calcext:value-type="float">
            <text:p>266672</text:p>
          </table:table-cell>
          <table:table-cell office:value-type="float" office:value="250005" calcext:value-type="float">
            <text:p>250005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72" calcext:value-type="float">
            <text:p>20327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900000" calcext:value-type="float">
            <text:p>900000</text:p>
          </table:table-cell>
          <table:table-cell office:value-type="float" office:value="825000" calcext:value-type="float">
            <text:p>825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73" calcext:value-type="float">
            <text:p>20327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25000" calcext:value-type="float">
            <text:p>1125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76" calcext:value-type="float">
            <text:p>203276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900000" calcext:value-type="float">
            <text:p>900000</text:p>
          </table:table-cell>
          <table:table-cell office:value-type="float" office:value="825000" calcext:value-type="float">
            <text:p>825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77" calcext:value-type="float">
            <text:p>203277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1087500" calcext:value-type="float">
            <text:p>1087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78" calcext:value-type="float">
            <text:p>20327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675000" calcext:value-type="float">
            <text:p>675000</text:p>
          </table:table-cell>
          <table:table-cell office:value-type="float" office:value="650000" calcext:value-type="float">
            <text:p>6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79" calcext:value-type="float">
            <text:p>203279</text:p>
          </table:table-cell>
          <table:table-cell office:value-type="float" office:value="650000" calcext:value-type="float">
            <text:p>6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57500" calcext:value-type="float">
            <text:p>357500</text:p>
          </table:table-cell>
          <table:table-cell office:value-type="float" office:value="325000" calcext:value-type="float">
            <text:p>325000</text:p>
          </table:table-cell>
          <table:table-cell table:number-columns-repeated="3"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82" calcext:value-type="float">
            <text:p>203282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83" calcext:value-type="float">
            <text:p>20328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84" calcext:value-type="float">
            <text:p>203284</text:p>
          </table:table-cell>
          <table:table-cell office:value-type="float" office:value="479000" calcext:value-type="float">
            <text:p>479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95800" calcext:value-type="float">
            <text:p>95800</text:p>
          </table:table-cell>
          <table:table-cell office:value-type="float" office:value="71850" calcext:value-type="float">
            <text:p>71850</text:p>
          </table:table-cell>
          <table:table-cell table:number-columns-repeated="3" office:value-type="float" office:value="23950" calcext:value-type="float">
            <text:p>23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85" calcext:value-type="float">
            <text:p>20328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25000" calcext:value-type="float">
            <text:p>225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286" calcext:value-type="float">
            <text:p>203286</text:p>
          </table:table-cell>
          <table:table-cell table:style-name="ce1" office:value-type="float" office:value="25000000" calcext:value-type="float">
            <text:p>250000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6875000" calcext:value-type="float">
            <text:p>16875000</text:p>
          </table:table-cell>
          <table:table-cell table:style-name="ce1" office:value-type="float" office:value="16250000" calcext:value-type="float">
            <text:p>16250000</text:p>
          </table:table-cell>
          <table:table-cell table:number-columns-repeated="2" table:style-name="ce1" office:value-type="float" office:value="625000" calcext:value-type="float">
            <text:p>62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5000" calcext:value-type="float">
            <text:p>625000</text:p>
          </table:table-cell>
          <table:table-cell/>
        </table:table-row>
        <table:table-row table:style-name="ro1" table:visibility="filter">
          <table:table-cell office:value-type="float" office:value="203287" calcext:value-type="float">
            <text:p>203287</text:p>
          </table:table-cell>
          <table:table-cell office:value-type="float" office:value="400000" calcext:value-type="float">
            <text:p>40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60000" calcext:value-type="float">
            <text:p>16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88" calcext:value-type="float">
            <text:p>203288</text:p>
          </table:table-cell>
          <table:table-cell office:value-type="float" office:value="500000" calcext:value-type="float">
            <text:p>5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12500" calcext:value-type="float">
            <text:p>4125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89" calcext:value-type="float">
            <text:p>203289</text:p>
          </table:table-cell>
          <table:table-cell office:value-type="float" office:value="120000" calcext:value-type="float">
            <text:p>12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75000" calcext:value-type="float">
            <text:p>75000</text:p>
          </table:table-cell>
          <table:table-cell office:value-type="float" office:value="72000" calcext:value-type="float">
            <text:p>72000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90" calcext:value-type="float">
            <text:p>20329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37500" calcext:value-type="float">
            <text:p>337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91" calcext:value-type="float">
            <text:p>20329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450000" calcext:value-type="float">
            <text:p>450000</text:p>
          </table:table-cell>
          <table:table-cell office:value-type="float" office:value="425000" calcext:value-type="float">
            <text:p>4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92" calcext:value-type="float">
            <text:p>203292</text:p>
          </table:table-cell>
          <table:table-cell office:value-type="float" office:value="500000" calcext:value-type="float">
            <text:p>5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00000" calcext:value-type="float">
            <text:p>300000</text:p>
          </table:table-cell>
          <table:table-cell office:value-type="float" office:value="275000" calcext:value-type="float">
            <text:p>2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93" calcext:value-type="float">
            <text:p>203293</text:p>
          </table:table-cell>
          <table:table-cell office:value-type="float" office:value="350000" calcext:value-type="float">
            <text:p>35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28337" calcext:value-type="float">
            <text:p>128337</text:p>
          </table:table-cell>
          <table:table-cell office:value-type="float" office:value="116670" calcext:value-type="float">
            <text:p>116670</text:p>
          </table:table-cell>
          <table:table-cell table:number-columns-repeated="3" office:value-type="float" office:value="11667" calcext:value-type="float">
            <text:p>1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294" calcext:value-type="float">
            <text:p>203294</text:p>
          </table:table-cell>
          <table:table-cell office:value-type="float" office:value="300000" calcext:value-type="float">
            <text:p>3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82500" calcext:value-type="float">
            <text:p>82500</text:p>
          </table:table-cell>
          <table:table-cell office:value-type="float" office:value="75000" calcext:value-type="float">
            <text:p>75000</text:p>
          </table:table-cell>
          <table:table-cell table:number-columns-repeated="3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298" calcext:value-type="float">
            <text:p>203298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65000" calcext:value-type="float">
            <text:p>165000</text:p>
          </table:table-cell>
          <table:table-cell table:style-name="ce1" office:value-type="float" office:value="160000" calcext:value-type="float">
            <text:p>160000</text:p>
          </table:table-cell>
          <table:table-cell table:number-columns-repeated="2" table:style-name="ce1" office:value-type="float" office:value="5000" calcext:value-type="float">
            <text:p>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/>
        </table:table-row>
        <table:table-row table:style-name="ro1" table:visibility="filter">
          <table:table-cell office:value-type="float" office:value="203299" calcext:value-type="float">
            <text:p>203299</text:p>
          </table:table-cell>
          <table:table-cell office:value-type="float" office:value="600000" calcext:value-type="float">
            <text:p>6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60000" calcext:value-type="float">
            <text:p>60000</text:p>
          </table:table-cell>
          <table:table-cell office:value-type="float" office:value="45000" calcext:value-type="float">
            <text:p>45000</text:p>
          </table:table-cell>
          <table:table-cell table:number-columns-repeated="3"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00" calcext:value-type="float">
            <text:p>2033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000" calcext:value-type="float">
            <text:p>20000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02" calcext:value-type="float">
            <text:p>20330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80000" calcext:value-type="float">
            <text:p>8000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03" calcext:value-type="float">
            <text:p>203303</text:p>
          </table:table-cell>
          <table:table-cell office:value-type="float" office:value="220000" calcext:value-type="float">
            <text:p>22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4000" calcext:value-type="float">
            <text:p>44000</text:p>
          </table:table-cell>
          <table:table-cell office:value-type="float" office:value="33000" calcext:value-type="float">
            <text:p>33000</text:p>
          </table:table-cell>
          <table:table-cell table:number-columns-repeated="3"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04" calcext:value-type="float">
            <text:p>203304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9997" calcext:value-type="float">
            <text:p>29997</text:p>
          </table:table-cell>
          <table:table-cell office:value-type="float" office:value="26664" calcext:value-type="float">
            <text:p>26664</text:p>
          </table:table-cell>
          <table:table-cell table:number-columns-repeated="3"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05" calcext:value-type="float">
            <text:p>2033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90000" calcext:value-type="float">
            <text:p>90000</text:p>
          </table:table-cell>
          <table:table-cell office:value-type="float" office:value="80000" calcext:value-type="float">
            <text:p>8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06" calcext:value-type="float">
            <text:p>203306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35000" calcext:value-type="float">
            <text:p>135000</text:p>
          </table:table-cell>
          <table:table-cell office:value-type="float" office:value="120000" calcext:value-type="float">
            <text:p>120000</text:p>
          </table:table-cell>
          <table:table-cell table:number-columns-repeated="3"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07" calcext:value-type="float">
            <text:p>203307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350000" calcext:value-type="float">
            <text:p>13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09" calcext:value-type="float">
            <text:p>203309</text:p>
          </table:table-cell>
          <table:table-cell office:value-type="float" office:value="25000" calcext:value-type="float">
            <text:p>25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13500" calcext:value-type="float">
            <text:p>13500</text:p>
          </table:table-cell>
          <table:table-cell office:value-type="float" office:value="13000" calcext:value-type="float">
            <text:p>13000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0" calcext:value-type="float">
            <text:p>20331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18750" calcext:value-type="float">
            <text:p>118750</text:p>
          </table:table-cell>
          <table:table-cell table:number-columns-repeated="3"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1" calcext:value-type="float">
            <text:p>203311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687500" calcext:value-type="float">
            <text:p>687500</text:p>
          </table:table-cell>
          <table:table-cell office:value-type="float" office:value="625000" calcext:value-type="float">
            <text:p>625000</text:p>
          </table:table-cell>
          <table:table-cell table:number-columns-repeated="3" office:value-type="float" office:value="62500" calcext:value-type="float">
            <text:p>6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2" calcext:value-type="float">
            <text:p>203312</text:p>
          </table:table-cell>
          <table:table-cell office:value-type="float" office:value="300000" calcext:value-type="float">
            <text:p>3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3" calcext:value-type="float">
            <text:p>20331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3332" calcext:value-type="float">
            <text:p>13332</text:p>
          </table:table-cell>
          <table:table-cell office:value-type="float" office:value="9999" calcext:value-type="float">
            <text:p>9999</text:p>
          </table:table-cell>
          <table:table-cell table:number-columns-repeated="3"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4" calcext:value-type="float">
            <text:p>203314</text:p>
          </table:table-cell>
          <table:table-cell office:value-type="float" office:value="400000" calcext:value-type="float">
            <text:p>4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60000" calcext:value-type="float">
            <text:p>36000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5" calcext:value-type="float">
            <text:p>203315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2500" calcext:value-type="float">
            <text:p>112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6" calcext:value-type="float">
            <text:p>203316</text:p>
          </table:table-cell>
          <table:table-cell office:value-type="float" office:value="900000" calcext:value-type="float">
            <text:p>9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0000" calcext:value-type="float">
            <text:p>90000</text:p>
          </table:table-cell>
          <table:table-cell office:value-type="float" office:value="67500" calcext:value-type="float">
            <text:p>67500</text:p>
          </table:table-cell>
          <table:table-cell table:number-columns-repeated="3"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7" calcext:value-type="float">
            <text:p>203317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60000" calcext:value-type="float">
            <text:p>260000</text:p>
          </table:table-cell>
          <table:table-cell office:value-type="float" office:value="240000" calcext:value-type="float">
            <text:p>24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8" calcext:value-type="float">
            <text:p>2033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19" calcext:value-type="float">
            <text:p>203319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40000" calcext:value-type="float">
            <text:p>240000</text:p>
          </table:table-cell>
          <table:table-cell office:value-type="float" office:value="180000" calcext:value-type="float">
            <text:p>180000</text:p>
          </table:table-cell>
          <table:table-cell table:number-columns-repeated="3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20" calcext:value-type="float">
            <text:p>20332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600000" calcext:value-type="float">
            <text:p>600000</text:p>
          </table:table-cell>
          <table:table-cell office:value-type="float" office:value="550000" calcext:value-type="float">
            <text:p>5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21" calcext:value-type="float">
            <text:p>203321</text:p>
          </table:table-cell>
          <table:table-cell office:value-type="float" office:value="125000" calcext:value-type="float">
            <text:p>125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75000" calcext:value-type="float">
            <text:p>75000</text:p>
          </table:table-cell>
          <table:table-cell office:value-type="float" office:value="71875" calcext:value-type="float">
            <text:p>71875</text:p>
          </table:table-cell>
          <table:table-cell table:number-columns-repeated="3" office:value-type="float" office:value="3125" calcext:value-type="float">
            <text:p>3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22" calcext:value-type="float">
            <text:p>203322</text:p>
          </table:table-cell>
          <table:table-cell office:value-type="float" office:value="900000" calcext:value-type="float">
            <text:p>9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5000" calcext:value-type="float">
            <text:p>405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324" calcext:value-type="float">
            <text:p>203324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56000" calcext:value-type="float">
            <text:p>56000</text:p>
          </table:table-cell>
          <table:table-cell table:style-name="ce1" office:value-type="float" office:value="54000" calcext:value-type="float">
            <text:p>54000</text:p>
          </table:table-cell>
          <table:table-cell table:number-columns-repeated="2"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/>
        </table:table-row>
        <table:table-row table:style-name="ro1" table:visibility="filter">
          <table:table-cell office:value-type="float" office:value="203325" calcext:value-type="float">
            <text:p>203325</text:p>
          </table:table-cell>
          <table:table-cell office:value-type="float" office:value="900000" calcext:value-type="float">
            <text:p>9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95000" calcext:value-type="float">
            <text:p>4950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27" calcext:value-type="float">
            <text:p>203327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2500" calcext:value-type="float">
            <text:p>112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28" calcext:value-type="float">
            <text:p>20332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80000" calcext:value-type="float">
            <text:p>180000</text:p>
          </table:table-cell>
          <table:table-cell office:value-type="float" office:value="135000" calcext:value-type="float">
            <text:p>135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0" calcext:value-type="float">
            <text:p>20333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1" calcext:value-type="float">
            <text:p>2033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000" calcext:value-type="float">
            <text:p>20000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2" calcext:value-type="float">
            <text:p>203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3" calcext:value-type="float">
            <text:p>203333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53332" calcext:value-type="float">
            <text:p>153332</text:p>
          </table:table-cell>
          <table:table-cell office:value-type="float" office:value="114999" calcext:value-type="float">
            <text:p>114999</text:p>
          </table:table-cell>
          <table:table-cell table:number-columns-repeated="3" office:value-type="float" office:value="38333" calcext:value-type="float">
            <text:p>38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4" calcext:value-type="float">
            <text:p>203334</text:p>
          </table:table-cell>
          <table:table-cell office:value-type="float" office:value="500000" calcext:value-type="float">
            <text:p>50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316673" calcext:value-type="float">
            <text:p>316673</text:p>
          </table:table-cell>
          <table:table-cell office:value-type="float" office:value="300006" calcext:value-type="float">
            <text:p>300006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5" calcext:value-type="float">
            <text:p>203335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3332" calcext:value-type="float">
            <text:p>13332</text:p>
          </table:table-cell>
          <table:table-cell office:value-type="float" office:value="9999" calcext:value-type="float">
            <text:p>9999</text:p>
          </table:table-cell>
          <table:table-cell table:number-columns-repeated="3"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6" calcext:value-type="float">
            <text:p>203336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600000" calcext:value-type="float">
            <text:p>600000</text:p>
          </table:table-cell>
          <table:table-cell office:value-type="float" office:value="550000" calcext:value-type="float">
            <text:p>5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7" calcext:value-type="float">
            <text:p>203337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870000" calcext:value-type="float">
            <text:p>870000</text:p>
          </table:table-cell>
          <table:table-cell office:value-type="float" office:value="797500" calcext:value-type="float">
            <text:p>797500</text:p>
          </table:table-cell>
          <table:table-cell table:number-columns-repeated="3" office:value-type="float" office:value="72500" calcext:value-type="float">
            <text:p>7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8" calcext:value-type="float">
            <text:p>203338</text:p>
          </table:table-cell>
          <table:table-cell office:value-type="float" office:value="350000" calcext:value-type="float">
            <text:p>35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5000" calcext:value-type="float">
            <text:p>35000</text:p>
          </table:table-cell>
          <table:table-cell office:value-type="float" office:value="26250" calcext:value-type="float">
            <text:p>26250</text:p>
          </table:table-cell>
          <table:table-cell table:number-columns-repeated="3" office:value-type="float" office:value="8750" calcext:value-type="float">
            <text:p>8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39" calcext:value-type="float">
            <text:p>203339</text:p>
          </table:table-cell>
          <table:table-cell office:value-type="float" office:value="400000" calcext:value-type="float">
            <text:p>4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20000" calcext:value-type="float">
            <text:p>22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40" calcext:value-type="float">
            <text:p>203340</text:p>
          </table:table-cell>
          <table:table-cell office:value-type="float" office:value="700000" calcext:value-type="float">
            <text:p>7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40000" calcext:value-type="float">
            <text:p>140000</text:p>
          </table:table-cell>
          <table:table-cell office:value-type="float" office:value="105000" calcext:value-type="float">
            <text:p>105000</text:p>
          </table:table-cell>
          <table:table-cell table:number-columns-repeated="3"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41" calcext:value-type="float">
            <text:p>203341</text:p>
          </table:table-cell>
          <table:table-cell office:value-type="float" office:value="1152000" calcext:value-type="float">
            <text:p>1152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422400" calcext:value-type="float">
            <text:p>422400</text:p>
          </table:table-cell>
          <table:table-cell office:value-type="float" office:value="384000" calcext:value-type="float">
            <text:p>384000</text:p>
          </table:table-cell>
          <table:table-cell table:number-columns-repeated="3" office:value-type="float" office:value="38400" calcext:value-type="float">
            <text:p>3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42" calcext:value-type="float">
            <text:p>203342</text:p>
          </table:table-cell>
          <table:table-cell office:value-type="float" office:value="550000" calcext:value-type="float">
            <text:p>55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71250" calcext:value-type="float">
            <text:p>371250</text:p>
          </table:table-cell>
          <table:table-cell office:value-type="float" office:value="357500" calcext:value-type="float">
            <text:p>357500</text:p>
          </table:table-cell>
          <table:table-cell table:number-columns-repeated="3" office:value-type="float" office:value="13750" calcext:value-type="float">
            <text:p>1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43" calcext:value-type="float">
            <text:p>20334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825000" calcext:value-type="float">
            <text:p>825000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44" calcext:value-type="float">
            <text:p>203344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8000" calcext:value-type="float">
            <text:p>8000</text:p>
          </table:table-cell>
          <table:table-cell office:value-type="float" office:value="6000" calcext:value-type="float">
            <text:p>6000</text:p>
          </table:table-cell>
          <table:table-cell table:number-columns-repeated="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45" calcext:value-type="float">
            <text:p>2033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99991" calcext:value-type="float">
            <text:p>899991</text:p>
          </table:table-cell>
          <table:table-cell office:value-type="float" office:value="866658" calcext:value-type="float">
            <text:p>866658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46" calcext:value-type="float">
            <text:p>203346</text:p>
          </table:table-cell>
          <table:table-cell office:value-type="float" office:value="90000" calcext:value-type="float">
            <text:p>9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2000" calcext:value-type="float">
            <text:p>12000</text:p>
          </table:table-cell>
          <table:table-cell office:value-type="float" office:value="9000" calcext:value-type="float">
            <text:p>9000</text:p>
          </table:table-cell>
          <table:table-cell table:number-columns-repeated="3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49" calcext:value-type="float">
            <text:p>203349</text:p>
          </table:table-cell>
          <table:table-cell office:value-type="float" office:value="350000" calcext:value-type="float">
            <text:p>35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70000" calcext:value-type="float">
            <text:p>70000</text:p>
          </table:table-cell>
          <table:table-cell office:value-type="float" office:value="52500" calcext:value-type="float">
            <text:p>52500</text:p>
          </table:table-cell>
          <table:table-cell table:number-columns-repeated="3"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50" calcext:value-type="float">
            <text:p>203350</text:p>
          </table:table-cell>
          <table:table-cell office:value-type="float" office:value="600000" calcext:value-type="float">
            <text:p>60000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260000" calcext:value-type="float">
            <text:p>260000</text:p>
          </table:table-cell>
          <table:table-cell office:value-type="float" office:value="240000" calcext:value-type="float">
            <text:p>24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51" calcext:value-type="float">
            <text:p>203351</text:p>
          </table:table-cell>
          <table:table-cell office:value-type="float" office:value="5450000" calcext:value-type="float">
            <text:p>545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681250" calcext:value-type="float">
            <text:p>681250</text:p>
          </table:table-cell>
          <table:table-cell office:value-type="float" office:value="545000" calcext:value-type="float">
            <text:p>545000</text:p>
          </table:table-cell>
          <table:table-cell table:number-columns-repeated="3" office:value-type="float" office:value="136250" calcext:value-type="float">
            <text:p>13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52" calcext:value-type="float">
            <text:p>203352</text:p>
          </table:table-cell>
          <table:table-cell office:value-type="float" office:value="13700000" calcext:value-type="float">
            <text:p>137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3767500" calcext:value-type="float">
            <text:p>3767500</text:p>
          </table:table-cell>
          <table:table-cell office:value-type="float" office:value="3425000" calcext:value-type="float">
            <text:p>3425000</text:p>
          </table:table-cell>
          <table:table-cell table:number-columns-repeated="3" office:value-type="float" office:value="342500" calcext:value-type="float">
            <text:p>34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53" calcext:value-type="float">
            <text:p>203353</text:p>
          </table:table-cell>
          <table:table-cell office:value-type="float" office:value="750000" calcext:value-type="float">
            <text:p>7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12500" calcext:value-type="float">
            <text:p>412500</text:p>
          </table:table-cell>
          <table:table-cell office:value-type="float" office:value="375000" calcext:value-type="float">
            <text:p>3750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54" calcext:value-type="float">
            <text:p>203354</text:p>
          </table:table-cell>
          <table:table-cell office:value-type="float" office:value="1000225" calcext:value-type="float">
            <text:p>100022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366751" calcext:value-type="float">
            <text:p>366751</text:p>
          </table:table-cell>
          <table:table-cell office:value-type="float" office:value="333410" calcext:value-type="float">
            <text:p>333410</text:p>
          </table:table-cell>
          <table:table-cell table:number-columns-repeated="3" office:value-type="float" office:value="33341" calcext:value-type="float">
            <text:p>333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55" calcext:value-type="float">
            <text:p>203355</text:p>
          </table:table-cell>
          <table:table-cell office:value-type="float" office:value="400000" calcext:value-type="float">
            <text:p>4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340000" calcext:value-type="float">
            <text:p>340000</text:p>
          </table:table-cell>
          <table:table-cell office:value-type="float" office:value="330000" calcext:value-type="float">
            <text:p>33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56" calcext:value-type="float">
            <text:p>203356</text:p>
          </table:table-cell>
          <table:table-cell office:value-type="float" office:value="650000" calcext:value-type="float">
            <text:p>6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57500" calcext:value-type="float">
            <text:p>357500</text:p>
          </table:table-cell>
          <table:table-cell office:value-type="float" office:value="325000" calcext:value-type="float">
            <text:p>325000</text:p>
          </table:table-cell>
          <table:table-cell table:number-columns-repeated="3"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57" calcext:value-type="float">
            <text:p>203357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440000" calcext:value-type="float">
            <text:p>440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59" calcext:value-type="float">
            <text:p>203359</text:p>
          </table:table-cell>
          <table:table-cell office:value-type="float" office:value="900000" calcext:value-type="float">
            <text:p>9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495000" calcext:value-type="float">
            <text:p>4950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0" calcext:value-type="float">
            <text:p>20336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760000" calcext:value-type="float">
            <text:p>760000</text:p>
          </table:table-cell>
          <table:table-cell office:value-type="float" office:value="720000" calcext:value-type="float">
            <text:p>720000</text:p>
          </table:table-cell>
          <table:table-cell table:number-columns-repeated="3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1" calcext:value-type="float">
            <text:p>20336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50000" calcext:value-type="float">
            <text:p>11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2" calcext:value-type="float">
            <text:p>203362</text:p>
          </table:table-cell>
          <table:table-cell office:value-type="float" office:value="570000" calcext:value-type="float">
            <text:p>57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13500" calcext:value-type="float">
            <text:p>313500</text:p>
          </table:table-cell>
          <table:table-cell office:value-type="float" office:value="285000" calcext:value-type="float">
            <text:p>285000</text:p>
          </table:table-cell>
          <table:table-cell table:number-columns-repeated="3"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3" calcext:value-type="float">
            <text:p>203363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9996" calcext:value-type="float">
            <text:p>39996</text:p>
          </table:table-cell>
          <table:table-cell office:value-type="float" office:value="36663" calcext:value-type="float">
            <text:p>36663</text:p>
          </table:table-cell>
          <table:table-cell table:number-columns-repeated="3" office:value-type="float" office:value="3333" calcext:value-type="float">
            <text:p>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4" calcext:value-type="float">
            <text:p>203364</text:p>
          </table:table-cell>
          <table:table-cell office:value-type="float" office:value="200000" calcext:value-type="float">
            <text:p>2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65000" calcext:value-type="float">
            <text:p>6500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5" calcext:value-type="float">
            <text:p>20336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75000" calcext:value-type="float">
            <text:p>375000</text:p>
          </table:table-cell>
          <table:table-cell office:value-type="float" office:value="337500" calcext:value-type="float">
            <text:p>337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6" calcext:value-type="float">
            <text:p>203366</text:p>
          </table:table-cell>
          <table:table-cell office:value-type="float" office:value="600000" calcext:value-type="float">
            <text:p>6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20000" calcext:value-type="float">
            <text:p>22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7" calcext:value-type="float">
            <text:p>203367</text:p>
          </table:table-cell>
          <table:table-cell office:value-type="float" office:value="657000" calcext:value-type="float">
            <text:p>657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62800" calcext:value-type="float">
            <text:p>262800</text:p>
          </table:table-cell>
          <table:table-cell office:value-type="float" office:value="240900" calcext:value-type="float">
            <text:p>240900</text:p>
          </table:table-cell>
          <table:table-cell table:number-columns-repeated="3" office:value-type="float" office:value="21900" calcext:value-type="float">
            <text:p>21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8" calcext:value-type="float">
            <text:p>20336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37500" calcext:value-type="float">
            <text:p>237500</text:p>
          </table:table-cell>
          <table:table-cell office:value-type="float" office:value="225000" calcext:value-type="float">
            <text:p>2250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69" calcext:value-type="float">
            <text:p>203369</text:p>
          </table:table-cell>
          <table:table-cell office:value-type="float" office:value="500000" calcext:value-type="float">
            <text:p>5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75000" calcext:value-type="float">
            <text:p>2750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70" calcext:value-type="float">
            <text:p>20337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899991" calcext:value-type="float">
            <text:p>899991</text:p>
          </table:table-cell>
          <table:table-cell office:value-type="float" office:value="866658" calcext:value-type="float">
            <text:p>866658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71" calcext:value-type="float">
            <text:p>203371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062500" calcext:value-type="float">
            <text:p>1062500</text:p>
          </table:table-cell>
          <table:table-cell office:value-type="float" office:value="1020000" calcext:value-type="float">
            <text:p>1020000</text:p>
          </table:table-cell>
          <table:table-cell table:number-columns-repeated="3" office:value-type="float" office:value="42500" calcext:value-type="float">
            <text:p>4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72" calcext:value-type="float">
            <text:p>203372</text:p>
          </table:table-cell>
          <table:table-cell office:value-type="float" office:value="500000" calcext:value-type="float">
            <text:p>5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75000" calcext:value-type="float">
            <text:p>2750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73" calcext:value-type="float">
            <text:p>203373</text:p>
          </table:table-cell>
          <table:table-cell office:value-type="float" office:value="350000" calcext:value-type="float">
            <text:p>35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33340" calcext:value-type="float">
            <text:p>233340</text:p>
          </table:table-cell>
          <table:table-cell office:value-type="float" office:value="221673" calcext:value-type="float">
            <text:p>221673</text:p>
          </table:table-cell>
          <table:table-cell table:number-columns-repeated="3" office:value-type="float" office:value="11667" calcext:value-type="float">
            <text:p>1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74" calcext:value-type="float">
            <text:p>203374</text:p>
          </table:table-cell>
          <table:table-cell office:value-type="float" office:value="450000" calcext:value-type="float">
            <text:p>45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303750" calcext:value-type="float">
            <text:p>303750</text:p>
          </table:table-cell>
          <table:table-cell office:value-type="float" office:value="292500" calcext:value-type="float">
            <text:p>292500</text:p>
          </table:table-cell>
          <table:table-cell table:number-columns-repeated="3"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75" calcext:value-type="float">
            <text:p>203375</text:p>
          </table:table-cell>
          <table:table-cell office:value-type="float" office:value="7500000" calcext:value-type="float">
            <text:p>75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3562500" calcext:value-type="float">
            <text:p>3562500</text:p>
          </table:table-cell>
          <table:table-cell office:value-type="float" office:value="3375000" calcext:value-type="float">
            <text:p>3375000</text:p>
          </table:table-cell>
          <table:table-cell table:number-columns-repeated="3" office:value-type="float" office:value="187500" calcext:value-type="float">
            <text:p>18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76" calcext:value-type="float">
            <text:p>203376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77" calcext:value-type="float">
            <text:p>2033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833325" calcext:value-type="float">
            <text:p>833325</text:p>
          </table:table-cell>
          <table:table-cell office:value-type="float" office:value="799992" calcext:value-type="float">
            <text:p>799992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79" calcext:value-type="float">
            <text:p>203379</text:p>
          </table:table-cell>
          <table:table-cell office:value-type="float" office:value="75000" calcext:value-type="float">
            <text:p>75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0000" calcext:value-type="float">
            <text:p>100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80" calcext:value-type="float">
            <text:p>20338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1375000" calcext:value-type="float">
            <text:p>1375000</text:p>
          </table:table-cell>
          <table:table-cell office:value-type="float" office:value="1250000" calcext:value-type="float">
            <text:p>1250000</text:p>
          </table:table-cell>
          <table:table-cell table:number-columns-repeated="3"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81" calcext:value-type="float">
            <text:p>203381</text:p>
          </table:table-cell>
          <table:table-cell office:value-type="float" office:value="75000" calcext:value-type="float">
            <text:p>7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7500" calcext:value-type="float">
            <text:p>7500</text:p>
          </table:table-cell>
          <table:table-cell office:value-type="float" office:value="5625" calcext:value-type="float">
            <text:p>5625</text:p>
          </table:table-cell>
          <table:table-cell table:number-columns-repeated="3"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82" calcext:value-type="float">
            <text:p>203382</text:p>
          </table:table-cell>
          <table:table-cell office:value-type="float" office:value="900000" calcext:value-type="float">
            <text:p>9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90000" calcext:value-type="float">
            <text:p>90000</text:p>
          </table:table-cell>
          <table:table-cell office:value-type="float" office:value="67500" calcext:value-type="float">
            <text:p>67500</text:p>
          </table:table-cell>
          <table:table-cell table:number-columns-repeated="3"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84" calcext:value-type="float">
            <text:p>203384</text:p>
          </table:table-cell>
          <table:table-cell office:value-type="float" office:value="17000" calcext:value-type="float">
            <text:p>17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3400" calcext:value-type="float">
            <text:p>3400</text:p>
          </table:table-cell>
          <table:table-cell office:value-type="float" office:value="2550" calcext:value-type="float">
            <text:p>2550</text:p>
          </table:table-cell>
          <table:table-cell table:number-columns-repeated="3"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86" calcext:value-type="float">
            <text:p>203386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05000" calcext:value-type="float">
            <text:p>105000</text:p>
          </table:table-cell>
          <table:table-cell office:value-type="float" office:value="101250" calcext:value-type="float">
            <text:p>101250</text:p>
          </table:table-cell>
          <table:table-cell table:number-columns-repeated="3"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88" calcext:value-type="float">
            <text:p>203388</text:p>
          </table:table-cell>
          <table:table-cell office:value-type="float" office:value="600000" calcext:value-type="float">
            <text:p>6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80000" calcext:value-type="float">
            <text:p>8000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89" calcext:value-type="float">
            <text:p>203389</text:p>
          </table:table-cell>
          <table:table-cell office:value-type="float" office:value="325000" calcext:value-type="float">
            <text:p>325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29996" calcext:value-type="float">
            <text:p>129996</text:p>
          </table:table-cell>
          <table:table-cell office:value-type="float" office:value="119163" calcext:value-type="float">
            <text:p>119163</text:p>
          </table:table-cell>
          <table:table-cell table:number-columns-repeated="3" office:value-type="float" office:value="10833" calcext:value-type="float">
            <text:p>10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90" calcext:value-type="float">
            <text:p>20339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1300000" calcext:value-type="float">
            <text:p>13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91" calcext:value-type="float">
            <text:p>203391</text:p>
          </table:table-cell>
          <table:table-cell office:value-type="float" office:value="500000" calcext:value-type="float">
            <text:p>5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92" calcext:value-type="float">
            <text:p>2033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900000" calcext:value-type="float">
            <text:p>900000</text:p>
          </table:table-cell>
          <table:table-cell office:value-type="float" office:value="850000" calcext:value-type="float">
            <text:p>8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93" calcext:value-type="float">
            <text:p>2033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94" calcext:value-type="float">
            <text:p>203394</text:p>
          </table:table-cell>
          <table:table-cell office:value-type="float" office:value="500000" calcext:value-type="float">
            <text:p>5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66668" calcext:value-type="float">
            <text:p>66668</text:p>
          </table:table-cell>
          <table:table-cell office:value-type="float" office:value="50001" calcext:value-type="float">
            <text:p>50001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96" calcext:value-type="float">
            <text:p>203396</text:p>
          </table:table-cell>
          <table:table-cell office:value-type="float" office:value="325000" calcext:value-type="float">
            <text:p>325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2500" calcext:value-type="float">
            <text:p>32500</text:p>
          </table:table-cell>
          <table:table-cell office:value-type="float" office:value="24375" calcext:value-type="float">
            <text:p>24375</text:p>
          </table:table-cell>
          <table:table-cell table:number-columns-repeated="3" office:value-type="float" office:value="8125" calcext:value-type="float">
            <text:p>8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97" calcext:value-type="float">
            <text:p>203397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398" calcext:value-type="float">
            <text:p>203398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00" calcext:value-type="float">
            <text:p>2034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2500" calcext:value-type="float">
            <text:p>112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01" calcext:value-type="float">
            <text:p>203401</text:p>
          </table:table-cell>
          <table:table-cell office:value-type="float" office:value="700000" calcext:value-type="float">
            <text:p>70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93332" calcext:value-type="float">
            <text:p>93332</text:p>
          </table:table-cell>
          <table:table-cell office:value-type="float" office:value="69999" calcext:value-type="float">
            <text:p>69999</text:p>
          </table:table-cell>
          <table:table-cell table:number-columns-repeated="3" office:value-type="float" office:value="23333" calcext:value-type="float">
            <text:p>2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03" calcext:value-type="float">
            <text:p>203403</text:p>
          </table:table-cell>
          <table:table-cell office:value-type="float" office:value="550000" calcext:value-type="float">
            <text:p>55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5000" calcext:value-type="float">
            <text:p>55000</text:p>
          </table:table-cell>
          <table:table-cell office:value-type="float" office:value="41250" calcext:value-type="float">
            <text:p>41250</text:p>
          </table:table-cell>
          <table:table-cell table:number-columns-repeated="3" office:value-type="float" office:value="13750" calcext:value-type="float">
            <text:p>1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04" calcext:value-type="float">
            <text:p>203404</text:p>
          </table:table-cell>
          <table:table-cell office:value-type="float" office:value="150000" calcext:value-type="float">
            <text:p>15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15000" calcext:value-type="float">
            <text:p>15000</text:p>
          </table:table-cell>
          <table:table-cell office:value-type="float" office:value="11250" calcext:value-type="float">
            <text:p>11250</text:p>
          </table:table-cell>
          <table:table-cell table:number-columns-repeated="3"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05" calcext:value-type="float">
            <text:p>20340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07" calcext:value-type="float">
            <text:p>203407</text:p>
          </table:table-cell>
          <table:table-cell office:value-type="float" office:value="500000" calcext:value-type="float">
            <text:p>5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00000" calcext:value-type="float">
            <text:p>100000</text:p>
          </table:table-cell>
          <table:table-cell office:value-type="float" office:value="75000" calcext:value-type="float">
            <text:p>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08" calcext:value-type="float">
            <text:p>203408</text:p>
          </table:table-cell>
          <table:table-cell office:value-type="float" office:value="250000" calcext:value-type="float">
            <text:p>25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09" calcext:value-type="float">
            <text:p>20340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12500" calcext:value-type="float">
            <text:p>1125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10" calcext:value-type="float">
            <text:p>20341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500000" calcext:value-type="float">
            <text:p>4500000</text:p>
          </table:table-cell>
          <table:table-cell table:number-columns-repeated="3"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411" calcext:value-type="float">
            <text:p>203411</text:p>
          </table:table-cell>
          <table:table-cell table:style-name="ce1" office:value-type="float" office:value="600000" calcext:value-type="float">
            <text:p>6000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405000" calcext:value-type="float">
            <text:p>405000</text:p>
          </table:table-cell>
          <table:table-cell table:style-name="ce1" office:value-type="float" office:value="390000" calcext:value-type="float">
            <text:p>390000</text:p>
          </table:table-cell>
          <table:table-cell table:number-columns-repeated="2" table:style-name="ce1" office:value-type="float" office:value="15000" calcext:value-type="float">
            <text:p>1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0" calcext:value-type="float">
            <text:p>15000</text:p>
          </table:table-cell>
          <table:table-cell/>
        </table:table-row>
        <table:table-row table:style-name="ro1" table:visibility="filter">
          <table:table-cell office:value-type="float" office:value="203412" calcext:value-type="float">
            <text:p>203412</text:p>
          </table:table-cell>
          <table:table-cell office:value-type="float" office:value="350000" calcext:value-type="float">
            <text:p>350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46668" calcext:value-type="float">
            <text:p>46668</text:p>
          </table:table-cell>
          <table:table-cell office:value-type="float" office:value="35001" calcext:value-type="float">
            <text:p>35001</text:p>
          </table:table-cell>
          <table:table-cell table:number-columns-repeated="3" office:value-type="float" office:value="11667" calcext:value-type="float">
            <text:p>1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13" calcext:value-type="float">
            <text:p>203413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05000" calcext:value-type="float">
            <text:p>405000</text:p>
          </table:table-cell>
          <table:table-cell office:value-type="float" office:value="390000" calcext:value-type="float">
            <text:p>390000</text:p>
          </table:table-cell>
          <table:table-cell table:number-columns-repeated="3"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14" calcext:value-type="float">
            <text:p>203414</text:p>
          </table:table-cell>
          <table:table-cell office:value-type="float" office:value="500000" calcext:value-type="float">
            <text:p>50000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50000" calcext:value-type="float">
            <text:p>50000</text:p>
          </table:table-cell>
          <table:table-cell office:value-type="float" office:value="37500" calcext:value-type="float">
            <text:p>375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16" calcext:value-type="float">
            <text:p>203416</text:p>
          </table:table-cell>
          <table:table-cell office:value-type="float" office:value="400000" calcext:value-type="float">
            <text:p>4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80000" calcext:value-type="float">
            <text:p>8000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417" calcext:value-type="float">
            <text:p>203417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566661" calcext:value-type="float">
            <text:p>566661</text:p>
          </table:table-cell>
          <table:table-cell table:style-name="ce1" office:value-type="float" office:value="533328" calcext:value-type="float">
            <text:p>533328</text:p>
          </table:table-cell>
          <table:table-cell table:number-columns-repeated="2" table:style-name="ce1" office:value-type="float" office:value="33333" calcext:value-type="float">
            <text:p>33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33" calcext:value-type="float">
            <text:p>33333</text:p>
          </table:table-cell>
          <table:table-cell/>
        </table:table-row>
        <table:table-row table:style-name="ro1" table:visibility="filter">
          <table:table-cell office:value-type="float" office:value="203418" calcext:value-type="float">
            <text:p>203418</text:p>
          </table:table-cell>
          <table:table-cell office:value-type="float" office:value="700000" calcext:value-type="float">
            <text:p>7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332500" calcext:value-type="float">
            <text:p>332500</text:p>
          </table:table-cell>
          <table:table-cell office:value-type="float" office:value="315000" calcext:value-type="float">
            <text:p>315000</text:p>
          </table:table-cell>
          <table:table-cell table:number-columns-repeated="3"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19" calcext:value-type="float">
            <text:p>203419</text:p>
          </table:table-cell>
          <table:table-cell office:value-type="float" office:value="500000" calcext:value-type="float">
            <text:p>5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75000" calcext:value-type="float">
            <text:p>2750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20" calcext:value-type="float">
            <text:p>20342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92500" calcext:value-type="float">
            <text:p>192500</text:p>
          </table:table-cell>
          <table:table-cell office:value-type="float" office:value="183750" calcext:value-type="float">
            <text:p>183750</text:p>
          </table:table-cell>
          <table:table-cell table:number-columns-repeated="3" office:value-type="float" office:value="8750" calcext:value-type="float">
            <text:p>8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22" calcext:value-type="float">
            <text:p>203422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640000" calcext:value-type="float">
            <text:p>640000</text:p>
          </table:table-cell>
          <table:table-cell office:value-type="float" office:value="600000" calcext:value-type="float">
            <text:p>600000</text:p>
          </table:table-cell>
          <table:table-cell table:number-columns-repeated="3"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23" calcext:value-type="float">
            <text:p>2034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318750" calcext:value-type="float">
            <text:p>31875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18750" calcext:value-type="float">
            <text:p>18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27" calcext:value-type="float">
            <text:p>203427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7500" calcext:value-type="float">
            <text:p>97500</text:p>
          </table:table-cell>
          <table:table-cell table:number-columns-repeated="3"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29" calcext:value-type="float">
            <text:p>203429</text:p>
          </table:table-cell>
          <table:table-cell office:value-type="float" office:value="400000" calcext:value-type="float">
            <text:p>400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360000" calcext:value-type="float">
            <text:p>360000</text:p>
          </table:table-cell>
          <table:table-cell office:value-type="float" office:value="350000" calcext:value-type="float">
            <text:p>35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30" calcext:value-type="float">
            <text:p>20343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49994" calcext:value-type="float">
            <text:p>149994</text:p>
          </table:table-cell>
          <table:table-cell office:value-type="float" office:value="141661" calcext:value-type="float">
            <text:p>141661</text:p>
          </table:table-cell>
          <table:table-cell table:number-columns-repeated="3" office:value-type="float" office:value="8333" calcext:value-type="float">
            <text:p>8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431" calcext:value-type="float">
            <text:p>203431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475000" calcext:value-type="float">
            <text:p>475000</text:p>
          </table:table-cell>
          <table:table-cell table:style-name="ce1" office:value-type="float" office:value="450000" calcext:value-type="float">
            <text:p>450000</text:p>
          </table:table-cell>
          <table:table-cell table:number-columns-repeated="2" table:style-name="ce1" office:value-type="float" office:value="25000" calcext:value-type="float">
            <text:p>2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00" calcext:value-type="float">
            <text:p>25000</text:p>
          </table:table-cell>
          <table:table-cell/>
        </table:table-row>
        <table:table-row table:style-name="ro1" table:visibility="filter">
          <table:table-cell office:value-type="float" office:value="203432" calcext:value-type="float">
            <text:p>203432</text:p>
          </table:table-cell>
          <table:table-cell office:value-type="float" office:value="425000" calcext:value-type="float">
            <text:p>425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12500" calcext:value-type="float">
            <text:p>212500</text:p>
          </table:table-cell>
          <table:table-cell office:value-type="float" office:value="191250" calcext:value-type="float">
            <text:p>191250</text:p>
          </table:table-cell>
          <table:table-cell table:number-columns-repeated="3" office:value-type="float" office:value="21250" calcext:value-type="float">
            <text:p>2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33" calcext:value-type="float">
            <text:p>20343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675000" calcext:value-type="float">
            <text:p>675000</text:p>
          </table:table-cell>
          <table:table-cell office:value-type="float" office:value="650000" calcext:value-type="float">
            <text:p>6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34" calcext:value-type="float">
            <text:p>203434</text:p>
          </table:table-cell>
          <table:table-cell office:value-type="float" office:value="500000" calcext:value-type="float">
            <text:p>5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425000" calcext:value-type="float">
            <text:p>425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36" calcext:value-type="float">
            <text:p>203436</text:p>
          </table:table-cell>
          <table:table-cell office:value-type="float" office:value="450000" calcext:value-type="float">
            <text:p>45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81250" calcext:value-type="float">
            <text:p>281250</text:p>
          </table:table-cell>
          <table:table-cell office:value-type="float" office:value="270000" calcext:value-type="float">
            <text:p>270000</text:p>
          </table:table-cell>
          <table:table-cell table:number-columns-repeated="3"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37" calcext:value-type="float">
            <text:p>203437</text:p>
          </table:table-cell>
          <table:table-cell office:value-type="float" office:value="175000" calcext:value-type="float">
            <text:p>175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66250" calcext:value-type="float">
            <text:p>166250</text:p>
          </table:table-cell>
          <table:table-cell office:value-type="float" office:value="157500" calcext:value-type="float">
            <text:p>157500</text:p>
          </table:table-cell>
          <table:table-cell table:number-columns-repeated="3" office:value-type="float" office:value="8750" calcext:value-type="float">
            <text:p>8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38" calcext:value-type="float">
            <text:p>203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356250" calcext:value-type="float">
            <text:p>356250</text:p>
          </table:table-cell>
          <table:table-cell office:value-type="float" office:value="337500" calcext:value-type="float">
            <text:p>337500</text:p>
          </table:table-cell>
          <table:table-cell table:number-columns-repeated="3" office:value-type="float" office:value="18750" calcext:value-type="float">
            <text:p>18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39" calcext:value-type="float">
            <text:p>203439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5000" calcext:value-type="float">
            <text:p>2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40" calcext:value-type="float">
            <text:p>20344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33340" calcext:value-type="float">
            <text:p>333340</text:p>
          </table:table-cell>
          <table:table-cell office:value-type="float" office:value="316673" calcext:value-type="float">
            <text:p>316673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41" calcext:value-type="float">
            <text:p>203441</text:p>
          </table:table-cell>
          <table:table-cell office:value-type="float" office:value="900000" calcext:value-type="float">
            <text:p>9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42500" calcext:value-type="float">
            <text:p>742500</text:p>
          </table:table-cell>
          <table:table-cell office:value-type="float" office:value="720000" calcext:value-type="float">
            <text:p>720000</text:p>
          </table:table-cell>
          <table:table-cell table:number-columns-repeated="3"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42" calcext:value-type="float">
            <text:p>203442</text:p>
          </table:table-cell>
          <table:table-cell office:value-type="float" office:value="350000" calcext:value-type="float">
            <text:p>35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40000" calcext:value-type="float">
            <text:p>140000</text:p>
          </table:table-cell>
          <table:table-cell office:value-type="float" office:value="122500" calcext:value-type="float">
            <text:p>122500</text:p>
          </table:table-cell>
          <table:table-cell table:number-columns-repeated="3"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43" calcext:value-type="float">
            <text:p>2034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400000" calcext:value-type="float">
            <text:p>400000</text:p>
          </table:table-cell>
          <table:table-cell office:value-type="float" office:value="375000" calcext:value-type="float">
            <text:p>3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44" calcext:value-type="float">
            <text:p>2034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00000" calcext:value-type="float">
            <text:p>800000</text:p>
          </table:table-cell>
          <table:table-cell office:value-type="float" office:value="775000" calcext:value-type="float">
            <text:p>7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45" calcext:value-type="float">
            <text:p>20344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350000" calcext:value-type="float">
            <text:p>350000</text:p>
          </table:table-cell>
          <table:table-cell office:value-type="float" office:value="325000" calcext:value-type="float">
            <text:p>3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46" calcext:value-type="float">
            <text:p>20344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2100000" calcext:value-type="float">
            <text:p>21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47" calcext:value-type="float">
            <text:p>203447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712500" calcext:value-type="float">
            <text:p>712500</text:p>
          </table:table-cell>
          <table:table-cell office:value-type="float" office:value="665000" calcext:value-type="float">
            <text:p>665000</text:p>
          </table:table-cell>
          <table:table-cell table:number-columns-repeated="3"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50" calcext:value-type="float">
            <text:p>203450</text:p>
          </table:table-cell>
          <table:table-cell office:value-type="float" office:value="450000" calcext:value-type="float">
            <text:p>4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38750" calcext:value-type="float">
            <text:p>438750</text:p>
          </table:table-cell>
          <table:table-cell office:value-type="float" office:value="427500" calcext:value-type="float">
            <text:p>427500</text:p>
          </table:table-cell>
          <table:table-cell table:number-columns-repeated="3"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51" calcext:value-type="float">
            <text:p>203451</text:p>
          </table:table-cell>
          <table:table-cell office:value-type="float" office:value="500000" calcext:value-type="float">
            <text:p>5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75000" calcext:value-type="float">
            <text:p>275000</text:p>
          </table:table-cell>
          <table:table-cell office:value-type="float" office:value="250000" calcext:value-type="float">
            <text:p>25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52" calcext:value-type="float">
            <text:p>20345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66661" calcext:value-type="float">
            <text:p>566661</text:p>
          </table:table-cell>
          <table:table-cell office:value-type="float" office:value="533328" calcext:value-type="float">
            <text:p>533328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53" calcext:value-type="float">
            <text:p>203453</text:p>
          </table:table-cell>
          <table:table-cell office:value-type="float" office:value="700000" calcext:value-type="float">
            <text:p>70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0000" calcext:value-type="float">
            <text:p>420000</text:p>
          </table:table-cell>
          <table:table-cell table:number-columns-repeated="3"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54" calcext:value-type="float">
            <text:p>203454</text:p>
          </table:table-cell>
          <table:table-cell office:value-type="float" office:value="250000" calcext:value-type="float">
            <text:p>25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62500" calcext:value-type="float">
            <text:p>1625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55" calcext:value-type="float">
            <text:p>203455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33340" calcext:value-type="float">
            <text:p>333340</text:p>
          </table:table-cell>
          <table:table-cell office:value-type="float" office:value="316673" calcext:value-type="float">
            <text:p>316673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56" calcext:value-type="float">
            <text:p>203456</text:p>
          </table:table-cell>
          <table:table-cell office:value-type="float" office:value="900000" calcext:value-type="float">
            <text:p>9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742500" calcext:value-type="float">
            <text:p>742500</text:p>
          </table:table-cell>
          <table:table-cell office:value-type="float" office:value="720000" calcext:value-type="float">
            <text:p>720000</text:p>
          </table:table-cell>
          <table:table-cell table:number-columns-repeated="3"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57" calcext:value-type="float">
            <text:p>203457</text:p>
          </table:table-cell>
          <table:table-cell office:value-type="float" office:value="350000" calcext:value-type="float">
            <text:p>35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92500" calcext:value-type="float">
            <text:p>192500</text:p>
          </table:table-cell>
          <table:table-cell office:value-type="float" office:value="175000" calcext:value-type="float">
            <text:p>175000</text:p>
          </table:table-cell>
          <table:table-cell table:number-columns-repeated="3"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59" calcext:value-type="float">
            <text:p>203459</text:p>
          </table:table-cell>
          <table:table-cell office:value-type="float" office:value="700000" calcext:value-type="float">
            <text:p>7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10000" calcext:value-type="float">
            <text:p>210000</text:p>
          </table:table-cell>
          <table:table-cell office:value-type="float" office:value="192500" calcext:value-type="float">
            <text:p>192500</text:p>
          </table:table-cell>
          <table:table-cell table:number-columns-repeated="3"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61" calcext:value-type="float">
            <text:p>203461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00000" calcext:value-type="float">
            <text:p>500000</text:p>
          </table:table-cell>
          <table:table-cell office:value-type="float" office:value="487500" calcext:value-type="float">
            <text:p>4875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62" calcext:value-type="float">
            <text:p>203462</text:p>
          </table:table-cell>
          <table:table-cell office:value-type="float" office:value="70000" calcext:value-type="float">
            <text:p>7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25663" calcext:value-type="float">
            <text:p>25663</text:p>
          </table:table-cell>
          <table:table-cell office:value-type="float" office:value="23330" calcext:value-type="float">
            <text:p>23330</text:p>
          </table:table-cell>
          <table:table-cell table:number-columns-repeated="3" office:value-type="float" office:value="2333" calcext:value-type="float">
            <text:p>2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64" calcext:value-type="float">
            <text:p>203464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187500" calcext:value-type="float">
            <text:p>1187500</text:p>
          </table:table-cell>
          <table:table-cell office:value-type="float" office:value="1125000" calcext:value-type="float">
            <text:p>1125000</text:p>
          </table:table-cell>
          <table:table-cell table:number-columns-repeated="3" office:value-type="float" office:value="62500" calcext:value-type="float">
            <text:p>6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65" calcext:value-type="float">
            <text:p>203465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600000" calcext:value-type="float">
            <text:p>26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66" calcext:value-type="float">
            <text:p>203466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617500" calcext:value-type="float">
            <text:p>617500</text:p>
          </table:table-cell>
          <table:table-cell office:value-type="float" office:value="570000" calcext:value-type="float">
            <text:p>570000</text:p>
          </table:table-cell>
          <table:table-cell table:number-columns-repeated="3"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67" calcext:value-type="float">
            <text:p>203467</text:p>
          </table:table-cell>
          <table:table-cell office:value-type="float" office:value="299000" calcext:value-type="float">
            <text:p>299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64450" calcext:value-type="float">
            <text:p>164450</text:p>
          </table:table-cell>
          <table:table-cell office:value-type="float" office:value="149500" calcext:value-type="float">
            <text:p>149500</text:p>
          </table:table-cell>
          <table:table-cell table:number-columns-repeated="3"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68" calcext:value-type="float">
            <text:p>203468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687500" calcext:value-type="float">
            <text:p>687500</text:p>
          </table:table-cell>
          <table:table-cell office:value-type="float" office:value="625000" calcext:value-type="float">
            <text:p>625000</text:p>
          </table:table-cell>
          <table:table-cell table:number-columns-repeated="3" office:value-type="float" office:value="62500" calcext:value-type="float">
            <text:p>6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69" calcext:value-type="float">
            <text:p>203469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1000000" calcext:value-type="float">
            <text:p>1000000</text:p>
          </table:table-cell>
          <table:table-cell table:number-columns-repeated="3"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70" calcext:value-type="float">
            <text:p>203470</text:p>
          </table:table-cell>
          <table:table-cell office:value-type="float" office:value="700000" calcext:value-type="float">
            <text:p>70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658000" calcext:value-type="float">
            <text:p>658000</text:p>
          </table:table-cell>
          <table:table-cell office:value-type="float" office:value="644000" calcext:value-type="float">
            <text:p>644000</text:p>
          </table:table-cell>
          <table:table-cell table:number-columns-repeated="3"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71" calcext:value-type="float">
            <text:p>20347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50000" calcext:value-type="float">
            <text:p>15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72" calcext:value-type="float">
            <text:p>203472</text:p>
          </table:table-cell>
          <table:table-cell office:value-type="float" office:value="400000" calcext:value-type="float">
            <text:p>4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360000" calcext:value-type="float">
            <text:p>360000</text:p>
          </table:table-cell>
          <table:table-cell office:value-type="float" office:value="340000" calcext:value-type="float">
            <text:p>34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73" calcext:value-type="float">
            <text:p>203473</text:p>
          </table:table-cell>
          <table:table-cell office:value-type="float" office:value="50000" calcext:value-type="float">
            <text:p>5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6676" calcext:value-type="float">
            <text:p>46676</text:p>
          </table:table-cell>
          <table:table-cell office:value-type="float" office:value="45009" calcext:value-type="float">
            <text:p>45009</text:p>
          </table:table-cell>
          <table:table-cell table:number-columns-repeated="3"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474" calcext:value-type="float">
            <text:p>203474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68750" calcext:value-type="float">
            <text:p>168750</text:p>
          </table:table-cell>
          <table:table-cell table:style-name="ce1" office:value-type="float" office:value="162500" calcext:value-type="float">
            <text:p>162500</text:p>
          </table:table-cell>
          <table:table-cell table:number-columns-repeated="2" table:style-name="ce1" office:value-type="float" office:value="6250" calcext:value-type="float">
            <text:p>6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50" calcext:value-type="float">
            <text:p>6250</text:p>
          </table:table-cell>
          <table:table-cell/>
        </table:table-row>
        <table:table-row table:style-name="ro1" table:visibility="filter">
          <table:table-cell office:value-type="float" office:value="203475" calcext:value-type="float">
            <text:p>203475</text:p>
          </table:table-cell>
          <table:table-cell office:value-type="float" office:value="400000" calcext:value-type="float">
            <text:p>4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20000" calcext:value-type="float">
            <text:p>22000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476" calcext:value-type="float">
            <text:p>203476</text:p>
          </table:table-cell>
          <table:table-cell table:style-name="ce1" office:value-type="float" office:value="250000" calcext:value-type="float">
            <text:p>2500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75000" calcext:value-type="float">
            <text:p>175000</text:p>
          </table:table-cell>
          <table:table-cell table:style-name="ce1" office:value-type="float" office:value="168750" calcext:value-type="float">
            <text:p>168750</text:p>
          </table:table-cell>
          <table:table-cell table:number-columns-repeated="2" table:style-name="ce1" office:value-type="float" office:value="6250" calcext:value-type="float">
            <text:p>62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50" calcext:value-type="float">
            <text:p>6250</text:p>
          </table:table-cell>
          <table:table-cell/>
        </table:table-row>
        <table:table-row table:style-name="ro1" table:visibility="filter">
          <table:table-cell office:value-type="float" office:value="203477" calcext:value-type="float">
            <text:p>203477</text:p>
          </table:table-cell>
          <table:table-cell office:value-type="float" office:value="600000" calcext:value-type="float">
            <text:p>60000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330000" calcext:value-type="float">
            <text:p>33000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79" calcext:value-type="float">
            <text:p>203479</text:p>
          </table:table-cell>
          <table:table-cell office:value-type="float" office:value="700000" calcext:value-type="float">
            <text:p>70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490000" calcext:value-type="float">
            <text:p>490000</text:p>
          </table:table-cell>
          <table:table-cell office:value-type="float" office:value="472500" calcext:value-type="float">
            <text:p>472500</text:p>
          </table:table-cell>
          <table:table-cell table:number-columns-repeated="3"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0" calcext:value-type="float">
            <text:p>203480</text:p>
          </table:table-cell>
          <table:table-cell office:value-type="float" office:value="750000" calcext:value-type="float">
            <text:p>75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487500" calcext:value-type="float">
            <text:p>4875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1" calcext:value-type="float">
            <text:p>2034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399996" calcext:value-type="float">
            <text:p>399996</text:p>
          </table:table-cell>
          <table:table-cell office:value-type="float" office:value="366663" calcext:value-type="float">
            <text:p>366663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2" calcext:value-type="float">
            <text:p>2034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500000" calcext:value-type="float">
            <text:p>500000</text:p>
          </table:table-cell>
          <table:table-cell office:value-type="float" office:value="475000" calcext:value-type="float">
            <text:p>47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3" calcext:value-type="float">
            <text:p>203483</text:p>
          </table:table-cell>
          <table:table-cell office:value-type="float" office:value="900000" calcext:value-type="float">
            <text:p>9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40000" calcext:value-type="float">
            <text:p>540000</text:p>
          </table:table-cell>
          <table:table-cell office:value-type="float" office:value="495000" calcext:value-type="float">
            <text:p>495000</text:p>
          </table:table-cell>
          <table:table-cell table:number-columns-repeated="3"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4" calcext:value-type="float">
            <text:p>203484</text:p>
          </table:table-cell>
          <table:table-cell office:value-type="float" office:value="450000" calcext:value-type="float">
            <text:p>4500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281250" calcext:value-type="float">
            <text:p>281250</text:p>
          </table:table-cell>
          <table:table-cell office:value-type="float" office:value="270000" calcext:value-type="float">
            <text:p>270000</text:p>
          </table:table-cell>
          <table:table-cell table:number-columns-repeated="3"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5" calcext:value-type="float">
            <text:p>203485</text:p>
          </table:table-cell>
          <table:table-cell office:value-type="float" office:value="200000" calcext:value-type="float">
            <text:p>2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00000" calcext:value-type="float">
            <text:p>100000</text:p>
          </table:table-cell>
          <table:table-cell office:value-type="float" office:value="90000" calcext:value-type="float">
            <text:p>9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6" calcext:value-type="float">
            <text:p>2034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750000" calcext:value-type="float">
            <text:p>2750000</text:p>
          </table:table-cell>
          <table:table-cell table:number-columns-repeated="3"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7" calcext:value-type="float">
            <text:p>20348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3166673" calcext:value-type="float">
            <text:p>3166673</text:p>
          </table:table-cell>
          <table:table-cell office:value-type="float" office:value="3000006" calcext:value-type="float">
            <text:p>3000006</text:p>
          </table:table-cell>
          <table:table-cell table:number-columns-repeated="3" office:value-type="float" office:value="166667" calcext:value-type="float">
            <text:p>16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8" calcext:value-type="float">
            <text:p>203488</text:p>
          </table:table-cell>
          <table:table-cell office:value-type="float" office:value="150000" calcext:value-type="float">
            <text:p>15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37500" calcext:value-type="float">
            <text:p>37500</text:p>
          </table:table-cell>
          <table:table-cell office:value-type="float" office:value="33750" calcext:value-type="float">
            <text:p>33750</text:p>
          </table:table-cell>
          <table:table-cell table:number-columns-repeated="3"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89" calcext:value-type="float">
            <text:p>203489</text:p>
          </table:table-cell>
          <table:table-cell office:value-type="float" office:value="700000" calcext:value-type="float">
            <text:p>7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65000" calcext:value-type="float">
            <text:p>665000</text:p>
          </table:table-cell>
          <table:table-cell office:value-type="float" office:value="630000" calcext:value-type="float">
            <text:p>630000</text:p>
          </table:table-cell>
          <table:table-cell table:number-columns-repeated="3"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90" calcext:value-type="float">
            <text:p>203490</text:p>
          </table:table-cell>
          <table:table-cell office:value-type="float" office:value="400000" calcext:value-type="float">
            <text:p>4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330000" calcext:value-type="float">
            <text:p>330000</text:p>
          </table:table-cell>
          <table:table-cell office:value-type="float" office:value="320000" calcext:value-type="float">
            <text:p>32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91" calcext:value-type="float">
            <text:p>2034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06250" calcext:value-type="float">
            <text:p>206250</text:p>
          </table:table-cell>
          <table:table-cell office:value-type="float" office:value="200000" calcext:value-type="float">
            <text:p>200000</text:p>
          </table:table-cell>
          <table:table-cell table:number-columns-repeated="3"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92" calcext:value-type="float">
            <text:p>203492</text:p>
          </table:table-cell>
          <table:table-cell office:value-type="float" office:value="120000" calcext:value-type="float">
            <text:p>12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90000" calcext:value-type="float">
            <text:p>90000</text:p>
          </table:table-cell>
          <table:table-cell office:value-type="float" office:value="84000" calcext:value-type="float">
            <text:p>84000</text:p>
          </table:table-cell>
          <table:table-cell table:number-columns-repeated="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93" calcext:value-type="float">
            <text:p>2034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333330" calcext:value-type="float">
            <text:p>333330</text:p>
          </table:table-cell>
          <table:table-cell office:value-type="float" office:value="299997" calcext:value-type="float">
            <text:p>299997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94" calcext:value-type="float">
            <text:p>2034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250000" calcext:value-type="float">
            <text:p>250000</text:p>
          </table:table-cell>
          <table:table-cell office:value-type="float" office:value="225000" calcext:value-type="float">
            <text:p>2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95" calcext:value-type="float">
            <text:p>2034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500000" calcext:value-type="float">
            <text:p>5000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96" calcext:value-type="float">
            <text:p>203496</text:p>
          </table:table-cell>
          <table:table-cell office:value-type="float" office:value="513000" calcext:value-type="float">
            <text:p>513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53900" calcext:value-type="float">
            <text:p>153900</text:p>
          </table:table-cell>
          <table:table-cell office:value-type="float" office:value="141075" calcext:value-type="float">
            <text:p>141075</text:p>
          </table:table-cell>
          <table:table-cell table:number-columns-repeated="3" office:value-type="float" office:value="12825" calcext:value-type="float">
            <text:p>12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97" calcext:value-type="float">
            <text:p>203497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420000" calcext:value-type="float">
            <text:p>420000</text:p>
          </table:table-cell>
          <table:table-cell office:value-type="float" office:value="385000" calcext:value-type="float">
            <text:p>385000</text:p>
          </table:table-cell>
          <table:table-cell table:number-columns-repeated="3"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498" calcext:value-type="float">
            <text:p>203498</text:p>
          </table:table-cell>
          <table:table-cell office:value-type="float" office:value="990000" calcext:value-type="float">
            <text:p>99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94000" calcext:value-type="float">
            <text:p>594000</text:p>
          </table:table-cell>
          <table:table-cell office:value-type="float" office:value="544500" calcext:value-type="float">
            <text:p>544500</text:p>
          </table:table-cell>
          <table:table-cell table:number-columns-repeated="3" office:value-type="float" office:value="49500" calcext:value-type="float">
            <text:p>49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500" calcext:value-type="float">
            <text:p>2035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800000" calcext:value-type="float">
            <text:p>800000</text:p>
          </table:table-cell>
          <table:table-cell table:style-name="ce1" office:value-type="float" office:value="775000" calcext:value-type="float">
            <text:p>775000</text:p>
          </table:table-cell>
          <table:table-cell table:number-columns-repeated="2" table:style-name="ce1" office:value-type="float" office:value="25000" calcext:value-type="float">
            <text:p>2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000" calcext:value-type="float">
            <text:p>25000</text:p>
          </table:table-cell>
          <table:table-cell/>
        </table:table-row>
        <table:table-row table:style-name="ro1" table:visibility="filter">
          <table:table-cell office:value-type="float" office:value="203502" calcext:value-type="float">
            <text:p>203502</text:p>
          </table:table-cell>
          <table:table-cell office:value-type="float" office:value="46150000" calcext:value-type="float">
            <text:p>4615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5768750" calcext:value-type="float">
            <text:p>5768750</text:p>
          </table:table-cell>
          <table:table-cell office:value-type="float" office:value="4615000" calcext:value-type="float">
            <text:p>4615000</text:p>
          </table:table-cell>
          <table:table-cell table:number-columns-repeated="3" office:value-type="float" office:value="1153750" calcext:value-type="float">
            <text:p>1153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03" calcext:value-type="float">
            <text:p>203503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41661" calcext:value-type="float">
            <text:p>141661</text:p>
          </table:table-cell>
          <table:table-cell office:value-type="float" office:value="133328" calcext:value-type="float">
            <text:p>133328</text:p>
          </table:table-cell>
          <table:table-cell table:number-columns-repeated="3" office:value-type="float" office:value="8333" calcext:value-type="float">
            <text:p>8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06" calcext:value-type="float">
            <text:p>203506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200004" calcext:value-type="float">
            <text:p>200004</text:p>
          </table:table-cell>
          <table:table-cell office:value-type="float" office:value="183337" calcext:value-type="float">
            <text:p>183337</text:p>
          </table:table-cell>
          <table:table-cell table:number-columns-repeated="3" office:value-type="float" office:value="16667" calcext:value-type="float">
            <text:p>1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07" calcext:value-type="float">
            <text:p>203507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125000" calcext:value-type="float">
            <text:p>1125000</text:p>
          </table:table-cell>
          <table:table-cell table:number-columns-repeated="3"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09" calcext:value-type="float">
            <text:p>203509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500000" calcext:value-type="float">
            <text:p>1500000</text:p>
          </table:table-cell>
          <table:table-cell table:number-columns-repeated="3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10" calcext:value-type="float">
            <text:p>2035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162500" calcext:value-type="float">
            <text:p>162500</text:p>
          </table:table-cell>
          <table:table-cell office:value-type="float" office:value="150000" calcext:value-type="float">
            <text:p>1500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203511" calcext:value-type="float">
            <text:p>203511</text:p>
          </table:table-cell>
          <table:table-cell table:style-name="ce1" office:value-type="float" office:value="5000000" calcext:value-type="float">
            <text:p>50000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500000" calcext:value-type="float">
            <text:p>1500000</text:p>
          </table:table-cell>
          <table:table-cell table:style-name="ce1" office:value-type="float" office:value="1375000" calcext:value-type="float">
            <text:p>1375000</text:p>
          </table:table-cell>
          <table:table-cell table:number-columns-repeated="2" table:style-name="ce1" office:value-type="float" office:value="125000" calcext:value-type="float">
            <text:p>125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000" calcext:value-type="float">
            <text:p>125000</text:p>
          </table:table-cell>
          <table:table-cell/>
        </table:table-row>
        <table:table-row table:style-name="ro1" table:visibility="filter">
          <table:table-cell office:value-type="float" office:value="203512" calcext:value-type="float">
            <text:p>2035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750000" calcext:value-type="float">
            <text:p>750000</text:p>
          </table:table-cell>
          <table:table-cell office:value-type="float" office:value="700000" calcext:value-type="float">
            <text:p>7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13" calcext:value-type="float">
            <text:p>203513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962500" calcext:value-type="float">
            <text:p>962500</text:p>
          </table:table-cell>
          <table:table-cell office:value-type="float" office:value="875000" calcext:value-type="float">
            <text:p>875000</text:p>
          </table:table-cell>
          <table:table-cell table:number-columns-repeated="3" office:value-type="float" office:value="87500" calcext:value-type="float">
            <text:p>8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15" calcext:value-type="float">
            <text:p>20351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450000" calcext:value-type="float">
            <text:p>450000</text:p>
          </table:table-cell>
          <table:table-cell office:value-type="float" office:value="400000" calcext:value-type="float">
            <text:p>4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16" calcext:value-type="float">
            <text:p>2035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325000" calcext:value-type="float">
            <text:p>325000</text:p>
          </table:table-cell>
          <table:table-cell office:value-type="float" office:value="300000" calcext:value-type="float">
            <text:p>300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17" calcext:value-type="float">
            <text:p>203517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487500" calcext:value-type="float">
            <text:p>487500</text:p>
          </table:table-cell>
          <table:table-cell office:value-type="float" office:value="450000" calcext:value-type="float">
            <text:p>4500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18" calcext:value-type="float">
            <text:p>203518</text:p>
          </table:table-cell>
          <table:table-cell office:value-type="float" office:value="650000" calcext:value-type="float">
            <text:p>6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28343" calcext:value-type="float">
            <text:p>628343</text:p>
          </table:table-cell>
          <table:table-cell office:value-type="float" office:value="606676" calcext:value-type="float">
            <text:p>606676</text:p>
          </table:table-cell>
          <table:table-cell table:number-columns-repeated="3" office:value-type="float" office:value="21667" calcext:value-type="float">
            <text:p>2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19" calcext:value-type="float">
            <text:p>203519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062500" calcext:value-type="float">
            <text:p>3062500</text:p>
          </table:table-cell>
          <table:table-cell office:value-type="float" office:value="2975000" calcext:value-type="float">
            <text:p>2975000</text:p>
          </table:table-cell>
          <table:table-cell table:number-columns-repeated="3" office:value-type="float" office:value="87500" calcext:value-type="float">
            <text:p>8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22" calcext:value-type="float">
            <text:p>203522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80000" calcext:value-type="float">
            <text:p>280000</text:p>
          </table:table-cell>
          <table:table-cell office:value-type="float" office:value="270000" calcext:value-type="float">
            <text:p>270000</text:p>
          </table:table-cell>
          <table:table-cell table:number-columns-repeated="3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23" calcext:value-type="float">
            <text:p>203523</text:p>
          </table:table-cell>
          <table:table-cell office:value-type="float" office:value="250000" calcext:value-type="float">
            <text:p>25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75000" calcext:value-type="float">
            <text:p>75000</text:p>
          </table:table-cell>
          <table:table-cell office:value-type="float" office:value="68750" calcext:value-type="float">
            <text:p>68750</text:p>
          </table:table-cell>
          <table:table-cell table:number-columns-repeated="3"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24" calcext:value-type="float">
            <text:p>20352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25" calcext:value-type="float">
            <text:p>203525</text:p>
          </table:table-cell>
          <table:table-cell office:value-type="float" office:value="350000" calcext:value-type="float">
            <text:p>35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98339" calcext:value-type="float">
            <text:p>198339</text:p>
          </table:table-cell>
          <table:table-cell office:value-type="float" office:value="186672" calcext:value-type="float">
            <text:p>186672</text:p>
          </table:table-cell>
          <table:table-cell table:number-columns-repeated="3" office:value-type="float" office:value="11667" calcext:value-type="float">
            <text:p>1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26" calcext:value-type="float">
            <text:p>203526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725000" calcext:value-type="float">
            <text:p>1725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28" calcext:value-type="float">
            <text:p>203528</text:p>
          </table:table-cell>
          <table:table-cell office:value-type="float" office:value="165000" calcext:value-type="float">
            <text:p>165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86625" calcext:value-type="float">
            <text:p>86625</text:p>
          </table:table-cell>
          <table:table-cell office:value-type="float" office:value="82500" calcext:value-type="float">
            <text:p>82500</text:p>
          </table:table-cell>
          <table:table-cell table:number-columns-repeated="3" office:value-type="float" office:value="4125" calcext:value-type="float">
            <text:p>41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29" calcext:value-type="float">
            <text:p>203529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1050000" calcext:value-type="float">
            <text:p>1050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31" calcext:value-type="float">
            <text:p>20353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850000" calcext:value-type="float">
            <text:p>850000</text:p>
          </table:table-cell>
          <table:table-cell office:value-type="float" office:value="825000" calcext:value-type="float">
            <text:p>8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33" calcext:value-type="float">
            <text:p>203533</text:p>
          </table:table-cell>
          <table:table-cell office:value-type="float" office:value="26500000" calcext:value-type="float">
            <text:p>265000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8833330" calcext:value-type="float">
            <text:p>8833330</text:p>
          </table:table-cell>
          <table:table-cell office:value-type="float" office:value="7949997" calcext:value-type="float">
            <text:p>7949997</text:p>
          </table:table-cell>
          <table:table-cell table:number-columns-repeated="3" office:value-type="float" office:value="883333" calcext:value-type="float">
            <text:p>88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34" calcext:value-type="float">
            <text:p>203534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540000" calcext:value-type="float">
            <text:p>540000</text:p>
          </table:table-cell>
          <table:table-cell office:value-type="float" office:value="480000" calcext:value-type="float">
            <text:p>480000</text:p>
          </table:table-cell>
          <table:table-cell table:number-columns-repeated="3"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35" calcext:value-type="float">
            <text:p>203535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700000" calcext:value-type="float">
            <text:p>1700000</text:p>
          </table:table-cell>
          <table:table-cell table:number-columns-repeated="3"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37" calcext:value-type="float">
            <text:p>203537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350000" calcext:value-type="float">
            <text:p>1350000</text:p>
          </table:table-cell>
          <table:table-cell table:number-columns-repeated="3"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38" calcext:value-type="float">
            <text:p>203538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50000" calcext:value-type="float">
            <text:p>150000</text:p>
          </table:table-cell>
          <table:table-cell office:value-type="float" office:value="135000" calcext:value-type="float">
            <text:p>135000</text:p>
          </table:table-cell>
          <table:table-cell table:number-columns-repeated="3"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39" calcext:value-type="float">
            <text:p>20353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787500" calcext:value-type="float">
            <text:p>787500</text:p>
          </table:table-cell>
          <table:table-cell office:value-type="float" office:value="750000" calcext:value-type="float">
            <text:p>750000</text:p>
          </table:table-cell>
          <table:table-cell table:number-columns-repeated="3"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40" calcext:value-type="float">
            <text:p>20354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1575000" calcext:value-type="float">
            <text:p>1575000</text:p>
          </table:table-cell>
          <table:table-cell office:value-type="float" office:value="1500000" calcext:value-type="float">
            <text:p>1500000</text:p>
          </table:table-cell>
          <table:table-cell table:number-columns-repeated="3"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41" calcext:value-type="float">
            <text:p>203541</text:p>
          </table:table-cell>
          <table:table-cell office:value-type="float" office:value="200000" calcext:value-type="float">
            <text:p>20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26673" calcext:value-type="float">
            <text:p>126673</text:p>
          </table:table-cell>
          <table:table-cell office:value-type="float" office:value="120006" calcext:value-type="float">
            <text:p>120006</text:p>
          </table:table-cell>
          <table:table-cell table:number-columns-repeated="3" office:value-type="float" office:value="6667" calcext:value-type="float">
            <text:p>6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42" calcext:value-type="float">
            <text:p>203542</text:p>
          </table:table-cell>
          <table:table-cell office:value-type="float" office:value="500000" calcext:value-type="float">
            <text:p>5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237500" calcext:value-type="float">
            <text:p>237500</text:p>
          </table:table-cell>
          <table:table-cell office:value-type="float" office:value="225000" calcext:value-type="float">
            <text:p>2250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543" calcext:value-type="float">
            <text:p>203543</text:p>
          </table:table-cell>
          <table:table-cell office:value-type="float" office:value="250000" calcext:value-type="float">
            <text:p>25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37500" calcext:value-type="float">
            <text:p>237500</text:p>
          </table:table-cell>
          <table:table-cell office:value-type="float" office:value="225000" calcext:value-type="float">
            <text:p>225000</text:p>
          </table:table-cell>
          <table:table-cell table:number-columns-repeated="3"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58648" calcext:value-type="float">
            <text:p>58648</text:p>
          </table:table-cell>
          <table:table-cell office:value-type="float" office:value="900000" calcext:value-type="float">
            <text:p>9000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112500" calcext:value-type="float">
            <text:p>112500</text:p>
          </table:table-cell>
          <table:table-cell office:value-type="float" office:value="90000" calcext:value-type="float">
            <text:p>90000</text:p>
          </table:table-cell>
          <table:table-cell table:number-columns-repeated="3"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820" calcext:value-type="float">
            <text:p>2674820</text:p>
          </table:table-cell>
          <table:table-cell office:value-type="float" office:value="17060613" calcext:value-type="float">
            <text:p>170606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1706062" calcext:value-type="float">
            <text:p>1706062</text:p>
          </table:table-cell>
          <table:table-cell table:number-columns-repeated="4" office:value-type="float" office:value="853031" calcext:value-type="float">
            <text:p>853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296" calcext:value-type="float">
            <text:p>2769296</text:p>
          </table:table-cell>
          <table:table-cell office:value-type="float" office:value="27997000" calcext:value-type="float">
            <text:p>27997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866466" calcext:value-type="float">
            <text:p>1866466</text:p>
          </table:table-cell>
          <table:table-cell table:number-columns-repeated="4" office:value-type="float" office:value="933233" calcext:value-type="float">
            <text:p>933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00" calcext:value-type="float">
            <text:p>203600</text:p>
          </table:table-cell>
          <table:table-cell office:value-type="float" office:value="406482000" calcext:value-type="float">
            <text:p>40648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06482000" calcext:value-type="float">
            <text:p>406482000</text:p>
          </table:table-cell>
          <table:table-cell office:value-type="float" office:value="365833800" calcext:value-type="float">
            <text:p>365833800</text:p>
          </table:table-cell>
          <table:table-cell table:number-columns-repeated="3" office:value-type="float" office:value="40648200" calcext:value-type="float">
            <text:p>40648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08" calcext:value-type="float">
            <text:p>203608</text:p>
          </table:table-cell>
          <table:table-cell office:value-type="float" office:value="2594194000" calcext:value-type="float">
            <text:p>259419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594194000" calcext:value-type="float">
            <text:p>2594194000</text:p>
          </table:table-cell>
          <table:table-cell office:value-type="float" office:value="2334774600" calcext:value-type="float">
            <text:p>2334774600</text:p>
          </table:table-cell>
          <table:table-cell table:number-columns-repeated="3" office:value-type="float" office:value="259419400" calcext:value-type="float">
            <text:p>259419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09" calcext:value-type="float">
            <text:p>203609</text:p>
          </table:table-cell>
          <table:table-cell office:value-type="float" office:value="179250000" calcext:value-type="float">
            <text:p>1792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79250000" calcext:value-type="float">
            <text:p>179250000</text:p>
          </table:table-cell>
          <table:table-cell office:value-type="float" office:value="161325000" calcext:value-type="float">
            <text:p>161325000</text:p>
          </table:table-cell>
          <table:table-cell table:number-columns-repeated="3" office:value-type="float" office:value="17925000" calcext:value-type="float">
            <text:p>179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10" calcext:value-type="float">
            <text:p>203610</text:p>
          </table:table-cell>
          <table:table-cell office:value-type="float" office:value="415135000" calcext:value-type="float">
            <text:p>415135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373621500" calcext:value-type="float">
            <text:p>373621500</text:p>
          </table:table-cell>
          <table:table-cell office:value-type="float" office:value="332108000" calcext:value-type="float">
            <text:p>332108000</text:p>
          </table:table-cell>
          <table:table-cell table:number-columns-repeated="3" office:value-type="float" office:value="41513500" calcext:value-type="float">
            <text:p>41513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11" calcext:value-type="float">
            <text:p>203611</text:p>
          </table:table-cell>
          <table:table-cell office:value-type="float" office:value="489672000" calcext:value-type="float">
            <text:p>48967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40704800" calcext:value-type="float">
            <text:p>440704800</text:p>
          </table:table-cell>
          <table:table-cell office:value-type="float" office:value="391737600" calcext:value-type="float">
            <text:p>391737600</text:p>
          </table:table-cell>
          <table:table-cell table:number-columns-repeated="3" office:value-type="float" office:value="48967200" calcext:value-type="float">
            <text:p>48967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13" calcext:value-type="float">
            <text:p>203613</text:p>
          </table:table-cell>
          <table:table-cell office:value-type="float" office:value="670631021" calcext:value-type="float">
            <text:p>6706310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335315510" calcext:value-type="float">
            <text:p>335315510</text:p>
          </table:table-cell>
          <table:table-cell office:value-type="float" office:value="268252408" calcext:value-type="float">
            <text:p>268252408</text:p>
          </table:table-cell>
          <table:table-cell table:number-columns-repeated="3" office:value-type="float" office:value="67063102" calcext:value-type="float">
            <text:p>67063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14" calcext:value-type="float">
            <text:p>203614</text:p>
          </table:table-cell>
          <table:table-cell office:value-type="float" office:value="9894000" calcext:value-type="float">
            <text:p>9894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87280" calcext:value-type="float">
            <text:p>1187280</text:p>
          </table:table-cell>
          <table:table-cell office:value-type="float" office:value="989400" calcext:value-type="float">
            <text:p>989400</text:p>
          </table:table-cell>
          <table:table-cell table:number-columns-repeated="3" office:value-type="float" office:value="197880" calcext:value-type="float">
            <text:p>19788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15" calcext:value-type="float">
            <text:p>203615</text:p>
          </table:table-cell>
          <table:table-cell office:value-type="float" office:value="9506000" calcext:value-type="float">
            <text:p>950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140720" calcext:value-type="float">
            <text:p>1140720</text:p>
          </table:table-cell>
          <table:table-cell office:value-type="float" office:value="950600" calcext:value-type="float">
            <text:p>950600</text:p>
          </table:table-cell>
          <table:table-cell table:number-columns-repeated="3" office:value-type="float" office:value="190120" calcext:value-type="float">
            <text:p>1901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16" calcext:value-type="float">
            <text:p>203616</text:p>
          </table:table-cell>
          <table:table-cell office:value-type="float" office:value="105576000" calcext:value-type="float">
            <text:p>1055760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2669120" calcext:value-type="float">
            <text:p>12669120</text:p>
          </table:table-cell>
          <table:table-cell office:value-type="float" office:value="10557600" calcext:value-type="float">
            <text:p>10557600</text:p>
          </table:table-cell>
          <table:table-cell table:number-columns-repeated="3" office:value-type="float" office:value="2111520" calcext:value-type="float">
            <text:p>21115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20" calcext:value-type="float">
            <text:p>203620</text:p>
          </table:table-cell>
          <table:table-cell office:value-type="float" office:value="388260000" calcext:value-type="float">
            <text:p>3882600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31060800" calcext:value-type="float">
            <text:p>31060800</text:p>
          </table:table-cell>
          <table:table-cell office:value-type="float" office:value="23295600" calcext:value-type="float">
            <text:p>23295600</text:p>
          </table:table-cell>
          <table:table-cell table:number-columns-repeated="3" office:value-type="float" office:value="7765200" calcext:value-type="float">
            <text:p>77652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21" calcext:value-type="float">
            <text:p>203621</text:p>
          </table:table-cell>
          <table:table-cell office:value-type="float" office:value="1224764200" calcext:value-type="float">
            <text:p>12247642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146971704" calcext:value-type="float">
            <text:p>146971704</text:p>
          </table:table-cell>
          <table:table-cell office:value-type="float" office:value="122476420" calcext:value-type="float">
            <text:p>122476420</text:p>
          </table:table-cell>
          <table:table-cell table:number-columns-repeated="3" office:value-type="float" office:value="24495284" calcext:value-type="float">
            <text:p>24495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25" calcext:value-type="float">
            <text:p>203625</text:p>
          </table:table-cell>
          <table:table-cell office:value-type="float" office:value="56765008.24" calcext:value-type="float">
            <text:p>56765008.2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26" calcext:value-type="float">
            <text:p>203626</text:p>
          </table:table-cell>
          <table:table-cell office:value-type="float" office:value="56765008.26" calcext:value-type="float">
            <text:p>5676500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27" calcext:value-type="float">
            <text:p>203627</text:p>
          </table:table-cell>
          <table:table-cell office:value-type="float" office:value="56765008.26" calcext:value-type="float">
            <text:p>5676500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28" calcext:value-type="float">
            <text:p>203628</text:p>
          </table:table-cell>
          <table:table-cell office:value-type="float" office:value="56765008.26" calcext:value-type="float">
            <text:p>5676500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29" calcext:value-type="float">
            <text:p>203629</text:p>
          </table:table-cell>
          <table:table-cell office:value-type="float" office:value="56765008.26" calcext:value-type="float">
            <text:p>5676500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30" calcext:value-type="float">
            <text:p>203630</text:p>
          </table:table-cell>
          <table:table-cell office:value-type="float" office:value="56765008.26" calcext:value-type="float">
            <text:p>5676500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31" calcext:value-type="float">
            <text:p>203631</text:p>
          </table:table-cell>
          <table:table-cell office:value-type="float" office:value="56765008.26" calcext:value-type="float">
            <text:p>5676500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32" calcext:value-type="float">
            <text:p>203632</text:p>
          </table:table-cell>
          <table:table-cell office:value-type="float" office:value="56765008.26" calcext:value-type="float">
            <text:p>5676500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33" calcext:value-type="float">
            <text:p>203633</text:p>
          </table:table-cell>
          <table:table-cell office:value-type="float" office:value="56765008.26" calcext:value-type="float">
            <text:p>5676500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34" calcext:value-type="float">
            <text:p>203634</text:p>
          </table:table-cell>
          <table:table-cell office:value-type="float" office:value="56765008.26" calcext:value-type="float">
            <text:p>56765008.2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7100" calcext:value-type="float">
            <text:p>7947100</text:p>
          </table:table-cell>
          <table:table-cell office:value-type="float" office:value="6811800" calcext:value-type="float">
            <text:p>6811800</text:p>
          </table:table-cell>
          <table:table-cell table:number-columns-repeated="3" office:value-type="float" office:value="1135300" calcext:value-type="float">
            <text:p>1135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35" calcext:value-type="float">
            <text:p>203635</text:p>
          </table:table-cell>
          <table:table-cell office:value-type="float" office:value="56773417.42" calcext:value-type="float">
            <text:p>56773417.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7948276" calcext:value-type="float">
            <text:p>7948276</text:p>
          </table:table-cell>
          <table:table-cell office:value-type="float" office:value="6812808" calcext:value-type="float">
            <text:p>6812808</text:p>
          </table:table-cell>
          <table:table-cell table:number-columns-repeated="3" office:value-type="float" office:value="1135468" calcext:value-type="float">
            <text:p>11354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39" calcext:value-type="float">
            <text:p>2036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33326" calcext:value-type="float">
            <text:p>733326</text:p>
          </table:table-cell>
          <table:table-cell office:value-type="float" office:value="699993" calcext:value-type="float">
            <text:p>699993</text:p>
          </table:table-cell>
          <table:table-cell table:number-columns-repeated="3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40" calcext:value-type="float">
            <text:p>203640</text:p>
          </table:table-cell>
          <table:table-cell office:value-type="float" office:value="14177000" calcext:value-type="float">
            <text:p>1417700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1890268" calcext:value-type="float">
            <text:p>1890268</text:p>
          </table:table-cell>
          <table:table-cell office:value-type="float" office:value="1417701" calcext:value-type="float">
            <text:p>1417701</text:p>
          </table:table-cell>
          <table:table-cell table:number-columns-repeated="3" office:value-type="float" office:value="472567" calcext:value-type="float">
            <text:p>472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41" calcext:value-type="float">
            <text:p>203641</text:p>
          </table:table-cell>
          <table:table-cell office:value-type="float" office:value="36030060" calcext:value-type="float">
            <text:p>3603006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3603008" calcext:value-type="float">
            <text:p>3603008</text:p>
          </table:table-cell>
          <table:table-cell office:value-type="float" office:value="2702256" calcext:value-type="float">
            <text:p>2702256</text:p>
          </table:table-cell>
          <table:table-cell table:number-columns-repeated="3" office:value-type="float" office:value="900752" calcext:value-type="float">
            <text:p>900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42" calcext:value-type="float">
            <text:p>203642</text:p>
          </table:table-cell>
          <table:table-cell office:value-type="float" office:value="11153000" calcext:value-type="float">
            <text:p>1115300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2509425" calcext:value-type="float">
            <text:p>2509425</text:p>
          </table:table-cell>
          <table:table-cell office:value-type="float" office:value="2230600" calcext:value-type="float">
            <text:p>2230600</text:p>
          </table:table-cell>
          <table:table-cell table:number-columns-repeated="3" office:value-type="float" office:value="278825" calcext:value-type="float">
            <text:p>278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45" calcext:value-type="float">
            <text:p>2036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50000" calcext:value-type="float">
            <text:p>550000</text:p>
          </table:table-cell>
          <table:table-cell office:value-type="float" office:value="525000" calcext:value-type="float">
            <text:p>5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46" calcext:value-type="float">
            <text:p>2036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550000" calcext:value-type="float">
            <text:p>550000</text:p>
          </table:table-cell>
          <table:table-cell office:value-type="float" office:value="525000" calcext:value-type="float">
            <text:p>525000</text:p>
          </table:table-cell>
          <table:table-cell table:number-columns-repeated="3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3651" calcext:value-type="float">
            <text:p>203651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710000" calcext:value-type="float">
            <text:p>1710000</text:p>
          </table:table-cell>
          <table:table-cell office:value-type="float" office:value="1520000" calcext:value-type="float">
            <text:p>1520000</text:p>
          </table:table-cell>
          <table:table-cell table:number-columns-repeated="3" office:value-type="float" office:value="190000" calcext:value-type="float">
            <text:p>19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4277" calcext:value-type="float">
            <text:p>1774277</text:p>
          </table:table-cell>
          <table:table-cell office:value-type="float" office:value="573906760" calcext:value-type="float">
            <text:p>57390676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57390675" calcext:value-type="float">
            <text:p>57390675</text:p>
          </table:table-cell>
          <table:table-cell office:value-type="float" office:value="38260450" calcext:value-type="float">
            <text:p>38260450</text:p>
          </table:table-cell>
          <table:table-cell table:number-columns-repeated="3" office:value-type="float" office:value="19130225" calcext:value-type="float">
            <text:p>19130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4680" calcext:value-type="float">
            <text:p>1734680</text:p>
          </table:table-cell>
          <table:table-cell office:value-type="float" office:value="988890000" calcext:value-type="float">
            <text:p>98889000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98889000" calcext:value-type="float">
            <text:p>98889000</text:p>
          </table:table-cell>
          <table:table-cell office:value-type="float" office:value="65926000" calcext:value-type="float">
            <text:p>65926000</text:p>
          </table:table-cell>
          <table:table-cell table:number-columns-repeated="3" office:value-type="float" office:value="32963000" calcext:value-type="float">
            <text:p>3296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31248" calcext:value-type="float">
            <text:p>1731248</text:p>
          </table:table-cell>
          <table:table-cell office:value-type="float" office:value="171120140" calcext:value-type="float">
            <text:p>17112014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51336042" calcext:value-type="float">
            <text:p>51336042</text:p>
          </table:table-cell>
          <table:table-cell office:value-type="float" office:value="34224028" calcext:value-type="float">
            <text:p>34224028</text:p>
          </table:table-cell>
          <table:table-cell table:number-columns-repeated="3" office:value-type="float" office:value="17112014" calcext:value-type="float">
            <text:p>1711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4302" calcext:value-type="float">
            <text:p>1774302</text:p>
          </table:table-cell>
          <table:table-cell office:value-type="float" office:value="274999865" calcext:value-type="float">
            <text:p>27499986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6499991" calcext:value-type="float">
            <text:p>16499991</text:p>
          </table:table-cell>
          <table:table-cell office:value-type="float" office:value="10999994" calcext:value-type="float">
            <text:p>10999994</text:p>
          </table:table-cell>
          <table:table-cell table:number-columns-repeated="3" office:value-type="float" office:value="5499997" calcext:value-type="float">
            <text:p>5499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1774294" calcext:value-type="float">
            <text:p>1774294</text:p>
          </table:table-cell>
          <table:table-cell office:value-type="float" office:value="205626873" calcext:value-type="float">
            <text:p>20562687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12337611" calcext:value-type="float">
            <text:p>12337611</text:p>
          </table:table-cell>
          <table:table-cell office:value-type="float" office:value="8225074" calcext:value-type="float">
            <text:p>8225074</text:p>
          </table:table-cell>
          <table:table-cell table:number-columns-repeated="3" office:value-type="float" office:value="4112537" calcext:value-type="float">
            <text:p>41125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43966" calcext:value-type="float">
            <text:p>2643966</text:p>
          </table:table-cell>
          <table:table-cell office:value-type="float" office:value="9323751" calcext:value-type="float">
            <text:p>9323751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745900" calcext:value-type="float">
            <text:p>745900</text:p>
          </table:table-cell>
          <table:table-cell office:value-type="float" office:value="559425" calcext:value-type="float">
            <text:p>559425</text:p>
          </table:table-cell>
          <table:table-cell table:number-columns-repeated="3" office:value-type="float" office:value="186475" calcext:value-type="float">
            <text:p>1864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0896" calcext:value-type="float">
            <text:p>2670896</text:p>
          </table:table-cell>
          <table:table-cell office:value-type="float" office:value="198429000" calcext:value-type="float">
            <text:p>198429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3228600" calcext:value-type="float">
            <text:p>13228600</text:p>
          </table:table-cell>
          <table:table-cell table:number-columns-repeated="4" office:value-type="float" office:value="6614300" calcext:value-type="float">
            <text:p>6614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3980" calcext:value-type="float">
            <text:p>2673980</text:p>
          </table:table-cell>
          <table:table-cell office:value-type="float" office:value="3930000" calcext:value-type="float">
            <text:p>393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262000" calcext:value-type="float">
            <text:p>262000</text:p>
          </table:table-cell>
          <table:table-cell table:number-columns-repeated="4" office:value-type="float" office:value="131000" calcext:value-type="float">
            <text:p>131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17" calcext:value-type="float">
            <text:p>2674017</text:p>
          </table:table-cell>
          <table:table-cell office:value-type="float" office:value="5929000" calcext:value-type="float">
            <text:p>5929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96450" calcext:value-type="float">
            <text:p>296450</text:p>
          </table:table-cell>
          <table:table-cell table:number-columns-repeated="4" office:value-type="float" office:value="148225" calcext:value-type="float">
            <text:p>148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31" calcext:value-type="float">
            <text:p>2674031</text:p>
          </table:table-cell>
          <table:table-cell office:value-type="float" office:value="147113000" calcext:value-type="float">
            <text:p>147113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7355650" calcext:value-type="float">
            <text:p>7355650</text:p>
          </table:table-cell>
          <table:table-cell table:number-columns-repeated="4" office:value-type="float" office:value="3677825" calcext:value-type="float">
            <text:p>3677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48" calcext:value-type="float">
            <text:p>2674048</text:p>
          </table:table-cell>
          <table:table-cell office:value-type="float" office:value="14887000" calcext:value-type="float">
            <text:p>14887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744350" calcext:value-type="float">
            <text:p>744350</text:p>
          </table:table-cell>
          <table:table-cell table:number-columns-repeated="4" office:value-type="float" office:value="372175" calcext:value-type="float">
            <text:p>372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50" calcext:value-type="float">
            <text:p>2674050</text:p>
          </table:table-cell>
          <table:table-cell office:value-type="float" office:value="14900000" calcext:value-type="float">
            <text:p>149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745000" calcext:value-type="float">
            <text:p>745000</text:p>
          </table:table-cell>
          <table:table-cell table:number-columns-repeated="4" office:value-type="float" office:value="372500" calcext:value-type="float">
            <text:p>37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052" calcext:value-type="float">
            <text:p>2674052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525000" calcext:value-type="float">
            <text:p>525000</text:p>
          </table:table-cell>
          <table:table-cell table:number-columns-repeated="4" office:value-type="float" office:value="262500" calcext:value-type="float">
            <text:p>262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92" calcext:value-type="float">
            <text:p>2674592</text:p>
          </table:table-cell>
          <table:table-cell office:value-type="float" office:value="699908000" calcext:value-type="float">
            <text:p>699908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39981600" calcext:value-type="float">
            <text:p>139981600</text:p>
          </table:table-cell>
          <table:table-cell table:number-columns-repeated="4" office:value-type="float" office:value="69990800" calcext:value-type="float">
            <text:p>699908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769677" calcext:value-type="float">
            <text:p>2769677</text:p>
          </table:table-cell>
          <table:table-cell office:value-type="float" office:value="150000000" calcext:value-type="float">
            <text:p>1500000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2000000" calcext:value-type="float">
            <text:p>12000000</text:p>
          </table:table-cell>
          <table:table-cell table:number-columns-repeated="3"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80" calcext:value-type="float">
            <text:p>2674580</text:p>
          </table:table-cell>
          <table:table-cell office:value-type="float" office:value="913832583" calcext:value-type="float">
            <text:p>91383258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60922172" calcext:value-type="float">
            <text:p>60922172</text:p>
          </table:table-cell>
          <table:table-cell table:number-columns-repeated="4" office:value-type="float" office:value="30461086" calcext:value-type="float">
            <text:p>304610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01982" calcext:value-type="float">
            <text:p>201982</text:p>
          </table:table-cell>
          <table:table-cell office:value-type="float" office:value="14930000" calcext:value-type="float">
            <text:p>1493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7465000" calcext:value-type="float">
            <text:p>7465000</text:p>
          </table:table-cell>
          <table:table-cell office:value-type="float" office:value="5972000" calcext:value-type="float">
            <text:p>5972000</text:p>
          </table:table-cell>
          <table:table-cell table:number-columns-repeated="3" office:value-type="float" office:value="1493000" calcext:value-type="float">
            <text:p>1493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float" office:value="2674594" calcext:value-type="float">
            <text:p>2674594</text:p>
          </table:table-cell>
          <table:table-cell office:value-type="float" office:value="43200000" calcext:value-type="float">
            <text:p>4320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160000" calcext:value-type="float">
            <text:p>2160000</text:p>
          </table:table-cell>
          <table:table-cell table:number-columns-repeated="4" office:value-type="float" office:value="1080000" calcext:value-type="float">
            <text:p>108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float" office:value="202383" calcext:value-type="float">
            <text:p>202383</text:p>
          </table:table-cell>
          <table:table-cell table:style-name="ce1" office:value-type="float" office:value="482142740.8" calcext:value-type="float">
            <text:p>482142740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40464340.8" calcext:value-type="float">
            <text:p>140464340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709800" calcext:value-type="float">
            <text:p>42709800</text:p>
          </table:table-cell>
          <table:table-cell table:style-name="ce1" office:value-type="float" office:value="85419600" calcext:value-type="float">
            <text:p>85419600</text:p>
          </table:table-cell>
          <table:table-cell table:style-name="ce1" office:value-type="float" office:value="-42709800" calcext:value-type="float">
            <text:p>-42709800</text:p>
          </table:table-cell>
          <table:table-cell/>
        </table:table-row>
        <table:table-row table:style-name="ro1">
          <table:table-cell table:style-name="ce1" office:value-type="float" office:value="202412" calcext:value-type="float">
            <text:p>202412</text:p>
          </table:table-cell>
          <table:table-cell table:style-name="ce1" office:value-type="float" office:value="1077462752.2" calcext:value-type="float">
            <text:p>1077462752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530388352.2" calcext:value-type="float">
            <text:p>53038835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384300" calcext:value-type="float">
            <text:p>68384300</text:p>
          </table:table-cell>
          <table:table-cell table:style-name="ce1" office:value-type="float" office:value="136768600" calcext:value-type="float">
            <text:p>136768600</text:p>
          </table:table-cell>
          <table:table-cell table:style-name="ce1" office:value-type="float" office:value="-68384300" calcext:value-type="float">
            <text:p>-68384300</text:p>
          </table:table-cell>
          <table:table-cell/>
        </table:table-row>
        <table:table-row table:style-name="ro1">
          <table:table-cell table:style-name="ce1" office:value-type="float" office:value="202415" calcext:value-type="float">
            <text:p>202415</text:p>
          </table:table-cell>
          <table:table-cell table:style-name="ce1" office:value-type="float" office:value="1717871220.2" calcext:value-type="float">
            <text:p>1717871220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table:style-name="ce1" office:value-type="float" office:value="1055256532.2" calcext:value-type="float">
            <text:p>105525653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826836" calcext:value-type="float">
            <text:p>82826836</text:p>
          </table:table-cell>
          <table:table-cell table:style-name="ce1" office:value-type="float" office:value="165653672" calcext:value-type="float">
            <text:p>165653672</text:p>
          </table:table-cell>
          <table:table-cell table:style-name="ce1" office:value-type="float" office:value="-82826836" calcext:value-type="float">
            <text:p>-82826836</text:p>
          </table:table-cell>
          <table:table-cell/>
        </table:table-row>
        <table:table-row table:style-name="ro1" table:visibility="filter">
          <table:table-cell table:style-name="ce1" office:value-type="float" office:value="202445" calcext:value-type="float">
            <text:p>202445</text:p>
          </table:table-cell>
          <table:table-cell table:style-name="ce1" office:value-type="float" office:value="4622605462" calcext:value-type="float">
            <text:p>46226054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819469264" calcext:value-type="float">
            <text:p>2819469264</text:p>
          </table:table-cell>
          <table:table-cell table:style-name="ce1" office:value-type="float" office:value="2793150539" calcext:value-type="float">
            <text:p>2793150539</text:p>
          </table:table-cell>
          <table:table-cell table:style-name="ce1" office:value-type="float" office:value="26318725" calcext:value-type="float">
            <text:p>26318725</text:p>
          </table:table-cell>
          <table:table-cell table:style-name="ce1" office:value-type="float" office:value="225392025" calcext:value-type="float">
            <text:p>225392025</text:p>
          </table:table-cell>
          <table:table-cell table:style-name="ce1" office:value-type="float" office:value="424465325" calcext:value-type="float">
            <text:p>424465325</text:p>
          </table:table-cell>
          <table:table-cell table:style-name="ce1" office:value-type="float" office:value="-199073300" calcext:value-type="float">
            <text:p>-199073300</text:p>
          </table:table-cell>
          <table:table-cell/>
        </table:table-row>
        <table:table-row table:style-name="ro1" table:visibility="filter">
          <table:table-cell table:style-name="ce1" office:value-type="float" office:value="202452" calcext:value-type="float">
            <text:p>202452</text:p>
          </table:table-cell>
          <table:table-cell table:style-name="ce1" office:value-type="float" office:value="752671767.6" calcext:value-type="float">
            <text:p>752671767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486293947" calcext:value-type="float">
            <text:p>486293947</text:p>
          </table:table-cell>
          <table:table-cell table:style-name="ce1" office:value-type="float" office:value="481630621" calcext:value-type="float">
            <text:p>481630621</text:p>
          </table:table-cell>
          <table:table-cell table:style-name="ce1" office:value-type="float" office:value="4663326" calcext:value-type="float">
            <text:p>4663326</text:p>
          </table:table-cell>
          <table:table-cell table:style-name="ce1" office:value-type="float" office:value="33297227" calcext:value-type="float">
            <text:p>33297227</text:p>
          </table:table-cell>
          <table:table-cell table:style-name="ce1" office:value-type="float" office:value="61931128" calcext:value-type="float">
            <text:p>61931128</text:p>
          </table:table-cell>
          <table:table-cell table:style-name="ce1" office:value-type="float" office:value="-28633901" calcext:value-type="float">
            <text:p>-28633901</text:p>
          </table:table-cell>
          <table:table-cell/>
        </table:table-row>
        <table:table-row table:style-name="ro1" table:visibility="filter">
          <table:table-cell table:style-name="ce1" office:value-type="float" office:value="202467" calcext:value-type="float">
            <text:p>202467</text:p>
          </table:table-cell>
          <table:table-cell table:style-name="ce1" office:value-type="float" office:value="3434683512" calcext:value-type="float">
            <text:p>343468351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827725508" calcext:value-type="float">
            <text:p>1827725508</text:p>
          </table:table-cell>
          <table:table-cell table:style-name="ce1" office:value-type="float" office:value="1792075858" calcext:value-type="float">
            <text:p>1792075858</text:p>
          </table:table-cell>
          <table:table-cell table:style-name="ce1" office:value-type="float" office:value="35649650" calcext:value-type="float">
            <text:p>35649650</text:p>
          </table:table-cell>
          <table:table-cell table:style-name="ce1" office:value-type="float" office:value="200869750" calcext:value-type="float">
            <text:p>200869750</text:p>
          </table:table-cell>
          <table:table-cell table:style-name="ce1" office:value-type="float" office:value="366089850" calcext:value-type="float">
            <text:p>366089850</text:p>
          </table:table-cell>
          <table:table-cell table:style-name="ce1" office:value-type="float" office:value="-165220100" calcext:value-type="float">
            <text:p>-165220100</text:p>
          </table:table-cell>
          <table:table-cell/>
        </table:table-row>
        <table:table-row table:style-name="ro1" table:visibility="filter">
          <table:table-cell table:style-name="ce1" office:value-type="float" office:value="202473" calcext:value-type="float">
            <text:p>202473</text:p>
          </table:table-cell>
          <table:table-cell table:style-name="ce1" office:value-type="float" office:value="6195873358" calcext:value-type="float">
            <text:p>619587335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5737604716" calcext:value-type="float">
            <text:p>5737604716</text:p>
          </table:table-cell>
          <table:table-cell table:style-name="ce1" office:value-type="float" office:value="5541203869" calcext:value-type="float">
            <text:p>5541203869</text:p>
          </table:table-cell>
          <table:table-cell table:style-name="ce1" office:value-type="float" office:value="196400847" calcext:value-type="float">
            <text:p>196400847</text:p>
          </table:table-cell>
          <table:table-cell table:style-name="ce1" office:value-type="float" office:value="152756214" calcext:value-type="float">
            <text:p>152756214</text:p>
          </table:table-cell>
          <table:table-cell table:style-name="ce1" office:value-type="float" office:value="109111581" calcext:value-type="float">
            <text:p>109111581</text:p>
          </table:table-cell>
          <table:table-cell table:style-name="ce1" office:value-type="float" office:value="43644633" calcext:value-type="float">
            <text:p>43644633</text:p>
          </table:table-cell>
          <table:table-cell/>
        </table:table-row>
        <table:table-row table:style-name="ro1" table:visibility="filter">
          <table:table-cell table:style-name="ce1" office:value-type="float" office:value="202475" calcext:value-type="float">
            <text:p>202475</text:p>
          </table:table-cell>
          <table:table-cell table:style-name="ce1" office:value-type="float" office:value="1518775969" calcext:value-type="float">
            <text:p>151877596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-3" calcext:value-type="float">
            <text:p>-3</text:p>
          </table:table-cell>
          <table:table-cell table:style-name="ce1" office:value-type="float" office:value="1251050694" calcext:value-type="float">
            <text:p>1251050694</text:p>
          </table:table-cell>
          <table:table-cell table:style-name="ce1" office:value-type="float" office:value="1161749432" calcext:value-type="float">
            <text:p>1161749432</text:p>
          </table:table-cell>
          <table:table-cell table:style-name="ce1" office:value-type="float" office:value="89301262" calcext:value-type="float">
            <text:p>89301262</text:p>
          </table:table-cell>
          <table:table-cell table:style-name="ce1" office:value-type="float" office:value="89241759" calcext:value-type="float">
            <text:p>89241759</text:p>
          </table:table-cell>
          <table:table-cell table:style-name="ce1" office:value-type="float" office:value="89182256" calcext:value-type="float">
            <text:p>89182256</text:p>
          </table:table-cell>
          <table:table-cell table:style-name="ce1" office:value-type="float" office:value="59503" calcext:value-type="float">
            <text:p>59503</text:p>
          </table:table-cell>
          <table:table-cell/>
        </table:table-row>
        <table:table-row table:style-name="ro1" table:visibility="filter">
          <table:table-cell table:style-name="ce1" office:value-type="float" office:value="202763" calcext:value-type="float">
            <text:p>202763</text:p>
          </table:table-cell>
          <table:table-cell table:style-name="ce1" office:value-type="float" office:value="713586000" calcext:value-type="float">
            <text:p>7135860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-38" calcext:value-type="float">
            <text:p>-38</text:p>
          </table:table-cell>
          <table:table-cell table:style-name="ce1" office:value-type="float" office:value="171109200" calcext:value-type="float">
            <text:p>171109200</text:p>
          </table:table-cell>
          <table:table-cell table:style-name="ce1" office:value-type="float" office:value="62196000" calcext:value-type="float">
            <text:p>62196000</text:p>
          </table:table-cell>
          <table:table-cell table:style-name="ce1" office:value-type="float" office:value="108913200" calcext:value-type="float">
            <text:p>108913200</text:p>
          </table:table-cell>
          <table:table-cell table:style-name="ce1" office:value-type="float" office:value="67809600" calcext:value-type="float">
            <text:p>67809600</text:p>
          </table:table-cell>
          <table:table-cell table:style-name="ce1" office:value-type="float" office:value="26706000" calcext:value-type="float">
            <text:p>26706000</text:p>
          </table:table-cell>
          <table:table-cell table:style-name="ce1" office:value-type="float" office:value="41103600" calcext:value-type="float">
            <text:p>41103600</text:p>
          </table:table-cell>
          <table:table-cell/>
        </table:table-row>
        <table:table-row table:style-name="ro1" table:visibility="filter">
          <table:table-cell table:style-name="ce1" office:value-type="float" office:value="1867316" calcext:value-type="float">
            <text:p>1867316</text:p>
          </table:table-cell>
          <table:table-cell table:style-name="ce1" office:value-type="float" office:value="254705200" calcext:value-type="float">
            <text:p>25470520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58823600" calcext:value-type="float">
            <text:p>58823600</text:p>
          </table:table-cell>
          <table:table-cell table:style-name="ce1" office:value-type="float" office:value="49955720" calcext:value-type="float">
            <text:p>49955720</text:p>
          </table:table-cell>
          <table:table-cell table:style-name="ce1" office:value-type="float" office:value="8867880" calcext:value-type="float">
            <text:p>8867880</text:p>
          </table:table-cell>
          <table:table-cell table:style-name="ce1" office:value-type="float" office:value="24485200" calcext:value-type="float">
            <text:p>24485200</text:p>
          </table:table-cell>
          <table:table-cell table:style-name="ce1" office:value-type="float" office:value="40102520" calcext:value-type="float">
            <text:p>40102520</text:p>
          </table:table-cell>
          <table:table-cell table:style-name="ce1" office:value-type="float" office:value="-15617320" calcext:value-type="float">
            <text:p>-15617320</text:p>
          </table:table-cell>
          <table:table-cell/>
        </table:table-row>
        <table:table-row table:style-name="ro1" table:visibility="filter">
          <table:table-cell office:value-type="float" office:value="1867323" calcext:value-type="float">
            <text:p>1867323</text:p>
          </table:table-cell>
          <table:table-cell office:value-type="float" office:value="321676740" calcext:value-type="float">
            <text:p>3216767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77512382" calcext:value-type="float">
            <text:p>77512382</text:p>
          </table:table-cell>
          <table:table-cell office:value-type="float" office:value="46991837" calcext:value-type="float">
            <text:p>46991837</text:p>
          </table:table-cell>
          <table:table-cell table:number-columns-repeated="3" office:value-type="float" office:value="30520545" calcext:value-type="float">
            <text:p>30520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ce1" office:value-type="float" office:value="1867325" calcext:value-type="float">
            <text:p>1867325</text:p>
          </table:table-cell>
          <table:table-cell table:style-name="ce1" office:value-type="float" office:value="2063148268" calcext:value-type="float">
            <text:p>206314826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418419595" calcext:value-type="float">
            <text:p>418419595</text:p>
          </table:table-cell>
          <table:table-cell table:style-name="ce1" office:value-type="float" office:value="411905911" calcext:value-type="float">
            <text:p>411905911</text:p>
          </table:table-cell>
          <table:table-cell table:style-name="ce1" office:value-type="float" office:value="6513684" calcext:value-type="float">
            <text:p>6513684</text:p>
          </table:table-cell>
          <table:table-cell table:style-name="ce1" office:value-type="float" office:value="205591084" calcext:value-type="float">
            <text:p>205591084</text:p>
          </table:table-cell>
          <table:table-cell table:style-name="ce1" office:value-type="float" office:value="404668484" calcext:value-type="float">
            <text:p>404668484</text:p>
          </table:table-cell>
          <table:table-cell table:style-name="ce1" office:value-type="float" office:value="-199077400" calcext:value-type="float">
            <text:p>-199077400</text:p>
          </table:table-cell>
          <table:table-cell/>
        </table:table-row>
      </table:table>
      <table:table table:name="selisih" table:style-name="ta1">
        <table:table-column table:style-name="co1" table:number-columns-repeated="11" table:default-cell-style-name="ce1"/>
        <table:table-row table:style-name="ro1">
          <table:table-cell table:style-name="Default" office:value-type="string" calcext:value-type="string">
            <text:p>aset_id</text:p>
          </table:table-cell>
          <table:table-cell table:style-name="Default" office:value-type="string" calcext:value-type="string">
            <text:p>NilaiPerolehan</text:p>
          </table:table-cell>
          <table:table-cell table:style-name="Default" office:value-type="string" calcext:value-type="string">
            <text:p>UmurEkonomisSkrg</text:p>
          </table:table-cell>
          <table:table-cell table:style-name="Default" office:value-type="string" calcext:value-type="string">
            <text:p>UmurEkonomisLama</text:p>
          </table:table-cell>
          <table:table-cell table:style-name="Default" office:value-type="string" calcext:value-type="string">
            <text:p>selisihUmur</text:p>
          </table:table-cell>
          <table:table-cell table:style-name="Default" office:value-type="string" calcext:value-type="string">
            <text:p>AkumulasiPenyusutanSkrg</text:p>
          </table:table-cell>
          <table:table-cell table:style-name="Default" office:value-type="string" calcext:value-type="string">
            <text:p>AkumulasiPenyusutanLama</text:p>
          </table:table-cell>
          <table:table-cell table:style-name="Default" office:value-type="string" calcext:value-type="string">
            <text:p>selisihAkm</text:p>
          </table:table-cell>
          <table:table-cell table:style-name="Default" office:value-type="string" calcext:value-type="string">
            <text:p>PenyusutanPerTahunSkrg</text:p>
          </table:table-cell>
          <table:table-cell table:style-name="Default" office:value-type="string" calcext:value-type="string">
            <text:p>PenyusutanPerTahunLama</text:p>
          </table:table-cell>
          <table:table-cell table:style-name="Default" office:value-type="string" calcext:value-type="string">
            <text:p>SelisihPenyusutanPerTahun</text:p>
          </table:table-cell>
        </table:table-row>
        <table:table-row table:style-name="ro1">
          <table:table-cell office:value-type="float" office:value="721858" calcext:value-type="float">
            <text:p>721858</text:p>
          </table:table-cell>
          <table:table-cell office:value-type="float" office:value="307540000" calcext:value-type="float">
            <text:p>30754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0939000" calcext:value-type="float">
            <text:p>80939000</text:p>
          </table:table-cell>
          <table:table-cell office:value-type="float" office:value="50185000" calcext:value-type="float">
            <text:p>50185000</text:p>
          </table:table-cell>
          <table:table-cell table:number-columns-repeated="2" office:value-type="float" office:value="30754000" calcext:value-type="float">
            <text:p>30754000</text:p>
          </table:table-cell>
          <table:table-cell office:value-type="float" office:value="28595000" calcext:value-type="float">
            <text:p>28595000</text:p>
          </table:table-cell>
          <table:table-cell office:value-type="float" office:value="2159000" calcext:value-type="float">
            <text:p>2159000</text:p>
          </table:table-cell>
        </table:table-row>
        <table:table-row table:style-name="ro1">
          <table:table-cell office:value-type="float" office:value="721865" calcext:value-type="float">
            <text:p>721865</text:p>
          </table:table-cell>
          <table:table-cell office:value-type="float" office:value="57210880" calcext:value-type="float">
            <text:p>5721088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805486" calcext:value-type="float">
            <text:p>3805486</text:p>
          </table:table-cell>
          <table:table-cell office:value-type="float" office:value="2375214" calcext:value-type="float">
            <text:p>2375214</text:p>
          </table:table-cell>
          <table:table-cell table:number-columns-repeated="2" office:value-type="float" office:value="1430272" calcext:value-type="float">
            <text:p>1430272</text:p>
          </table:table-cell>
          <table:table-cell office:value-type="float" office:value="1443044" calcext:value-type="float">
            <text:p>1443044</text:p>
          </table:table-cell>
          <table:table-cell office:value-type="float" office:value="-12772" calcext:value-type="float">
            <text:p>-12772</text:p>
          </table:table-cell>
        </table:table-row>
        <table:table-row table:style-name="ro1">
          <table:table-cell office:value-type="float" office:value="203127" calcext:value-type="float">
            <text:p>203127</text:p>
          </table:table-cell>
          <table:table-cell office:value-type="float" office:value="124227477" calcext:value-type="float">
            <text:p>1242274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1552128" calcext:value-type="float">
            <text:p>51552128</text:p>
          </table:table-cell>
          <table:table-cell office:value-type="float" office:value="39129380" calcext:value-type="float">
            <text:p>39129380</text:p>
          </table:table-cell>
          <table:table-cell table:number-columns-repeated="2" office:value-type="float" office:value="12422748" calcext:value-type="float">
            <text:p>12422748</text:p>
          </table:table-cell>
          <table:table-cell office:value-type="float" office:value="9455344" calcext:value-type="float">
            <text:p>9455344</text:p>
          </table:table-cell>
          <table:table-cell office:value-type="float" office:value="2967404" calcext:value-type="float">
            <text:p>2967404</text:p>
          </table:table-cell>
        </table:table-row>
        <table:table-row table:style-name="ro1">
          <table:table-cell office:value-type="float" office:value="202863" calcext:value-type="float">
            <text:p>202863</text:p>
          </table:table-cell>
          <table:table-cell office:value-type="float" office:value="2046290425" calcext:value-type="float">
            <text:p>204629042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304949567.68" calcext:value-type="float">
            <text:p>304949567.68</text:p>
          </table:table-cell>
          <table:table-cell office:value-type="float" office:value="264023758.68" calcext:value-type="float">
            <text:p>264023758.68</text:p>
          </table:table-cell>
          <table:table-cell table:number-columns-repeated="2" office:value-type="float" office:value="40925809" calcext:value-type="float">
            <text:p>40925809</text:p>
          </table:table-cell>
          <table:table-cell office:value-type="float" office:value="36372789" calcext:value-type="float">
            <text:p>36372789</text:p>
          </table:table-cell>
          <table:table-cell office:value-type="float" office:value="4553020" calcext:value-type="float">
            <text:p>4553020</text:p>
          </table:table-cell>
        </table:table-row>
        <table:table-row table:style-name="ro1">
          <table:table-cell office:value-type="float" office:value="202881" calcext:value-type="float">
            <text:p>202881</text:p>
          </table:table-cell>
          <table:table-cell office:value-type="float" office:value="1114596350" calcext:value-type="float">
            <text:p>111459635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2520830" calcext:value-type="float">
            <text:p>82520830</text:p>
          </table:table-cell>
          <table:table-cell office:value-type="float" office:value="60228903" calcext:value-type="float">
            <text:p>60228903</text:p>
          </table:table-cell>
          <table:table-cell table:number-columns-repeated="2" office:value-type="float" office:value="22291927" calcext:value-type="float">
            <text:p>22291927</text:p>
          </table:table-cell>
          <table:table-cell office:value-type="float" office:value="21517703" calcext:value-type="float">
            <text:p>21517703</text:p>
          </table:table-cell>
          <table:table-cell office:value-type="float" office:value="774224" calcext:value-type="float">
            <text:p>774224</text:p>
          </table:table-cell>
        </table:table-row>
        <table:table-row table:style-name="ro1">
          <table:table-cell office:value-type="float" office:value="202907" calcext:value-type="float">
            <text:p>202907</text:p>
          </table:table-cell>
          <table:table-cell office:value-type="float" office:value="1015077000" calcext:value-type="float">
            <text:p>1015077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15149532" calcext:value-type="float">
            <text:p>315149532</text:p>
          </table:table-cell>
          <table:table-cell office:value-type="float" office:value="213641832" calcext:value-type="float">
            <text:p>213641832</text:p>
          </table:table-cell>
          <table:table-cell table:number-columns-repeated="2" office:value-type="float" office:value="101507700" calcext:value-type="float">
            <text:p>101507700</text:p>
          </table:table-cell>
          <table:table-cell office:value-type="float" office:value="89048352" calcext:value-type="float">
            <text:p>89048352</text:p>
          </table:table-cell>
          <table:table-cell office:value-type="float" office:value="12459348" calcext:value-type="float">
            <text:p>12459348</text:p>
          </table:table-cell>
        </table:table-row>
        <table:table-row table:style-name="ro1">
          <table:table-cell office:value-type="float" office:value="202909" calcext:value-type="float">
            <text:p>202909</text:p>
          </table:table-cell>
          <table:table-cell office:value-type="float" office:value="1306580200" calcext:value-type="float">
            <text:p>13065802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84927864" calcext:value-type="float">
            <text:p>584927864</text:p>
          </table:table-cell>
          <table:table-cell office:value-type="float" office:value="454269844" calcext:value-type="float">
            <text:p>454269844</text:p>
          </table:table-cell>
          <table:table-cell table:number-columns-repeated="2" office:value-type="float" office:value="130658020" calcext:value-type="float">
            <text:p>130658020</text:p>
          </table:table-cell>
          <table:table-cell office:value-type="float" office:value="95905804" calcext:value-type="float">
            <text:p>95905804</text:p>
          </table:table-cell>
          <table:table-cell office:value-type="float" office:value="34752216" calcext:value-type="float">
            <text:p>34752216</text:p>
          </table:table-cell>
        </table:table-row>
        <table:table-row table:style-name="ro1">
          <table:table-cell office:value-type="float" office:value="1855598" calcext:value-type="float">
            <text:p>1855598</text:p>
          </table:table-cell>
          <table:table-cell office:value-type="float" office:value="185651000" calcext:value-type="float">
            <text:p>185651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9198750" calcext:value-type="float">
            <text:p>49198750</text:p>
          </table:table-cell>
          <table:table-cell office:value-type="float" office:value="30633650" calcext:value-type="float">
            <text:p>30633650</text:p>
          </table:table-cell>
          <table:table-cell table:number-columns-repeated="2" office:value-type="float" office:value="18565100" calcext:value-type="float">
            <text:p>18565100</text:p>
          </table:table-cell>
          <table:table-cell office:value-type="float" office:value="17224150" calcext:value-type="float">
            <text:p>17224150</text:p>
          </table:table-cell>
          <table:table-cell office:value-type="float" office:value="1340950" calcext:value-type="float">
            <text:p>1340950</text:p>
          </table:table-cell>
        </table:table-row>
        <table:table-row table:style-name="ro1">
          <table:table-cell office:value-type="float" office:value="203679" calcext:value-type="float">
            <text:p>203679</text:p>
          </table:table-cell>
          <table:table-cell office:value-type="float" office:value="440460000" calcext:value-type="float">
            <text:p>44046000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31680180" calcext:value-type="float">
            <text:p>31680180</text:p>
          </table:table-cell>
          <table:table-cell office:value-type="float" office:value="20668680" calcext:value-type="float">
            <text:p>20668680</text:p>
          </table:table-cell>
          <table:table-cell table:number-columns-repeated="2" office:value-type="float" office:value="11011500" calcext:value-type="float">
            <text:p>11011500</text:p>
          </table:table-cell>
          <table:table-cell office:value-type="float" office:value="10763880" calcext:value-type="float">
            <text:p>10763880</text:p>
          </table:table-cell>
          <table:table-cell office:value-type="float" office:value="247620" calcext:value-type="float">
            <text:p>247620</text:p>
          </table:table-cell>
        </table:table-row>
        <table:table-row table:style-name="ro1">
          <table:table-cell office:value-type="float" office:value="203686" calcext:value-type="float">
            <text:p>203686</text:p>
          </table:table-cell>
          <table:table-cell office:value-type="float" office:value="227706002" calcext:value-type="float">
            <text:p>22770600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24998278" calcext:value-type="float">
            <text:p>24998278</text:p>
          </table:table-cell>
          <table:table-cell office:value-type="float" office:value="17408078" calcext:value-type="float">
            <text:p>17408078</text:p>
          </table:table-cell>
          <table:table-cell table:number-columns-repeated="2" office:value-type="float" office:value="7590200" calcext:value-type="float">
            <text:p>7590200</text:p>
          </table:table-cell>
          <table:table-cell office:value-type="float" office:value="7788812" calcext:value-type="float">
            <text:p>7788812</text:p>
          </table:table-cell>
          <table:table-cell office:value-type="float" office:value="-198612" calcext:value-type="float">
            <text:p>-198612</text:p>
          </table:table-cell>
        </table:table-row>
        <table:table-row table:style-name="ro1">
          <table:table-cell office:value-type="float" office:value="719504" calcext:value-type="float">
            <text:p>719504</text:p>
          </table:table-cell>
          <table:table-cell office:value-type="float" office:value="30970332" calcext:value-type="float">
            <text:p>309703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554256" calcext:value-type="float">
            <text:p>8554256</text:p>
          </table:table-cell>
          <table:table-cell office:value-type="float" office:value="5457223" calcext:value-type="float">
            <text:p>5457223</text:p>
          </table:table-cell>
          <table:table-cell table:number-columns-repeated="2" office:value-type="float" office:value="3097033" calcext:value-type="float">
            <text:p>3097033</text:p>
          </table:table-cell>
          <table:table-cell office:value-type="float" office:value="2834790" calcext:value-type="float">
            <text:p>2834790</text:p>
          </table:table-cell>
          <table:table-cell office:value-type="float" office:value="262243" calcext:value-type="float">
            <text:p>262243</text:p>
          </table:table-cell>
        </table:table-row>
        <table:table-row table:style-name="ro1">
          <table:table-cell office:value-type="float" office:value="721870" calcext:value-type="float">
            <text:p>721870</text:p>
          </table:table-cell>
          <table:table-cell office:value-type="float" office:value="500974089" calcext:value-type="float">
            <text:p>50097408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29273869" calcext:value-type="float">
            <text:p>29273869</text:p>
          </table:table-cell>
          <table:table-cell office:value-type="float" office:value="16749517" calcext:value-type="float">
            <text:p>16749517</text:p>
          </table:table-cell>
          <table:table-cell table:number-columns-repeated="2" office:value-type="float" office:value="12524352" calcext:value-type="float">
            <text:p>12524352</text:p>
          </table:table-cell>
          <table:table-cell office:value-type="float" office:value="12416015" calcext:value-type="float">
            <text:p>12416015</text:p>
          </table:table-cell>
          <table:table-cell office:value-type="float" office:value="108337" calcext:value-type="float">
            <text:p>108337</text:p>
          </table:table-cell>
        </table:table-row>
        <table:table-row table:style-name="ro1">
          <table:table-cell office:value-type="float" office:value="202383" calcext:value-type="float">
            <text:p>202383</text:p>
          </table:table-cell>
          <table:table-cell office:value-type="float" office:value="482142740.8" calcext:value-type="float">
            <text:p>482142740.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40464340.8" calcext:value-type="float">
            <text:p>140464340.8</text:p>
          </table:table-cell>
          <table:table-cell office:value-type="float" office:value="0" calcext:value-type="float">
            <text:p>0</text:p>
          </table:table-cell>
          <table:table-cell office:value-type="float" office:value="42709800" calcext:value-type="float">
            <text:p>42709800</text:p>
          </table:table-cell>
          <table:table-cell office:value-type="float" office:value="85419600" calcext:value-type="float">
            <text:p>85419600</text:p>
          </table:table-cell>
          <table:table-cell office:value-type="float" office:value="-42709800" calcext:value-type="float">
            <text:p>-42709800</text:p>
          </table:table-cell>
        </table:table-row>
        <table:table-row table:style-name="ro1">
          <table:table-cell office:value-type="float" office:value="202412" calcext:value-type="float">
            <text:p>202412</text:p>
          </table:table-cell>
          <table:table-cell office:value-type="float" office:value="1077462752.2" calcext:value-type="float">
            <text:p>1077462752.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530388352.2" calcext:value-type="float">
            <text:p>530388352.2</text:p>
          </table:table-cell>
          <table:table-cell office:value-type="float" office:value="0" calcext:value-type="float">
            <text:p>0</text:p>
          </table:table-cell>
          <table:table-cell office:value-type="float" office:value="68384300" calcext:value-type="float">
            <text:p>68384300</text:p>
          </table:table-cell>
          <table:table-cell office:value-type="float" office:value="136768600" calcext:value-type="float">
            <text:p>136768600</text:p>
          </table:table-cell>
          <table:table-cell office:value-type="float" office:value="-68384300" calcext:value-type="float">
            <text:p>-68384300</text:p>
          </table:table-cell>
        </table:table-row>
        <table:table-row table:style-name="ro1">
          <table:table-cell office:value-type="float" office:value="202415" calcext:value-type="float">
            <text:p>202415</text:p>
          </table:table-cell>
          <table:table-cell office:value-type="float" office:value="1717871220.2" calcext:value-type="float">
            <text:p>1717871220.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055256532.2" calcext:value-type="float">
            <text:p>1055256532.2</text:p>
          </table:table-cell>
          <table:table-cell office:value-type="float" office:value="0" calcext:value-type="float">
            <text:p>0</text:p>
          </table:table-cell>
          <table:table-cell office:value-type="float" office:value="82826836" calcext:value-type="float">
            <text:p>82826836</text:p>
          </table:table-cell>
          <table:table-cell office:value-type="float" office:value="165653672" calcext:value-type="float">
            <text:p>165653672</text:p>
          </table:table-cell>
          <table:table-cell office:value-type="float" office:value="-82826836" calcext:value-type="float">
            <text:p>-82826836</text:p>
          </table:table-cell>
        </table:table-row>
        <table:table-row table:style-name="ro1">
          <table:table-cell office:value-type="float" office:value="202445" calcext:value-type="float">
            <text:p>202445</text:p>
          </table:table-cell>
          <table:table-cell office:value-type="float" office:value="4622605462" calcext:value-type="float">
            <text:p>462260546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819469264" calcext:value-type="float">
            <text:p>2819469264</text:p>
          </table:table-cell>
          <table:table-cell office:value-type="float" office:value="2793150539" calcext:value-type="float">
            <text:p>2793150539</text:p>
          </table:table-cell>
          <table:table-cell office:value-type="float" office:value="26318725" calcext:value-type="float">
            <text:p>26318725</text:p>
          </table:table-cell>
          <table:table-cell office:value-type="float" office:value="225392025" calcext:value-type="float">
            <text:p>225392025</text:p>
          </table:table-cell>
          <table:table-cell office:value-type="float" office:value="424465325" calcext:value-type="float">
            <text:p>424465325</text:p>
          </table:table-cell>
          <table:table-cell office:value-type="float" office:value="-199073300" calcext:value-type="float">
            <text:p>-199073300</text:p>
          </table:table-cell>
        </table:table-row>
        <table:table-row table:style-name="ro1">
          <table:table-cell office:value-type="float" office:value="202452" calcext:value-type="float">
            <text:p>202452</text:p>
          </table:table-cell>
          <table:table-cell office:value-type="float" office:value="752671767.6" calcext:value-type="float">
            <text:p>752671767.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86293947" calcext:value-type="float">
            <text:p>486293947</text:p>
          </table:table-cell>
          <table:table-cell office:value-type="float" office:value="481630621" calcext:value-type="float">
            <text:p>481630621</text:p>
          </table:table-cell>
          <table:table-cell office:value-type="float" office:value="4663326" calcext:value-type="float">
            <text:p>4663326</text:p>
          </table:table-cell>
          <table:table-cell office:value-type="float" office:value="33297227" calcext:value-type="float">
            <text:p>33297227</text:p>
          </table:table-cell>
          <table:table-cell office:value-type="float" office:value="61931128" calcext:value-type="float">
            <text:p>61931128</text:p>
          </table:table-cell>
          <table:table-cell office:value-type="float" office:value="-28633901" calcext:value-type="float">
            <text:p>-28633901</text:p>
          </table:table-cell>
        </table:table-row>
        <table:table-row table:style-name="ro1">
          <table:table-cell office:value-type="float" office:value="202467" calcext:value-type="float">
            <text:p>202467</text:p>
          </table:table-cell>
          <table:table-cell office:value-type="float" office:value="3434683512" calcext:value-type="float">
            <text:p>34346835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827725508" calcext:value-type="float">
            <text:p>1827725508</text:p>
          </table:table-cell>
          <table:table-cell office:value-type="float" office:value="1792075858" calcext:value-type="float">
            <text:p>1792075858</text:p>
          </table:table-cell>
          <table:table-cell office:value-type="float" office:value="35649650" calcext:value-type="float">
            <text:p>35649650</text:p>
          </table:table-cell>
          <table:table-cell office:value-type="float" office:value="200869750" calcext:value-type="float">
            <text:p>200869750</text:p>
          </table:table-cell>
          <table:table-cell office:value-type="float" office:value="366089850" calcext:value-type="float">
            <text:p>366089850</text:p>
          </table:table-cell>
          <table:table-cell office:value-type="float" office:value="-165220100" calcext:value-type="float">
            <text:p>-165220100</text:p>
          </table:table-cell>
        </table:table-row>
        <table:table-row table:style-name="ro1">
          <table:table-cell office:value-type="float" office:value="202473" calcext:value-type="float">
            <text:p>202473</text:p>
          </table:table-cell>
          <table:table-cell office:value-type="float" office:value="6195873358" calcext:value-type="float">
            <text:p>619587335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5737604716" calcext:value-type="float">
            <text:p>5737604716</text:p>
          </table:table-cell>
          <table:table-cell office:value-type="float" office:value="5541203869" calcext:value-type="float">
            <text:p>5541203869</text:p>
          </table:table-cell>
          <table:table-cell office:value-type="float" office:value="196400847" calcext:value-type="float">
            <text:p>196400847</text:p>
          </table:table-cell>
          <table:table-cell office:value-type="float" office:value="152756214" calcext:value-type="float">
            <text:p>152756214</text:p>
          </table:table-cell>
          <table:table-cell office:value-type="float" office:value="109111581" calcext:value-type="float">
            <text:p>109111581</text:p>
          </table:table-cell>
          <table:table-cell office:value-type="float" office:value="43644633" calcext:value-type="float">
            <text:p>43644633</text:p>
          </table:table-cell>
        </table:table-row>
        <table:table-row table:style-name="ro1">
          <table:table-cell office:value-type="float" office:value="202475" calcext:value-type="float">
            <text:p>202475</text:p>
          </table:table-cell>
          <table:table-cell office:value-type="float" office:value="1518775969" calcext:value-type="float">
            <text:p>1518775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1251050694" calcext:value-type="float">
            <text:p>1251050694</text:p>
          </table:table-cell>
          <table:table-cell office:value-type="float" office:value="1161749432" calcext:value-type="float">
            <text:p>1161749432</text:p>
          </table:table-cell>
          <table:table-cell office:value-type="float" office:value="89301262" calcext:value-type="float">
            <text:p>89301262</text:p>
          </table:table-cell>
          <table:table-cell office:value-type="float" office:value="89241759" calcext:value-type="float">
            <text:p>89241759</text:p>
          </table:table-cell>
          <table:table-cell office:value-type="float" office:value="89182256" calcext:value-type="float">
            <text:p>89182256</text:p>
          </table:table-cell>
          <table:table-cell office:value-type="float" office:value="59503" calcext:value-type="float">
            <text:p>59503</text:p>
          </table:table-cell>
        </table:table-row>
        <table:table-row table:style-name="ro1">
          <table:table-cell office:value-type="float" office:value="202763" calcext:value-type="float">
            <text:p>202763</text:p>
          </table:table-cell>
          <table:table-cell office:value-type="float" office:value="713586000" calcext:value-type="float">
            <text:p>71358600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-38" calcext:value-type="float">
            <text:p>-38</text:p>
          </table:table-cell>
          <table:table-cell office:value-type="float" office:value="171109200" calcext:value-type="float">
            <text:p>171109200</text:p>
          </table:table-cell>
          <table:table-cell office:value-type="float" office:value="62196000" calcext:value-type="float">
            <text:p>62196000</text:p>
          </table:table-cell>
          <table:table-cell office:value-type="float" office:value="108913200" calcext:value-type="float">
            <text:p>108913200</text:p>
          </table:table-cell>
          <table:table-cell office:value-type="float" office:value="67809600" calcext:value-type="float">
            <text:p>67809600</text:p>
          </table:table-cell>
          <table:table-cell office:value-type="float" office:value="26706000" calcext:value-type="float">
            <text:p>26706000</text:p>
          </table:table-cell>
          <table:table-cell office:value-type="float" office:value="41103600" calcext:value-type="float">
            <text:p>41103600</text:p>
          </table:table-cell>
        </table:table-row>
        <table:table-row table:style-name="ro1">
          <table:table-cell office:value-type="float" office:value="1867316" calcext:value-type="float">
            <text:p>1867316</text:p>
          </table:table-cell>
          <table:table-cell office:value-type="float" office:value="254705200" calcext:value-type="float">
            <text:p>2547052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58823600" calcext:value-type="float">
            <text:p>58823600</text:p>
          </table:table-cell>
          <table:table-cell office:value-type="float" office:value="49955720" calcext:value-type="float">
            <text:p>49955720</text:p>
          </table:table-cell>
          <table:table-cell office:value-type="float" office:value="8867880" calcext:value-type="float">
            <text:p>8867880</text:p>
          </table:table-cell>
          <table:table-cell office:value-type="float" office:value="24485200" calcext:value-type="float">
            <text:p>24485200</text:p>
          </table:table-cell>
          <table:table-cell office:value-type="float" office:value="40102520" calcext:value-type="float">
            <text:p>40102520</text:p>
          </table:table-cell>
          <table:table-cell office:value-type="float" office:value="-15617320" calcext:value-type="float">
            <text:p>-15617320</text:p>
          </table:table-cell>
        </table:table-row>
        <table:table-row table:style-name="ro1">
          <table:table-cell office:value-type="float" office:value="1867325" calcext:value-type="float">
            <text:p>1867325</text:p>
          </table:table-cell>
          <table:table-cell office:value-type="float" office:value="2063148268" calcext:value-type="float">
            <text:p>206314826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418419595" calcext:value-type="float">
            <text:p>418419595</text:p>
          </table:table-cell>
          <table:table-cell office:value-type="float" office:value="411905911" calcext:value-type="float">
            <text:p>411905911</text:p>
          </table:table-cell>
          <table:table-cell office:value-type="float" office:value="6513684" calcext:value-type="float">
            <text:p>6513684</text:p>
          </table:table-cell>
          <table:table-cell office:value-type="float" office:value="205591084" calcext:value-type="float">
            <text:p>205591084</text:p>
          </table:table-cell>
          <table:table-cell office:value-type="float" office:value="404668484" calcext:value-type="float">
            <text:p>404668484</text:p>
          </table:table-cell>
          <table:table-cell office:value-type="float" office:value="-199077400" calcext:value-type="float">
            <text:p>-199077400</text:p>
          </table:table-cell>
        </table:table-row>
      </table:table>
      <table:table table:name="data" table:style-name="ta1">
        <table:table-column table:style-name="co1" table:number-columns-repeated="25" table:default-cell-style-name="Default"/>
        <table:table-row table:style-name="ro1">
          <table:table-cell office:value-type="float" office:value="721858" calcext:value-type="float">
            <text:p>721858</text:p>
          </table:table-cell>
          <table:table-cell office:value-type="float" office:value="721865" calcext:value-type="float">
            <text:p>721865</text:p>
          </table:table-cell>
          <table:table-cell office:value-type="float" office:value="203127" calcext:value-type="float">
            <text:p>203127</text:p>
          </table:table-cell>
          <table:table-cell office:value-type="float" office:value="202863" calcext:value-type="float">
            <text:p>202863</text:p>
          </table:table-cell>
          <table:table-cell office:value-type="float" office:value="202881" calcext:value-type="float">
            <text:p>202881</text:p>
          </table:table-cell>
          <table:table-cell office:value-type="float" office:value="202907" calcext:value-type="float">
            <text:p>202907</text:p>
          </table:table-cell>
          <table:table-cell office:value-type="float" office:value="202909" calcext:value-type="float">
            <text:p>202909</text:p>
          </table:table-cell>
          <table:table-cell office:value-type="float" office:value="1855598" calcext:value-type="float">
            <text:p>1855598</text:p>
          </table:table-cell>
          <table:table-cell office:value-type="float" office:value="203679" calcext:value-type="float">
            <text:p>203679</text:p>
          </table:table-cell>
          <table:table-cell office:value-type="float" office:value="203686" calcext:value-type="float">
            <text:p>203686</text:p>
          </table:table-cell>
          <table:table-cell office:value-type="float" office:value="719504" calcext:value-type="float">
            <text:p>719504</text:p>
          </table:table-cell>
          <table:table-cell office:value-type="float" office:value="721870" calcext:value-type="float">
            <text:p>721870</text:p>
          </table:table-cell>
          <table:table-cell office:value-type="float" office:value="202383" calcext:value-type="float">
            <text:p>202383</text:p>
          </table:table-cell>
          <table:table-cell office:value-type="float" office:value="202412" calcext:value-type="float">
            <text:p>202412</text:p>
          </table:table-cell>
          <table:table-cell office:value-type="float" office:value="202445" calcext:value-type="float">
            <text:p>202445</text:p>
          </table:table-cell>
          <table:table-cell office:value-type="float" office:value="203286" calcext:value-type="float">
            <text:p>203286</text:p>
          </table:table-cell>
          <table:table-cell office:value-type="float" office:value="203298" calcext:value-type="float">
            <text:p>203298</text:p>
          </table:table-cell>
          <table:table-cell office:value-type="float" office:value="203324" calcext:value-type="float">
            <text:p>203324</text:p>
          </table:table-cell>
          <table:table-cell office:value-type="float" office:value="203411" calcext:value-type="float">
            <text:p>203411</text:p>
          </table:table-cell>
          <table:table-cell office:value-type="float" office:value="203417" calcext:value-type="float">
            <text:p>203417</text:p>
          </table:table-cell>
          <table:table-cell office:value-type="float" office:value="203431" calcext:value-type="float">
            <text:p>203431</text:p>
          </table:table-cell>
          <table:table-cell office:value-type="float" office:value="203474" calcext:value-type="float">
            <text:p>203474</text:p>
          </table:table-cell>
          <table:table-cell office:value-type="float" office:value="203476" calcext:value-type="float">
            <text:p>203476</text:p>
          </table:table-cell>
          <table:table-cell office:value-type="float" office:value="203500" calcext:value-type="float">
            <text:p>203500</text:p>
          </table:table-cell>
          <table:table-cell office:value-type="float" office:value="203511" calcext:value-type="float">
            <text:p>203511</text:p>
          </table:table-cell>
        </table:table-row>
      </table:table>
      <table:table table:name="penyusutan-kosong-karena-log-koreksi" table:style-name="ta1">
        <table:table-column table:style-name="co1" table:number-columns-repeated="11" table:default-cell-style-name="ce1"/>
        <table:table-row table:style-name="ro1">
          <table:table-cell office:value-type="string" calcext:value-type="string">
            <text:p>aset_id</text:p>
          </table:table-cell>
          <table:table-cell table:number-columns-repeated="10"/>
        </table:table-row>
        <table:table-row table:style-name="ro1">
          <table:table-cell office:value-type="float" office:value="203286" calcext:value-type="float">
            <text:p>203286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6875000" calcext:value-type="float">
            <text:p>16875000</text:p>
          </table:table-cell>
          <table:table-cell office:value-type="float" office:value="16250000" calcext:value-type="float">
            <text:p>16250000</text:p>
          </table:table-cell>
          <table:table-cell table:number-columns-repeated="2" office:value-type="float" office:value="625000" calcext:value-type="float">
            <text:p>625000</text:p>
          </table:table-cell>
          <table:table-cell office:value-type="float" office:value="0" calcext:value-type="float">
            <text:p>0</text:p>
          </table:table-cell>
          <table:table-cell office:value-type="float" office:value="625000" calcext:value-type="float">
            <text:p>625000</text:p>
          </table:table-cell>
        </table:table-row>
        <table:table-row table:style-name="ro1">
          <table:table-cell office:value-type="float" office:value="203298" calcext:value-type="float">
            <text:p>203298</text:p>
          </table:table-cell>
          <table:table-cell office:value-type="float" office:value="200000" calcext:value-type="float">
            <text:p>20000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65000" calcext:value-type="float">
            <text:p>165000</text:p>
          </table:table-cell>
          <table:table-cell office:value-type="float" office:value="160000" calcext:value-type="float">
            <text:p>16000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203324" calcext:value-type="float">
            <text:p>203324</text:p>
          </table:table-cell>
          <table:table-cell office:value-type="float" office:value="80000" calcext:value-type="float">
            <text:p>8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56000" calcext:value-type="float">
            <text:p>56000</text:p>
          </table:table-cell>
          <table:table-cell office:value-type="float" office:value="54000" calcext:value-type="float">
            <text:p>5400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3411" calcext:value-type="float">
            <text:p>203411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405000" calcext:value-type="float">
            <text:p>405000</text:p>
          </table:table-cell>
          <table:table-cell office:value-type="float" office:value="390000" calcext:value-type="float">
            <text:p>390000</text:p>
          </table:table-cell>
          <table:table-cell table:number-columns-repeated="2"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float" office:value="203417" calcext:value-type="float">
            <text:p>2034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566661" calcext:value-type="float">
            <text:p>566661</text:p>
          </table:table-cell>
          <table:table-cell office:value-type="float" office:value="533328" calcext:value-type="float">
            <text:p>533328</text:p>
          </table:table-cell>
          <table:table-cell table:number-columns-repeated="2" office:value-type="float" office:value="33333" calcext:value-type="float">
            <text:p>33333</text:p>
          </table:table-cell>
          <table:table-cell office:value-type="float" office:value="0" calcext:value-type="float">
            <text:p>0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office:value-type="float" office:value="203431" calcext:value-type="float">
            <text:p>20343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475000" calcext:value-type="float">
            <text:p>475000</text:p>
          </table:table-cell>
          <table:table-cell office:value-type="float" office:value="450000" calcext:value-type="float">
            <text:p>450000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3474" calcext:value-type="float">
            <text:p>203474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68750" calcext:value-type="float">
            <text:p>168750</text:p>
          </table:table-cell>
          <table:table-cell office:value-type="float" office:value="162500" calcext:value-type="float">
            <text:p>162500</text:p>
          </table:table-cell>
          <table:table-cell table:number-columns-repeated="2"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203476" calcext:value-type="float">
            <text:p>203476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175000" calcext:value-type="float">
            <text:p>175000</text:p>
          </table:table-cell>
          <table:table-cell office:value-type="float" office:value="168750" calcext:value-type="float">
            <text:p>168750</text:p>
          </table:table-cell>
          <table:table-cell table:number-columns-repeated="2"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203500" calcext:value-type="float">
            <text:p>2035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800000" calcext:value-type="float">
            <text:p>800000</text:p>
          </table:table-cell>
          <table:table-cell office:value-type="float" office:value="775000" calcext:value-type="float">
            <text:p>775000</text:p>
          </table:table-cell>
          <table:table-cell table:number-columns-repeated="2"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3511" calcext:value-type="float">
            <text:p>203511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375000" calcext:value-type="float">
            <text:p>1375000</text:p>
          </table:table-cell>
          <table:table-cell table:number-columns-repeated="2"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125000" calcext:value-type="float">
            <text:p>125000</text:p>
          </table:table-cell>
        </table:table-row>
      </table:table>
      <table:table table:name="sdh-dikoreksi-55" table:style-name="ta1">
        <table:table-column table:style-name="co1" table:default-cell-style-name="Default"/>
        <table:table-row table:style-name="ro1">
          <table:table-cell office:value-type="string" calcext:value-type="string">
            <text:p>s</text:p>
          </table:table-cell>
        </table:table-row>
      </table:table>
      <table:named-expressions/>
      <table:database-ranges>
        <table:database-range table:name="__Anonymous_Sheet_DB__0" table:target-range-address="log_jaringan.A1:log_jaringan.K1602" table:display-filter-buttons="true" table:orientation="column">
          <table:filter>
            <table:filter-and>
              <table:filter-condition table:field-number="7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2pt" fo:margin-bottom="72pt" fo:margin-left="90pt" fo:margin-right="90pt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/00/0000</text:date>, <text:time style:data-style-name="N2" text:time-value="23:36:50.633871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meta:initial-creator>phpMyAdmin 4.6.4</meta:initial-creator>
    <meta:creation-date>2017-04-17T14:04:50</meta:creation-date>
    <dc:date>2017-04-17T23:51:20.969057532</dc:date>
    <meta:editing-duration>PT38M47S</meta:editing-duration>
    <meta:editing-cycles>18</meta:editing-cycles>
    <meta:document-statistic meta:table-count="5" meta:cell-count="18023" meta:object-count="0"/>
  </office:meta>
</office:document-meta>
</file>